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9.81mm" svg:height="112.39mm" svg:x="722.1mm" svg:y="19.57mm">
            <loext:p draw:notify-on-update-of-ranges="Hoja1.B6:Hoja1.B29 Hoja1.C4:Hoja1.C5 Hoja1.C6:Hoja1.C29 Hoja1.D4:Hoja1.D5 Hoja1.D6:Hoja1.D29 Hoja1.E4:Hoja1.E5 Hoja1.E6:Hoja1.E29 Hoja1.F4:Hoja1.F5 Hoja1.F6:Hoja1.F29 Hoja1.G4:Hoja1.G5 Hoja1.G6:Hoja1.G29 Hoja1.H4:Hoja1.H5 Hoja1.H6:Hoja1.H29 Hoja1.I4:Hoja1.I5 Hoja1.I6:Hoja1.I29 Hoja1.J4:Hoja1.J5 Hoja1.J6:Hoja1.J29 Hoja1.K4:Hoja1.K5 Hoja1.K6:Hoja1.K29 Hoja1.L4:Hoja1.L5 Hoja1.L6:Hoja1.L29 Hoja1.M4:Hoja1.M5 Hoja1.M6:Hoja1.M29 Hoja1.N4:Hoja1.N5 Hoja1.N6:Hoja1.N29 Hoja1.O4:Hoja1.O5 Hoja1.O6:Hoja1.O29 Hoja1.P4:Hoja1.P5 Hoja1.P6:Hoja1.P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6mm" svg:height="110.39mm" svg:x="721.96mm" svg:y="139.98mm">
            <loext:p draw:notify-on-update-of-ranges="Hoja1.B34:Hoja1.B57 Hoja1.C32:Hoja1.C33 Hoja1.C34:Hoja1.C57 Hoja1.D32:Hoja1.D33 Hoja1.D34:Hoja1.D57 Hoja1.E32:Hoja1.E33 Hoja1.E34:Hoja1.E57 Hoja1.F32:Hoja1.F33 Hoja1.F34:Hoja1.F57 Hoja1.G32:Hoja1.G33 Hoja1.G34:Hoja1.G57 Hoja1.H32:Hoja1.H33 Hoja1.H34:Hoja1.H57 Hoja1.I32:Hoja1.I33 Hoja1.I34:Hoja1.I57 Hoja1.J32:Hoja1.J33 Hoja1.J34:Hoja1.J57 Hoja1.K32:Hoja1.K33 Hoja1.K34:Hoja1.K57 Hoja1.L32:Hoja1.L33 Hoja1.L34:Hoja1.L57 Hoja1.M32:Hoja1.M33 Hoja1.M34:Hoja1.M57 Hoja1.N32:Hoja1.N33 Hoja1.N34:Hoja1.N57 Hoja1.O32:Hoja1.O33 Hoja1.O34:Hoja1.O57 Hoja1.P32:Hoja1.P33 Hoja1.P34:Hoja1.P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6.69mm" svg:height="110.64mm" svg:x="715.86mm" svg:y="269.19mm">
            <loext:p draw:notify-on-update-of-ranges="Hoja1.B62:Hoja1.B85 Hoja1.C60:Hoja1.C61 Hoja1.C62:Hoja1.C85 Hoja1.D60:Hoja1.D61 Hoja1.D62:Hoja1.D85 Hoja1.E60:Hoja1.E61 Hoja1.E62:Hoja1.E85 Hoja1.F60:Hoja1.F61 Hoja1.F62:Hoja1.F85 Hoja1.G60:Hoja1.G61 Hoja1.G62:Hoja1.G85 Hoja1.H60:Hoja1.H61 Hoja1.H62:Hoja1.H85 Hoja1.I60:Hoja1.I61 Hoja1.I62:Hoja1.I85 Hoja1.J60:Hoja1.J61 Hoja1.J62:Hoja1.J85 Hoja1.K60:Hoja1.K61 Hoja1.K62:Hoja1.K85 Hoja1.L60:Hoja1.L61 Hoja1.L62:Hoja1.L85 Hoja1.M60:Hoja1.M61 Hoja1.M62:Hoja1.M85 Hoja1.N60:Hoja1.N61 Hoja1.N62:Hoja1.N85 Hoja1.O60:Hoja1.O61 Hoja1.O62:Hoja1.O85 Hoja1.P60:Hoja1.P61 Hoja1.P62:Hoja1.P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8.84mm" svg:height="111.84mm" svg:x="719.96mm" svg:y="405.63mm">
            <loext:p draw:notify-on-update-of-ranges="Hoja1.B93:Hoja1.B116 Hoja1.C91:Hoja1.C92 Hoja1.C93:Hoja1.C116 Hoja1.D91:Hoja1.D92 Hoja1.D93:Hoja1.D116 Hoja1.E91:Hoja1.E92 Hoja1.E93:Hoja1.E116 Hoja1.F91:Hoja1.F92 Hoja1.F93:Hoja1.F116 Hoja1.G91:Hoja1.G92 Hoja1.G93:Hoja1.G116 Hoja1.H91:Hoja1.H92 Hoja1.H93:Hoja1.H116 Hoja1.I91:Hoja1.I92 Hoja1.I93:Hoja1.I116 Hoja1.J91:Hoja1.J92 Hoja1.J93:Hoja1.J116 Hoja1.K91:Hoja1.K92 Hoja1.K93:Hoja1.K116 Hoja1.L91:Hoja1.L92 Hoja1.L93:Hoja1.L116 Hoja1.M91:Hoja1.M92 Hoja1.M93:Hoja1.M116 Hoja1.N91:Hoja1.N92 Hoja1.N93:Hoja1.N116 Hoja1.O91:Hoja1.O92 Hoja1.O93:Hoja1.O116 Hoja1.P91:Hoja1.P92 Hoja1.P93:Hoja1.P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2.71mm" svg:height="120.97mm" svg:x="515.18mm" svg:y="14.04mm">
            <loext:p draw:notify-on-update-of-ranges="Hoja1.B28:Hoja1.B28 Hoja1.C28:Hoja1.P28 Hoja1.B29:Hoja1.B29 Hoja1.C29:Hoja1.P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4.97mm" svg:height="115.26mm" svg:x="513.92mm" svg:y="140.74mm">
            <loext:p draw:notify-on-update-of-ranges="Hoja1.B56:Hoja1.B56 Hoja1.C56:Hoja1.P56 Hoja1.B57:Hoja1.B57 Hoja1.C57:Hoja1.P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3.83mm" svg:height="114.65mm" svg:x="507.3mm" svg:y="268.24mm">
            <loext:p draw:notify-on-update-of-ranges="Hoja1.B84:Hoja1.B84 Hoja1.C84:Hoja1.P84 Hoja1.B85:Hoja1.B85 Hoja1.C85:Hoja1.P8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04.82mm" svg:height="115.21mm" svg:x="509.55mm" svg:y="409.24mm">
            <loext:p draw:notify-on-update-of-ranges="Hoja1.B115:Hoja1.B115 Hoja1.C115:Hoja1.P115 Hoja1.B116:Hoja1.B116 Hoja1.C116:Hoja1.P1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MAPE</text:p>
          </table:table-cell>
          <table:covered-table-cell table:style-name="ce2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0716465925066645" calcext:value-type="float">
            <text:p>0.007164659250666</text:p>
          </table:table-cell>
          <table:table-cell office:value-type="float" office:value="0.0132820654408726" calcext:value-type="float">
            <text:p>0.013282065440873</text:p>
          </table:table-cell>
          <table:table-cell office:value-type="float" office:value="0.0316917661189295" calcext:value-type="float">
            <text:p>0.03169176611893</text:p>
          </table:table-cell>
          <table:table-cell office:value-type="float" office:value="0.00616083490961517" calcext:value-type="float">
            <text:p>0.006160834909615</text:p>
          </table:table-cell>
          <table:table-cell office:value-type="float" office:value="0.011240251621985" calcext:value-type="float">
            <text:p>0.011240251621985</text:p>
          </table:table-cell>
          <table:table-cell office:value-type="float" office:value="0.0605934985064576" calcext:value-type="float">
            <text:p>0.060593498506458</text:p>
          </table:table-cell>
          <table:table-cell office:value-type="float" office:value="0.0115723717030895" calcext:value-type="float">
            <text:p>0.01157237170309</text:p>
          </table:table-cell>
          <table:table-cell office:value-type="float" office:value="0.0122653913032728" calcext:value-type="float">
            <text:p>0.012265391303273</text:p>
          </table:table-cell>
          <table:table-cell office:value-type="float" office:value="0.00566671304458521" calcext:value-type="float">
            <text:p>0.005666713044585</text:p>
          </table:table-cell>
          <table:table-cell office:value-type="float" office:value="0.00345979829393898" calcext:value-type="float">
            <text:p>0.003459798293939</text:p>
          </table:table-cell>
          <table:table-cell office:value-type="float" office:value="0.00330217980409841" calcext:value-type="float">
            <text:p>0.003302179804098</text:p>
          </table:table-cell>
          <table:table-cell office:value-type="float" office:value="0.00827609793618912" calcext:value-type="float">
            <text:p>0.008276097936189</text:p>
          </table:table-cell>
          <table:table-cell office:value-type="float" office:value="0.0331583199189416" calcext:value-type="float">
            <text:p>0.033158319918942</text:p>
          </table:table-cell>
          <table:table-cell office:value-type="float" office:value="0.0414154839512532" calcext:value-type="float">
            <text:p>0.041415483951253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00932468147728456" calcext:value-type="float">
            <text:p>0.009324681477285</text:p>
          </table:table-cell>
          <table:table-cell office:value-type="float" office:value="0.0180769592601026" calcext:value-type="float">
            <text:p>0.018076959260103</text:p>
          </table:table-cell>
          <table:table-cell office:value-type="float" office:value="0.0105643749925163" calcext:value-type="float">
            <text:p>0.010564374992516</text:p>
          </table:table-cell>
          <table:table-cell office:value-type="float" office:value="0.00848664665341734" calcext:value-type="float">
            <text:p>0.008486646653417</text:p>
          </table:table-cell>
          <table:table-cell office:value-type="float" office:value="0.0299290918445039" calcext:value-type="float">
            <text:p>0.029929091844504</text:p>
          </table:table-cell>
          <table:table-cell office:value-type="float" office:value="0.0169203797973732" calcext:value-type="float">
            <text:p>0.016920379797373</text:p>
          </table:table-cell>
          <table:table-cell office:value-type="float" office:value="0.0422734695094195" calcext:value-type="float">
            <text:p>0.04227346950942</text:p>
          </table:table-cell>
          <table:table-cell office:value-type="float" office:value="0.0200050937479663" calcext:value-type="float">
            <text:p>0.020005093747966</text:p>
          </table:table-cell>
          <table:table-cell office:value-type="float" office:value="0.0062720378819313" calcext:value-type="float">
            <text:p>0.006272037881931</text:p>
          </table:table-cell>
          <table:table-cell office:value-type="float" office:value="0.0123536678119194" calcext:value-type="float">
            <text:p>0.01235366781192</text:p>
          </table:table-cell>
          <table:table-cell office:value-type="float" office:value="0.00750373219161507" calcext:value-type="float">
            <text:p>0.007503732191615</text:p>
          </table:table-cell>
          <table:table-cell office:value-type="float" office:value="0.00558633626802568" calcext:value-type="float">
            <text:p>0.005586336268026</text:p>
          </table:table-cell>
          <table:table-cell office:value-type="float" office:value="0.0630392658187326" calcext:value-type="float">
            <text:p>0.063039265818733</text:p>
          </table:table-cell>
          <table:table-cell office:value-type="float" office:value="0.0166602023571168" calcext:value-type="float">
            <text:p>0.016660202357117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016047236980531" calcext:value-type="float">
            <text:p>0.016047236980531</text:p>
          </table:table-cell>
          <table:table-cell office:value-type="float" office:value="0.016928365431878" calcext:value-type="float">
            <text:p>0.016928365431878</text:p>
          </table:table-cell>
          <table:table-cell office:value-type="float" office:value="0.027402061789672" calcext:value-type="float">
            <text:p>0.027402061789672</text:p>
          </table:table-cell>
          <table:table-cell office:value-type="float" office:value="0.0141205284970086" calcext:value-type="float">
            <text:p>0.014120528497009</text:p>
          </table:table-cell>
          <table:table-cell office:value-type="float" office:value="0.0268476839507461" calcext:value-type="float">
            <text:p>0.026847683950746</text:p>
          </table:table-cell>
          <table:table-cell office:value-type="float" office:value="0.0357400720388201" calcext:value-type="float">
            <text:p>0.03574007203882</text:p>
          </table:table-cell>
          <table:table-cell office:value-type="float" office:value="4.99353847756277" calcext:value-type="float">
            <text:p>4.99353847756277</text:p>
          </table:table-cell>
          <table:table-cell office:value-type="float" office:value="0.0424789629392557" calcext:value-type="float">
            <text:p>0.042478962939256</text:p>
          </table:table-cell>
          <table:table-cell office:value-type="float" office:value="0.0133700537029233" calcext:value-type="float">
            <text:p>0.013370053702923</text:p>
          </table:table-cell>
          <table:table-cell office:value-type="float" office:value="0.0105752645276479" calcext:value-type="float">
            <text:p>0.010575264527648</text:p>
          </table:table-cell>
          <table:table-cell office:value-type="float" office:value="0.0110063240752976" calcext:value-type="float">
            <text:p>0.011006324075298</text:p>
          </table:table-cell>
          <table:table-cell office:value-type="float" office:value="0.0083617390940627" calcext:value-type="float">
            <text:p>0.008361739094063</text:p>
          </table:table-cell>
          <table:table-cell office:value-type="float" office:value="0.0268365242551445" calcext:value-type="float">
            <text:p>0.026836524255145</text:p>
          </table:table-cell>
          <table:table-cell office:value-type="float" office:value="0.0275746886149235" calcext:value-type="float">
            <text:p>0.027574688614924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0133812385792456" calcext:value-type="float">
            <text:p>0.013381238579246</text:p>
          </table:table-cell>
          <table:table-cell office:value-type="float" office:value="0.0151945924148987" calcext:value-type="float">
            <text:p>0.015194592414899</text:p>
          </table:table-cell>
          <table:table-cell office:value-type="float" office:value="0.0141434630728973" calcext:value-type="float">
            <text:p>0.014143463072897</text:p>
          </table:table-cell>
          <table:table-cell office:value-type="float" office:value="0.0139523360410789" calcext:value-type="float">
            <text:p>0.013952336041079</text:p>
          </table:table-cell>
          <table:table-cell office:value-type="float" office:value="0.0594280357412033" calcext:value-type="float">
            <text:p>0.059428035741203</text:p>
          </table:table-cell>
          <table:table-cell office:value-type="float" office:value="0.0626281332698303" calcext:value-type="float">
            <text:p>0.06262813326983</text:p>
          </table:table-cell>
          <table:table-cell office:value-type="float" office:value="0.0775427615227786" calcext:value-type="float">
            <text:p>0.077542761522779</text:p>
          </table:table-cell>
          <table:table-cell office:value-type="float" office:value="0.0796206760560228" calcext:value-type="float">
            <text:p>0.079620676056023</text:p>
          </table:table-cell>
          <table:table-cell office:value-type="float" office:value="0.00892754878118403" calcext:value-type="float">
            <text:p>0.008927548781184</text:p>
          </table:table-cell>
          <table:table-cell office:value-type="float" office:value="0.0095759926044429" calcext:value-type="float">
            <text:p>0.009575992604443</text:p>
          </table:table-cell>
          <table:table-cell office:value-type="float" office:value="0.00954737605315209" calcext:value-type="float">
            <text:p>0.009547376053152</text:p>
          </table:table-cell>
          <table:table-cell office:value-type="float" office:value="0.00921001714731255" calcext:value-type="float">
            <text:p>0.009210017147313</text:p>
          </table:table-cell>
          <table:table-cell office:value-type="float" office:value="0.0643865703768771" calcext:value-type="float">
            <text:p>0.064386570376877</text:p>
          </table:table-cell>
          <table:table-cell office:value-type="float" office:value="0.111835337093689" calcext:value-type="float">
            <text:p>0.111835337093689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0156369168069094" calcext:value-type="float">
            <text:p>0.01563691680691</text:p>
          </table:table-cell>
          <table:table-cell office:value-type="float" office:value="0.0140162003526168" calcext:value-type="float">
            <text:p>0.014016200352617</text:p>
          </table:table-cell>
          <table:table-cell office:value-type="float" office:value="0.0166365318010668" calcext:value-type="float">
            <text:p>0.016636531801067</text:p>
          </table:table-cell>
          <table:table-cell office:value-type="float" office:value="0.0143963693276636" calcext:value-type="float">
            <text:p>0.014396369327664</text:p>
          </table:table-cell>
          <table:table-cell office:value-type="float" office:value="0.0557896563877796" calcext:value-type="float">
            <text:p>0.05578965638778</text:p>
          </table:table-cell>
          <table:table-cell office:value-type="float" office:value="0.0240567850802179" calcext:value-type="float">
            <text:p>0.024056785080218</text:p>
          </table:table-cell>
          <table:table-cell office:value-type="float" office:value="0.0381923533336592" calcext:value-type="float">
            <text:p>0.038192353333659</text:p>
          </table:table-cell>
          <table:table-cell office:value-type="float" office:value="0.0371314913540738" calcext:value-type="float">
            <text:p>0.037131491354074</text:p>
          </table:table-cell>
          <table:table-cell office:value-type="float" office:value="0.0152631145525573" calcext:value-type="float">
            <text:p>0.015263114552557</text:p>
          </table:table-cell>
          <table:table-cell office:value-type="float" office:value="0.0161084769227267" calcext:value-type="float">
            <text:p>0.016108476922727</text:p>
          </table:table-cell>
          <table:table-cell office:value-type="float" office:value="0.0134203361289612" calcext:value-type="float">
            <text:p>0.013420336128961</text:p>
          </table:table-cell>
          <table:table-cell office:value-type="float" office:value="0.0129477241877531" calcext:value-type="float">
            <text:p>0.012947724187753</text:p>
          </table:table-cell>
          <table:table-cell office:value-type="float" office:value="0.0454061174494536" calcext:value-type="float">
            <text:p>0.045406117449454</text:p>
          </table:table-cell>
          <table:table-cell office:value-type="float" office:value="0.0269460554175041" calcext:value-type="float">
            <text:p>0.026946055417504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0240286962906052" calcext:value-type="float">
            <text:p>0.002402869629061</text:p>
          </table:table-cell>
          <table:table-cell office:value-type="float" office:value="0.00241892585009605" calcext:value-type="float">
            <text:p>0.002418925850096</text:p>
          </table:table-cell>
          <table:table-cell office:value-type="float" office:value="0.00188709845087589" calcext:value-type="float">
            <text:p>0.001887098450876</text:p>
          </table:table-cell>
          <table:table-cell office:value-type="float" office:value="0.0018279276006813" calcext:value-type="float">
            <text:p>0.001827927600681</text:p>
          </table:table-cell>
          <table:table-cell office:value-type="float" office:value="0.00292352119388802" calcext:value-type="float">
            <text:p>0.002923521193888</text:p>
          </table:table-cell>
          <table:table-cell office:value-type="float" office:value="0.00377706709038909" calcext:value-type="float">
            <text:p>0.003777067090389</text:p>
          </table:table-cell>
          <table:table-cell office:value-type="float" office:value="0.0159518742107706" calcext:value-type="float">
            <text:p>0.015951874210771</text:p>
          </table:table-cell>
          <table:table-cell office:value-type="float" office:value="0.0212400437733216" calcext:value-type="float">
            <text:p>0.021240043773322</text:p>
          </table:table-cell>
          <table:table-cell office:value-type="float" office:value="0.00241264916387216" calcext:value-type="float">
            <text:p>0.002412649163872</text:p>
          </table:table-cell>
          <table:table-cell office:value-type="float" office:value="0.00178527558461431" calcext:value-type="float">
            <text:p>0.001785275584614</text:p>
          </table:table-cell>
          <table:table-cell office:value-type="float" office:value="0.00225824957523272" calcext:value-type="float">
            <text:p>0.002258249575233</text:p>
          </table:table-cell>
          <table:table-cell office:value-type="float" office:value="0.00203691643892878" calcext:value-type="float">
            <text:p>0.002036916438929</text:p>
          </table:table-cell>
          <table:table-cell office:value-type="float" office:value="0.00969176509782865" calcext:value-type="float">
            <text:p>0.009691765097829</text:p>
          </table:table-cell>
          <table:table-cell office:value-type="float" office:value="0.00507811688787882" calcext:value-type="float">
            <text:p>0.005078116887879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0137379924938926" calcext:value-type="float">
            <text:p>0.013737992493893</text:p>
          </table:table-cell>
          <table:table-cell office:value-type="float" office:value="0.0146800938773499" calcext:value-type="float">
            <text:p>0.01468009387735</text:p>
          </table:table-cell>
          <table:table-cell office:value-type="float" office:value="0.013376127636536" calcext:value-type="float">
            <text:p>0.013376127636536</text:p>
          </table:table-cell>
          <table:table-cell office:value-type="float" office:value="0.0143297851256409" calcext:value-type="float">
            <text:p>0.014329785125641</text:p>
          </table:table-cell>
          <table:table-cell office:value-type="float" office:value="0.0201154551547723" calcext:value-type="float">
            <text:p>0.020115455154772</text:p>
          </table:table-cell>
          <table:table-cell office:value-type="float" office:value="0.0311881650050267" calcext:value-type="float">
            <text:p>0.031188165005027</text:p>
          </table:table-cell>
          <table:table-cell office:value-type="float" office:value="0.0370808400979892" calcext:value-type="float">
            <text:p>0.037080840097989</text:p>
          </table:table-cell>
          <table:table-cell office:value-type="float" office:value="0.0447154483803021" calcext:value-type="float">
            <text:p>0.044715448380302</text:p>
          </table:table-cell>
          <table:table-cell office:value-type="float" office:value="0.0103694080604066" calcext:value-type="float">
            <text:p>0.010369408060407</text:p>
          </table:table-cell>
          <table:table-cell office:value-type="float" office:value="0.0100384948584044" calcext:value-type="float">
            <text:p>0.010038494858405</text:p>
          </table:table-cell>
          <table:table-cell office:value-type="float" office:value="0.0133062794254311" calcext:value-type="float">
            <text:p>0.013306279425431</text:p>
          </table:table-cell>
          <table:table-cell office:value-type="float" office:value="0.00830784184245885" calcext:value-type="float">
            <text:p>0.008307841842459</text:p>
          </table:table-cell>
          <table:table-cell office:value-type="float" office:value="0.0304984077395246" calcext:value-type="float">
            <text:p>0.030498407739525</text:p>
          </table:table-cell>
          <table:table-cell office:value-type="float" office:value="0.0258971061296206" calcext:value-type="float">
            <text:p>0.025897106129621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0165502603253538" calcext:value-type="float">
            <text:p>0.016550260325354</text:p>
          </table:table-cell>
          <table:table-cell office:value-type="float" office:value="0.0163703230202515" calcext:value-type="float">
            <text:p>0.016370323020252</text:p>
          </table:table-cell>
          <table:table-cell office:value-type="float" office:value="0.0205742118130644" calcext:value-type="float">
            <text:p>0.020574211813065</text:p>
          </table:table-cell>
          <table:table-cell office:value-type="float" office:value="0.0165395267788441" calcext:value-type="float">
            <text:p>0.016539526778844</text:p>
          </table:table-cell>
          <table:table-cell office:value-type="float" office:value="0.023207280232834" calcext:value-type="float">
            <text:p>0.023207280232834</text:p>
          </table:table-cell>
          <table:table-cell office:value-type="float" office:value="0.0302737659236682" calcext:value-type="float">
            <text:p>0.030273765923668</text:p>
          </table:table-cell>
          <table:table-cell office:value-type="float" office:value="0.0312495075778573" calcext:value-type="float">
            <text:p>0.031249507577857</text:p>
          </table:table-cell>
          <table:table-cell office:value-type="float" office:value="0.0236157780648953" calcext:value-type="float">
            <text:p>0.023615778064895</text:p>
          </table:table-cell>
          <table:table-cell office:value-type="float" office:value="0.0126569260717146" calcext:value-type="float">
            <text:p>0.012656926071715</text:p>
          </table:table-cell>
          <table:table-cell office:value-type="float" office:value="0.0122820435742534" calcext:value-type="float">
            <text:p>0.012282043574254</text:p>
          </table:table-cell>
          <table:table-cell office:value-type="float" office:value="0.00912668658689595" calcext:value-type="float">
            <text:p>0.009126686586896</text:p>
          </table:table-cell>
          <table:table-cell office:value-type="float" office:value="0.0125347905606772" calcext:value-type="float">
            <text:p>0.012534790560677</text:p>
          </table:table-cell>
          <table:table-cell office:value-type="float" office:value="0.0418427090285998" calcext:value-type="float">
            <text:p>0.0418427090286</text:p>
          </table:table-cell>
          <table:table-cell office:value-type="float" office:value="0.045534697886818" calcext:value-type="float">
            <text:p>0.045534697886818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00428809566172855" calcext:value-type="float">
            <text:p>0.004288095661729</text:p>
          </table:table-cell>
          <table:table-cell office:value-type="float" office:value="0.00422724262755051" calcext:value-type="float">
            <text:p>0.004227242627551</text:p>
          </table:table-cell>
          <table:table-cell office:value-type="float" office:value="0.00455919768220361" calcext:value-type="float">
            <text:p>0.004559197682204</text:p>
          </table:table-cell>
          <table:table-cell office:value-type="float" office:value="0.00458071996628948" calcext:value-type="float">
            <text:p>0.004580719966289</text:p>
          </table:table-cell>
          <table:table-cell office:value-type="float" office:value="0.0218369789957564" calcext:value-type="float">
            <text:p>0.021836978995756</text:p>
          </table:table-cell>
          <table:table-cell office:value-type="float" office:value="0.051253671248752" calcext:value-type="float">
            <text:p>0.051253671248752</text:p>
          </table:table-cell>
          <table:table-cell office:value-type="float" office:value="0.101560931864492" calcext:value-type="float">
            <text:p>0.101560931864492</text:p>
          </table:table-cell>
          <table:table-cell office:value-type="float" office:value="0.0382409764985078" calcext:value-type="float">
            <text:p>0.038240976498508</text:p>
          </table:table-cell>
          <table:table-cell office:value-type="float" office:value="0.00240810821384197" calcext:value-type="float">
            <text:p>0.002408108213842</text:p>
          </table:table-cell>
          <table:table-cell office:value-type="float" office:value="0.00233525103870399" calcext:value-type="float">
            <text:p>0.002335251038704</text:p>
          </table:table-cell>
          <table:table-cell office:value-type="float" office:value="0.00222158983035617" calcext:value-type="float">
            <text:p>0.002221589830356</text:p>
          </table:table-cell>
          <table:table-cell office:value-type="float" office:value="0.00253461408042269" calcext:value-type="float">
            <text:p>0.002534614080423</text:p>
          </table:table-cell>
          <table:table-cell office:value-type="float" office:value="0.0138794822742677" calcext:value-type="float">
            <text:p>0.013879482274268</text:p>
          </table:table-cell>
          <table:table-cell office:value-type="float" office:value="0.0697225474669658" calcext:value-type="float">
            <text:p>0.069722547466966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0246362390949395" calcext:value-type="float">
            <text:p>0.02463623909494</text:p>
          </table:table-cell>
          <table:table-cell office:value-type="float" office:value="0.0227105794549742" calcext:value-type="float">
            <text:p>0.022710579454974</text:p>
          </table:table-cell>
          <table:table-cell office:value-type="float" office:value="0.0234949109010813" calcext:value-type="float">
            <text:p>0.023494910901081</text:p>
          </table:table-cell>
          <table:table-cell office:value-type="float" office:value="0.0244111945547475" calcext:value-type="float">
            <text:p>0.024411194554748</text:p>
          </table:table-cell>
          <table:table-cell office:value-type="float" office:value="0.154074102725421" calcext:value-type="float">
            <text:p>0.154074102725421</text:p>
          </table:table-cell>
          <table:table-cell office:value-type="float" office:value="0.150739276863496" calcext:value-type="float">
            <text:p>0.150739276863496</text:p>
          </table:table-cell>
          <table:table-cell office:value-type="float" office:value="0.275298880521433" calcext:value-type="float">
            <text:p>0.275298880521433</text:p>
          </table:table-cell>
          <table:table-cell office:value-type="float" office:value="0.194212567474822" calcext:value-type="float">
            <text:p>0.194212567474822</text:p>
          </table:table-cell>
          <table:table-cell office:value-type="float" office:value="0.0146215779630374" calcext:value-type="float">
            <text:p>0.014621577963037</text:p>
          </table:table-cell>
          <table:table-cell office:value-type="float" office:value="0.0161068919349108" calcext:value-type="float">
            <text:p>0.016106891934911</text:p>
          </table:table-cell>
          <table:table-cell office:value-type="float" office:value="0.0139229479240475" calcext:value-type="float">
            <text:p>0.013922947924048</text:p>
          </table:table-cell>
          <table:table-cell office:value-type="float" office:value="0.0137644215702338" calcext:value-type="float">
            <text:p>0.013764421570234</text:p>
          </table:table-cell>
          <table:table-cell office:value-type="float" office:value="0.139646475809273" calcext:value-type="float">
            <text:p>0.139646475809273</text:p>
          </table:table-cell>
          <table:table-cell office:value-type="float" office:value="0.158384001047697" calcext:value-type="float">
            <text:p>0.158384001047697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0185383627870643" calcext:value-type="float">
            <text:p>0.018538362787064</text:p>
          </table:table-cell>
          <table:table-cell office:value-type="float" office:value="0.0198251808979211" calcext:value-type="float">
            <text:p>0.019825180897921</text:p>
          </table:table-cell>
          <table:table-cell office:value-type="float" office:value="0.0191213182990064" calcext:value-type="float">
            <text:p>0.019121318299007</text:p>
          </table:table-cell>
          <table:table-cell office:value-type="float" office:value="0.0176797686153386" calcext:value-type="float">
            <text:p>0.017679768615339</text:p>
          </table:table-cell>
          <table:table-cell office:value-type="float" office:value="0.29109467537438" calcext:value-type="float">
            <text:p>0.29109467537438</text:p>
          </table:table-cell>
          <table:table-cell office:value-type="float" office:value="0.0406576411852701" calcext:value-type="float">
            <text:p>0.04065764118527</text:p>
          </table:table-cell>
          <table:table-cell office:value-type="float" office:value="0.0547464411690814" calcext:value-type="float">
            <text:p>0.054746441169081</text:p>
          </table:table-cell>
          <table:table-cell office:value-type="float" office:value="0.0675219491913788" calcext:value-type="float">
            <text:p>0.067521949191379</text:p>
          </table:table-cell>
          <table:table-cell office:value-type="float" office:value="0.012994693802937" calcext:value-type="float">
            <text:p>0.012994693802937</text:p>
          </table:table-cell>
          <table:table-cell office:value-type="float" office:value="0.013780571803972" calcext:value-type="float">
            <text:p>0.013780571803972</text:p>
          </table:table-cell>
          <table:table-cell office:value-type="float" office:value="0.0129761030507272" calcext:value-type="float">
            <text:p>0.012976103050727</text:p>
          </table:table-cell>
          <table:table-cell office:value-type="float" office:value="0.0143915573452042" calcext:value-type="float">
            <text:p>0.014391557345204</text:p>
          </table:table-cell>
          <table:table-cell office:value-type="float" office:value="0.124901127994943" calcext:value-type="float">
            <text:p>0.124901127994943</text:p>
          </table:table-cell>
          <table:table-cell office:value-type="float" office:value="0.186920630085911" calcext:value-type="float">
            <text:p>0.186920630085911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0112664015394004" calcext:value-type="float">
            <text:p>0.0112664015394</text:p>
          </table:table-cell>
          <table:table-cell office:value-type="float" office:value="0.0121229328284674" calcext:value-type="float">
            <text:p>0.012122932828467</text:p>
          </table:table-cell>
          <table:table-cell office:value-type="float" office:value="0.0111992237254036" calcext:value-type="float">
            <text:p>0.011199223725404</text:p>
          </table:table-cell>
          <table:table-cell office:value-type="float" office:value="0.0105721804479471" calcext:value-type="float">
            <text:p>0.010572180447947</text:p>
          </table:table-cell>
          <table:table-cell office:value-type="float" office:value="0.0237827240555034" calcext:value-type="float">
            <text:p>0.023782724055503</text:p>
          </table:table-cell>
          <table:table-cell office:value-type="float" office:value="0.0259708771122882" calcext:value-type="float">
            <text:p>0.025970877112288</text:p>
          </table:table-cell>
          <table:table-cell office:value-type="float" office:value="0.0256480475185524" calcext:value-type="float">
            <text:p>0.025648047518552</text:p>
          </table:table-cell>
          <table:table-cell office:value-type="float" office:value="0.0232955417375341" calcext:value-type="float">
            <text:p>0.023295541737534</text:p>
          </table:table-cell>
          <table:table-cell office:value-type="float" office:value="0.00684693999650359" calcext:value-type="float">
            <text:p>0.006846939996504</text:p>
          </table:table-cell>
          <table:table-cell office:value-type="float" office:value="0.00656006811229764" calcext:value-type="float">
            <text:p>0.006560068112298</text:p>
          </table:table-cell>
          <table:table-cell office:value-type="float" office:value="0.00601167091935129" calcext:value-type="float">
            <text:p>0.006011670919351</text:p>
          </table:table-cell>
          <table:table-cell office:value-type="float" office:value="0.00607856278453926" calcext:value-type="float">
            <text:p>0.006078562784539</text:p>
          </table:table-cell>
          <table:table-cell office:value-type="float" office:value="0.0251361797312365" calcext:value-type="float">
            <text:p>0.025136179731237</text:p>
          </table:table-cell>
          <table:table-cell office:value-type="float" office:value="0.0246792488623307" calcext:value-type="float">
            <text:p>0.024679248862331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0105543736363828" calcext:value-type="float">
            <text:p>0.010554373636383</text:p>
          </table:table-cell>
          <table:table-cell office:value-type="float" office:value="0.0108026777691849" calcext:value-type="float">
            <text:p>0.010802677769185</text:p>
          </table:table-cell>
          <table:table-cell office:value-type="float" office:value="0.0100607901987722" calcext:value-type="float">
            <text:p>0.010060790198772</text:p>
          </table:table-cell>
          <table:table-cell office:value-type="float" office:value="0.0108650125385192" calcext:value-type="float">
            <text:p>0.010865012538519</text:p>
          </table:table-cell>
          <table:table-cell office:value-type="float" office:value="0.0327991101722345" calcext:value-type="float">
            <text:p>0.032799110172235</text:p>
          </table:table-cell>
          <table:table-cell office:value-type="float" office:value="0.0367465619815713" calcext:value-type="float">
            <text:p>0.036746561981571</text:p>
          </table:table-cell>
          <table:table-cell office:value-type="float" office:value="0.0422240667690589" calcext:value-type="float">
            <text:p>0.042224066769059</text:p>
          </table:table-cell>
          <table:table-cell office:value-type="float" office:value="0.0425421463338531" calcext:value-type="float">
            <text:p>0.042542146333853</text:p>
          </table:table-cell>
          <table:table-cell office:value-type="float" office:value="0.00741456370342128" calcext:value-type="float">
            <text:p>0.007414563703421</text:p>
          </table:table-cell>
          <table:table-cell office:value-type="float" office:value="0.00763254935311003" calcext:value-type="float">
            <text:p>0.00763254935311</text:p>
          </table:table-cell>
          <table:table-cell office:value-type="float" office:value="0.00699980674786165" calcext:value-type="float">
            <text:p>0.006999806747862</text:p>
          </table:table-cell>
          <table:table-cell office:value-type="float" office:value="0.00736839303246576" calcext:value-type="float">
            <text:p>0.007368393032466</text:p>
          </table:table-cell>
          <table:table-cell office:value-type="float" office:value="0.0393107535276828" calcext:value-type="float">
            <text:p>0.039310753527683</text:p>
          </table:table-cell>
          <table:table-cell office:value-type="float" office:value="0.0395686925565182" calcext:value-type="float">
            <text:p>0.039568692556518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0373101829630653" calcext:value-type="float">
            <text:p>0.003731018296307</text:p>
          </table:table-cell>
          <table:table-cell office:value-type="float" office:value="0.00369650727315311" calcext:value-type="float">
            <text:p>0.003696507273153</text:p>
          </table:table-cell>
          <table:table-cell office:value-type="float" office:value="0.00372124395877872" calcext:value-type="float">
            <text:p>0.003721243958779</text:p>
          </table:table-cell>
          <table:table-cell office:value-type="float" office:value="0.00384811104902516" calcext:value-type="float">
            <text:p>0.003848111049025</text:p>
          </table:table-cell>
          <table:table-cell office:value-type="float" office:value="0.00926691969297753" calcext:value-type="float">
            <text:p>0.009266919692978</text:p>
          </table:table-cell>
          <table:table-cell office:value-type="float" office:value="0.013605856333871" calcext:value-type="float">
            <text:p>0.013605856333871</text:p>
          </table:table-cell>
          <table:table-cell office:value-type="float" office:value="0.044740147520123" calcext:value-type="float">
            <text:p>0.044740147520123</text:p>
          </table:table-cell>
          <table:table-cell office:value-type="float" office:value="0.0457677109069006" calcext:value-type="float">
            <text:p>0.045767710906901</text:p>
          </table:table-cell>
          <table:table-cell office:value-type="float" office:value="0.00431209799770219" calcext:value-type="float">
            <text:p>0.004312097997702</text:p>
          </table:table-cell>
          <table:table-cell office:value-type="float" office:value="0.00349152137159708" calcext:value-type="float">
            <text:p>0.003491521371597</text:p>
          </table:table-cell>
          <table:table-cell office:value-type="float" office:value="0.00418078753671835" calcext:value-type="float">
            <text:p>0.004180787536718</text:p>
          </table:table-cell>
          <table:table-cell office:value-type="float" office:value="0.00400491312218438" calcext:value-type="float">
            <text:p>0.004004913122184</text:p>
          </table:table-cell>
          <table:table-cell office:value-type="float" office:value="0.0101918336674151" calcext:value-type="float">
            <text:p>0.010191833667415</text:p>
          </table:table-cell>
          <table:table-cell office:value-type="float" office:value="0.011052849368635" calcext:value-type="float">
            <text:p>0.011052849368635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0111491662414057" calcext:value-type="float">
            <text:p>0.011149166241406</text:p>
          </table:table-cell>
          <table:table-cell office:value-type="float" office:value="0.00994154903514373" calcext:value-type="float">
            <text:p>0.009941549035144</text:p>
          </table:table-cell>
          <table:table-cell office:value-type="float" office:value="0.0106688377332958" calcext:value-type="float">
            <text:p>0.010668837733296</text:p>
          </table:table-cell>
          <table:table-cell office:value-type="float" office:value="0.00970141765342999" calcext:value-type="float">
            <text:p>0.00970141765343</text:p>
          </table:table-cell>
          <table:table-cell office:value-type="float" office:value="0.023470299667186" calcext:value-type="float">
            <text:p>0.023470299667186</text:p>
          </table:table-cell>
          <table:table-cell office:value-type="float" office:value="0.0189624411787093" calcext:value-type="float">
            <text:p>0.018962441178709</text:p>
          </table:table-cell>
          <table:table-cell office:value-type="float" office:value="0.0275151015965907" calcext:value-type="float">
            <text:p>0.027515101596591</text:p>
          </table:table-cell>
          <table:table-cell office:value-type="float" office:value="0.0434106253430743" calcext:value-type="float">
            <text:p>0.043410625343074</text:p>
          </table:table-cell>
          <table:table-cell office:value-type="float" office:value="0.00687974233999484" calcext:value-type="float">
            <text:p>0.006879742339995</text:p>
          </table:table-cell>
          <table:table-cell office:value-type="float" office:value="0.00616760579159092" calcext:value-type="float">
            <text:p>0.006167605791591</text:p>
          </table:table-cell>
          <table:table-cell office:value-type="float" office:value="0.00587383197632699" calcext:value-type="float">
            <text:p>0.005873831976327</text:p>
          </table:table-cell>
          <table:table-cell office:value-type="float" office:value="0.00613509721863247" calcext:value-type="float">
            <text:p>0.006135097218632</text:p>
          </table:table-cell>
          <table:table-cell office:value-type="float" office:value="0.0314437604456203" calcext:value-type="float">
            <text:p>0.03144376044562</text:p>
          </table:table-cell>
          <table:table-cell office:value-type="float" office:value="0.0274480270363037" calcext:value-type="float">
            <text:p>0.027448027036304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0382372773398443" calcext:value-type="float">
            <text:p>0.003823727733984</text:p>
          </table:table-cell>
          <table:table-cell office:value-type="float" office:value="0.00371371852197158" calcext:value-type="float">
            <text:p>0.003713718521972</text:p>
          </table:table-cell>
          <table:table-cell office:value-type="float" office:value="0.003348125159153" calcext:value-type="float">
            <text:p>0.003348125159153</text:p>
          </table:table-cell>
          <table:table-cell office:value-type="float" office:value="0.00320923134762519" calcext:value-type="float">
            <text:p>0.003209231347625</text:p>
          </table:table-cell>
          <table:table-cell office:value-type="float" office:value="0.0142368856822824" calcext:value-type="float">
            <text:p>0.014236885682282</text:p>
          </table:table-cell>
          <table:table-cell office:value-type="float" office:value="0.00731377718518827" calcext:value-type="float">
            <text:p>0.007313777185188</text:p>
          </table:table-cell>
          <table:table-cell office:value-type="float" office:value="0.0265567598939374" calcext:value-type="float">
            <text:p>0.026556759893937</text:p>
          </table:table-cell>
          <table:table-cell office:value-type="float" office:value="0.0290864028180072" calcext:value-type="float">
            <text:p>0.029086402818007</text:p>
          </table:table-cell>
          <table:table-cell office:value-type="float" office:value="0.00364164998682913" calcext:value-type="float">
            <text:p>0.003641649986829</text:p>
          </table:table-cell>
          <table:table-cell office:value-type="float" office:value="0.00369319999167399" calcext:value-type="float">
            <text:p>0.003693199991674</text:p>
          </table:table-cell>
          <table:table-cell office:value-type="float" office:value="0.00286475221634616" calcext:value-type="float">
            <text:p>0.002864752216346</text:p>
          </table:table-cell>
          <table:table-cell office:value-type="float" office:value="0.00388507917134548" calcext:value-type="float">
            <text:p>0.003885079171345</text:p>
          </table:table-cell>
          <table:table-cell office:value-type="float" office:value="0.0151951707687568" calcext:value-type="float">
            <text:p>0.015195170768757</text:p>
          </table:table-cell>
          <table:table-cell office:value-type="float" office:value="0.00673567041577191" calcext:value-type="float">
            <text:p>0.006735670415772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046031210320153" calcext:value-type="float">
            <text:p>0.004603121032015</text:p>
          </table:table-cell>
          <table:table-cell office:value-type="float" office:value="0.00625785962895692" calcext:value-type="float">
            <text:p>0.006257859628957</text:p>
          </table:table-cell>
          <table:table-cell office:value-type="float" office:value="0.00464748262437279" calcext:value-type="float">
            <text:p>0.004647482624373</text:p>
          </table:table-cell>
          <table:table-cell office:value-type="float" office:value="0.00446240161535025" calcext:value-type="float">
            <text:p>0.00446240161535</text:p>
          </table:table-cell>
          <table:table-cell office:value-type="float" office:value="0.0351288205869387" calcext:value-type="float">
            <text:p>0.035128820586939</text:p>
          </table:table-cell>
          <table:table-cell office:value-type="float" office:value="0.0100536814623343" calcext:value-type="float">
            <text:p>0.010053681462334</text:p>
          </table:table-cell>
          <table:table-cell office:value-type="float" office:value="0.0335686143698428" calcext:value-type="float">
            <text:p>0.033568614369843</text:p>
          </table:table-cell>
          <table:table-cell office:value-type="float" office:value="0.0353452336469605" calcext:value-type="float">
            <text:p>0.035345233646961</text:p>
          </table:table-cell>
          <table:table-cell office:value-type="float" office:value="0.00451982708963182" calcext:value-type="float">
            <text:p>0.004519827089632</text:p>
          </table:table-cell>
          <table:table-cell office:value-type="float" office:value="0.00541913885291705" calcext:value-type="float">
            <text:p>0.005419138852917</text:p>
          </table:table-cell>
          <table:table-cell office:value-type="float" office:value="0.00487332783681903" calcext:value-type="float">
            <text:p>0.004873327836819</text:p>
          </table:table-cell>
          <table:table-cell office:value-type="float" office:value="0.00444106911132293" calcext:value-type="float">
            <text:p>0.004441069111323</text:p>
          </table:table-cell>
          <table:table-cell office:value-type="float" office:value="0.0134273307928765" calcext:value-type="float">
            <text:p>0.013427330792877</text:p>
          </table:table-cell>
          <table:table-cell office:value-type="float" office:value="0.0143233855697029" calcext:value-type="float">
            <text:p>0.014323385569703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0301802098794962" calcext:value-type="float">
            <text:p>0.00301802098795</text:p>
          </table:table-cell>
          <table:table-cell office:value-type="float" office:value="0.00325424156855853" calcext:value-type="float">
            <text:p>0.003254241568559</text:p>
          </table:table-cell>
          <table:table-cell office:value-type="float" office:value="0.00318585177696995" calcext:value-type="float">
            <text:p>0.00318585177697</text:p>
          </table:table-cell>
          <table:table-cell office:value-type="float" office:value="0.00361603359180209" calcext:value-type="float">
            <text:p>0.003616033591802</text:p>
          </table:table-cell>
          <table:table-cell office:value-type="float" office:value="0.0233950633428511" calcext:value-type="float">
            <text:p>0.023395063342851</text:p>
          </table:table-cell>
          <table:table-cell office:value-type="float" office:value="0.0101349604169062" calcext:value-type="float">
            <text:p>0.010134960416906</text:p>
          </table:table-cell>
          <table:table-cell office:value-type="float" office:value="0.0265370488490364" calcext:value-type="float">
            <text:p>0.026537048849036</text:p>
          </table:table-cell>
          <table:table-cell office:value-type="float" office:value="0.0268953877236619" calcext:value-type="float">
            <text:p>0.026895387723662</text:p>
          </table:table-cell>
          <table:table-cell office:value-type="float" office:value="0.00302423141031327" calcext:value-type="float">
            <text:p>0.003024231410313</text:p>
          </table:table-cell>
          <table:table-cell office:value-type="float" office:value="0.00282398065742716" calcext:value-type="float">
            <text:p>0.002823980657427</text:p>
          </table:table-cell>
          <table:table-cell office:value-type="float" office:value="0.00295152571751759" calcext:value-type="float">
            <text:p>0.002951525717518</text:p>
          </table:table-cell>
          <table:table-cell office:value-type="float" office:value="0.00260571673562423" calcext:value-type="float">
            <text:p>0.002605716735624</text:p>
          </table:table-cell>
          <table:table-cell office:value-type="float" office:value="0.0153151219073311" calcext:value-type="float">
            <text:p>0.015315121907331</text:p>
          </table:table-cell>
          <table:table-cell office:value-type="float" office:value="0.0103925191601572" calcext:value-type="float">
            <text:p>0.010392519160157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0347522719313708" calcext:value-type="float">
            <text:p>0.003475227193137</text:p>
          </table:table-cell>
          <table:table-cell office:value-type="float" office:value="0.00397823639427084" calcext:value-type="float">
            <text:p>0.003978236394271</text:p>
          </table:table-cell>
          <table:table-cell office:value-type="float" office:value="0.00328116430079043" calcext:value-type="float">
            <text:p>0.00328116430079</text:p>
          </table:table-cell>
          <table:table-cell office:value-type="float" office:value="0.00404091261082889" calcext:value-type="float">
            <text:p>0.004040912610829</text:p>
          </table:table-cell>
          <table:table-cell office:value-type="float" office:value="0.0111026300534507" calcext:value-type="float">
            <text:p>0.011102630053451</text:p>
          </table:table-cell>
          <table:table-cell office:value-type="float" office:value="0.00780595239499919" calcext:value-type="float">
            <text:p>0.007805952394999</text:p>
          </table:table-cell>
          <table:table-cell office:value-type="float" office:value="0.0355181053212022" calcext:value-type="float">
            <text:p>0.035518105321202</text:p>
          </table:table-cell>
          <table:table-cell office:value-type="float" office:value="0.0250688137351047" calcext:value-type="float">
            <text:p>0.025068813735105</text:p>
          </table:table-cell>
          <table:table-cell office:value-type="float" office:value="0.00395954451037314" calcext:value-type="float">
            <text:p>0.003959544510373</text:p>
          </table:table-cell>
          <table:table-cell office:value-type="float" office:value="0.00410539117830554" calcext:value-type="float">
            <text:p>0.004105391178306</text:p>
          </table:table-cell>
          <table:table-cell office:value-type="float" office:value="0.00465850416946797" calcext:value-type="float">
            <text:p>0.004658504169468</text:p>
          </table:table-cell>
          <table:table-cell office:value-type="float" office:value="0.00391670651393406" calcext:value-type="float">
            <text:p>0.003916706513934</text:p>
          </table:table-cell>
          <table:table-cell office:value-type="float" office:value="0.0129793855710762" calcext:value-type="float">
            <text:p>0.012979385571076</text:p>
          </table:table-cell>
          <table:table-cell office:value-type="float" office:value="0.00664292730104777" calcext:value-type="float">
            <text:p>0.006642927301048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0355981759667588" calcext:value-type="float">
            <text:p>0.003559817596676</text:p>
          </table:table-cell>
          <table:table-cell office:value-type="float" office:value="0.00423166352714045" calcext:value-type="float">
            <text:p>0.00423166352714</text:p>
          </table:table-cell>
          <table:table-cell office:value-type="float" office:value="0.00349522972568224" calcext:value-type="float">
            <text:p>0.003495229725682</text:p>
          </table:table-cell>
          <table:table-cell office:value-type="float" office:value="0.00430572618882937" calcext:value-type="float">
            <text:p>0.004305726188829</text:p>
          </table:table-cell>
          <table:table-cell office:value-type="float" office:value="0.0101798445876352" calcext:value-type="float">
            <text:p>0.010179844587635</text:p>
          </table:table-cell>
          <table:table-cell office:value-type="float" office:value="0.0084655252627125" calcext:value-type="float">
            <text:p>0.008465525262713</text:p>
          </table:table-cell>
          <table:table-cell office:value-type="float" office:value="0.0254922476106869" calcext:value-type="float">
            <text:p>0.025492247610687</text:p>
          </table:table-cell>
          <table:table-cell office:value-type="float" office:value="0.0241734968100498" calcext:value-type="float">
            <text:p>0.02417349681005</text:p>
          </table:table-cell>
          <table:table-cell office:value-type="float" office:value="0.00385385597077301" calcext:value-type="float">
            <text:p>0.003853855970773</text:p>
          </table:table-cell>
          <table:table-cell office:value-type="float" office:value="0.00484548175139469" calcext:value-type="float">
            <text:p>0.004845481751395</text:p>
          </table:table-cell>
          <table:table-cell office:value-type="float" office:value="0.00393714497956049" calcext:value-type="float">
            <text:p>0.00393714497956</text:p>
          </table:table-cell>
          <table:table-cell office:value-type="float" office:value="0.00400163173681372" calcext:value-type="float">
            <text:p>0.004001631736814</text:p>
          </table:table-cell>
          <table:table-cell office:value-type="float" office:value="0.0148288826377643" calcext:value-type="float">
            <text:p>0.014828882637764</text:p>
          </table:table-cell>
          <table:table-cell office:value-type="float" office:value="0.007712986423145" calcext:value-type="float">
            <text:p>0.007712986423145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0152928909443315" calcext:value-type="float">
            <text:p>0.015292890944332</text:p>
          </table:table-cell>
          <table:table-cell office:value-type="float" office:value="0.016808043726304" calcext:value-type="float">
            <text:p>0.016808043726304</text:p>
          </table:table-cell>
          <table:table-cell office:value-type="float" office:value="0.0148144663848412" calcext:value-type="float">
            <text:p>0.014814466384841</text:p>
          </table:table-cell>
          <table:table-cell office:value-type="float" office:value="0.0118477914939475" calcext:value-type="float">
            <text:p>0.011847791493948</text:p>
          </table:table-cell>
          <table:table-cell office:value-type="float" office:value="0.0455277260082772" calcext:value-type="float">
            <text:p>0.045527726008277</text:p>
          </table:table-cell>
          <table:table-cell office:value-type="float" office:value="0.0261849961360641" calcext:value-type="float">
            <text:p>0.026184996136064</text:p>
          </table:table-cell>
          <table:table-cell office:value-type="float" office:value="0.0266156781908893" calcext:value-type="float">
            <text:p>0.026615678190889</text:p>
          </table:table-cell>
          <table:table-cell office:value-type="float" office:value="0.0267297630774033" calcext:value-type="float">
            <text:p>0.026729763077403</text:p>
          </table:table-cell>
          <table:table-cell office:value-type="float" office:value="0.0111960720097097" calcext:value-type="float">
            <text:p>0.01119607200971</text:p>
          </table:table-cell>
          <table:table-cell office:value-type="float" office:value="0.0122133790419049" calcext:value-type="float">
            <text:p>0.012213379041905</text:p>
          </table:table-cell>
          <table:table-cell office:value-type="float" office:value="0.00782942000662773" calcext:value-type="float">
            <text:p>0.007829420006628</text:p>
          </table:table-cell>
          <table:table-cell office:value-type="float" office:value="0.00924000236093167" calcext:value-type="float">
            <text:p>0.009240002360932</text:p>
          </table:table-cell>
          <table:table-cell office:value-type="float" office:value="0.0285148577436781" calcext:value-type="float">
            <text:p>0.028514857743678</text:p>
          </table:table-cell>
          <table:table-cell office:value-type="float" office:value="0.0218448440592418" calcext:value-type="float">
            <text:p>0.021844844059242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0195778896725584" calcext:value-type="float">
            <text:p>0.019577889672558</text:p>
          </table:table-cell>
          <table:table-cell office:value-type="float" office:value="0.00659835756984432" calcext:value-type="float">
            <text:p>0.006598357569844</text:p>
          </table:table-cell>
          <table:table-cell office:value-type="float" office:value="0.00630850169132988" calcext:value-type="float">
            <text:p>0.00630850169133</text:p>
          </table:table-cell>
          <table:table-cell office:value-type="float" office:value="0.00702830538429499" calcext:value-type="float">
            <text:p>0.007028305384295</text:p>
          </table:table-cell>
          <table:table-cell office:value-type="float" office:value="0.00863698536232442" calcext:value-type="float">
            <text:p>0.008636985362324</text:p>
          </table:table-cell>
          <table:table-cell office:value-type="float" office:value="0.00956983844072815" calcext:value-type="float">
            <text:p>0.009569838440728</text:p>
          </table:table-cell>
          <table:table-cell office:value-type="float" office:value="0.129976940278957" calcext:value-type="float">
            <text:p>0.129976940278957</text:p>
          </table:table-cell>
          <table:table-cell office:value-type="float" office:value="0.0577977446915492" calcext:value-type="float">
            <text:p>0.057797744691549</text:p>
          </table:table-cell>
          <table:table-cell office:value-type="float" office:value="0.0054134252625953" calcext:value-type="float">
            <text:p>0.005413425262595</text:p>
          </table:table-cell>
          <table:table-cell office:value-type="float" office:value="0.00524527165633601" calcext:value-type="float">
            <text:p>0.005245271656336</text:p>
          </table:table-cell>
          <table:table-cell office:value-type="float" office:value="0.00306815521214789" calcext:value-type="float">
            <text:p>0.003068155212148</text:p>
          </table:table-cell>
          <table:table-cell office:value-type="float" office:value="0.00341921999457978" calcext:value-type="float">
            <text:p>0.00341921999458</text:p>
          </table:table-cell>
          <table:table-cell office:value-type="float" office:value="0.00971442386545257" calcext:value-type="float">
            <text:p>0.009714423865453</text:p>
          </table:table-cell>
          <table:table-cell office:value-type="float" office:value="0.017837932220448" calcext:value-type="float">
            <text:p>0.017837932220448</text:p>
          </table:table-cell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:.C27])" office:value-type="float" office:value="0.0105345549073102" calcext:value-type="float">
            <text:p>0.01053455490731</text:p>
          </table:table-cell>
          <table:table-cell table:style-name="ce2" table:formula="of:=AVERAGE([.D6:.D27])" office:value-type="float" office:value="0.0108698325668867" calcext:value-type="float">
            <text:p>0.010869832566887</text:p>
          </table:table-cell>
          <table:table-cell table:style-name="ce2" table:formula="of:=AVERAGE([.E6:.E27])" office:value-type="float" office:value="0.0117355445380563" calcext:value-type="float">
            <text:p>0.011735544538056</text:p>
          </table:table-cell>
          <table:table-cell table:style-name="ce2" table:formula="of:=AVERAGE([.F6:.F27])" office:value-type="float" office:value="0.00954467099963296" calcext:value-type="float">
            <text:p>0.009544670999633</text:p>
          </table:table-cell>
          <table:table-cell table:style-name="ce2" table:formula="of:=AVERAGE([.G6:.G27])" office:value-type="float" office:value="0.0424551701106787" calcext:value-type="float">
            <text:p>0.042455170110679</text:p>
          </table:table-cell>
          <table:table-cell table:style-name="ce2" table:formula="of:=AVERAGE([.H6:.H27])" office:value-type="float" office:value="0.0310292238143034" calcext:value-type="float">
            <text:p>0.031029223814303</text:p>
          </table:table-cell>
          <table:table-cell table:style-name="ce2" table:formula="of:=AVERAGE([.I6:.I27])" office:value-type="float" office:value="0.278336393954192" calcext:value-type="float">
            <text:p>0.278336393954192</text:p>
          </table:table-cell>
          <table:table-cell table:style-name="ce2" table:formula="of:=AVERAGE([.J6:.J27])" office:value-type="float" office:value="0.0436891475276326" calcext:value-type="float">
            <text:p>0.043689147527633</text:p>
          </table:table-cell>
          <table:table-cell table:style-name="ce2" table:formula="of:=AVERAGE([.K6:.K27])" office:value-type="float" office:value="0.0075465809780381" calcext:value-type="float">
            <text:p>0.007546580978038</text:p>
          </table:table-cell>
          <table:table-cell table:style-name="ce2" table:formula="of:=AVERAGE([.L6:.L27])" office:value-type="float" office:value="0.00775451439609499" calcext:value-type="float">
            <text:p>0.007754514396095</text:p>
          </table:table-cell>
          <table:table-cell table:style-name="ce2" table:formula="of:=AVERAGE([.M6:.M27])" office:value-type="float" office:value="0.00690185145293455" calcext:value-type="float">
            <text:p>0.006901851452935</text:p>
          </table:table-cell>
          <table:table-cell table:style-name="ce2" table:formula="of:=AVERAGE([.N6:.N27])" office:value-type="float" office:value="0.00695674764789284" calcext:value-type="float">
            <text:p>0.006956747647893</text:p>
          </table:table-cell>
          <table:table-cell table:style-name="ce2" table:formula="of:=AVERAGE([.O6:.O27])" office:value-type="float" office:value="0.0367883848373853" calcext:value-type="float">
            <text:p>0.036788384837385</text:p>
          </table:table-cell>
          <table:table-cell table:style-name="ce2" table:formula="of:=AVERAGE([.P6:.P27])" office:value-type="float" office:value="0.0411003613596673" calcext:value-type="float">
            <text:p>0.04110036135966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uTheils</text:p>
          </table:table-cell>
          <table:covered-table-cell table:style-name="ce1"/>
          <table:covered-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246096407953972" calcext:value-type="float">
            <text:p>0.246096407953972</text:p>
          </table:table-cell>
          <table:table-cell office:value-type="float" office:value="0.280371329833551" calcext:value-type="float">
            <text:p>0.280371329833551</text:p>
          </table:table-cell>
          <table:table-cell office:value-type="float" office:value="0.456517447770991" calcext:value-type="float">
            <text:p>0.456517447770991</text:p>
          </table:table-cell>
          <table:table-cell office:value-type="float" office:value="0.27421680057259" calcext:value-type="float">
            <text:p>0.27421680057259</text:p>
          </table:table-cell>
          <table:table-cell office:value-type="float" office:value="0.243759900670147" calcext:value-type="float">
            <text:p>0.243759900670147</text:p>
          </table:table-cell>
          <table:table-cell office:value-type="float" office:value="0.540358697830526" calcext:value-type="float">
            <text:p>0.540358697830526</text:p>
          </table:table-cell>
          <table:table-cell office:value-type="float" office:value="0.25394663050102" calcext:value-type="float">
            <text:p>0.25394663050102</text:p>
          </table:table-cell>
          <table:table-cell office:value-type="float" office:value="0.282043830342602" calcext:value-type="float">
            <text:p>0.282043830342602</text:p>
          </table:table-cell>
          <table:table-cell office:value-type="float" office:value="0.2477473807724" calcext:value-type="float">
            <text:p>0.2477473807724</text:p>
          </table:table-cell>
          <table:table-cell office:value-type="float" office:value="0.256591026290168" calcext:value-type="float">
            <text:p>0.256591026290168</text:p>
          </table:table-cell>
          <table:table-cell office:value-type="float" office:value="0.200279788987693" calcext:value-type="float">
            <text:p>0.200279788987693</text:p>
          </table:table-cell>
          <table:table-cell office:value-type="float" office:value="0.34111044995525" calcext:value-type="float">
            <text:p>0.34111044995525</text:p>
          </table:table-cell>
          <table:table-cell office:value-type="float" office:value="0.390082184167725" calcext:value-type="float">
            <text:p>0.390082184167725</text:p>
          </table:table-cell>
          <table:table-cell office:value-type="float" office:value="0.445030253661827" calcext:value-type="float">
            <text:p>0.445030253661827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304490305843506" calcext:value-type="float">
            <text:p>0.304490305843506</text:p>
          </table:table-cell>
          <table:table-cell office:value-type="float" office:value="0.279064714725845" calcext:value-type="float">
            <text:p>0.279064714725845</text:p>
          </table:table-cell>
          <table:table-cell office:value-type="float" office:value="0.255903658435187" calcext:value-type="float">
            <text:p>0.255903658435187</text:p>
          </table:table-cell>
          <table:table-cell office:value-type="float" office:value="0.259928096216447" calcext:value-type="float">
            <text:p>0.259928096216447</text:p>
          </table:table-cell>
          <table:table-cell office:value-type="float" office:value="0.317013937294598" calcext:value-type="float">
            <text:p>0.317013937294598</text:p>
          </table:table-cell>
          <table:table-cell office:value-type="float" office:value="0.269697141764139" calcext:value-type="float">
            <text:p>0.269697141764139</text:p>
          </table:table-cell>
          <table:table-cell office:value-type="float" office:value="0.559158190251688" calcext:value-type="float">
            <text:p>0.559158190251688</text:p>
          </table:table-cell>
          <table:table-cell office:value-type="float" office:value="0.366881521957159" calcext:value-type="float">
            <text:p>0.366881521957159</text:p>
          </table:table-cell>
          <table:table-cell office:value-type="float" office:value="0.28075361820874" calcext:value-type="float">
            <text:p>0.28075361820874</text:p>
          </table:table-cell>
          <table:table-cell office:value-type="float" office:value="0.275050071455037" calcext:value-type="float">
            <text:p>0.275050071455037</text:p>
          </table:table-cell>
          <table:table-cell office:value-type="float" office:value="0.264495611784049" calcext:value-type="float">
            <text:p>0.264495611784049</text:p>
          </table:table-cell>
          <table:table-cell office:value-type="float" office:value="0.254588639962044" calcext:value-type="float">
            <text:p>0.254588639962044</text:p>
          </table:table-cell>
          <table:table-cell office:value-type="float" office:value="0.418328103028062" calcext:value-type="float">
            <text:p>0.418328103028062</text:p>
          </table:table-cell>
          <table:table-cell office:value-type="float" office:value="0.273170188914151" calcext:value-type="float">
            <text:p>0.273170188914151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249112712776266" calcext:value-type="float">
            <text:p>0.249112712776266</text:p>
          </table:table-cell>
          <table:table-cell office:value-type="float" office:value="0.259601059018055" calcext:value-type="float">
            <text:p>0.259601059018055</text:p>
          </table:table-cell>
          <table:table-cell office:value-type="float" office:value="0.266112246509412" calcext:value-type="float">
            <text:p>0.266112246509412</text:p>
          </table:table-cell>
          <table:table-cell office:value-type="float" office:value="0.250576868458089" calcext:value-type="float">
            <text:p>0.250576868458089</text:p>
          </table:table-cell>
          <table:table-cell office:value-type="float" office:value="0.330912352531239" calcext:value-type="float">
            <text:p>0.330912352531239</text:p>
          </table:table-cell>
          <table:table-cell office:value-type="float" office:value="0.333076989886562" calcext:value-type="float">
            <text:p>0.333076989886562</text:p>
          </table:table-cell>
          <table:table-cell office:value-type="float" office:value="0.990970565178098" calcext:value-type="float">
            <text:p>0.990970565178098</text:p>
          </table:table-cell>
          <table:table-cell office:value-type="float" office:value="0.552629381857415" calcext:value-type="float">
            <text:p>0.552629381857415</text:p>
          </table:table-cell>
          <table:table-cell office:value-type="float" office:value="0.244665034713249" calcext:value-type="float">
            <text:p>0.244665034713249</text:p>
          </table:table-cell>
          <table:table-cell office:value-type="float" office:value="0.244661956922253" calcext:value-type="float">
            <text:p>0.244661956922253</text:p>
          </table:table-cell>
          <table:table-cell office:value-type="float" office:value="0.233876975611409" calcext:value-type="float">
            <text:p>0.233876975611409</text:p>
          </table:table-cell>
          <table:table-cell office:value-type="float" office:value="0.242504131551711" calcext:value-type="float">
            <text:p>0.242504131551711</text:p>
          </table:table-cell>
          <table:table-cell office:value-type="float" office:value="0.328584997065426" calcext:value-type="float">
            <text:p>0.328584997065426</text:p>
          </table:table-cell>
          <table:table-cell office:value-type="float" office:value="0.338351585835906" calcext:value-type="float">
            <text:p>0.338351585835906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28183953667319" calcext:value-type="float">
            <text:p>0.28183953667319</text:p>
          </table:table-cell>
          <table:table-cell office:value-type="float" office:value="0.291544059088842" calcext:value-type="float">
            <text:p>0.291544059088842</text:p>
          </table:table-cell>
          <table:table-cell office:value-type="float" office:value="0.285473607897498" calcext:value-type="float">
            <text:p>0.285473607897498</text:p>
          </table:table-cell>
          <table:table-cell office:value-type="float" office:value="0.299401371810278" calcext:value-type="float">
            <text:p>0.299401371810278</text:p>
          </table:table-cell>
          <table:table-cell office:value-type="float" office:value="0.365751235523759" calcext:value-type="float">
            <text:p>0.365751235523759</text:p>
          </table:table-cell>
          <table:table-cell office:value-type="float" office:value="0.388288240200244" calcext:value-type="float">
            <text:p>0.388288240200244</text:p>
          </table:table-cell>
          <table:table-cell office:value-type="float" office:value="0.444836079320386" calcext:value-type="float">
            <text:p>0.444836079320386</text:p>
          </table:table-cell>
          <table:table-cell office:value-type="float" office:value="0.455406232318146" calcext:value-type="float">
            <text:p>0.455406232318146</text:p>
          </table:table-cell>
          <table:table-cell office:value-type="float" office:value="0.271110365954413" calcext:value-type="float">
            <text:p>0.271110365954413</text:p>
          </table:table-cell>
          <table:table-cell office:value-type="float" office:value="0.297139928004676" calcext:value-type="float">
            <text:p>0.297139928004676</text:p>
          </table:table-cell>
          <table:table-cell office:value-type="float" office:value="0.320376207228039" calcext:value-type="float">
            <text:p>0.320376207228039</text:p>
          </table:table-cell>
          <table:table-cell office:value-type="float" office:value="0.313350922929007" calcext:value-type="float">
            <text:p>0.313350922929007</text:p>
          </table:table-cell>
          <table:table-cell office:value-type="float" office:value="0.395947829202664" calcext:value-type="float">
            <text:p>0.395947829202664</text:p>
          </table:table-cell>
          <table:table-cell office:value-type="float" office:value="0.512419788953754" calcext:value-type="float">
            <text:p>0.512419788953754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25639957683328" calcext:value-type="float">
            <text:p>0.25639957683328</text:p>
          </table:table-cell>
          <table:table-cell office:value-type="float" office:value="0.240286861748959" calcext:value-type="float">
            <text:p>0.240286861748959</text:p>
          </table:table-cell>
          <table:table-cell office:value-type="float" office:value="0.252930359721745" calcext:value-type="float">
            <text:p>0.252930359721745</text:p>
          </table:table-cell>
          <table:table-cell office:value-type="float" office:value="0.278520194939446" calcext:value-type="float">
            <text:p>0.278520194939446</text:p>
          </table:table-cell>
          <table:table-cell office:value-type="float" office:value="0.386639631366972" calcext:value-type="float">
            <text:p>0.386639631366972</text:p>
          </table:table-cell>
          <table:table-cell office:value-type="float" office:value="0.408222527907985" calcext:value-type="float">
            <text:p>0.408222527907985</text:p>
          </table:table-cell>
          <table:table-cell office:value-type="float" office:value="0.525792849718783" calcext:value-type="float">
            <text:p>0.525792849718783</text:p>
          </table:table-cell>
          <table:table-cell office:value-type="float" office:value="0.512296072920083" calcext:value-type="float">
            <text:p>0.512296072920083</text:p>
          </table:table-cell>
          <table:table-cell office:value-type="float" office:value="0.242118690113675" calcext:value-type="float">
            <text:p>0.242118690113675</text:p>
          </table:table-cell>
          <table:table-cell office:value-type="float" office:value="0.243122033745233" calcext:value-type="float">
            <text:p>0.243122033745233</text:p>
          </table:table-cell>
          <table:table-cell office:value-type="float" office:value="0.251143399059398" calcext:value-type="float">
            <text:p>0.251143399059398</text:p>
          </table:table-cell>
          <table:table-cell office:value-type="float" office:value="0.271552417181588" calcext:value-type="float">
            <text:p>0.271552417181588</text:p>
          </table:table-cell>
          <table:table-cell office:value-type="float" office:value="0.363952463561749" calcext:value-type="float">
            <text:p>0.363952463561749</text:p>
          </table:table-cell>
          <table:table-cell office:value-type="float" office:value="0.434068150802658" calcext:value-type="float">
            <text:p>0.434068150802658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5459792667905" calcext:value-type="float">
            <text:p>0.05459792667905</text:p>
          </table:table-cell>
          <table:table-cell office:value-type="float" office:value="0.0547775882337421" calcext:value-type="float">
            <text:p>0.054777588233742</text:p>
          </table:table-cell>
          <table:table-cell office:value-type="float" office:value="0.0398070477001856" calcext:value-type="float">
            <text:p>0.039807047700186</text:p>
          </table:table-cell>
          <table:table-cell office:value-type="float" office:value="0.041129799545037" calcext:value-type="float">
            <text:p>0.041129799545037</text:p>
          </table:table-cell>
          <table:table-cell office:value-type="float" office:value="0.0373005070460583" calcext:value-type="float">
            <text:p>0.037300507046058</text:p>
          </table:table-cell>
          <table:table-cell office:value-type="float" office:value="0.0558234991894584" calcext:value-type="float">
            <text:p>0.055823499189458</text:p>
          </table:table-cell>
          <table:table-cell office:value-type="float" office:value="0.320414226400854" calcext:value-type="float">
            <text:p>0.320414226400854</text:p>
          </table:table-cell>
          <table:table-cell office:value-type="float" office:value="0.386143943349932" calcext:value-type="float">
            <text:p>0.386143943349932</text:p>
          </table:table-cell>
          <table:table-cell office:value-type="float" office:value="0.0561367704697484" calcext:value-type="float">
            <text:p>0.056136770469748</text:p>
          </table:table-cell>
          <table:table-cell office:value-type="float" office:value="0.0395254826549545" calcext:value-type="float">
            <text:p>0.039525482654955</text:p>
          </table:table-cell>
          <table:table-cell office:value-type="float" office:value="0.0510072962243972" calcext:value-type="float">
            <text:p>0.051007296224397</text:p>
          </table:table-cell>
          <table:table-cell office:value-type="float" office:value="0.0421846225199291" calcext:value-type="float">
            <text:p>0.042184622519929</text:p>
          </table:table-cell>
          <table:table-cell office:value-type="float" office:value="0.206924881943997" calcext:value-type="float">
            <text:p>0.206924881943997</text:p>
          </table:table-cell>
          <table:table-cell office:value-type="float" office:value="0.0887272494689194" calcext:value-type="float">
            <text:p>0.088727249468919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216507673891571" calcext:value-type="float">
            <text:p>0.216507673891571</text:p>
          </table:table-cell>
          <table:table-cell office:value-type="float" office:value="0.226241792017039" calcext:value-type="float">
            <text:p>0.226241792017039</text:p>
          </table:table-cell>
          <table:table-cell office:value-type="float" office:value="0.227142406002805" calcext:value-type="float">
            <text:p>0.227142406002805</text:p>
          </table:table-cell>
          <table:table-cell office:value-type="float" office:value="0.248363473364752" calcext:value-type="float">
            <text:p>0.248363473364752</text:p>
          </table:table-cell>
          <table:table-cell office:value-type="float" office:value="0.334030750186387" calcext:value-type="float">
            <text:p>0.334030750186387</text:p>
          </table:table-cell>
          <table:table-cell office:value-type="float" office:value="0.335492814428828" calcext:value-type="float">
            <text:p>0.335492814428828</text:p>
          </table:table-cell>
          <table:table-cell office:value-type="float" office:value="0.506206168765629" calcext:value-type="float">
            <text:p>0.506206168765629</text:p>
          </table:table-cell>
          <table:table-cell office:value-type="float" office:value="0.536169891042616" calcext:value-type="float">
            <text:p>0.536169891042616</text:p>
          </table:table-cell>
          <table:table-cell office:value-type="float" office:value="0.242393935595028" calcext:value-type="float">
            <text:p>0.242393935595028</text:p>
          </table:table-cell>
          <table:table-cell office:value-type="float" office:value="0.234792128086713" calcext:value-type="float">
            <text:p>0.234792128086713</text:p>
          </table:table-cell>
          <table:table-cell office:value-type="float" office:value="0.286787666503479" calcext:value-type="float">
            <text:p>0.286787666503479</text:p>
          </table:table-cell>
          <table:table-cell office:value-type="float" office:value="0.247415990074293" calcext:value-type="float">
            <text:p>0.247415990074293</text:p>
          </table:table-cell>
          <table:table-cell office:value-type="float" office:value="0.37969860301048" calcext:value-type="float">
            <text:p>0.37969860301048</text:p>
          </table:table-cell>
          <table:table-cell office:value-type="float" office:value="0.416046698084385" calcext:value-type="float">
            <text:p>0.416046698084385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254161338638815" calcext:value-type="float">
            <text:p>0.254161338638815</text:p>
          </table:table-cell>
          <table:table-cell office:value-type="float" office:value="0.250760983910618" calcext:value-type="float">
            <text:p>0.250760983910618</text:p>
          </table:table-cell>
          <table:table-cell office:value-type="float" office:value="0.247208760406631" calcext:value-type="float">
            <text:p>0.247208760406631</text:p>
          </table:table-cell>
          <table:table-cell office:value-type="float" office:value="0.251502975056221" calcext:value-type="float">
            <text:p>0.251502975056221</text:p>
          </table:table-cell>
          <table:table-cell office:value-type="float" office:value="0.342394229863693" calcext:value-type="float">
            <text:p>0.342394229863693</text:p>
          </table:table-cell>
          <table:table-cell office:value-type="float" office:value="0.266715776741777" calcext:value-type="float">
            <text:p>0.266715776741777</text:p>
          </table:table-cell>
          <table:table-cell office:value-type="float" office:value="0.458303124882582" calcext:value-type="float">
            <text:p>0.458303124882582</text:p>
          </table:table-cell>
          <table:table-cell office:value-type="float" office:value="0.681991631141729" calcext:value-type="float">
            <text:p>0.681991631141729</text:p>
          </table:table-cell>
          <table:table-cell office:value-type="float" office:value="0.236529045649505" calcext:value-type="float">
            <text:p>0.236529045649505</text:p>
          </table:table-cell>
          <table:table-cell office:value-type="float" office:value="0.240702403850354" calcext:value-type="float">
            <text:p>0.240702403850354</text:p>
          </table:table-cell>
          <table:table-cell office:value-type="float" office:value="0.23630199879877" calcext:value-type="float">
            <text:p>0.23630199879877</text:p>
          </table:table-cell>
          <table:table-cell office:value-type="float" office:value="0.23609733278182" calcext:value-type="float">
            <text:p>0.23609733278182</text:p>
          </table:table-cell>
          <table:table-cell office:value-type="float" office:value="0.252810607247635" calcext:value-type="float">
            <text:p>0.252810607247635</text:p>
          </table:table-cell>
          <table:table-cell office:value-type="float" office:value="0.248252773261173" calcext:value-type="float">
            <text:p>0.248252773261173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0532643534118184" calcext:value-type="float">
            <text:p>0.053264353411818</text:p>
          </table:table-cell>
          <table:table-cell office:value-type="float" office:value="0.0501131075318532" calcext:value-type="float">
            <text:p>0.050113107531853</text:p>
          </table:table-cell>
          <table:table-cell office:value-type="float" office:value="0.0552110514511943" calcext:value-type="float">
            <text:p>0.055211051451194</text:p>
          </table:table-cell>
          <table:table-cell office:value-type="float" office:value="0.0597537692198458" calcext:value-type="float">
            <text:p>0.059753769219846</text:p>
          </table:table-cell>
          <table:table-cell office:value-type="float" office:value="0.0681604897868639" calcext:value-type="float">
            <text:p>0.068160489786864</text:p>
          </table:table-cell>
          <table:table-cell office:value-type="float" office:value="0.229961015107915" calcext:value-type="float">
            <text:p>0.229961015107915</text:p>
          </table:table-cell>
          <table:table-cell office:value-type="float" office:value="0.475422621567644" calcext:value-type="float">
            <text:p>0.475422621567644</text:p>
          </table:table-cell>
          <table:table-cell office:value-type="float" office:value="0.214760371951782" calcext:value-type="float">
            <text:p>0.214760371951782</text:p>
          </table:table-cell>
          <table:table-cell office:value-type="float" office:value="0.0484127262021619" calcext:value-type="float">
            <text:p>0.048412726202162</text:p>
          </table:table-cell>
          <table:table-cell office:value-type="float" office:value="0.0433633452053846" calcext:value-type="float">
            <text:p>0.043363345205385</text:p>
          </table:table-cell>
          <table:table-cell office:value-type="float" office:value="0.0436696245261827" calcext:value-type="float">
            <text:p>0.043669624526183</text:p>
          </table:table-cell>
          <table:table-cell office:value-type="float" office:value="0.0511703847213972" calcext:value-type="float">
            <text:p>0.051170384721397</text:p>
          </table:table-cell>
          <table:table-cell office:value-type="float" office:value="0.0499132181507795" calcext:value-type="float">
            <text:p>0.04991321815078</text:p>
          </table:table-cell>
          <table:table-cell office:value-type="float" office:value="0.287591234362401" calcext:value-type="float">
            <text:p>0.287591234362401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242661471367475" calcext:value-type="float">
            <text:p>0.242661471367475</text:p>
          </table:table-cell>
          <table:table-cell office:value-type="float" office:value="0.244743911770994" calcext:value-type="float">
            <text:p>0.244743911770994</text:p>
          </table:table-cell>
          <table:table-cell office:value-type="float" office:value="0.240665859916142" calcext:value-type="float">
            <text:p>0.240665859916142</text:p>
          </table:table-cell>
          <table:table-cell office:value-type="float" office:value="0.241289160680332" calcext:value-type="float">
            <text:p>0.241289160680332</text:p>
          </table:table-cell>
          <table:table-cell office:value-type="float" office:value="0.238547440207914" calcext:value-type="float">
            <text:p>0.238547440207914</text:p>
          </table:table-cell>
          <table:table-cell office:value-type="float" office:value="0.240888636285977" calcext:value-type="float">
            <text:p>0.240888636285977</text:p>
          </table:table-cell>
          <table:table-cell office:value-type="float" office:value="0.495618563748541" calcext:value-type="float">
            <text:p>0.495618563748541</text:p>
          </table:table-cell>
          <table:table-cell office:value-type="float" office:value="0.317240148088478" calcext:value-type="float">
            <text:p>0.317240148088478</text:p>
          </table:table-cell>
          <table:table-cell office:value-type="float" office:value="0.21557552919426" calcext:value-type="float">
            <text:p>0.21557552919426</text:p>
          </table:table-cell>
          <table:table-cell office:value-type="float" office:value="0.216516519205275" calcext:value-type="float">
            <text:p>0.216516519205275</text:p>
          </table:table-cell>
          <table:table-cell office:value-type="float" office:value="0.230448765709856" calcext:value-type="float">
            <text:p>0.230448765709856</text:p>
          </table:table-cell>
          <table:table-cell office:value-type="float" office:value="0.219498797580351" calcext:value-type="float">
            <text:p>0.219498797580351</text:p>
          </table:table-cell>
          <table:table-cell office:value-type="float" office:value="0.24011248635626" calcext:value-type="float">
            <text:p>0.24011248635626</text:p>
          </table:table-cell>
          <table:table-cell office:value-type="float" office:value="0.229244333136331" calcext:value-type="float">
            <text:p>0.22924433313633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24554231785603" calcext:value-type="float">
            <text:p>0.24554231785603</text:p>
          </table:table-cell>
          <table:table-cell office:value-type="float" office:value="0.25572163791528" calcext:value-type="float">
            <text:p>0.25572163791528</text:p>
          </table:table-cell>
          <table:table-cell office:value-type="float" office:value="0.249636324774765" calcext:value-type="float">
            <text:p>0.249636324774765</text:p>
          </table:table-cell>
          <table:table-cell office:value-type="float" office:value="0.267498814470932" calcext:value-type="float">
            <text:p>0.267498814470932</text:p>
          </table:table-cell>
          <table:table-cell office:value-type="float" office:value="0.406689486010847" calcext:value-type="float">
            <text:p>0.406689486010847</text:p>
          </table:table-cell>
          <table:table-cell office:value-type="float" office:value="0.521511996800465" calcext:value-type="float">
            <text:p>0.521511996800465</text:p>
          </table:table-cell>
          <table:table-cell office:value-type="float" office:value="0.598252012746064" calcext:value-type="float">
            <text:p>0.598252012746064</text:p>
          </table:table-cell>
          <table:table-cell office:value-type="float" office:value="0.650426712932367" calcext:value-type="float">
            <text:p>0.650426712932367</text:p>
          </table:table-cell>
          <table:table-cell office:value-type="float" office:value="0.261626931386371" calcext:value-type="float">
            <text:p>0.261626931386371</text:p>
          </table:table-cell>
          <table:table-cell office:value-type="float" office:value="0.251154781529342" calcext:value-type="float">
            <text:p>0.251154781529342</text:p>
          </table:table-cell>
          <table:table-cell office:value-type="float" office:value="0.280492827865105" calcext:value-type="float">
            <text:p>0.280492827865105</text:p>
          </table:table-cell>
          <table:table-cell office:value-type="float" office:value="0.265849884888803" calcext:value-type="float">
            <text:p>0.265849884888803</text:p>
          </table:table-cell>
          <table:table-cell office:value-type="float" office:value="0.430334668330688" calcext:value-type="float">
            <text:p>0.430334668330688</text:p>
          </table:table-cell>
          <table:table-cell office:value-type="float" office:value="0.388799718671498" calcext:value-type="float">
            <text:p>0.388799718671498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236759980608945" calcext:value-type="float">
            <text:p>0.236759980608945</text:p>
          </table:table-cell>
          <table:table-cell office:value-type="float" office:value="0.24019388672337" calcext:value-type="float">
            <text:p>0.24019388672337</text:p>
          </table:table-cell>
          <table:table-cell office:value-type="float" office:value="0.232580822644478" calcext:value-type="float">
            <text:p>0.232580822644478</text:p>
          </table:table-cell>
          <table:table-cell office:value-type="float" office:value="0.23718217485801" calcext:value-type="float">
            <text:p>0.23718217485801</text:p>
          </table:table-cell>
          <table:table-cell office:value-type="float" office:value="0.298983339536437" calcext:value-type="float">
            <text:p>0.298983339536437</text:p>
          </table:table-cell>
          <table:table-cell office:value-type="float" office:value="0.267632026570729" calcext:value-type="float">
            <text:p>0.267632026570729</text:p>
          </table:table-cell>
          <table:table-cell office:value-type="float" office:value="0.402765002843211" calcext:value-type="float">
            <text:p>0.402765002843211</text:p>
          </table:table-cell>
          <table:table-cell office:value-type="float" office:value="0.356486285028864" calcext:value-type="float">
            <text:p>0.356486285028864</text:p>
          </table:table-cell>
          <table:table-cell office:value-type="float" office:value="0.221170086745631" calcext:value-type="float">
            <text:p>0.221170086745631</text:p>
          </table:table-cell>
          <table:table-cell office:value-type="float" office:value="0.21606580138611" calcext:value-type="float">
            <text:p>0.21606580138611</text:p>
          </table:table-cell>
          <table:table-cell office:value-type="float" office:value="0.215328103841474" calcext:value-type="float">
            <text:p>0.215328103841474</text:p>
          </table:table-cell>
          <table:table-cell office:value-type="float" office:value="0.226092510010038" calcext:value-type="float">
            <text:p>0.226092510010038</text:p>
          </table:table-cell>
          <table:table-cell office:value-type="float" office:value="0.3902898492996" calcext:value-type="float">
            <text:p>0.3902898492996</text:p>
          </table:table-cell>
          <table:table-cell office:value-type="float" office:value="0.266160111599501" calcext:value-type="float">
            <text:p>0.266160111599501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1479717389549" calcext:value-type="float">
            <text:p>0.21479717389549</text:p>
          </table:table-cell>
          <table:table-cell office:value-type="float" office:value="0.224184413937587" calcext:value-type="float">
            <text:p>0.224184413937587</text:p>
          </table:table-cell>
          <table:table-cell office:value-type="float" office:value="0.221184108764612" calcext:value-type="float">
            <text:p>0.221184108764612</text:p>
          </table:table-cell>
          <table:table-cell office:value-type="float" office:value="0.242374437331591" calcext:value-type="float">
            <text:p>0.242374437331591</text:p>
          </table:table-cell>
          <table:table-cell office:value-type="float" office:value="0.305913222880075" calcext:value-type="float">
            <text:p>0.305913222880075</text:p>
          </table:table-cell>
          <table:table-cell office:value-type="float" office:value="0.335853236878266" calcext:value-type="float">
            <text:p>0.335853236878266</text:p>
          </table:table-cell>
          <table:table-cell office:value-type="float" office:value="0.363280974209175" calcext:value-type="float">
            <text:p>0.363280974209175</text:p>
          </table:table-cell>
          <table:table-cell office:value-type="float" office:value="0.366634843023762" calcext:value-type="float">
            <text:p>0.366634843023762</text:p>
          </table:table-cell>
          <table:table-cell office:value-type="float" office:value="0.225579655342454" calcext:value-type="float">
            <text:p>0.225579655342454</text:p>
          </table:table-cell>
          <table:table-cell office:value-type="float" office:value="0.221667050768591" calcext:value-type="float">
            <text:p>0.221667050768591</text:p>
          </table:table-cell>
          <table:table-cell office:value-type="float" office:value="0.221601448690525" calcext:value-type="float">
            <text:p>0.221601448690525</text:p>
          </table:table-cell>
          <table:table-cell office:value-type="float" office:value="0.238785817253346" calcext:value-type="float">
            <text:p>0.238785817253346</text:p>
          </table:table-cell>
          <table:table-cell office:value-type="float" office:value="0.35683185966142" calcext:value-type="float">
            <text:p>0.35683185966142</text:p>
          </table:table-cell>
          <table:table-cell office:value-type="float" office:value="0.325523965519883" calcext:value-type="float">
            <text:p>0.325523965519883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539874279160798" calcext:value-type="float">
            <text:p>0.05398742791608</text:p>
          </table:table-cell>
          <table:table-cell office:value-type="float" office:value="0.0581293148980705" calcext:value-type="float">
            <text:p>0.058129314898071</text:p>
          </table:table-cell>
          <table:table-cell office:value-type="float" office:value="0.0561778872285182" calcext:value-type="float">
            <text:p>0.056177887228518</text:p>
          </table:table-cell>
          <table:table-cell office:value-type="float" office:value="0.054886957267592" calcext:value-type="float">
            <text:p>0.054886957267592</text:p>
          </table:table-cell>
          <table:table-cell office:value-type="float" office:value="0.0439624238518325" calcext:value-type="float">
            <text:p>0.043962423851833</text:p>
          </table:table-cell>
          <table:table-cell office:value-type="float" office:value="0.0675741837927868" calcext:value-type="float">
            <text:p>0.067574183792787</text:p>
          </table:table-cell>
          <table:table-cell office:value-type="float" office:value="0.665087374158406" calcext:value-type="float">
            <text:p>0.665087374158406</text:p>
          </table:table-cell>
          <table:table-cell office:value-type="float" office:value="0.419114082903853" calcext:value-type="float">
            <text:p>0.419114082903853</text:p>
          </table:table-cell>
          <table:table-cell office:value-type="float" office:value="0.0735092231563904" calcext:value-type="float">
            <text:p>0.07350922315639</text:p>
          </table:table-cell>
          <table:table-cell office:value-type="float" office:value="0.0525998558490234" calcext:value-type="float">
            <text:p>0.052599855849023</text:p>
          </table:table-cell>
          <table:table-cell office:value-type="float" office:value="0.0641310524629029" calcext:value-type="float">
            <text:p>0.064131052462903</text:p>
          </table:table-cell>
          <table:table-cell office:value-type="float" office:value="0.0609361626014103" calcext:value-type="float">
            <text:p>0.06093616260141</text:p>
          </table:table-cell>
          <table:table-cell office:value-type="float" office:value="0.0493334901529887" calcext:value-type="float">
            <text:p>0.049333490152989</text:p>
          </table:table-cell>
          <table:table-cell office:value-type="float" office:value="0.0532717687858743" calcext:value-type="float">
            <text:p>0.053271768785874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244918551389305" calcext:value-type="float">
            <text:p>0.244918551389305</text:p>
          </table:table-cell>
          <table:table-cell office:value-type="float" office:value="0.240864275024421" calcext:value-type="float">
            <text:p>0.240864275024421</text:p>
          </table:table-cell>
          <table:table-cell office:value-type="float" office:value="0.242472042438746" calcext:value-type="float">
            <text:p>0.242472042438746</text:p>
          </table:table-cell>
          <table:table-cell office:value-type="float" office:value="0.24968689702357" calcext:value-type="float">
            <text:p>0.24968689702357</text:p>
          </table:table-cell>
          <table:table-cell office:value-type="float" office:value="0.413599040283625" calcext:value-type="float">
            <text:p>0.413599040283625</text:p>
          </table:table-cell>
          <table:table-cell office:value-type="float" office:value="0.280136329450018" calcext:value-type="float">
            <text:p>0.280136329450018</text:p>
          </table:table-cell>
          <table:table-cell office:value-type="float" office:value="0.441771267882233" calcext:value-type="float">
            <text:p>0.441771267882233</text:p>
          </table:table-cell>
          <table:table-cell office:value-type="float" office:value="0.562733491752236" calcext:value-type="float">
            <text:p>0.562733491752236</text:p>
          </table:table-cell>
          <table:table-cell office:value-type="float" office:value="0.233069385521262" calcext:value-type="float">
            <text:p>0.233069385521262</text:p>
          </table:table-cell>
          <table:table-cell office:value-type="float" office:value="0.234443130634774" calcext:value-type="float">
            <text:p>0.234443130634774</text:p>
          </table:table-cell>
          <table:table-cell office:value-type="float" office:value="0.233260209551675" calcext:value-type="float">
            <text:p>0.233260209551675</text:p>
          </table:table-cell>
          <table:table-cell office:value-type="float" office:value="0.231969734258953" calcext:value-type="float">
            <text:p>0.231969734258953</text:p>
          </table:table-cell>
          <table:table-cell office:value-type="float" office:value="0.471196867477518" calcext:value-type="float">
            <text:p>0.471196867477518</text:p>
          </table:table-cell>
          <table:table-cell office:value-type="float" office:value="0.341381866592822" calcext:value-type="float">
            <text:p>0.341381866592822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496868432090437" calcext:value-type="float">
            <text:p>0.049686843209044</text:p>
          </table:table-cell>
          <table:table-cell office:value-type="float" office:value="0.0543931027596744" calcext:value-type="float">
            <text:p>0.054393102759675</text:p>
          </table:table-cell>
          <table:table-cell office:value-type="float" office:value="0.0485249083321501" calcext:value-type="float">
            <text:p>0.04852490833215</text:p>
          </table:table-cell>
          <table:table-cell office:value-type="float" office:value="0.0424506340910293" calcext:value-type="float">
            <text:p>0.042450634091029</text:p>
          </table:table-cell>
          <table:table-cell office:value-type="float" office:value="0.2267907295584" calcext:value-type="float">
            <text:p>0.2267907295584</text:p>
          </table:table-cell>
          <table:table-cell office:value-type="float" office:value="0.052282441871784" calcext:value-type="float">
            <text:p>0.052282441871784</text:p>
          </table:table-cell>
          <table:table-cell office:value-type="float" office:value="0.426329192096116" calcext:value-type="float">
            <text:p>0.426329192096116</text:p>
          </table:table-cell>
          <table:table-cell office:value-type="float" office:value="0.446161114214191" calcext:value-type="float">
            <text:p>0.446161114214191</text:p>
          </table:table-cell>
          <table:table-cell office:value-type="float" office:value="0.0490456881938466" calcext:value-type="float">
            <text:p>0.049045688193847</text:p>
          </table:table-cell>
          <table:table-cell office:value-type="float" office:value="0.0574222766812326" calcext:value-type="float">
            <text:p>0.057422276681233</text:p>
          </table:table-cell>
          <table:table-cell office:value-type="float" office:value="0.0389153528290892" calcext:value-type="float">
            <text:p>0.038915352829089</text:p>
          </table:table-cell>
          <table:table-cell office:value-type="float" office:value="0.0681976951282822" calcext:value-type="float">
            <text:p>0.068197695128282</text:p>
          </table:table-cell>
          <table:table-cell office:value-type="float" office:value="0.253674271271599" calcext:value-type="float">
            <text:p>0.253674271271599</text:p>
          </table:table-cell>
          <table:table-cell office:value-type="float" office:value="0.042676214214415" calcext:value-type="float">
            <text:p>0.042676214214415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579016048710225" calcext:value-type="float">
            <text:p>0.057901604871023</text:p>
          </table:table-cell>
          <table:table-cell office:value-type="float" office:value="0.0710138312319624" calcext:value-type="float">
            <text:p>0.071013831231962</text:p>
          </table:table-cell>
          <table:table-cell office:value-type="float" office:value="0.0457193432191759" calcext:value-type="float">
            <text:p>0.045719343219176</text:p>
          </table:table-cell>
          <table:table-cell office:value-type="float" office:value="0.0477965375757356" calcext:value-type="float">
            <text:p>0.047796537575736</text:p>
          </table:table-cell>
          <table:table-cell office:value-type="float" office:value="0.488628964073254" calcext:value-type="float">
            <text:p>0.488628964073254</text:p>
          </table:table-cell>
          <table:table-cell office:value-type="float" office:value="0.0544459393769987" calcext:value-type="float">
            <text:p>0.054445939376999</text:p>
          </table:table-cell>
          <table:table-cell office:value-type="float" office:value="0.458780922757421" calcext:value-type="float">
            <text:p>0.458780922757421</text:p>
          </table:table-cell>
          <table:table-cell office:value-type="float" office:value="0.491857381242303" calcext:value-type="float">
            <text:p>0.491857381242303</text:p>
          </table:table-cell>
          <table:table-cell office:value-type="float" office:value="0.0607647931142065" calcext:value-type="float">
            <text:p>0.060764793114207</text:p>
          </table:table-cell>
          <table:table-cell office:value-type="float" office:value="0.0511566029021401" calcext:value-type="float">
            <text:p>0.05115660290214</text:p>
          </table:table-cell>
          <table:table-cell office:value-type="float" office:value="0.0556282125094951" calcext:value-type="float">
            <text:p>0.055628212509495</text:p>
          </table:table-cell>
          <table:table-cell office:value-type="float" office:value="0.0466467653322875" calcext:value-type="float">
            <text:p>0.046646765332288</text:p>
          </table:table-cell>
          <table:table-cell office:value-type="float" office:value="0.0997562893438773" calcext:value-type="float">
            <text:p>0.099756289343877</text:p>
          </table:table-cell>
          <table:table-cell office:value-type="float" office:value="0.0914872896973602" calcext:value-type="float">
            <text:p>0.09148728969736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495812045855822" calcext:value-type="float">
            <text:p>0.049581204585582</text:p>
          </table:table-cell>
          <table:table-cell office:value-type="float" office:value="0.0508445538309986" calcext:value-type="float">
            <text:p>0.050844553830999</text:p>
          </table:table-cell>
          <table:table-cell office:value-type="float" office:value="0.0521817770598092" calcext:value-type="float">
            <text:p>0.052181777059809</text:p>
          </table:table-cell>
          <table:table-cell office:value-type="float" office:value="0.0629370537937821" calcext:value-type="float">
            <text:p>0.062937053793782</text:p>
          </table:table-cell>
          <table:table-cell office:value-type="float" office:value="0.374413565196363" calcext:value-type="float">
            <text:p>0.374413565196363</text:p>
          </table:table-cell>
          <table:table-cell office:value-type="float" office:value="0.105742858507085" calcext:value-type="float">
            <text:p>0.105742858507085</text:p>
          </table:table-cell>
          <table:table-cell office:value-type="float" office:value="0.41217907901746" calcext:value-type="float">
            <text:p>0.41217907901746</text:p>
          </table:table-cell>
          <table:table-cell office:value-type="float" office:value="0.416127731488065" calcext:value-type="float">
            <text:p>0.416127731488065</text:p>
          </table:table-cell>
          <table:table-cell office:value-type="float" office:value="0.0526250664282639" calcext:value-type="float">
            <text:p>0.052625066428264</text:p>
          </table:table-cell>
          <table:table-cell office:value-type="float" office:value="0.0481375587143853" calcext:value-type="float">
            <text:p>0.048137558714385</text:p>
          </table:table-cell>
          <table:table-cell office:value-type="float" office:value="0.0466265991342627" calcext:value-type="float">
            <text:p>0.046626599134263</text:p>
          </table:table-cell>
          <table:table-cell office:value-type="float" office:value="0.0425306508183869" calcext:value-type="float">
            <text:p>0.042530650818387</text:p>
          </table:table-cell>
          <table:table-cell office:value-type="float" office:value="0.247581439451067" calcext:value-type="float">
            <text:p>0.247581439451067</text:p>
          </table:table-cell>
          <table:table-cell office:value-type="float" office:value="0.0996219631224279" calcext:value-type="float">
            <text:p>0.099621963122428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510177394258679" calcext:value-type="float">
            <text:p>0.051017739425868</text:p>
          </table:table-cell>
          <table:table-cell office:value-type="float" office:value="0.0553505400845456" calcext:value-type="float">
            <text:p>0.055350540084546</text:p>
          </table:table-cell>
          <table:table-cell office:value-type="float" office:value="0.0493114941409807" calcext:value-type="float">
            <text:p>0.049311494140981</text:p>
          </table:table-cell>
          <table:table-cell office:value-type="float" office:value="0.0619332940638191" calcext:value-type="float">
            <text:p>0.061933294063819</text:p>
          </table:table-cell>
          <table:table-cell office:value-type="float" office:value="0.12183454139862" calcext:value-type="float">
            <text:p>0.12183454139862</text:p>
          </table:table-cell>
          <table:table-cell office:value-type="float" office:value="0.055884836593996" calcext:value-type="float">
            <text:p>0.055884836593996</text:p>
          </table:table-cell>
          <table:table-cell office:value-type="float" office:value="0.523073747595665" calcext:value-type="float">
            <text:p>0.523073747595665</text:p>
          </table:table-cell>
          <table:table-cell office:value-type="float" office:value="0.410439331689271" calcext:value-type="float">
            <text:p>0.410439331689271</text:p>
          </table:table-cell>
          <table:table-cell office:value-type="float" office:value="0.0624798833027243" calcext:value-type="float">
            <text:p>0.062479883302724</text:p>
          </table:table-cell>
          <table:table-cell office:value-type="float" office:value="0.0573059007730609" calcext:value-type="float">
            <text:p>0.057305900773061</text:p>
          </table:table-cell>
          <table:table-cell office:value-type="float" office:value="0.0805056311400014" calcext:value-type="float">
            <text:p>0.080505631140001</text:p>
          </table:table-cell>
          <table:table-cell office:value-type="float" office:value="0.0584285460569564" calcext:value-type="float">
            <text:p>0.058428546056956</text:p>
          </table:table-cell>
          <table:table-cell office:value-type="float" office:value="0.162233592807407" calcext:value-type="float">
            <text:p>0.162233592807407</text:p>
          </table:table-cell>
          <table:table-cell office:value-type="float" office:value="0.0521559234580217" calcext:value-type="float">
            <text:p>0.052155923458022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452564585881238" calcext:value-type="float">
            <text:p>0.045256458588124</text:p>
          </table:table-cell>
          <table:table-cell office:value-type="float" office:value="0.0516155420560717" calcext:value-type="float">
            <text:p>0.051615542056072</text:p>
          </table:table-cell>
          <table:table-cell office:value-type="float" office:value="0.0510837511436285" calcext:value-type="float">
            <text:p>0.051083751143629</text:p>
          </table:table-cell>
          <table:table-cell office:value-type="float" office:value="0.0713616838787947" calcext:value-type="float">
            <text:p>0.071361683878795</text:p>
          </table:table-cell>
          <table:table-cell office:value-type="float" office:value="0.0973706667010786" calcext:value-type="float">
            <text:p>0.097370666701079</text:p>
          </table:table-cell>
          <table:table-cell office:value-type="float" office:value="0.0592485645290407" calcext:value-type="float">
            <text:p>0.059248564529041</text:p>
          </table:table-cell>
          <table:table-cell office:value-type="float" office:value="0.409277462833977" calcext:value-type="float">
            <text:p>0.409277462833977</text:p>
          </table:table-cell>
          <table:table-cell office:value-type="float" office:value="0.404410082328208" calcext:value-type="float">
            <text:p>0.404410082328208</text:p>
          </table:table-cell>
          <table:table-cell office:value-type="float" office:value="0.0614841589316831" calcext:value-type="float">
            <text:p>0.061484158931683</text:p>
          </table:table-cell>
          <table:table-cell office:value-type="float" office:value="0.046551907749567" calcext:value-type="float">
            <text:p>0.046551907749567</text:p>
          </table:table-cell>
          <table:table-cell office:value-type="float" office:value="0.0442630259177415" calcext:value-type="float">
            <text:p>0.044263025917742</text:p>
          </table:table-cell>
          <table:table-cell office:value-type="float" office:value="0.0454790862135699" calcext:value-type="float">
            <text:p>0.04547908621357</text:p>
          </table:table-cell>
          <table:table-cell office:value-type="float" office:value="0.215659839330582" calcext:value-type="float">
            <text:p>0.215659839330582</text:p>
          </table:table-cell>
          <table:table-cell office:value-type="float" office:value="0.0544803940662612" calcext:value-type="float">
            <text:p>0.054480394066261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244467827925312" calcext:value-type="float">
            <text:p>0.244467827925312</text:p>
          </table:table-cell>
          <table:table-cell office:value-type="float" office:value="0.245622004358659" calcext:value-type="float">
            <text:p>0.245622004358659</text:p>
          </table:table-cell>
          <table:table-cell office:value-type="float" office:value="0.232100748882917" calcext:value-type="float">
            <text:p>0.232100748882917</text:p>
          </table:table-cell>
          <table:table-cell office:value-type="float" office:value="0.277727658530285" calcext:value-type="float">
            <text:p>0.277727658530285</text:p>
          </table:table-cell>
          <table:table-cell office:value-type="float" office:value="0.444573002763008" calcext:value-type="float">
            <text:p>0.444573002763008</text:p>
          </table:table-cell>
          <table:table-cell office:value-type="float" office:value="0.390239229196229" calcext:value-type="float">
            <text:p>0.390239229196229</text:p>
          </table:table-cell>
          <table:table-cell office:value-type="float" office:value="0.41075155151715" calcext:value-type="float">
            <text:p>0.41075155151715</text:p>
          </table:table-cell>
          <table:table-cell office:value-type="float" office:value="0.415523701060388" calcext:value-type="float">
            <text:p>0.415523701060388</text:p>
          </table:table-cell>
          <table:table-cell office:value-type="float" office:value="0.251557766474783" calcext:value-type="float">
            <text:p>0.251557766474783</text:p>
          </table:table-cell>
          <table:table-cell office:value-type="float" office:value="0.252616056307016" calcext:value-type="float">
            <text:p>0.252616056307016</text:p>
          </table:table-cell>
          <table:table-cell office:value-type="float" office:value="0.262328649840052" calcext:value-type="float">
            <text:p>0.262328649840052</text:p>
          </table:table-cell>
          <table:table-cell office:value-type="float" office:value="0.284994881429229" calcext:value-type="float">
            <text:p>0.284994881429229</text:p>
          </table:table-cell>
          <table:table-cell office:value-type="float" office:value="0.417429125552035" calcext:value-type="float">
            <text:p>0.417429125552035</text:p>
          </table:table-cell>
          <table:table-cell office:value-type="float" office:value="0.35483126273823" calcext:value-type="float">
            <text:p>0.35483126273823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21914885582802" calcext:value-type="float">
            <text:p>0.21914885582802</text:p>
          </table:table-cell>
          <table:table-cell office:value-type="float" office:value="0.193681588797493" calcext:value-type="float">
            <text:p>0.193681588797493</text:p>
          </table:table-cell>
          <table:table-cell office:value-type="float" office:value="0.167659550965444" calcext:value-type="float">
            <text:p>0.167659550965444</text:p>
          </table:table-cell>
          <table:table-cell office:value-type="float" office:value="0.221153527671269" calcext:value-type="float">
            <text:p>0.221153527671269</text:p>
          </table:table-cell>
          <table:table-cell office:value-type="float" office:value="0.0693449986311113" calcext:value-type="float">
            <text:p>0.069344998631111</text:p>
          </table:table-cell>
          <table:table-cell office:value-type="float" office:value="0.0827658115393074" calcext:value-type="float">
            <text:p>0.082765811539307</text:p>
          </table:table-cell>
          <table:table-cell office:value-type="float" office:value="0.783642901910475" calcext:value-type="float">
            <text:p>0.783642901910475</text:p>
          </table:table-cell>
          <table:table-cell office:value-type="float" office:value="0.601085411428941" calcext:value-type="float">
            <text:p>0.601085411428941</text:p>
          </table:table-cell>
          <table:table-cell office:value-type="float" office:value="0.137501362922557" calcext:value-type="float">
            <text:p>0.137501362922557</text:p>
          </table:table-cell>
          <table:table-cell office:value-type="float" office:value="0.129161369512437" calcext:value-type="float">
            <text:p>0.129161369512437</text:p>
          </table:table-cell>
          <table:table-cell office:value-type="float" office:value="0.0992823603403855" calcext:value-type="float">
            <text:p>0.099282360340386</text:p>
          </table:table-cell>
          <table:table-cell office:value-type="float" office:value="0.115612368661823" calcext:value-type="float">
            <text:p>0.115612368661823</text:p>
          </table:table-cell>
          <table:table-cell office:value-type="float" office:value="0.0977556325531441" calcext:value-type="float">
            <text:p>0.097755632553144</text:p>
          </table:table-cell>
          <table:table-cell office:value-type="float" office:value="0.230960325958655" calcext:value-type="float">
            <text:p>0.230960325958655</text:p>
          </table:table-cell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34:.C55])" office:value-type="float" office:value="0.176008967734898" calcext:value-type="float">
            <text:p>0.176008967734898</text:p>
          </table:table-cell>
          <table:table-cell table:style-name="ce2" table:formula="of:=AVERAGE([.D34:.D55])" office:value-type="float" office:value="0.178141822704438" calcext:value-type="float">
            <text:p>0.178141822704438</text:p>
          </table:table-cell>
          <table:table-cell table:style-name="ce2" table:formula="of:=AVERAGE([.E34:.E55])" office:value-type="float" office:value="0.180709327518501" calcext:value-type="float">
            <text:p>0.180709327518501</text:p>
          </table:table-cell>
          <table:table-cell table:style-name="ce2" table:formula="of:=AVERAGE([.F34:.F55])" office:value-type="float" office:value="0.183712371837248" calcext:value-type="float">
            <text:p>0.183712371837248</text:p>
          </table:table-cell>
          <table:table-cell table:style-name="ce2" table:formula="of:=AVERAGE([.G34:.G55])" office:value-type="float" office:value="0.270755202516467" calcext:value-type="float">
            <text:p>0.270755202516467</text:p>
          </table:table-cell>
          <table:table-cell table:style-name="ce2" table:formula="of:=AVERAGE([.H34:.H55])" office:value-type="float" office:value="0.242811036111369" calcext:value-type="float">
            <text:p>0.242811036111369</text:p>
          </table:table-cell>
          <table:table-cell table:style-name="ce2" table:formula="of:=AVERAGE([.I34:.I55])" office:value-type="float" office:value="0.49663002317739" calcext:value-type="float">
            <text:p>0.49663002317739</text:p>
          </table:table-cell>
          <table:table-cell table:style-name="ce2" table:formula="of:=AVERAGE([.J34:.J55])" office:value-type="float" office:value="0.447571054275563" calcext:value-type="float">
            <text:p>0.447571054275563</text:p>
          </table:table-cell>
          <table:table-cell table:style-name="ce2" table:formula="of:=AVERAGE([.K34:.K55])" office:value-type="float" office:value="0.171629868108789" calcext:value-type="float">
            <text:p>0.171629868108789</text:p>
          </table:table-cell>
          <table:table-cell table:style-name="ce2" table:formula="of:=AVERAGE([.L34:.L55])" office:value-type="float" office:value="0.168624872192169" calcext:value-type="float">
            <text:p>0.168624872192169</text:p>
          </table:table-cell>
          <table:table-cell table:style-name="ce2" table:formula="of:=AVERAGE([.M34:.M55])" office:value-type="float" office:value="0.170943218570726" calcext:value-type="float">
            <text:p>0.170943218570726</text:p>
          </table:table-cell>
          <table:table-cell table:style-name="ce2" table:formula="of:=AVERAGE([.N34:.N55])" office:value-type="float" office:value="0.177499899632294" calcext:value-type="float">
            <text:p>0.177499899632294</text:p>
          </table:table-cell>
          <table:table-cell table:style-name="ce2" table:formula="of:=AVERAGE([.O34:.O55])" office:value-type="float" office:value="0.282656013589396" calcext:value-type="float">
            <text:p>0.282656013589396</text:p>
          </table:table-cell>
          <table:table-cell table:style-name="ce2" table:formula="of:=AVERAGE([.P34:.P55])" office:value-type="float" office:value="0.253375139132112" calcext:value-type="float">
            <text:p>0.2533751391321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Indice de correlación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622775493171704" calcext:value-type="float">
            <text:p>0.622775493171704</text:p>
          </table:table-cell>
          <table:table-cell office:value-type="float" office:value="0.583619933676942" calcext:value-type="float">
            <text:p>0.583619933676942</text:p>
          </table:table-cell>
          <table:table-cell office:value-type="float" office:value="0.615512700869337" calcext:value-type="float">
            <text:p>0.615512700869337</text:p>
          </table:table-cell>
          <table:table-cell office:value-type="float" office:value="0.673544812222438" calcext:value-type="float">
            <text:p>0.673544812222438</text:p>
          </table:table-cell>
          <table:table-cell office:value-type="float" office:value="0.633615551590012" calcext:value-type="float">
            <text:p>0.633615551590012</text:p>
          </table:table-cell>
          <table:table-cell office:value-type="float" office:value="0.652965620880398" calcext:value-type="float">
            <text:p>0.652965620880398</text:p>
          </table:table-cell>
          <table:table-cell office:value-type="float" office:value="0.462504558074311" calcext:value-type="float">
            <text:p>0.462504558074311</text:p>
          </table:table-cell>
          <table:table-cell office:value-type="float" office:value="0.29034259900167" calcext:value-type="float">
            <text:p>0.29034259900167</text:p>
          </table:table-cell>
          <table:table-cell office:value-type="float" office:value="0.586876640572229" calcext:value-type="float">
            <text:p>0.586876640572229</text:p>
          </table:table-cell>
          <table:table-cell office:value-type="float" office:value="0.564408406201601" calcext:value-type="float">
            <text:p>0.564408406201601</text:p>
          </table:table-cell>
          <table:table-cell office:value-type="float" office:value="0.682737469785823" calcext:value-type="float">
            <text:p>0.682737469785823</text:p>
          </table:table-cell>
          <table:table-cell office:value-type="float" office:value="0.633882704065694" calcext:value-type="float">
            <text:p>0.633882704065694</text:p>
          </table:table-cell>
          <table:table-cell office:value-type="float" office:value="0.587255826578032" calcext:value-type="float">
            <text:p>0.587255826578032</text:p>
          </table:table-cell>
          <table:table-cell office:value-type="float" office:value="0.601728821307221" calcext:value-type="float">
            <text:p>0.601728821307221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712897083640554" calcext:value-type="float">
            <text:p>0.712897083640554</text:p>
          </table:table-cell>
          <table:table-cell office:value-type="float" office:value="0.70324367590335" calcext:value-type="float">
            <text:p>0.70324367590335</text:p>
          </table:table-cell>
          <table:table-cell office:value-type="float" office:value="0.732414810770692" calcext:value-type="float">
            <text:p>0.732414810770692</text:p>
          </table:table-cell>
          <table:table-cell office:value-type="float" office:value="0.722746504982391" calcext:value-type="float">
            <text:p>0.722746504982391</text:p>
          </table:table-cell>
          <table:table-cell office:value-type="float" office:value="0.716541769709846" calcext:value-type="float">
            <text:p>0.716541769709846</text:p>
          </table:table-cell>
          <table:table-cell office:value-type="float" office:value="0.689386634613562" calcext:value-type="float">
            <text:p>0.689386634613562</text:p>
          </table:table-cell>
          <table:table-cell office:value-type="float" office:value="0.351054308900153" calcext:value-type="float">
            <text:p>0.351054308900153</text:p>
          </table:table-cell>
          <table:table-cell office:value-type="float" office:value="0.421631341785135" calcext:value-type="float">
            <text:p>0.421631341785135</text:p>
          </table:table-cell>
          <table:table-cell office:value-type="float" office:value="0.667338367373536" calcext:value-type="float">
            <text:p>0.667338367373536</text:p>
          </table:table-cell>
          <table:table-cell office:value-type="float" office:value="0.684544442634145" calcext:value-type="float">
            <text:p>0.684544442634145</text:p>
          </table:table-cell>
          <table:table-cell office:value-type="float" office:value="0.714745840391089" calcext:value-type="float">
            <text:p>0.714745840391089</text:p>
          </table:table-cell>
          <table:table-cell office:value-type="float" office:value="0.675443075037679" calcext:value-type="float">
            <text:p>0.675443075037679</text:p>
          </table:table-cell>
          <table:table-cell office:value-type="float" office:value="0.693100339311212" calcext:value-type="float">
            <text:p>0.693100339311212</text:p>
          </table:table-cell>
          <table:table-cell office:value-type="float" office:value="0.683219325760473" calcext:value-type="float">
            <text:p>0.683219325760473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761031070713396" calcext:value-type="float">
            <text:p>0.761031070713396</text:p>
          </table:table-cell>
          <table:table-cell office:value-type="float" office:value="0.740428097808132" calcext:value-type="float">
            <text:p>0.740428097808132</text:p>
          </table:table-cell>
          <table:table-cell office:value-type="float" office:value="0.739058275673454" calcext:value-type="float">
            <text:p>0.739058275673454</text:p>
          </table:table-cell>
          <table:table-cell office:value-type="float" office:value="0.761528184760152" calcext:value-type="float">
            <text:p>0.761528184760152</text:p>
          </table:table-cell>
          <table:table-cell office:value-type="float" office:value="0.581299519413026" calcext:value-type="float">
            <text:p>0.581299519413026</text:p>
          </table:table-cell>
          <table:table-cell office:value-type="float" office:value="0.601341467465126" calcext:value-type="float">
            <text:p>0.601341467465126</text:p>
          </table:table-cell>
          <table:table-cell office:value-type="float" office:value="-0.0922108011801459" calcext:value-type="float">
            <text:p>-0.092210801180146</text:p>
          </table:table-cell>
          <table:table-cell office:value-type="float" office:value="-0.0919444396126098" calcext:value-type="float">
            <text:p>-0.09194443961261</text:p>
          </table:table-cell>
          <table:table-cell office:value-type="float" office:value="0.739551496365052" calcext:value-type="float">
            <text:p>0.739551496365052</text:p>
          </table:table-cell>
          <table:table-cell office:value-type="float" office:value="0.739379979080509" calcext:value-type="float">
            <text:p>0.739379979080509</text:p>
          </table:table-cell>
          <table:table-cell office:value-type="float" office:value="0.751148378547502" calcext:value-type="float">
            <text:p>0.751148378547502</text:p>
          </table:table-cell>
          <table:table-cell office:value-type="float" office:value="0.748389316239826" calcext:value-type="float">
            <text:p>0.748389316239826</text:p>
          </table:table-cell>
          <table:table-cell office:value-type="float" office:value="0.577705130413381" calcext:value-type="float">
            <text:p>0.577705130413381</text:p>
          </table:table-cell>
          <table:table-cell office:value-type="float" office:value="0.556668734803828" calcext:value-type="float">
            <text:p>0.556668734803828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70752940206195" calcext:value-type="float">
            <text:p>0.70752940206195</text:p>
          </table:table-cell>
          <table:table-cell office:value-type="float" office:value="0.694655748377922" calcext:value-type="float">
            <text:p>0.694655748377922</text:p>
          </table:table-cell>
          <table:table-cell office:value-type="float" office:value="0.703838797110015" calcext:value-type="float">
            <text:p>0.703838797110015</text:p>
          </table:table-cell>
          <table:table-cell office:value-type="float" office:value="0.66588178598417" calcext:value-type="float">
            <text:p>0.66588178598417</text:p>
          </table:table-cell>
          <table:table-cell office:value-type="float" office:value="0.48206325393867" calcext:value-type="float">
            <text:p>0.48206325393867</text:p>
          </table:table-cell>
          <table:table-cell office:value-type="float" office:value="0.490086003741096" calcext:value-type="float">
            <text:p>0.490086003741096</text:p>
          </table:table-cell>
          <table:table-cell office:value-type="float" office:value="0.331323900041781" calcext:value-type="float">
            <text:p>0.331323900041781</text:p>
          </table:table-cell>
          <table:table-cell office:value-type="float" office:value="0.11290704264128" calcext:value-type="float">
            <text:p>0.11290704264128</text:p>
          </table:table-cell>
          <table:table-cell office:value-type="float" office:value="0.69313280223725" calcext:value-type="float">
            <text:p>0.69313280223725</text:p>
          </table:table-cell>
          <table:table-cell office:value-type="float" office:value="0.672571059810083" calcext:value-type="float">
            <text:p>0.672571059810083</text:p>
          </table:table-cell>
          <table:table-cell office:value-type="float" office:value="0.611021428603884" calcext:value-type="float">
            <text:p>0.611021428603884</text:p>
          </table:table-cell>
          <table:table-cell office:value-type="float" office:value="0.591835811434927" calcext:value-type="float">
            <text:p>0.591835811434927</text:p>
          </table:table-cell>
          <table:table-cell office:value-type="float" office:value="0.427008011151305" calcext:value-type="float">
            <text:p>0.427008011151305</text:p>
          </table:table-cell>
          <table:table-cell office:value-type="float" office:value="0.404772290818068" calcext:value-type="float">
            <text:p>0.404772290818068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759878133610878" calcext:value-type="float">
            <text:p>0.759878133610878</text:p>
          </table:table-cell>
          <table:table-cell office:value-type="float" office:value="0.77530896949608" calcext:value-type="float">
            <text:p>0.77530896949608</text:p>
          </table:table-cell>
          <table:table-cell office:value-type="float" office:value="0.76874257947383" calcext:value-type="float">
            <text:p>0.76874257947383</text:p>
          </table:table-cell>
          <table:table-cell office:value-type="float" office:value="0.736454653960456" calcext:value-type="float">
            <text:p>0.736454653960456</text:p>
          </table:table-cell>
          <table:table-cell office:value-type="float" office:value="0.451416737155286" calcext:value-type="float">
            <text:p>0.451416737155286</text:p>
          </table:table-cell>
          <table:table-cell office:value-type="float" office:value="0.345665908727769" calcext:value-type="float">
            <text:p>0.345665908727769</text:p>
          </table:table-cell>
          <table:table-cell office:value-type="float" office:value="0.0897046190889242" calcext:value-type="float">
            <text:p>0.089704619088924</text:p>
          </table:table-cell>
          <table:table-cell office:value-type="float" office:value="0.066518209609927" calcext:value-type="float">
            <text:p>0.066518209609927</text:p>
          </table:table-cell>
          <table:table-cell office:value-type="float" office:value="0.77798732791154" calcext:value-type="float">
            <text:p>0.77798732791154</text:p>
          </table:table-cell>
          <table:table-cell office:value-type="float" office:value="0.78270303855848" calcext:value-type="float">
            <text:p>0.78270303855848</text:p>
          </table:table-cell>
          <table:table-cell office:value-type="float" office:value="0.763492880341613" calcext:value-type="float">
            <text:p>0.763492880341613</text:p>
          </table:table-cell>
          <table:table-cell office:value-type="float" office:value="0.73732101147505" calcext:value-type="float">
            <text:p>0.73732101147505</text:p>
          </table:table-cell>
          <table:table-cell office:value-type="float" office:value="0.474865140143796" calcext:value-type="float">
            <text:p>0.474865140143796</text:p>
          </table:table-cell>
          <table:table-cell office:value-type="float" office:value="0.356047330483637" calcext:value-type="float">
            <text:p>0.356047330483637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8319028751267" calcext:value-type="float">
            <text:p>0.98319028751267</text:p>
          </table:table-cell>
          <table:table-cell office:value-type="float" office:value="0.983081968199488" calcext:value-type="float">
            <text:p>0.983081968199488</text:p>
          </table:table-cell>
          <table:table-cell office:value-type="float" office:value="0.991205182359175" calcext:value-type="float">
            <text:p>0.991205182359175</text:p>
          </table:table-cell>
          <table:table-cell office:value-type="float" office:value="0.991461201612857" calcext:value-type="float">
            <text:p>0.991461201612857</text:p>
          </table:table-cell>
          <table:table-cell office:value-type="float" office:value="0.992314080307557" calcext:value-type="float">
            <text:p>0.992314080307557</text:p>
          </table:table-cell>
          <table:table-cell office:value-type="float" office:value="0.980764126634776" calcext:value-type="float">
            <text:p>0.980764126634776</text:p>
          </table:table-cell>
          <table:table-cell office:value-type="float" office:value="0.153433718177881" calcext:value-type="float">
            <text:p>0.153433718177881</text:p>
          </table:table-cell>
          <table:table-cell office:value-type="float" office:value="0.0845195462339886" calcext:value-type="float">
            <text:p>0.084519546233989</text:p>
          </table:table-cell>
          <table:table-cell office:value-type="float" office:value="0.98269667833783" calcext:value-type="float">
            <text:p>0.98269667833783</text:p>
          </table:table-cell>
          <table:table-cell office:value-type="float" office:value="0.991523231133582" calcext:value-type="float">
            <text:p>0.991523231133582</text:p>
          </table:table-cell>
          <table:table-cell office:value-type="float" office:value="0.985552006237602" calcext:value-type="float">
            <text:p>0.985552006237602</text:p>
          </table:table-cell>
          <table:table-cell office:value-type="float" office:value="0.990638209356742" calcext:value-type="float">
            <text:p>0.990638209356742</text:p>
          </table:table-cell>
          <table:table-cell office:value-type="float" office:value="0.82215719560677" calcext:value-type="float">
            <text:p>0.82215719560677</text:p>
          </table:table-cell>
          <table:table-cell office:value-type="float" office:value="0.950130699360685" calcext:value-type="float">
            <text:p>0.950130699360685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791789990394087" calcext:value-type="float">
            <text:p>0.791789990394087</text:p>
          </table:table-cell>
          <table:table-cell office:value-type="float" office:value="0.776262348293745" calcext:value-type="float">
            <text:p>0.776262348293745</text:p>
          </table:table-cell>
          <table:table-cell office:value-type="float" office:value="0.787887635817843" calcext:value-type="float">
            <text:p>0.787887635817843</text:p>
          </table:table-cell>
          <table:table-cell office:value-type="float" office:value="0.735375281037415" calcext:value-type="float">
            <text:p>0.735375281037415</text:p>
          </table:table-cell>
          <table:table-cell office:value-type="float" office:value="0.408880469031294" calcext:value-type="float">
            <text:p>0.408880469031294</text:p>
          </table:table-cell>
          <table:table-cell office:value-type="float" office:value="0.475585476337541" calcext:value-type="float">
            <text:p>0.475585476337541</text:p>
          </table:table-cell>
          <table:table-cell office:value-type="float" office:value="0.179936000026246" calcext:value-type="float">
            <text:p>0.179936000026246</text:p>
          </table:table-cell>
          <table:table-cell office:value-type="float" office:value="-0.166839656986294" calcext:value-type="float">
            <text:p>-0.166839656986294</text:p>
          </table:table-cell>
          <table:table-cell office:value-type="float" office:value="0.76574776983359" calcext:value-type="float">
            <text:p>0.76574776983359</text:p>
          </table:table-cell>
          <table:table-cell office:value-type="float" office:value="0.780344836972475" calcext:value-type="float">
            <text:p>0.780344836972475</text:p>
          </table:table-cell>
          <table:table-cell office:value-type="float" office:value="0.69968178495357" calcext:value-type="float">
            <text:p>0.69968178495357</text:p>
          </table:table-cell>
          <table:table-cell office:value-type="float" office:value="0.739015921033209" calcext:value-type="float">
            <text:p>0.739015921033209</text:p>
          </table:table-cell>
          <table:table-cell office:value-type="float" office:value="0.361237371734571" calcext:value-type="float">
            <text:p>0.361237371734571</text:p>
          </table:table-cell>
          <table:table-cell office:value-type="float" office:value="0.281529991085999" calcext:value-type="float">
            <text:p>0.281529991085999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774430906385446" calcext:value-type="float">
            <text:p>0.774430906385446</text:p>
          </table:table-cell>
          <table:table-cell office:value-type="float" office:value="0.77496340625323" calcext:value-type="float">
            <text:p>0.77496340625323</text:p>
          </table:table-cell>
          <table:table-cell office:value-type="float" office:value="0.781773682361027" calcext:value-type="float">
            <text:p>0.781773682361027</text:p>
          </table:table-cell>
          <table:table-cell office:value-type="float" office:value="0.781224041000707" calcext:value-type="float">
            <text:p>0.781224041000707</text:p>
          </table:table-cell>
          <table:table-cell office:value-type="float" office:value="0.665607346612472" calcext:value-type="float">
            <text:p>0.665607346612472</text:p>
          </table:table-cell>
          <table:table-cell office:value-type="float" office:value="0.739379884420114" calcext:value-type="float">
            <text:p>0.739379884420114</text:p>
          </table:table-cell>
          <table:table-cell office:value-type="float" office:value="0.370262173323812" calcext:value-type="float">
            <text:p>0.370262173323812</text:p>
          </table:table-cell>
          <table:table-cell office:value-type="float" office:value="0.0582297922308568" calcext:value-type="float">
            <text:p>0.058229792230857</text:p>
          </table:table-cell>
          <table:table-cell office:value-type="float" office:value="0.772767642764265" calcext:value-type="float">
            <text:p>0.772767642764265</text:p>
          </table:table-cell>
          <table:table-cell office:value-type="float" office:value="0.762485786030133" calcext:value-type="float">
            <text:p>0.762485786030133</text:p>
          </table:table-cell>
          <table:table-cell office:value-type="float" office:value="0.7673697133661" calcext:value-type="float">
            <text:p>0.7673697133661</text:p>
          </table:table-cell>
          <table:table-cell office:value-type="float" office:value="0.772639085475946" calcext:value-type="float">
            <text:p>0.772639085475946</text:p>
          </table:table-cell>
          <table:table-cell office:value-type="float" office:value="0.765900021692759" calcext:value-type="float">
            <text:p>0.765900021692759</text:p>
          </table:table-cell>
          <table:table-cell office:value-type="float" office:value="0.764397262145099" calcext:value-type="float">
            <text:p>0.764397262145099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87103877890598" calcext:value-type="float">
            <text:p>0.987103877890598</text:p>
          </table:table-cell>
          <table:table-cell office:value-type="float" office:value="0.989276722121303" calcext:value-type="float">
            <text:p>0.989276722121303</text:p>
          </table:table-cell>
          <table:table-cell office:value-type="float" office:value="0.987466022759387" calcext:value-type="float">
            <text:p>0.987466022759387</text:p>
          </table:table-cell>
          <table:table-cell office:value-type="float" office:value="0.986259498340483" calcext:value-type="float">
            <text:p>0.986259498340483</text:p>
          </table:table-cell>
          <table:table-cell office:value-type="float" office:value="0.98219557062309" calcext:value-type="float">
            <text:p>0.98219557062309</text:p>
          </table:table-cell>
          <table:table-cell office:value-type="float" office:value="0.976946058509072" calcext:value-type="float">
            <text:p>0.976946058509072</text:p>
          </table:table-cell>
          <table:table-cell office:value-type="float" office:value="0.42004557511246" calcext:value-type="float">
            <text:p>0.42004557511246</text:p>
          </table:table-cell>
          <table:table-cell office:value-type="float" office:value="0.792916579667601" calcext:value-type="float">
            <text:p>0.792916579667601</text:p>
          </table:table-cell>
          <table:table-cell office:value-type="float" office:value="0.98797657524476" calcext:value-type="float">
            <text:p>0.98797657524476</text:p>
          </table:table-cell>
          <table:table-cell office:value-type="float" office:value="0.990413449920182" calcext:value-type="float">
            <text:p>0.990413449920182</text:p>
          </table:table-cell>
          <table:table-cell office:value-type="float" office:value="0.990195456175383" calcext:value-type="float">
            <text:p>0.990195456175383</text:p>
          </table:table-cell>
          <table:table-cell office:value-type="float" office:value="0.987337491102315" calcext:value-type="float">
            <text:p>0.987337491102315</text:p>
          </table:table-cell>
          <table:table-cell office:value-type="float" office:value="0.992429931069407" calcext:value-type="float">
            <text:p>0.992429931069407</text:p>
          </table:table-cell>
          <table:table-cell office:value-type="float" office:value="0.931602946765051" calcext:value-type="float">
            <text:p>0.931602946765051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771207913788431" calcext:value-type="float">
            <text:p>0.771207913788431</text:p>
          </table:table-cell>
          <table:table-cell office:value-type="float" office:value="0.766010564847572" calcext:value-type="float">
            <text:p>0.766010564847572</text:p>
          </table:table-cell>
          <table:table-cell office:value-type="float" office:value="0.769591200826196" calcext:value-type="float">
            <text:p>0.769591200826196</text:p>
          </table:table-cell>
          <table:table-cell office:value-type="float" office:value="0.764403793425728" calcext:value-type="float">
            <text:p>0.764403793425728</text:p>
          </table:table-cell>
          <table:table-cell office:value-type="float" office:value="0.754006686529225" calcext:value-type="float">
            <text:p>0.754006686529225</text:p>
          </table:table-cell>
          <table:table-cell office:value-type="float" office:value="0.736870352805892" calcext:value-type="float">
            <text:p>0.736870352805892</text:p>
          </table:table-cell>
          <table:table-cell office:value-type="float" office:value="0.415222564067663" calcext:value-type="float">
            <text:p>0.415222564067663</text:p>
          </table:table-cell>
          <table:table-cell office:value-type="float" office:value="0.657179900040529" calcext:value-type="float">
            <text:p>0.657179900040529</text:p>
          </table:table-cell>
          <table:table-cell office:value-type="float" office:value="0.783221452819124" calcext:value-type="float">
            <text:p>0.783221452819124</text:p>
          </table:table-cell>
          <table:table-cell office:value-type="float" office:value="0.779335463789652" calcext:value-type="float">
            <text:p>0.779335463789652</text:p>
          </table:table-cell>
          <table:table-cell office:value-type="float" office:value="0.756986955450553" calcext:value-type="float">
            <text:p>0.756986955450553</text:p>
          </table:table-cell>
          <table:table-cell office:value-type="float" office:value="0.777058838211057" calcext:value-type="float">
            <text:p>0.777058838211057</text:p>
          </table:table-cell>
          <table:table-cell office:value-type="float" office:value="0.747487756194671" calcext:value-type="float">
            <text:p>0.747487756194671</text:p>
          </table:table-cell>
          <table:table-cell office:value-type="float" office:value="0.767308149641271" calcext:value-type="float">
            <text:p>0.76730814964127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784470814676102" calcext:value-type="float">
            <text:p>0.784470814676102</text:p>
          </table:table-cell>
          <table:table-cell office:value-type="float" office:value="0.771402957008094" calcext:value-type="float">
            <text:p>0.771402957008094</text:p>
          </table:table-cell>
          <table:table-cell office:value-type="float" office:value="0.781265152585541" calcext:value-type="float">
            <text:p>0.781265152585541</text:p>
          </table:table-cell>
          <table:table-cell office:value-type="float" office:value="0.766255019377522" calcext:value-type="float">
            <text:p>0.766255019377522</text:p>
          </table:table-cell>
          <table:table-cell office:value-type="float" office:value="0.47419378249354" calcext:value-type="float">
            <text:p>0.47419378249354</text:p>
          </table:table-cell>
          <table:table-cell office:value-type="float" office:value="0.141406074307394" calcext:value-type="float">
            <text:p>0.141406074307394</text:p>
          </table:table-cell>
          <table:table-cell office:value-type="float" office:value="0.148525111602211" calcext:value-type="float">
            <text:p>0.148525111602211</text:p>
          </table:table-cell>
          <table:table-cell office:value-type="float" office:value="0.02244868957443" calcext:value-type="float">
            <text:p>0.02244868957443</text:p>
          </table:table-cell>
          <table:table-cell office:value-type="float" office:value="0.77753270489211" calcext:value-type="float">
            <text:p>0.77753270489211</text:p>
          </table:table-cell>
          <table:table-cell office:value-type="float" office:value="0.790336685155996" calcext:value-type="float">
            <text:p>0.790336685155996</text:p>
          </table:table-cell>
          <table:table-cell office:value-type="float" office:value="0.765189080895489" calcext:value-type="float">
            <text:p>0.765189080895489</text:p>
          </table:table-cell>
          <table:table-cell office:value-type="float" office:value="0.782986491485446" calcext:value-type="float">
            <text:p>0.782986491485446</text:p>
          </table:table-cell>
          <table:table-cell office:value-type="float" office:value="0.462515233708069" calcext:value-type="float">
            <text:p>0.462515233708069</text:p>
          </table:table-cell>
          <table:table-cell office:value-type="float" office:value="0.462111823280264" calcext:value-type="float">
            <text:p>0.462111823280264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755859720713171" calcext:value-type="float">
            <text:p>0.755859720713171</text:p>
          </table:table-cell>
          <table:table-cell office:value-type="float" office:value="0.750577759994468" calcext:value-type="float">
            <text:p>0.750577759994468</text:p>
          </table:table-cell>
          <table:table-cell office:value-type="float" office:value="0.762546083960018" calcext:value-type="float">
            <text:p>0.762546083960018</text:p>
          </table:table-cell>
          <table:table-cell office:value-type="float" office:value="0.751650375595782" calcext:value-type="float">
            <text:p>0.751650375595782</text:p>
          </table:table-cell>
          <table:table-cell office:value-type="float" office:value="0.602115179551527" calcext:value-type="float">
            <text:p>0.602115179551527</text:p>
          </table:table-cell>
          <table:table-cell office:value-type="float" office:value="0.696323773709483" calcext:value-type="float">
            <text:p>0.696323773709483</text:p>
          </table:table-cell>
          <table:table-cell office:value-type="float" office:value="0.430021481318612" calcext:value-type="float">
            <text:p>0.430021481318612</text:p>
          </table:table-cell>
          <table:table-cell office:value-type="float" office:value="0.460647994073557" calcext:value-type="float">
            <text:p>0.460647994073557</text:p>
          </table:table-cell>
          <table:table-cell office:value-type="float" office:value="0.744937128572019" calcext:value-type="float">
            <text:p>0.744937128572019</text:p>
          </table:table-cell>
          <table:table-cell office:value-type="float" office:value="0.753306835546083" calcext:value-type="float">
            <text:p>0.753306835546083</text:p>
          </table:table-cell>
          <table:table-cell office:value-type="float" office:value="0.752925603084974" calcext:value-type="float">
            <text:p>0.752925603084974</text:p>
          </table:table-cell>
          <table:table-cell office:value-type="float" office:value="0.729701546400972" calcext:value-type="float">
            <text:p>0.729701546400972</text:p>
          </table:table-cell>
          <table:table-cell office:value-type="float" office:value="0.384743793223623" calcext:value-type="float">
            <text:p>0.384743793223623</text:p>
          </table:table-cell>
          <table:table-cell office:value-type="float" office:value="0.692314882149218" calcext:value-type="float">
            <text:p>0.692314882149218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765086671541561" calcext:value-type="float">
            <text:p>0.765086671541561</text:p>
          </table:table-cell>
          <table:table-cell office:value-type="float" office:value="0.749167583192309" calcext:value-type="float">
            <text:p>0.749167583192309</text:p>
          </table:table-cell>
          <table:table-cell office:value-type="float" office:value="0.751736452785146" calcext:value-type="float">
            <text:p>0.751736452785146</text:p>
          </table:table-cell>
          <table:table-cell office:value-type="float" office:value="0.719331217285277" calcext:value-type="float">
            <text:p>0.719331217285277</text:p>
          </table:table-cell>
          <table:table-cell office:value-type="float" office:value="0.316574596527136" calcext:value-type="float">
            <text:p>0.316574596527136</text:p>
          </table:table-cell>
          <table:table-cell office:value-type="float" office:value="0.388479014469342" calcext:value-type="float">
            <text:p>0.388479014469342</text:p>
          </table:table-cell>
          <table:table-cell office:value-type="float" office:value="0.149682279563881" calcext:value-type="float">
            <text:p>0.149682279563881</text:p>
          </table:table-cell>
          <table:table-cell office:value-type="float" office:value="0.210873498512357" calcext:value-type="float">
            <text:p>0.210873498512357</text:p>
          </table:table-cell>
          <table:table-cell office:value-type="float" office:value="0.757607612169897" calcext:value-type="float">
            <text:p>0.757607612169897</text:p>
          </table:table-cell>
          <table:table-cell office:value-type="float" office:value="0.768660159544067" calcext:value-type="float">
            <text:p>0.768660159544067</text:p>
          </table:table-cell>
          <table:table-cell office:value-type="float" office:value="0.764101368755279" calcext:value-type="float">
            <text:p>0.764101368755279</text:p>
          </table:table-cell>
          <table:table-cell office:value-type="float" office:value="0.739798455965548" calcext:value-type="float">
            <text:p>0.739798455965548</text:p>
          </table:table-cell>
          <table:table-cell office:value-type="float" office:value="0.0724380994513543" calcext:value-type="float">
            <text:p>0.072438099451354</text:p>
          </table:table-cell>
          <table:table-cell office:value-type="float" office:value="0.375339019695379" calcext:value-type="float">
            <text:p>0.375339019695379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8659771337866" calcext:value-type="float">
            <text:p>0.98659771337866</text:p>
          </table:table-cell>
          <table:table-cell office:value-type="float" office:value="0.984954928978733" calcext:value-type="float">
            <text:p>0.984954928978733</text:p>
          </table:table-cell>
          <table:table-cell office:value-type="float" office:value="0.985728371560504" calcext:value-type="float">
            <text:p>0.985728371560504</text:p>
          </table:table-cell>
          <table:table-cell office:value-type="float" office:value="0.986667045575169" calcext:value-type="float">
            <text:p>0.986667045575169</text:p>
          </table:table-cell>
          <table:table-cell office:value-type="float" office:value="0.992778385947267" calcext:value-type="float">
            <text:p>0.992778385947267</text:p>
          </table:table-cell>
          <table:table-cell office:value-type="float" office:value="0.978390510158146" calcext:value-type="float">
            <text:p>0.978390510158146</text:p>
          </table:table-cell>
          <table:table-cell office:value-type="float" office:value="-0.266789028704899" calcext:value-type="float">
            <text:p>-0.266789028704899</text:p>
          </table:table-cell>
          <table:table-cell office:value-type="float" office:value="0.708368869613927" calcext:value-type="float">
            <text:p>0.708368869613927</text:p>
          </table:table-cell>
          <table:table-cell office:value-type="float" office:value="0.975527681323376" calcext:value-type="float">
            <text:p>0.975527681323376</text:p>
          </table:table-cell>
          <table:table-cell office:value-type="float" office:value="0.987676384652955" calcext:value-type="float">
            <text:p>0.987676384652955</text:p>
          </table:table-cell>
          <table:table-cell office:value-type="float" office:value="0.981785770918534" calcext:value-type="float">
            <text:p>0.981785770918534</text:p>
          </table:table-cell>
          <table:table-cell office:value-type="float" office:value="0.983792473827132" calcext:value-type="float">
            <text:p>0.983792473827132</text:p>
          </table:table-cell>
          <table:table-cell office:value-type="float" office:value="0.992556893497519" calcext:value-type="float">
            <text:p>0.992556893497519</text:p>
          </table:table-cell>
          <table:table-cell office:value-type="float" office:value="0.988429025947986" calcext:value-type="float">
            <text:p>0.988429025947986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736782139893449" calcext:value-type="float">
            <text:p>0.736782139893449</text:p>
          </table:table-cell>
          <table:table-cell office:value-type="float" office:value="0.740698230608552" calcext:value-type="float">
            <text:p>0.740698230608552</text:p>
          </table:table-cell>
          <table:table-cell office:value-type="float" office:value="0.741258476170273" calcext:value-type="float">
            <text:p>0.741258476170273</text:p>
          </table:table-cell>
          <table:table-cell office:value-type="float" office:value="0.714533701383231" calcext:value-type="float">
            <text:p>0.714533701383231</text:p>
          </table:table-cell>
          <table:table-cell office:value-type="float" office:value="0.383921924189724" calcext:value-type="float">
            <text:p>0.383921924189724</text:p>
          </table:table-cell>
          <table:table-cell office:value-type="float" office:value="0.672178943471304" calcext:value-type="float">
            <text:p>0.672178943471304</text:p>
          </table:table-cell>
          <table:table-cell office:value-type="float" office:value="0.00961784678317585" calcext:value-type="float">
            <text:p>0.009617846783176</text:p>
          </table:table-cell>
          <table:table-cell office:value-type="float" office:value="0.155701677093878" calcext:value-type="float">
            <text:p>0.155701677093878</text:p>
          </table:table-cell>
          <table:table-cell office:value-type="float" office:value="0.726203877858771" calcext:value-type="float">
            <text:p>0.726203877858771</text:p>
          </table:table-cell>
          <table:table-cell office:value-type="float" office:value="0.726203408959275" calcext:value-type="float">
            <text:p>0.726203408959275</text:p>
          </table:table-cell>
          <table:table-cell office:value-type="float" office:value="0.723705601830209" calcext:value-type="float">
            <text:p>0.723705601830209</text:p>
          </table:table-cell>
          <table:table-cell office:value-type="float" office:value="0.726446993830584" calcext:value-type="float">
            <text:p>0.726446993830584</text:p>
          </table:table-cell>
          <table:table-cell office:value-type="float" office:value="0.197568202513324" calcext:value-type="float">
            <text:p>0.197568202513324</text:p>
          </table:table-cell>
          <table:table-cell office:value-type="float" office:value="0.620257760090326" calcext:value-type="float">
            <text:p>0.620257760090326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89618228901546" calcext:value-type="float">
            <text:p>0.989618228901546</text:p>
          </table:table-cell>
          <table:table-cell office:value-type="float" office:value="0.987529063099063" calcext:value-type="float">
            <text:p>0.987529063099063</text:p>
          </table:table-cell>
          <table:table-cell office:value-type="float" office:value="0.99030074567273" calcext:value-type="float">
            <text:p>0.99030074567273</text:p>
          </table:table-cell>
          <table:table-cell office:value-type="float" office:value="0.992479156718724" calcext:value-type="float">
            <text:p>0.992479156718724</text:p>
          </table:table-cell>
          <table:table-cell office:value-type="float" office:value="0.882533384643257" calcext:value-type="float">
            <text:p>0.882533384643257</text:p>
          </table:table-cell>
          <table:table-cell office:value-type="float" office:value="0.988918438502793" calcext:value-type="float">
            <text:p>0.988918438502793</text:p>
          </table:table-cell>
          <table:table-cell office:value-type="float" office:value="0.32613402914556" calcext:value-type="float">
            <text:p>0.32613402914556</text:p>
          </table:table-cell>
          <table:table-cell office:value-type="float" office:value="0.584645486991792" calcext:value-type="float">
            <text:p>0.584645486991792</text:p>
          </table:table-cell>
          <table:table-cell office:value-type="float" office:value="0.989924213185923" calcext:value-type="float">
            <text:p>0.989924213185923</text:p>
          </table:table-cell>
          <table:table-cell office:value-type="float" office:value="0.986371447609339" calcext:value-type="float">
            <text:p>0.986371447609339</text:p>
          </table:table-cell>
          <table:table-cell office:value-type="float" office:value="0.993790208800111" calcext:value-type="float">
            <text:p>0.993790208800111</text:p>
          </table:table-cell>
          <table:table-cell office:value-type="float" office:value="0.980362372767048" calcext:value-type="float">
            <text:p>0.980362372767048</text:p>
          </table:table-cell>
          <table:table-cell office:value-type="float" office:value="0.85406511042687" calcext:value-type="float">
            <text:p>0.85406511042687</text:p>
          </table:table-cell>
          <table:table-cell office:value-type="float" office:value="0.99347633340156" calcext:value-type="float">
            <text:p>0.99347633340156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87608534475705" calcext:value-type="float">
            <text:p>0.987608534475705</text:p>
          </table:table-cell>
          <table:table-cell office:value-type="float" office:value="0.983344619578842" calcext:value-type="float">
            <text:p>0.983344619578842</text:p>
          </table:table-cell>
          <table:table-cell office:value-type="float" office:value="0.992245404276302" calcext:value-type="float">
            <text:p>0.992245404276302</text:p>
          </table:table-cell>
          <table:table-cell office:value-type="float" office:value="0.991597408614618" calcext:value-type="float">
            <text:p>0.991597408614618</text:p>
          </table:table-cell>
          <table:table-cell office:value-type="float" office:value="0.208692073023739" calcext:value-type="float">
            <text:p>0.208692073023739</text:p>
          </table:table-cell>
          <table:table-cell office:value-type="float" office:value="0.988826534039194" calcext:value-type="float">
            <text:p>0.988826534039194</text:p>
          </table:table-cell>
          <table:table-cell office:value-type="float" office:value="0.0883280429749604" calcext:value-type="float">
            <text:p>0.08832804297496</text:p>
          </table:table-cell>
          <table:table-cell office:value-type="float" office:value="0.221664657439098" calcext:value-type="float">
            <text:p>0.221664657439098</text:p>
          </table:table-cell>
          <table:table-cell office:value-type="float" office:value="0.986931990189264" calcext:value-type="float">
            <text:p>0.986931990189264</text:p>
          </table:table-cell>
          <table:table-cell office:value-type="float" office:value="0.990539398452898" calcext:value-type="float">
            <text:p>0.990539398452898</text:p>
          </table:table-cell>
          <table:table-cell office:value-type="float" office:value="0.988625756933477" calcext:value-type="float">
            <text:p>0.988625756933477</text:p>
          </table:table-cell>
          <table:table-cell office:value-type="float" office:value="0.992027216969946" calcext:value-type="float">
            <text:p>0.992027216969946</text:p>
          </table:table-cell>
          <table:table-cell office:value-type="float" office:value="0.964061839199939" calcext:value-type="float">
            <text:p>0.964061839199939</text:p>
          </table:table-cell>
          <table:table-cell office:value-type="float" office:value="0.970726671702018" calcext:value-type="float">
            <text:p>0.970726671702018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89756244995087" calcext:value-type="float">
            <text:p>0.989756244995087</text:p>
          </table:table-cell>
          <table:table-cell office:value-type="float" office:value="0.989076568269474" calcext:value-type="float">
            <text:p>0.989076568269474</text:p>
          </table:table-cell>
          <table:table-cell office:value-type="float" office:value="0.987847872655272" calcext:value-type="float">
            <text:p>0.987847872655272</text:p>
          </table:table-cell>
          <table:table-cell office:value-type="float" office:value="0.982913861396943" calcext:value-type="float">
            <text:p>0.982913861396943</text:p>
          </table:table-cell>
          <table:table-cell office:value-type="float" office:value="0.712807624862996" calcext:value-type="float">
            <text:p>0.712807624862996</text:p>
          </table:table-cell>
          <table:table-cell office:value-type="float" office:value="0.979638773101965" calcext:value-type="float">
            <text:p>0.979638773101965</text:p>
          </table:table-cell>
          <table:table-cell office:value-type="float" office:value="0.386276196761639" calcext:value-type="float">
            <text:p>0.386276196761639</text:p>
          </table:table-cell>
          <table:table-cell office:value-type="float" office:value="0.707727583347254" calcext:value-type="float">
            <text:p>0.707727583347254</text:p>
          </table:table-cell>
          <table:table-cell office:value-type="float" office:value="0.98848158219312" calcext:value-type="float">
            <text:p>0.98848158219312</text:p>
          </table:table-cell>
          <table:table-cell office:value-type="float" office:value="0.990540452805521" calcext:value-type="float">
            <text:p>0.990540452805521</text:p>
          </table:table-cell>
          <table:table-cell office:value-type="float" office:value="0.990233565656715" calcext:value-type="float">
            <text:p>0.990233565656715</text:p>
          </table:table-cell>
          <table:table-cell office:value-type="float" office:value="0.992286015507156" calcext:value-type="float">
            <text:p>0.992286015507156</text:p>
          </table:table-cell>
          <table:table-cell office:value-type="float" office:value="0.77492106675143" calcext:value-type="float">
            <text:p>0.77492106675143</text:p>
          </table:table-cell>
          <table:table-cell office:value-type="float" office:value="0.978319029257268" calcext:value-type="float">
            <text:p>0.978319029257268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89692031032616" calcext:value-type="float">
            <text:p>0.989692031032616</text:p>
          </table:table-cell>
          <table:table-cell office:value-type="float" office:value="0.987815197242035" calcext:value-type="float">
            <text:p>0.987815197242035</text:p>
          </table:table-cell>
          <table:table-cell office:value-type="float" office:value="0.990552259691231" calcext:value-type="float">
            <text:p>0.990552259691231</text:p>
          </table:table-cell>
          <table:table-cell office:value-type="float" office:value="0.98488638982039" calcext:value-type="float">
            <text:p>0.98488638982039</text:p>
          </table:table-cell>
          <table:table-cell office:value-type="float" office:value="0.951518626860202" calcext:value-type="float">
            <text:p>0.951518626860202</text:p>
          </table:table-cell>
          <table:table-cell office:value-type="float" office:value="0.990302489097111" calcext:value-type="float">
            <text:p>0.990302489097111</text:p>
          </table:table-cell>
          <table:table-cell office:value-type="float" office:value="0.144632547712109" calcext:value-type="float">
            <text:p>0.144632547712109</text:p>
          </table:table-cell>
          <table:table-cell office:value-type="float" office:value="0.549421757395343" calcext:value-type="float">
            <text:p>0.549421757395343</text:p>
          </table:table-cell>
          <table:table-cell office:value-type="float" office:value="0.985535038357011" calcext:value-type="float">
            <text:p>0.985535038357011</text:p>
          </table:table-cell>
          <table:table-cell office:value-type="float" office:value="0.987288734896353" calcext:value-type="float">
            <text:p>0.987288734896353</text:p>
          </table:table-cell>
          <table:table-cell office:value-type="float" office:value="0.974220430606857" calcext:value-type="float">
            <text:p>0.974220430606857</text:p>
          </table:table-cell>
          <table:table-cell office:value-type="float" office:value="0.986615888090711" calcext:value-type="float">
            <text:p>0.986615888090711</text:p>
          </table:table-cell>
          <table:table-cell office:value-type="float" office:value="0.935159114800956" calcext:value-type="float">
            <text:p>0.935159114800956</text:p>
          </table:table-cell>
          <table:table-cell office:value-type="float" office:value="0.991382443959374" calcext:value-type="float">
            <text:p>0.991382443959374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90983710562994" calcext:value-type="float">
            <text:p>0.990983710562994</text:p>
          </table:table-cell>
          <table:table-cell office:value-type="float" office:value="0.988270334228005" calcext:value-type="float">
            <text:p>0.988270334228005</text:p>
          </table:table-cell>
          <table:table-cell office:value-type="float" office:value="0.98839895101898" calcext:value-type="float">
            <text:p>0.98839895101898</text:p>
          </table:table-cell>
          <table:table-cell office:value-type="float" office:value="0.978168500111372" calcext:value-type="float">
            <text:p>0.978168500111372</text:p>
          </table:table-cell>
          <table:table-cell office:value-type="float" office:value="0.96913939083825" calcext:value-type="float">
            <text:p>0.96913939083825</text:p>
          </table:table-cell>
          <table:table-cell office:value-type="float" office:value="0.988206456450529" calcext:value-type="float">
            <text:p>0.988206456450529</text:p>
          </table:table-cell>
          <table:table-cell office:value-type="float" office:value="0.353426749102511" calcext:value-type="float">
            <text:p>0.353426749102511</text:p>
          </table:table-cell>
          <table:table-cell office:value-type="float" office:value="0.396792319962752" calcext:value-type="float">
            <text:p>0.396792319962752</text:p>
          </table:table-cell>
          <table:table-cell office:value-type="float" office:value="0.983504611019806" calcext:value-type="float">
            <text:p>0.983504611019806</text:p>
          </table:table-cell>
          <table:table-cell office:value-type="float" office:value="0.990453465630159" calcext:value-type="float">
            <text:p>0.990453465630159</text:p>
          </table:table-cell>
          <table:table-cell office:value-type="float" office:value="0.991845852435189" calcext:value-type="float">
            <text:p>0.991845852435189</text:p>
          </table:table-cell>
          <table:table-cell office:value-type="float" office:value="0.991072999067137" calcext:value-type="float">
            <text:p>0.991072999067137</text:p>
          </table:table-cell>
          <table:table-cell office:value-type="float" office:value="0.922732468337626" calcext:value-type="float">
            <text:p>0.922732468337626</text:p>
          </table:table-cell>
          <table:table-cell office:value-type="float" office:value="0.991942497960867" calcext:value-type="float">
            <text:p>0.991942497960867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745228895945171" calcext:value-type="float">
            <text:p>0.745228895945171</text:p>
          </table:table-cell>
          <table:table-cell office:value-type="float" office:value="0.745855498731809" calcext:value-type="float">
            <text:p>0.745855498731809</text:p>
          </table:table-cell>
          <table:table-cell office:value-type="float" office:value="0.753084993910531" calcext:value-type="float">
            <text:p>0.753084993910531</text:p>
          </table:table-cell>
          <table:table-cell office:value-type="float" office:value="0.686396180114333" calcext:value-type="float">
            <text:p>0.686396180114333</text:p>
          </table:table-cell>
          <table:table-cell office:value-type="float" office:value="0.361385537335609" calcext:value-type="float">
            <text:p>0.361385537335609</text:p>
          </table:table-cell>
          <table:table-cell office:value-type="float" office:value="0.362283925259024" calcext:value-type="float">
            <text:p>0.362283925259024</text:p>
          </table:table-cell>
          <table:table-cell office:value-type="float" office:value="0.135372053802715" calcext:value-type="float">
            <text:p>0.135372053802715</text:p>
          </table:table-cell>
          <table:table-cell office:value-type="float" office:value="0.0496700446637795" calcext:value-type="float">
            <text:p>0.04967004466378</text:p>
          </table:table-cell>
          <table:table-cell office:value-type="float" office:value="0.755828566249734" calcext:value-type="float">
            <text:p>0.755828566249734</text:p>
          </table:table-cell>
          <table:table-cell office:value-type="float" office:value="0.74719388594324" calcext:value-type="float">
            <text:p>0.74719388594324</text:p>
          </table:table-cell>
          <table:table-cell office:value-type="float" office:value="0.724413863218665" calcext:value-type="float">
            <text:p>0.724413863218665</text:p>
          </table:table-cell>
          <table:table-cell office:value-type="float" office:value="0.702717286474817" calcext:value-type="float">
            <text:p>0.702717286474817</text:p>
          </table:table-cell>
          <table:table-cell office:value-type="float" office:value="0.361024662810707" calcext:value-type="float">
            <text:p>0.361024662810707</text:p>
          </table:table-cell>
          <table:table-cell office:value-type="float" office:value="0.364036693308362" calcext:value-type="float">
            <text:p>0.364036693308362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924176307235782" calcext:value-type="float">
            <text:p>0.924176307235782</text:p>
          </table:table-cell>
          <table:table-cell office:value-type="float" office:value="0.959918279453972" calcext:value-type="float">
            <text:p>0.959918279453972</text:p>
          </table:table-cell>
          <table:table-cell office:value-type="float" office:value="0.909819023078562" calcext:value-type="float">
            <text:p>0.909819023078562</text:p>
          </table:table-cell>
          <table:table-cell office:value-type="float" office:value="0.914949532496603" calcext:value-type="float">
            <text:p>0.914949532496603</text:p>
          </table:table-cell>
          <table:table-cell office:value-type="float" office:value="0.990813688338918" calcext:value-type="float">
            <text:p>0.990813688338918</text:p>
          </table:table-cell>
          <table:table-cell office:value-type="float" office:value="0.97164328857604" calcext:value-type="float">
            <text:p>0.97164328857604</text:p>
          </table:table-cell>
          <table:table-cell office:value-type="float" office:value="0.0716403188972544" calcext:value-type="float">
            <text:p>0.071640318897254</text:p>
          </table:table-cell>
          <table:table-cell office:value-type="float" office:value="-0.179416428594291" calcext:value-type="float">
            <text:p>-0.179416428594291</text:p>
          </table:table-cell>
          <table:table-cell office:value-type="float" office:value="0.937675597836667" calcext:value-type="float">
            <text:p>0.937675597836667</text:p>
          </table:table-cell>
          <table:table-cell office:value-type="float" office:value="0.951248291454296" calcext:value-type="float">
            <text:p>0.951248291454296</text:p>
          </table:table-cell>
          <table:table-cell office:value-type="float" office:value="0.955822753340188" calcext:value-type="float">
            <text:p>0.955822753340188</text:p>
          </table:table-cell>
          <table:table-cell office:value-type="float" office:value="0.945925591775017" calcext:value-type="float">
            <text:p>0.945925591775017</text:p>
          </table:table-cell>
          <table:table-cell office:value-type="float" office:value="0.980351574447298" calcext:value-type="float">
            <text:p>0.980351574447298</text:p>
          </table:table-cell>
          <table:table-cell office:value-type="float" office:value="0.859528258328164" calcext:value-type="float">
            <text:p>0.859528258328164</text:p>
          </table:table-cell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2:.C83])" office:value-type="float" office:value="0.841713416932798" calcext:value-type="float">
            <text:p>0.841713416932798</text:p>
          </table:table-cell>
          <table:table-cell table:style-name="ce2" table:formula="of:=AVERAGE([.D62:.D83])" office:value-type="float" office:value="0.837521020698324" calcext:value-type="float">
            <text:p>0.837521020698324</text:p>
          </table:table-cell>
          <table:table-cell table:style-name="ce2" table:formula="of:=AVERAGE([.E62:.E83])" office:value-type="float" office:value="0.841467030699366" calcext:value-type="float">
            <text:p>0.841467030699366</text:p>
          </table:table-cell>
          <table:table-cell table:style-name="ce2" table:formula="of:=AVERAGE([.F62:.F83])" office:value-type="float" office:value="0.831304915718944" calcext:value-type="float">
            <text:p>0.831304915718944</text:p>
          </table:table-cell>
          <table:table-cell table:style-name="ce2" table:formula="of:=AVERAGE([.G62:.G83])" office:value-type="float" office:value="0.659746144523757" calcext:value-type="float">
            <text:p>0.659746144523757</text:p>
          </table:table-cell>
          <table:table-cell table:style-name="ce2" table:formula="of:=AVERAGE([.H62:.H83])" office:value-type="float" office:value="0.719799534330803" calcext:value-type="float">
            <text:p>0.719799534330803</text:p>
          </table:table-cell>
          <table:table-cell table:style-name="ce2" table:formula="of:=AVERAGE([.I62:.I83])" office:value-type="float" office:value="0.211733829299673" calcext:value-type="float">
            <text:p>0.211733829299673</text:p>
          </table:table-cell>
          <table:table-cell table:style-name="ce2" table:formula="of:=AVERAGE([.J62:.J83])" office:value-type="float" office:value="0.27790941203118" calcext:value-type="float">
            <text:p>0.27790941203118</text:p>
          </table:table-cell>
          <table:table-cell table:style-name="ce2" table:formula="of:=AVERAGE([.K62:.K83])" office:value-type="float" office:value="0.834863061695767" calcext:value-type="float">
            <text:p>0.834863061695767</text:p>
          </table:table-cell>
          <table:table-cell table:style-name="ce2" table:formula="of:=AVERAGE([.L62:.L83])" office:value-type="float" office:value="0.837160402035501" calcext:value-type="float">
            <text:p>0.837160402035501</text:p>
          </table:table-cell>
          <table:table-cell table:style-name="ce2" table:formula="of:=AVERAGE([.M62:.M83])" office:value-type="float" office:value="0.833163262287673" calcext:value-type="float">
            <text:p>0.833163262287673</text:p>
          </table:table-cell>
          <table:table-cell table:style-name="ce2" table:formula="of:=AVERAGE([.N62:.N83])" office:value-type="float" office:value="0.827604308890635" calcext:value-type="float">
            <text:p>0.827604308890635</text:p>
          </table:table-cell>
          <table:table-cell table:style-name="ce2" table:formula="of:=AVERAGE([.O62:.O83])" office:value-type="float" office:value="0.652331126502937" calcext:value-type="float">
            <text:p>0.652331126502937</text:p>
          </table:table-cell>
          <table:table-cell table:style-name="ce2" table:formula="of:=AVERAGE([.P62:.P83])" office:value-type="float" office:value="0.708421363238733" calcext:value-type="float">
            <text:p>0.708421363238733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Index of agreement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359099216999623" calcext:value-type="float">
            <text:p>0.359099216999623</text:p>
          </table:table-cell>
          <table:table-cell office:value-type="float" office:value="0.186608682515936" calcext:value-type="float">
            <text:p>0.186608682515936</text:p>
          </table:table-cell>
          <table:table-cell office:value-type="float" office:value="-0.400889627355267" calcext:value-type="float">
            <text:p>-0.400889627355267</text:p>
          </table:table-cell>
          <table:table-cell office:value-type="float" office:value="-0.414820525011102" calcext:value-type="float">
            <text:p>-0.414820525011102</text:p>
          </table:table-cell>
          <table:table-cell office:value-type="float" office:value="-0.222785386091456" calcext:value-type="float">
            <text:p>-0.222785386091456</text:p>
          </table:table-cell>
          <table:table-cell office:value-type="float" office:value="-1.00625826603233" calcext:value-type="float">
            <text:p>-1.00625826603233</text:p>
          </table:table-cell>
          <table:table-cell office:value-type="float" office:value="-0.265413171898295" calcext:value-type="float">
            <text:p>-0.265413171898295</text:p>
          </table:table-cell>
          <table:table-cell office:value-type="float" office:value="-0.657111266010674" calcext:value-type="float">
            <text:p>-0.657111266010674</text:p>
          </table:table-cell>
          <table:table-cell office:value-type="float" office:value="0.253594140990427" calcext:value-type="float">
            <text:p>0.253594140990427</text:p>
          </table:table-cell>
          <table:table-cell office:value-type="float" office:value="-0.185288693006401" calcext:value-type="float">
            <text:p>-0.185288693006401</text:p>
          </table:table-cell>
          <table:table-cell office:value-type="float" office:value="0.458623031198672" calcext:value-type="float">
            <text:p>0.458623031198672</text:p>
          </table:table-cell>
          <table:table-cell office:value-type="float" office:value="-0.0337392999349511" calcext:value-type="float">
            <text:p>-0.033739299934951</text:p>
          </table:table-cell>
          <table:table-cell office:value-type="float" office:value="-0.344897988395546" calcext:value-type="float">
            <text:p>-0.344897988395546</text:p>
          </table:table-cell>
          <table:table-cell office:value-type="float" office:value="-0.587000972703188" calcext:value-type="float">
            <text:p>-0.587000972703188</text:p>
          </table:table-cell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-0.00132325411671586" calcext:value-type="float">
            <text:p>-0.001323254116716</text:p>
          </table:table-cell>
          <table:table-cell office:value-type="float" office:value="0.427381221373553" calcext:value-type="float">
            <text:p>0.427381221373553</text:p>
          </table:table-cell>
          <table:table-cell office:value-type="float" office:value="0.480625277680481" calcext:value-type="float">
            <text:p>0.480625277680481</text:p>
          </table:table-cell>
          <table:table-cell office:value-type="float" office:value="0.427355433819036" calcext:value-type="float">
            <text:p>0.427355433819036</text:p>
          </table:table-cell>
          <table:table-cell office:value-type="float" office:value="0.440514785385925" calcext:value-type="float">
            <text:p>0.440514785385925</text:p>
          </table:table-cell>
          <table:table-cell office:value-type="float" office:value="0.379561370254794" calcext:value-type="float">
            <text:p>0.379561370254794</text:p>
          </table:table-cell>
          <table:table-cell office:value-type="float" office:value="-0.161698535934477" calcext:value-type="float">
            <text:p>-0.161698535934477</text:p>
          </table:table-cell>
          <table:table-cell office:value-type="float" office:value="0.170097033455079" calcext:value-type="float">
            <text:p>0.170097033455079</text:p>
          </table:table-cell>
          <table:table-cell office:value-type="float" office:value="0.127060887015606" calcext:value-type="float">
            <text:p>0.127060887015606</text:p>
          </table:table-cell>
          <table:table-cell office:value-type="float" office:value="0.416791052755914" calcext:value-type="float">
            <text:p>0.416791052755914</text:p>
          </table:table-cell>
          <table:table-cell office:value-type="float" office:value="0.49486717294367" calcext:value-type="float">
            <text:p>0.49486717294367</text:p>
          </table:table-cell>
          <table:table-cell office:value-type="float" office:value="0.434487803062288" calcext:value-type="float">
            <text:p>0.434487803062288</text:p>
          </table:table-cell>
          <table:table-cell office:value-type="float" office:value="0.193862244506258" calcext:value-type="float">
            <text:p>0.193862244506258</text:p>
          </table:table-cell>
          <table:table-cell office:value-type="float" office:value="0.356292157526352" calcext:value-type="float">
            <text:p>0.356292157526352</text:p>
          </table:table-cell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62064904469774" calcext:value-type="float">
            <text:p>0.562064904469774</text:p>
          </table:table-cell>
          <table:table-cell office:value-type="float" office:value="0.530093605748299" calcext:value-type="float">
            <text:p>0.530093605748299</text:p>
          </table:table-cell>
          <table:table-cell office:value-type="float" office:value="0.516123118588104" calcext:value-type="float">
            <text:p>0.516123118588104</text:p>
          </table:table-cell>
          <table:table-cell office:value-type="float" office:value="0.564731031893323" calcext:value-type="float">
            <text:p>0.564731031893323</text:p>
          </table:table-cell>
          <table:table-cell office:value-type="float" office:value="0.302579727572633" calcext:value-type="float">
            <text:p>0.302579727572633</text:p>
          </table:table-cell>
          <table:table-cell office:value-type="float" office:value="0.311689560819005" calcext:value-type="float">
            <text:p>0.311689560819005</text:p>
          </table:table-cell>
          <table:table-cell office:value-type="float" office:value="-1.1482875335894" calcext:value-type="float">
            <text:p>-1.1482875335894</text:p>
          </table:table-cell>
          <table:table-cell office:value-type="float" office:value="-0.284530575552445" calcext:value-type="float">
            <text:p>-0.284530575552445</text:p>
          </table:table-cell>
          <table:table-cell office:value-type="float" office:value="0.522357795986166" calcext:value-type="float">
            <text:p>0.522357795986166</text:p>
          </table:table-cell>
          <table:table-cell office:value-type="float" office:value="0.532571936364592" calcext:value-type="float">
            <text:p>0.532571936364592</text:p>
          </table:table-cell>
          <table:table-cell office:value-type="float" office:value="0.553975163759625" calcext:value-type="float">
            <text:p>0.553975163759625</text:p>
          </table:table-cell>
          <table:table-cell office:value-type="float" office:value="0.547087471783272" calcext:value-type="float">
            <text:p>0.547087471783272</text:p>
          </table:table-cell>
          <table:table-cell office:value-type="float" office:value="0.309307632479887" calcext:value-type="float">
            <text:p>0.309307632479887</text:p>
          </table:table-cell>
          <table:table-cell office:value-type="float" office:value="0.28625035718715" calcext:value-type="float">
            <text:p>0.28625035718715</text:p>
          </table:table-cell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439982457826014" calcext:value-type="float">
            <text:p>0.439982457826014</text:p>
          </table:table-cell>
          <table:table-cell office:value-type="float" office:value="0.411052659869052" calcext:value-type="float">
            <text:p>0.411052659869052</text:p>
          </table:table-cell>
          <table:table-cell office:value-type="float" office:value="0.430466839260047" calcext:value-type="float">
            <text:p>0.430466839260047</text:p>
          </table:table-cell>
          <table:table-cell office:value-type="float" office:value="0.379808535345097" calcext:value-type="float">
            <text:p>0.379808535345097</text:p>
          </table:table-cell>
          <table:table-cell office:value-type="float" office:value="0.00191602840599459" calcext:value-type="float">
            <text:p>0.001916028405995</text:p>
          </table:table-cell>
          <table:table-cell office:value-type="float" office:value="-0.0676382079989353" calcext:value-type="float">
            <text:p>-0.067638207998935</text:p>
          </table:table-cell>
          <table:table-cell office:value-type="float" office:value="-0.283631061800761" calcext:value-type="float">
            <text:p>-0.283631061800761</text:p>
          </table:table-cell>
          <table:table-cell office:value-type="float" office:value="-0.348811527055027" calcext:value-type="float">
            <text:p>-0.348811527055027</text:p>
          </table:table-cell>
          <table:table-cell office:value-type="float" office:value="0.444290918303605" calcext:value-type="float">
            <text:p>0.444290918303605</text:p>
          </table:table-cell>
          <table:table-cell office:value-type="float" office:value="0.374613639452117" calcext:value-type="float">
            <text:p>0.374613639452117</text:p>
          </table:table-cell>
          <table:table-cell office:value-type="float" office:value="0.292673970015153" calcext:value-type="float">
            <text:p>0.292673970015153</text:p>
          </table:table-cell>
          <table:table-cell office:value-type="float" office:value="0.299258064489431" calcext:value-type="float">
            <text:p>0.299258064489431</text:p>
          </table:table-cell>
          <table:table-cell office:value-type="float" office:value="-0.109285696180046" calcext:value-type="float">
            <text:p>-0.109285696180046</text:p>
          </table:table-cell>
          <table:table-cell office:value-type="float" office:value="-0.492227124533832" calcext:value-type="float">
            <text:p>-0.492227124533832</text:p>
          </table:table-cell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541747854803158" calcext:value-type="float">
            <text:p>0.541747854803158</text:p>
          </table:table-cell>
          <table:table-cell office:value-type="float" office:value="0.582837654963915" calcext:value-type="float">
            <text:p>0.582837654963915</text:p>
          </table:table-cell>
          <table:table-cell office:value-type="float" office:value="0.557031045749848" calcext:value-type="float">
            <text:p>0.557031045749848</text:p>
          </table:table-cell>
          <table:table-cell office:value-type="float" office:value="0.490177930850039" calcext:value-type="float">
            <text:p>0.490177930850039</text:p>
          </table:table-cell>
          <table:table-cell office:value-type="float" office:value="0.0853071304677263" calcext:value-type="float">
            <text:p>0.085307130467726</text:p>
          </table:table-cell>
          <table:table-cell office:value-type="float" office:value="0.0344631892757237" calcext:value-type="float">
            <text:p>0.034463189275724</text:p>
          </table:table-cell>
          <table:table-cell office:value-type="float" office:value="-0.261050077577577" calcext:value-type="float">
            <text:p>-0.261050077577577</text:p>
          </table:table-cell>
          <table:table-cell office:value-type="float" office:value="-0.240099129675483" calcext:value-type="float">
            <text:p>-0.240099129675483</text:p>
          </table:table-cell>
          <table:table-cell office:value-type="float" office:value="0.580929730975877" calcext:value-type="float">
            <text:p>0.580929730975877</text:p>
          </table:table-cell>
          <table:table-cell office:value-type="float" office:value="0.58501382534798" calcext:value-type="float">
            <text:p>0.58501382534798</text:p>
          </table:table-cell>
          <table:table-cell office:value-type="float" office:value="0.559554564263016" calcext:value-type="float">
            <text:p>0.559554564263016</text:p>
          </table:table-cell>
          <table:table-cell office:value-type="float" office:value="0.504564571502252" calcext:value-type="float">
            <text:p>0.504564571502252</text:p>
          </table:table-cell>
          <table:table-cell office:value-type="float" office:value="0.148557879343101" calcext:value-type="float">
            <text:p>0.148557879343101</text:p>
          </table:table-cell>
          <table:table-cell office:value-type="float" office:value="-0.0146090154471761" calcext:value-type="float">
            <text:p>-0.014609015447176</text:p>
          </table:table-cell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67387102366407" calcext:value-type="float">
            <text:p>0.967387102366407</text:p>
          </table:table-cell>
          <table:table-cell office:value-type="float" office:value="0.967236296602322" calcext:value-type="float">
            <text:p>0.967236296602322</text:p>
          </table:table-cell>
          <table:table-cell office:value-type="float" office:value="0.982776651741467" calcext:value-type="float">
            <text:p>0.982776651741467</text:p>
          </table:table-cell>
          <table:table-cell office:value-type="float" office:value="0.981592963753863" calcext:value-type="float">
            <text:p>0.981592963753863</text:p>
          </table:table-cell>
          <table:table-cell office:value-type="float" office:value="0.982864356970565" calcext:value-type="float">
            <text:p>0.982864356970565</text:p>
          </table:table-cell>
          <table:table-cell office:value-type="float" office:value="0.961149519191269" calcext:value-type="float">
            <text:p>0.961149519191269</text:p>
          </table:table-cell>
          <table:table-cell office:value-type="float" office:value="-0.0051267629253482" calcext:value-type="float">
            <text:p>-0.005126762925348</text:p>
          </table:table-cell>
          <table:table-cell office:value-type="float" office:value="-0.190794221429744" calcext:value-type="float">
            <text:p>-0.190794221429744</text:p>
          </table:table-cell>
          <table:table-cell office:value-type="float" office:value="0.966132103807342" calcext:value-type="float">
            <text:p>0.966132103807342</text:p>
          </table:table-cell>
          <table:table-cell office:value-type="float" office:value="0.98285573315955" calcext:value-type="float">
            <text:p>0.98285573315955</text:p>
          </table:table-cell>
          <table:table-cell office:value-type="float" office:value="0.971276071654049" calcext:value-type="float">
            <text:p>0.971276071654049</text:p>
          </table:table-cell>
          <table:table-cell office:value-type="float" office:value="0.980593345191832" calcext:value-type="float">
            <text:p>0.980593345191832</text:p>
          </table:table-cell>
          <table:table-cell office:value-type="float" office:value="0.52935960143294" calcext:value-type="float">
            <text:p>0.52935960143294</text:p>
          </table:table-cell>
          <table:table-cell office:value-type="float" office:value="0.89933821487076" calcext:value-type="float">
            <text:p>0.89933821487076</text:p>
          </table:table-cell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618451169901228" calcext:value-type="float">
            <text:p>0.618451169901228</text:p>
          </table:table-cell>
          <table:table-cell office:value-type="float" office:value="0.590211743837134" calcext:value-type="float">
            <text:p>0.590211743837134</text:p>
          </table:table-cell>
          <table:table-cell office:value-type="float" office:value="0.606554062071689" calcext:value-type="float">
            <text:p>0.606554062071689</text:p>
          </table:table-cell>
          <table:table-cell office:value-type="float" office:value="0.531190522082188" calcext:value-type="float">
            <text:p>0.531190522082188</text:p>
          </table:table-cell>
          <table:table-cell office:value-type="float" office:value="0.00757880342306949" calcext:value-type="float">
            <text:p>0.007578803423069</text:p>
          </table:table-cell>
          <table:table-cell office:value-type="float" office:value="-0.109226541466129" calcext:value-type="float">
            <text:p>-0.109226541466129</text:p>
          </table:table-cell>
          <table:table-cell office:value-type="float" office:value="-0.174440636468033" calcext:value-type="float">
            <text:p>-0.174440636468033</text:p>
          </table:table-cell>
          <table:table-cell office:value-type="float" office:value="-0.322524920155533" calcext:value-type="float">
            <text:p>-0.322524920155533</text:p>
          </table:table-cell>
          <table:table-cell office:value-type="float" office:value="0.575809420392169" calcext:value-type="float">
            <text:p>0.575809420392169</text:p>
          </table:table-cell>
          <table:table-cell office:value-type="float" office:value="0.596966741046159" calcext:value-type="float">
            <text:p>0.596966741046159</text:p>
          </table:table-cell>
          <table:table-cell office:value-type="float" office:value="0.458712929650115" calcext:value-type="float">
            <text:p>0.458712929650115</text:p>
          </table:table-cell>
          <table:table-cell office:value-type="float" office:value="0.534921857192192" calcext:value-type="float">
            <text:p>0.534921857192192</text:p>
          </table:table-cell>
          <table:table-cell office:value-type="float" office:value="-0.556829720320477" calcext:value-type="float">
            <text:p>-0.556829720320477</text:p>
          </table:table-cell>
          <table:table-cell office:value-type="float" office:value="0.0275681370193259" calcext:value-type="float">
            <text:p>0.027568137019326</text:p>
          </table:table-cell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5927961284152" calcext:value-type="float">
            <text:p>0.5927961284152</text:p>
          </table:table-cell>
          <table:table-cell office:value-type="float" office:value="0.595929990442376" calcext:value-type="float">
            <text:p>0.595929990442376</text:p>
          </table:table-cell>
          <table:table-cell office:value-type="float" office:value="0.606989123124338" calcext:value-type="float">
            <text:p>0.606989123124338</text:p>
          </table:table-cell>
          <table:table-cell office:value-type="float" office:value="0.608136059892194" calcext:value-type="float">
            <text:p>0.608136059892194</text:p>
          </table:table-cell>
          <table:table-cell office:value-type="float" office:value="0.39585244496827" calcext:value-type="float">
            <text:p>0.39585244496827</text:p>
          </table:table-cell>
          <table:table-cell office:value-type="float" office:value="0.536617590439043" calcext:value-type="float">
            <text:p>0.536617590439043</text:p>
          </table:table-cell>
          <table:table-cell office:value-type="float" office:value="0.0782817329260723" calcext:value-type="float">
            <text:p>0.078281732926072</text:p>
          </table:table-cell>
          <table:table-cell office:value-type="float" office:value="-20.8314235942942" calcext:value-type="float">
            <text:p>-20.8314235942942</text:p>
          </table:table-cell>
          <table:table-cell office:value-type="float" office:value="0.592194361298229" calcext:value-type="float">
            <text:p>0.592194361298229</text:p>
          </table:table-cell>
          <table:table-cell office:value-type="float" office:value="0.577165479796345" calcext:value-type="float">
            <text:p>0.577165479796345</text:p>
          </table:table-cell>
          <table:table-cell office:value-type="float" office:value="0.587997741213827" calcext:value-type="float">
            <text:p>0.587997741213827</text:p>
          </table:table-cell>
          <table:table-cell office:value-type="float" office:value="0.595005190942271" calcext:value-type="float">
            <text:p>0.595005190942271</text:p>
          </table:table-cell>
          <table:table-cell office:value-type="float" office:value="0.587366116073647" calcext:value-type="float">
            <text:p>0.587366116073647</text:p>
          </table:table-cell>
          <table:table-cell office:value-type="float" office:value="0.578202554636195" calcext:value-type="float">
            <text:p>0.578202554636195</text:p>
          </table:table-cell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74130966575149" calcext:value-type="float">
            <text:p>0.974130966575149</text:p>
          </table:table-cell>
          <table:table-cell office:value-type="float" office:value="0.976874471109874" calcext:value-type="float">
            <text:p>0.976874471109874</text:p>
          </table:table-cell>
          <table:table-cell office:value-type="float" office:value="0.971747460479393" calcext:value-type="float">
            <text:p>0.971747460479393</text:p>
          </table:table-cell>
          <table:table-cell office:value-type="float" office:value="0.966276722009546" calcext:value-type="float">
            <text:p>0.966276722009546</text:p>
          </table:table-cell>
          <table:table-cell office:value-type="float" office:value="0.955643849338475" calcext:value-type="float">
            <text:p>0.955643849338475</text:p>
          </table:table-cell>
          <table:table-cell office:value-type="float" office:value="0.644542305581117" calcext:value-type="float">
            <text:p>0.644542305581117</text:p>
          </table:table-cell>
          <table:table-cell office:value-type="float" office:value="-0.194488117003204" calcext:value-type="float">
            <text:p>-0.194488117003204</text:p>
          </table:table-cell>
          <table:table-cell office:value-type="float" office:value="0.575774906398146" calcext:value-type="float">
            <text:p>0.575774906398146</text:p>
          </table:table-cell>
          <table:table-cell office:value-type="float" office:value="0.973811549357292" calcext:value-type="float">
            <text:p>0.973811549357292</text:p>
          </table:table-cell>
          <table:table-cell office:value-type="float" office:value="0.979329884485029" calcext:value-type="float">
            <text:p>0.979329884485029</text:p>
          </table:table-cell>
          <table:table-cell office:value-type="float" office:value="0.978477874019559" calcext:value-type="float">
            <text:p>0.978477874019559</text:p>
          </table:table-cell>
          <table:table-cell office:value-type="float" office:value="0.970562210873698" calcext:value-type="float">
            <text:p>0.970562210873698</text:p>
          </table:table-cell>
          <table:table-cell office:value-type="float" office:value="0.976271191699283" calcext:value-type="float">
            <text:p>0.976271191699283</text:p>
          </table:table-cell>
          <table:table-cell office:value-type="float" office:value="0.482146947777223" calcext:value-type="float">
            <text:p>0.482146947777223</text:p>
          </table:table-cell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587638976666328" calcext:value-type="float">
            <text:p>0.587638976666328</text:p>
          </table:table-cell>
          <table:table-cell office:value-type="float" office:value="0.572053179384099" calcext:value-type="float">
            <text:p>0.572053179384099</text:p>
          </table:table-cell>
          <table:table-cell office:value-type="float" office:value="0.582090348172638" calcext:value-type="float">
            <text:p>0.582090348172638</text:p>
          </table:table-cell>
          <table:table-cell office:value-type="float" office:value="0.573531342018395" calcext:value-type="float">
            <text:p>0.573531342018395</text:p>
          </table:table-cell>
          <table:table-cell office:value-type="float" office:value="0.56484070198674" calcext:value-type="float">
            <text:p>0.56484070198674</text:p>
          </table:table-cell>
          <table:table-cell office:value-type="float" office:value="0.531429241310389" calcext:value-type="float">
            <text:p>0.531429241310389</text:p>
          </table:table-cell>
          <table:table-cell office:value-type="float" office:value="-0.0992713871548903" calcext:value-type="float">
            <text:p>-0.09927138715489</text:p>
          </table:table-cell>
          <table:table-cell office:value-type="float" office:value="0.379436139696156" calcext:value-type="float">
            <text:p>0.379436139696156</text:p>
          </table:table-cell>
          <table:table-cell office:value-type="float" office:value="0.611128721188564" calcext:value-type="float">
            <text:p>0.611128721188564</text:p>
          </table:table-cell>
          <table:table-cell office:value-type="float" office:value="0.598740128980175" calcext:value-type="float">
            <text:p>0.598740128980175</text:p>
          </table:table-cell>
          <table:table-cell office:value-type="float" office:value="0.568226720730964" calcext:value-type="float">
            <text:p>0.568226720730964</text:p>
          </table:table-cell>
          <table:table-cell office:value-type="float" office:value="0.601813632214808" calcext:value-type="float">
            <text:p>0.601813632214808</text:p>
          </table:table-cell>
          <table:table-cell office:value-type="float" office:value="0.563939184121724" calcext:value-type="float">
            <text:p>0.563939184121724</text:p>
          </table:table-cell>
          <table:table-cell office:value-type="float" office:value="0.588011585325241" calcext:value-type="float">
            <text:p>0.588011585325241</text:p>
          </table:table-cell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598989572225635" calcext:value-type="float">
            <text:p>0.598989572225635</text:p>
          </table:table-cell>
          <table:table-cell office:value-type="float" office:value="0.569674969148447" calcext:value-type="float">
            <text:p>0.569674969148447</text:p>
          </table:table-cell>
          <table:table-cell office:value-type="float" office:value="0.587348995391582" calcext:value-type="float">
            <text:p>0.587348995391582</text:p>
          </table:table-cell>
          <table:table-cell office:value-type="float" office:value="0.554102877105089" calcext:value-type="float">
            <text:p>0.554102877105089</text:p>
          </table:table-cell>
          <table:table-cell office:value-type="float" office:value="0.135393979547929" calcext:value-type="float">
            <text:p>0.135393979547929</text:p>
          </table:table-cell>
          <table:table-cell office:value-type="float" office:value="-0.146277149844933" calcext:value-type="float">
            <text:p>-0.146277149844933</text:p>
          </table:table-cell>
          <table:table-cell office:value-type="float" office:value="-0.286621359599755" calcext:value-type="float">
            <text:p>-0.286621359599755</text:p>
          </table:table-cell>
          <table:table-cell office:value-type="float" office:value="-0.39929451079211" calcext:value-type="float">
            <text:p>-0.39929451079211</text:p>
          </table:table-cell>
          <table:table-cell office:value-type="float" office:value="0.580537267891126" calcext:value-type="float">
            <text:p>0.580537267891126</text:p>
          </table:table-cell>
          <table:table-cell office:value-type="float" office:value="0.608018055414706" calcext:value-type="float">
            <text:p>0.608018055414706</text:p>
          </table:table-cell>
          <table:table-cell office:value-type="float" office:value="0.544942359373761" calcext:value-type="float">
            <text:p>0.544942359373761</text:p>
          </table:table-cell>
          <table:table-cell office:value-type="float" office:value="0.580517917656002" calcext:value-type="float">
            <text:p>0.580517917656002</text:p>
          </table:table-cell>
          <table:table-cell office:value-type="float" office:value="0.0851355613884433" calcext:value-type="float">
            <text:p>0.085135561388443</text:p>
          </table:table-cell>
          <table:table-cell office:value-type="float" office:value="0.148090602837462" calcext:value-type="float">
            <text:p>0.148090602837462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566612466492648" calcext:value-type="float">
            <text:p>0.566612466492648</text:p>
          </table:table-cell>
          <table:table-cell office:value-type="float" office:value="0.553997420818074" calcext:value-type="float">
            <text:p>0.553997420818074</text:p>
          </table:table-cell>
          <table:table-cell office:value-type="float" office:value="0.580196009218229" calcext:value-type="float">
            <text:p>0.580196009218229</text:p>
          </table:table-cell>
          <table:table-cell office:value-type="float" office:value="0.567320045248455" calcext:value-type="float">
            <text:p>0.567320045248455</text:p>
          </table:table-cell>
          <table:table-cell office:value-type="float" office:value="0.372264915151701" calcext:value-type="float">
            <text:p>0.372264915151701</text:p>
          </table:table-cell>
          <table:table-cell office:value-type="float" office:value="0.479091823763806" calcext:value-type="float">
            <text:p>0.479091823763806</text:p>
          </table:table-cell>
          <table:table-cell office:value-type="float" office:value="0.0995961483311701" calcext:value-type="float">
            <text:p>0.09959614833117</text:p>
          </table:table-cell>
          <table:table-cell office:value-type="float" office:value="0.205039909690527" calcext:value-type="float">
            <text:p>0.205039909690527</text:p>
          </table:table-cell>
          <table:table-cell office:value-type="float" office:value="0.552714193797215" calcext:value-type="float">
            <text:p>0.552714193797215</text:p>
          </table:table-cell>
          <table:table-cell office:value-type="float" office:value="0.553771253324328" calcext:value-type="float">
            <text:p>0.553771253324328</text:p>
          </table:table-cell>
          <table:table-cell office:value-type="float" office:value="0.563339566354524" calcext:value-type="float">
            <text:p>0.563339566354524</text:p>
          </table:table-cell>
          <table:table-cell office:value-type="float" office:value="0.526698169700651" calcext:value-type="float">
            <text:p>0.526698169700651</text:p>
          </table:table-cell>
          <table:table-cell office:value-type="float" office:value="0.123917016156893" calcext:value-type="float">
            <text:p>0.123917016156893</text:p>
          </table:table-cell>
          <table:table-cell office:value-type="float" office:value="0.477803514140442" calcext:value-type="float">
            <text:p>0.477803514140442</text:p>
          </table:table-cell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587102474392396" calcext:value-type="float">
            <text:p>0.587102474392396</text:p>
          </table:table-cell>
          <table:table-cell office:value-type="float" office:value="0.557441724827978" calcext:value-type="float">
            <text:p>0.557441724827978</text:p>
          </table:table-cell>
          <table:table-cell office:value-type="float" office:value="0.568090452646411" calcext:value-type="float">
            <text:p>0.568090452646411</text:p>
          </table:table-cell>
          <table:table-cell office:value-type="float" office:value="0.503561011111146" calcext:value-type="float">
            <text:p>0.503561011111146</text:p>
          </table:table-cell>
          <table:table-cell office:value-type="float" office:value="0.0890764949736084" calcext:value-type="float">
            <text:p>0.089076494973608</text:p>
          </table:table-cell>
          <table:table-cell office:value-type="float" office:value="0.035660378930111" calcext:value-type="float">
            <text:p>0.035660378930111</text:p>
          </table:table-cell>
          <table:table-cell office:value-type="float" office:value="-0.0953411702268678" calcext:value-type="float">
            <text:p>-0.095341170226868</text:p>
          </table:table-cell>
          <table:table-cell office:value-type="float" office:value="-0.0926664947657203" calcext:value-type="float">
            <text:p>-0.09266649476572</text:p>
          </table:table-cell>
          <table:table-cell office:value-type="float" office:value="0.574461206948141" calcext:value-type="float">
            <text:p>0.574461206948141</text:p>
          </table:table-cell>
          <table:table-cell office:value-type="float" office:value="0.589199808387706" calcext:value-type="float">
            <text:p>0.589199808387706</text:p>
          </table:table-cell>
          <table:table-cell office:value-type="float" office:value="0.587463997508511" calcext:value-type="float">
            <text:p>0.587463997508511</text:p>
          </table:table-cell>
          <table:table-cell office:value-type="float" office:value="0.542941095224442" calcext:value-type="float">
            <text:p>0.542941095224442</text:p>
          </table:table-cell>
          <table:table-cell office:value-type="float" office:value="-0.0877682936722495" calcext:value-type="float">
            <text:p>-0.08776829367225</text:p>
          </table:table-cell>
          <table:table-cell office:value-type="float" office:value="0.0571257261451778" calcext:value-type="float">
            <text:p>0.057125726145178</text:p>
          </table:table-cell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73437483714875" calcext:value-type="float">
            <text:p>0.973437483714875</text:p>
          </table:table-cell>
          <table:table-cell office:value-type="float" office:value="0.969021446933356" calcext:value-type="float">
            <text:p>0.969021446933356</text:p>
          </table:table-cell>
          <table:table-cell office:value-type="float" office:value="0.971672022387793" calcext:value-type="float">
            <text:p>0.971672022387793</text:p>
          </table:table-cell>
          <table:table-cell office:value-type="float" office:value="0.972467039321957" calcext:value-type="float">
            <text:p>0.972467039321957</text:p>
          </table:table-cell>
          <table:table-cell office:value-type="float" office:value="0.982378938692374" calcext:value-type="float">
            <text:p>0.982378938692374</text:p>
          </table:table-cell>
          <table:table-cell office:value-type="float" office:value="0.957898505531322" calcext:value-type="float">
            <text:p>0.957898505531322</text:p>
          </table:table-cell>
          <table:table-cell office:value-type="float" office:value="-26.1024933204934" calcext:value-type="float">
            <text:p>-26.1024933204934</text:p>
          </table:table-cell>
          <table:table-cell office:value-type="float" office:value="0.0284887525698201" calcext:value-type="float">
            <text:p>0.02848875256982</text:p>
          </table:table-cell>
          <table:table-cell office:value-type="float" office:value="0.950015559901473" calcext:value-type="float">
            <text:p>0.950015559901473</text:p>
          </table:table-cell>
          <table:table-cell office:value-type="float" office:value="0.974743394088756" calcext:value-type="float">
            <text:p>0.974743394088756</text:p>
          </table:table-cell>
          <table:table-cell office:value-type="float" office:value="0.962076474367133" calcext:value-type="float">
            <text:p>0.962076474367133</text:p>
          </table:table-cell>
          <table:table-cell office:value-type="float" office:value="0.966276245628385" calcext:value-type="float">
            <text:p>0.966276245628385</text:p>
          </table:table-cell>
          <table:table-cell office:value-type="float" office:value="0.978105529486835" calcext:value-type="float">
            <text:p>0.978105529486835</text:p>
          </table:table-cell>
          <table:table-cell office:value-type="float" office:value="0.97276978611804" calcext:value-type="float">
            <text:p>0.97276978611804</text:p>
          </table:table-cell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539914398561367" calcext:value-type="float">
            <text:p>0.539914398561367</text:p>
          </table:table-cell>
          <table:table-cell office:value-type="float" office:value="0.551793339990474" calcext:value-type="float">
            <text:p>0.551793339990474</text:p>
          </table:table-cell>
          <table:table-cell office:value-type="float" office:value="0.54656072180687" calcext:value-type="float">
            <text:p>0.54656072180687</text:p>
          </table:table-cell>
          <table:table-cell office:value-type="float" office:value="0.504516142241975" calcext:value-type="float">
            <text:p>0.504516142241975</text:p>
          </table:table-cell>
          <table:table-cell office:value-type="float" office:value="0.0409800614836464" calcext:value-type="float">
            <text:p>0.040980061483646</text:p>
          </table:table-cell>
          <table:table-cell office:value-type="float" office:value="0.444914412107406" calcext:value-type="float">
            <text:p>0.444914412107406</text:p>
          </table:table-cell>
          <table:table-cell office:value-type="float" office:value="-0.127254687190146" calcext:value-type="float">
            <text:p>-0.127254687190146</text:p>
          </table:table-cell>
          <table:table-cell office:value-type="float" office:value="-0.308045041299927" calcext:value-type="float">
            <text:p>-0.308045041299927</text:p>
          </table:table-cell>
          <table:table-cell office:value-type="float" office:value="0.528568109653306" calcext:value-type="float">
            <text:p>0.528568109653306</text:p>
          </table:table-cell>
          <table:table-cell office:value-type="float" office:value="0.527612674709939" calcext:value-type="float">
            <text:p>0.527612674709939</text:p>
          </table:table-cell>
          <table:table-cell office:value-type="float" office:value="0.526670308615452" calcext:value-type="float">
            <text:p>0.526670308615452</text:p>
          </table:table-cell>
          <table:table-cell office:value-type="float" office:value="0.526192867617064" calcext:value-type="float">
            <text:p>0.526192867617064</text:p>
          </table:table-cell>
          <table:table-cell office:value-type="float" office:value="-0.109438133596716" calcext:value-type="float">
            <text:p>-0.109438133596716</text:p>
          </table:table-cell>
          <table:table-cell office:value-type="float" office:value="0.299847269831558" calcext:value-type="float">
            <text:p>0.299847269831558</text:p>
          </table:table-cell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79948546111647" calcext:value-type="float">
            <text:p>0.979948546111647</text:p>
          </table:table-cell>
          <table:table-cell office:value-type="float" office:value="0.975948014655547" calcext:value-type="float">
            <text:p>0.975948014655547</text:p>
          </table:table-cell>
          <table:table-cell office:value-type="float" office:value="0.981031398665816" calcext:value-type="float">
            <text:p>0.981031398665816</text:p>
          </table:table-cell>
          <table:table-cell office:value-type="float" office:value="0.985231154706659" calcext:value-type="float">
            <text:p>0.985231154706659</text:p>
          </table:table-cell>
          <table:table-cell office:value-type="float" office:value="0.594941330165643" calcext:value-type="float">
            <text:p>0.594941330165643</text:p>
          </table:table-cell>
          <table:table-cell office:value-type="float" office:value="0.977302881794057" calcext:value-type="float">
            <text:p>0.977302881794057</text:p>
          </table:table-cell>
          <table:table-cell office:value-type="float" office:value="0.0457015888049041" calcext:value-type="float">
            <text:p>0.045701588804904</text:p>
          </table:table-cell>
          <table:table-cell office:value-type="float" office:value="0.0722179405236353" calcext:value-type="float">
            <text:p>0.072217940523635</text:p>
          </table:table-cell>
          <table:table-cell office:value-type="float" office:value="0.980466787309655" calcext:value-type="float">
            <text:p>0.980466787309655</text:p>
          </table:table-cell>
          <table:table-cell office:value-type="float" office:value="0.973484914933341" calcext:value-type="float">
            <text:p>0.973484914933341</text:p>
          </table:table-cell>
          <table:table-cell office:value-type="float" office:value="0.98757444757052" calcext:value-type="float">
            <text:p>0.98757444757052</text:p>
          </table:table-cell>
          <table:table-cell office:value-type="float" office:value="0.961790787296056" calcext:value-type="float">
            <text:p>0.961790787296056</text:p>
          </table:table-cell>
          <table:table-cell office:value-type="float" office:value="0.556952063559273" calcext:value-type="float">
            <text:p>0.556952063559273</text:p>
          </table:table-cell>
          <table:table-cell office:value-type="float" office:value="0.985227053963681" calcext:value-type="float">
            <text:p>0.985227053963681</text:p>
          </table:table-cell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75922461167039" calcext:value-type="float">
            <text:p>0.975922461167039</text:p>
          </table:table-cell>
          <table:table-cell office:value-type="float" office:value="0.964881832360322" calcext:value-type="float">
            <text:p>0.964881832360322</text:p>
          </table:table-cell>
          <table:table-cell office:value-type="float" office:value="0.984986847886914" calcext:value-type="float">
            <text:p>0.984986847886914</text:p>
          </table:table-cell>
          <table:table-cell office:value-type="float" office:value="0.983634317514371" calcext:value-type="float">
            <text:p>0.983634317514371</text:p>
          </table:table-cell>
          <table:table-cell office:value-type="float" office:value="-0.0215593470311639" calcext:value-type="float">
            <text:p>-0.021559347031164</text:p>
          </table:table-cell>
          <table:table-cell office:value-type="float" office:value="0.978356780896242" calcext:value-type="float">
            <text:p>0.978356780896242</text:p>
          </table:table-cell>
          <table:table-cell office:value-type="float" office:value="-0.0479896295001165" calcext:value-type="float">
            <text:p>-0.047989629500117</text:p>
          </table:table-cell>
          <table:table-cell office:value-type="float" office:value="-0.0234471299197923" calcext:value-type="float">
            <text:p>-0.023447129919792</text:p>
          </table:table-cell>
          <table:table-cell office:value-type="float" office:value="0.972607855038717" calcext:value-type="float">
            <text:p>0.972607855038717</text:p>
          </table:table-cell>
          <table:table-cell office:value-type="float" office:value="0.980809210098609" calcext:value-type="float">
            <text:p>0.980809210098609</text:p>
          </table:table-cell>
          <table:table-cell office:value-type="float" office:value="0.977837572766654" calcext:value-type="float">
            <text:p>0.977837572766654</text:p>
          </table:table-cell>
          <table:table-cell office:value-type="float" office:value="0.984367419700216" calcext:value-type="float">
            <text:p>0.984367419700216</text:p>
          </table:table-cell>
          <table:table-cell office:value-type="float" office:value="0.928450843713886" calcext:value-type="float">
            <text:p>0.928450843713886</text:p>
          </table:table-cell>
          <table:table-cell office:value-type="float" office:value="0.941064013758225" calcext:value-type="float">
            <text:p>0.941064013758225</text:p>
          </table:table-cell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78947279409372" calcext:value-type="float">
            <text:p>0.978947279409372</text:p>
          </table:table-cell>
          <table:table-cell office:value-type="float" office:value="0.977690310790198" calcext:value-type="float">
            <text:p>0.977690310790198</text:p>
          </table:table-cell>
          <table:table-cell office:value-type="float" office:value="0.97622919119089" calcext:value-type="float">
            <text:p>0.97622919119089</text:p>
          </table:table-cell>
          <table:table-cell office:value-type="float" office:value="0.966051190969011" calcext:value-type="float">
            <text:p>0.966051190969011</text:p>
          </table:table-cell>
          <table:table-cell office:value-type="float" office:value="0.174050053264902" calcext:value-type="float">
            <text:p>0.174050053264902</text:p>
          </table:table-cell>
          <table:table-cell office:value-type="float" office:value="0.909030041380582" calcext:value-type="float">
            <text:p>0.909030041380582</text:p>
          </table:table-cell>
          <table:table-cell office:value-type="float" office:value="-0.00697923565946979" calcext:value-type="float">
            <text:p>-0.00697923565947</text:p>
          </table:table-cell>
          <table:table-cell office:value-type="float" office:value="0.0498485295684821" calcext:value-type="float">
            <text:p>0.049848529568482</text:p>
          </table:table-cell>
          <table:table-cell office:value-type="float" office:value="0.976334719447468" calcext:value-type="float">
            <text:p>0.976334719447468</text:p>
          </table:table-cell>
          <table:table-cell office:value-type="float" office:value="0.980194114322557" calcext:value-type="float">
            <text:p>0.980194114322557</text:p>
          </table:table-cell>
          <table:table-cell office:value-type="float" office:value="0.981019024730444" calcext:value-type="float">
            <text:p>0.981019024730444</text:p>
          </table:table-cell>
          <table:table-cell office:value-type="float" office:value="0.984382588602327" calcext:value-type="float">
            <text:p>0.984382588602327</text:p>
          </table:table-cell>
          <table:table-cell office:value-type="float" office:value="0.460738324907845" calcext:value-type="float">
            <text:p>0.460738324907845</text:p>
          </table:table-cell>
          <table:table-cell office:value-type="float" office:value="0.91778081137791" calcext:value-type="float">
            <text:p>0.91778081137791</text:p>
          </table:table-cell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79817754728281" calcext:value-type="float">
            <text:p>0.979817754728281</text:p>
          </table:table-cell>
          <table:table-cell office:value-type="float" office:value="0.976345682064156" calcext:value-type="float">
            <text:p>0.976345682064156</text:p>
          </table:table-cell>
          <table:table-cell office:value-type="float" office:value="0.981186062617799" calcext:value-type="float">
            <text:p>0.981186062617799</text:p>
          </table:table-cell>
          <table:table-cell office:value-type="float" office:value="0.97052263268869" calcext:value-type="float">
            <text:p>0.97052263268869</text:p>
          </table:table-cell>
          <table:table-cell office:value-type="float" office:value="0.882203202298901" calcext:value-type="float">
            <text:p>0.882203202298901</text:p>
          </table:table-cell>
          <table:table-cell office:value-type="float" office:value="0.977125528024835" calcext:value-type="float">
            <text:p>0.977125528024835</text:p>
          </table:table-cell>
          <table:table-cell office:value-type="float" office:value="-0.114733082737721" calcext:value-type="float">
            <text:p>-0.114733082737721</text:p>
          </table:table-cell>
          <table:table-cell office:value-type="float" office:value="0.180193585325308" calcext:value-type="float">
            <text:p>0.180193585325308</text:p>
          </table:table-cell>
          <table:table-cell office:value-type="float" office:value="0.970800631640523" calcext:value-type="float">
            <text:p>0.970800631640523</text:p>
          </table:table-cell>
          <table:table-cell office:value-type="float" office:value="0.974567925117793" calcext:value-type="float">
            <text:p>0.974567925117793</text:p>
          </table:table-cell>
          <table:table-cell office:value-type="float" office:value="0.949267825187706" calcext:value-type="float">
            <text:p>0.949267825187706</text:p>
          </table:table-cell>
          <table:table-cell office:value-type="float" office:value="0.973541227603183" calcext:value-type="float">
            <text:p>0.973541227603183</text:p>
          </table:table-cell>
          <table:table-cell office:value-type="float" office:value="0.819997379938097" calcext:value-type="float">
            <text:p>0.819997379938097</text:p>
          </table:table-cell>
          <table:table-cell office:value-type="float" office:value="0.979946032972139" calcext:value-type="float">
            <text:p>0.979946032972139</text:p>
          </table:table-cell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82183241761011" calcext:value-type="float">
            <text:p>0.982183241761011</text:p>
          </table:table-cell>
          <table:table-cell office:value-type="float" office:value="0.976482780928205" calcext:value-type="float">
            <text:p>0.976482780928205</text:p>
          </table:table-cell>
          <table:table-cell office:value-type="float" office:value="0.977053481423663" calcext:value-type="float">
            <text:p>0.977053481423663</text:p>
          </table:table-cell>
          <table:table-cell office:value-type="float" office:value="0.954193791921515" calcext:value-type="float">
            <text:p>0.954193791921515</text:p>
          </table:table-cell>
          <table:table-cell office:value-type="float" office:value="0.922486115769293" calcext:value-type="float">
            <text:p>0.922486115769293</text:p>
          </table:table-cell>
          <table:table-cell office:value-type="float" office:value="0.972525568570334" calcext:value-type="float">
            <text:p>0.972525568570334</text:p>
          </table:table-cell>
          <table:table-cell office:value-type="float" office:value="0.101222298595545" calcext:value-type="float">
            <text:p>0.101222298595545</text:p>
          </table:table-cell>
          <table:table-cell office:value-type="float" office:value="0.104157687694873" calcext:value-type="float">
            <text:p>0.104157687694873</text:p>
          </table:table-cell>
          <table:table-cell office:value-type="float" office:value="0.966147760140827" calcext:value-type="float">
            <text:p>0.966147760140827</text:p>
          </table:table-cell>
          <table:table-cell office:value-type="float" office:value="0.981058608868698" calcext:value-type="float">
            <text:p>0.981058608868698</text:p>
          </table:table-cell>
          <table:table-cell office:value-type="float" office:value="0.982715701565724" calcext:value-type="float">
            <text:p>0.982715701565724</text:p>
          </table:table-cell>
          <table:table-cell office:value-type="float" office:value="0.981605465659647" calcext:value-type="float">
            <text:p>0.981605465659647</text:p>
          </table:table-cell>
          <table:table-cell office:value-type="float" office:value="0.488550739044854" calcext:value-type="float">
            <text:p>0.488550739044854</text:p>
          </table:table-cell>
          <table:table-cell office:value-type="float" office:value="0.976149599381203" calcext:value-type="float">
            <text:p>0.976149599381203</text:p>
          </table:table-cell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519145065950942" calcext:value-type="float">
            <text:p>0.519145065950942</text:p>
          </table:table-cell>
          <table:table-cell office:value-type="float" office:value="0.513322431052912" calcext:value-type="float">
            <text:p>0.513322431052912</text:p>
          </table:table-cell>
          <table:table-cell office:value-type="float" office:value="0.546924017216221" calcext:value-type="float">
            <text:p>0.546924017216221</text:p>
          </table:table-cell>
          <table:table-cell office:value-type="float" office:value="0.41414975978363" calcext:value-type="float">
            <text:p>0.41414975978363</text:p>
          </table:table-cell>
          <table:table-cell office:value-type="float" office:value="-0.139714086368774" calcext:value-type="float">
            <text:p>-0.139714086368774</text:p>
          </table:table-cell>
          <table:table-cell office:value-type="float" office:value="0.0192684599515673" calcext:value-type="float">
            <text:p>0.019268459951567</text:p>
          </table:table-cell>
          <table:table-cell office:value-type="float" office:value="-0.0804415136512337" calcext:value-type="float">
            <text:p>-0.080441513651234</text:p>
          </table:table-cell>
          <table:table-cell office:value-type="float" office:value="-0.102464705864968" calcext:value-type="float">
            <text:p>-0.102464705864968</text:p>
          </table:table-cell>
          <table:table-cell office:value-type="float" office:value="0.530900870950401" calcext:value-type="float">
            <text:p>0.530900870950401</text:p>
          </table:table-cell>
          <table:table-cell office:value-type="float" office:value="0.517437079190336" calcext:value-type="float">
            <text:p>0.517437079190336</text:p>
          </table:table-cell>
          <table:table-cell office:value-type="float" office:value="0.49105234685113" calcext:value-type="float">
            <text:p>0.49105234685113</text:p>
          </table:table-cell>
          <table:table-cell office:value-type="float" office:value="0.427670515768861" calcext:value-type="float">
            <text:p>0.427670515768861</text:p>
          </table:table-cell>
          <table:table-cell office:value-type="float" office:value="-0.0477744966796463" calcext:value-type="float">
            <text:p>-0.047774496679646</text:p>
          </table:table-cell>
          <table:table-cell office:value-type="float" office:value="0.0982593049454503" calcext:value-type="float">
            <text:p>0.09825930494545</text:p>
          </table:table-cell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709525770357708" calcext:value-type="float">
            <text:p>0.709525770357708</text:p>
          </table:table-cell>
          <table:table-cell office:value-type="float" office:value="0.587605723752433" calcext:value-type="float">
            <text:p>0.587605723752433</text:p>
          </table:table-cell>
          <table:table-cell office:value-type="float" office:value="0.742982175945624" calcext:value-type="float">
            <text:p>0.742982175945624</text:p>
          </table:table-cell>
          <table:table-cell office:value-type="float" office:value="0.473550088119069" calcext:value-type="float">
            <text:p>0.473550088119069</text:p>
          </table:table-cell>
          <table:table-cell office:value-type="float" office:value="0.958016056947329" calcext:value-type="float">
            <text:p>0.958016056947329</text:p>
          </table:table-cell>
          <table:table-cell office:value-type="float" office:value="0.944079597520839" calcext:value-type="float">
            <text:p>0.944079597520839</text:p>
          </table:table-cell>
          <table:table-cell office:value-type="float" office:value="-0.680966741046628" calcext:value-type="float">
            <text:p>-0.680966741046628</text:p>
          </table:table-cell>
          <table:table-cell office:value-type="float" office:value="-0.364714382398201" calcext:value-type="float">
            <text:p>-0.364714382398201</text:p>
          </table:table-cell>
          <table:table-cell office:value-type="float" office:value="0.840136966837618" calcext:value-type="float">
            <text:p>0.840136966837618</text:p>
          </table:table-cell>
          <table:table-cell office:value-type="float" office:value="0.861182638134094" calcext:value-type="float">
            <text:p>0.861182638134094</text:p>
          </table:table-cell>
          <table:table-cell office:value-type="float" office:value="0.899890596998747" calcext:value-type="float">
            <text:p>0.899890596998747</text:p>
          </table:table-cell>
          <table:table-cell office:value-type="float" office:value="0.861810051936178" calcext:value-type="float">
            <text:p>0.861810051936178</text:p>
          </table:table-cell>
          <table:table-cell office:value-type="float" office:value="0.910993296097116" calcext:value-type="float">
            <text:p>0.910993296097116</text:p>
          </table:table-cell>
          <table:table-cell office:value-type="float" office:value="0.660086626606683" calcext:value-type="float">
            <text:p>0.660086626606683</text:p>
          </table:table-cell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GLC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LC16</text:p>
          </table:table-cell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93:.C114])" office:value-type="float" office:value="0.683341910853595" calcext:value-type="float">
            <text:p>0.683341910853595</text:p>
          </table:table-cell>
          <table:table-cell table:style-name="ce2" table:formula="of:=AVERAGE([.D93:.D114])" office:value-type="float" office:value="0.682476599234939" calcext:value-type="float">
            <text:p>0.682476599234939</text:p>
          </table:table-cell>
          <table:table-cell table:style-name="ce2" table:formula="of:=AVERAGE([.E93:.E114])" office:value-type="float" office:value="0.671717076177752" calcext:value-type="float">
            <text:p>0.671717076177752</text:p>
          </table:table-cell>
          <table:table-cell table:style-name="ce2" table:formula="of:=AVERAGE([.F93:.F114])" office:value-type="float" office:value="0.634421821244734" calcext:value-type="float">
            <text:p>0.634421821244734</text:p>
          </table:table-cell>
          <table:table-cell table:style-name="ce2" table:formula="of:=AVERAGE([.G93:.G114])" office:value-type="float" office:value="0.386583188969242" calcext:value-type="float">
            <text:p>0.386583188969242</text:p>
          </table:table-cell>
          <table:table-cell table:style-name="ce2" table:formula="of:=AVERAGE([.H93:.H114])" office:value-type="float" office:value="0.443877572272732" calcext:value-type="float">
            <text:p>0.443877572272732</text:p>
          </table:table-cell>
          <table:table-cell table:style-name="ce2" table:formula="of:=AVERAGE([.I93:.I114])" office:value-type="float" office:value="-1.35506482980908" calcext:value-type="float">
            <text:p>-1.35506482980908</text:p>
          </table:table-cell>
          <table:table-cell table:style-name="ce2" table:formula="of:=AVERAGE([.J93:.J114])" office:value-type="float" office:value="-1.01821240974054" calcext:value-type="float">
            <text:p>-1.01821240974054</text:p>
          </table:table-cell>
          <table:table-cell table:style-name="ce2" table:formula="of:=AVERAGE([.K93:.K114])" office:value-type="float" office:value="0.685045525403261" calcext:value-type="float">
            <text:p>0.685045525403261</text:p>
          </table:table-cell>
          <table:table-cell table:style-name="ce2" table:formula="of:=AVERAGE([.L93:.L114])" office:value-type="float" office:value="0.68094724568056" calcext:value-type="float">
            <text:p>0.68094724568056</text:p>
          </table:table-cell>
          <table:table-cell table:style-name="ce2" table:formula="of:=AVERAGE([.M93:.M114])" office:value-type="float" office:value="0.699010702788135" calcext:value-type="float">
            <text:p>0.699010702788135</text:p>
          </table:table-cell>
          <table:table-cell table:style-name="ce2" table:formula="of:=AVERAGE([.N93:.N114])" office:value-type="float" office:value="0.67056132725955" calcext:value-type="float">
            <text:p>0.67056132725955</text:p>
          </table:table-cell>
          <table:table-cell table:style-name="ce2" table:formula="of:=AVERAGE([.O93:.O114])" office:value-type="float" office:value="0.336614103413882" calcext:value-type="float">
            <text:p>0.336614103413882</text:p>
          </table:table-cell>
          <table:table-cell table:style-name="ce2" table:formula="of:=AVERAGE([.P93:.P114])" office:value-type="float" office:value="0.438096508351637" calcext:value-type="float">
            <text:p>0.438096508351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8:05:31.6517957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34:11.279717999</meta:creation-date>
    <dc:date>2017-10-13T19:07:26.370246619</dc:date>
    <meta:editing-duration>PT1H55M35S</meta:editing-duration>
    <meta:editing-cycles>14</meta:editing-cycles>
    <meta:generator>LibreOffice/5.3.6.1$Linux_X86_64 LibreOffice_project/30$Build-1</meta:generator>
    <meta:document-statistic meta:table-count="1" meta:cell-count="15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s" number:country="MX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0011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0011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10011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10011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10011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82cm" svg:height="11.24cm" xlink:href=".." xlink:type="simple" chart:class="chart:line" chart:style-name="ch1">
        <chart:title svg:x="9.286cm" svg:y="0.36cm" chart:style-name="ch2">
          <text:p>MAPE</text:p>
        </chart:title>
        <chart:legend chart:legend-position="end" svg:x="17.685cm" svg:y="2.826cm" style:legend-expansion="high" chart:style-name="ch3"/>
        <chart:plot-area chart:style-name="ch4" table:cell-range-address="Hoja1.B4:Hoja1.P29" chart:data-source-has-labels="both" svg:x="0.566cm" svg:y="1.011cm" svg:width="16.54cm" svg:height="8.879cm">
          <chartooo:coordinate-region svg:x="1.175cm" svg:y="1.157cm" svg:width="15.828cm" svg:height="7.248cm"/>
          <chart:axis chart:dimension="x" chart:name="primary-x" chart:style-name="ch5" chartooo:axis-type="auto">
            <chartooo:date-scale/>
            <chart:title svg:x="7.985cm" svg:y="10.115cm" chart:style-name="ch6">
              <text:p>Estaciones</text:p>
            </chart:title>
            <chart:categories table:cell-range-address="Hoja1.B6:Hoja1.B29"/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1.C6:Hoja1.C29" chart:label-cell-address="Hoja1.C4:Hoja1.C5" chart:class="chart:line">
            <chart:data-point chart:repeated="24"/>
          </chart:series>
          <chart:series chart:attached-axis="primary-y" chart:style-name="ch10" chart:values-cell-range-address="Hoja1.D6:Hoja1.D29" chart:label-cell-address="Hoja1.D4:Hoja1.D5" chart:class="chart:line">
            <chart:data-point chart:repeated="24"/>
          </chart:series>
          <chart:series chart:attached-axis="primary-y" chart:style-name="ch11" chart:values-cell-range-address="Hoja1.E6:Hoja1.E29" chart:label-cell-address="Hoja1.E4:Hoja1.E5" chart:class="chart:line">
            <chart:data-point chart:repeated="24"/>
          </chart:series>
          <chart:series chart:attached-axis="secondary-y" chart:style-name="ch12" chart:values-cell-range-address="Hoja1.F6:Hoja1.F29" chart:label-cell-address="Hoja1.F4:Hoja1.F5" chart:class="chart:line">
            <chart:data-point chart:repeated="24"/>
          </chart:series>
          <chart:series chart:attached-axis="secondary-y" chart:style-name="ch13" chart:values-cell-range-address="Hoja1.G6:Hoja1.G29" chart:label-cell-address="Hoja1.G4:Hoja1.G5" chart:class="chart:line">
            <chart:data-point chart:repeated="24"/>
          </chart:series>
          <chart:series chart:attached-axis="secondary-y" chart:style-name="ch14" chart:values-cell-range-address="Hoja1.H6:Hoja1.H29" chart:label-cell-address="Hoja1.H4:Hoja1.H5" chart:class="chart:line">
            <chart:data-point chart:repeated="24"/>
          </chart:series>
          <chart:series chart:attached-axis="primary-y" chart:style-name="ch15" chart:values-cell-range-address="Hoja1.I6:Hoja1.I29" chart:label-cell-address="Hoja1.I4:Hoja1.I5" chart:class="chart:line">
            <chart:data-point chart:repeated="24"/>
          </chart:series>
          <chart:series chart:attached-axis="primary-y" chart:style-name="ch16" chart:values-cell-range-address="Hoja1.J6:Hoja1.J29" chart:label-cell-address="Hoja1.J4:Hoja1.J5" chart:class="chart:line">
            <chart:data-point chart:repeated="24"/>
          </chart:series>
          <chart:series chart:attached-axis="primary-y" chart:style-name="ch17" chart:values-cell-range-address="Hoja1.K6:Hoja1.K29" chart:label-cell-address="Hoja1.K4:Hoja1.K5" chart:class="chart:line">
            <chart:data-point chart:repeated="24"/>
          </chart:series>
          <chart:series chart:attached-axis="primary-y" chart:style-name="ch18" chart:values-cell-range-address="Hoja1.L6:Hoja1.L29" chart:label-cell-address="Hoja1.L4:Hoja1.L5" chart:class="chart:line">
            <chart:data-point chart:repeated="24"/>
          </chart:series>
          <chart:series chart:attached-axis="primary-y" chart:style-name="ch19" chart:values-cell-range-address="Hoja1.M6:Hoja1.M29" chart:label-cell-address="Hoja1.M4:Hoja1.M5" chart:class="chart:line">
            <chart:data-point chart:repeated="24"/>
          </chart:series>
          <chart:series chart:attached-axis="primary-y" chart:style-name="ch20" chart:values-cell-range-address="Hoja1.N6:Hoja1.N29" chart:label-cell-address="Hoja1.N4:Hoja1.N5" chart:class="chart:line">
            <chart:data-point chart:repeated="24"/>
          </chart:series>
          <chart:series chart:attached-axis="primary-y" chart:style-name="ch21" chart:values-cell-range-address="Hoja1.O6:Hoja1.O29" chart:label-cell-address="Hoja1.O4:Hoja1.O5" chart:class="chart:line">
            <chart:data-point chart:repeated="24"/>
          </chart:series>
          <chart:series chart:attached-axis="primary-y" chart:style-name="ch22" chart:values-cell-range-address="Hoja1.P6:Hoja1.P29" chart:label-cell-address="Hoja1.P4:Hoja1.P5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4:Hoja1.C5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4:Hoja1.D5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4:Hoja1.E5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4:Hoja1.F5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4:Hoja1.G5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4:Hoja1.H5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4:Hoja1.I5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4:Hoja1.J5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4:Hoja1.K5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4:Hoja1.L5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4:Hoja1.M5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4:Hoja1.N5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4:Hoja1.O5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4:Hoja1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:Hoja1.B29</svg:desc>
                </draw:g>
              </table:table-cell>
              <table:table-cell office:value-type="float" office:value="0.00716465925066645">
                <text:p>0.00716465925066645</text:p>
                <draw:g>
                  <svg:desc>Hoja1.C6:Hoja1.C29</svg:desc>
                </draw:g>
              </table:table-cell>
              <table:table-cell office:value-type="float" office:value="0.0132820654408726">
                <text:p>0.0132820654408726</text:p>
                <draw:g>
                  <svg:desc>Hoja1.D6:Hoja1.D29</svg:desc>
                </draw:g>
              </table:table-cell>
              <table:table-cell office:value-type="float" office:value="0.0316917661189295">
                <text:p>0.0316917661189295</text:p>
                <draw:g>
                  <svg:desc>Hoja1.E6:Hoja1.E29</svg:desc>
                </draw:g>
              </table:table-cell>
              <table:table-cell office:value-type="float" office:value="0.00616083490961517">
                <text:p>0.00616083490961517</text:p>
                <draw:g>
                  <svg:desc>Hoja1.F6:Hoja1.F29</svg:desc>
                </draw:g>
              </table:table-cell>
              <table:table-cell office:value-type="float" office:value="0.011240251621985">
                <text:p>0.011240251621985</text:p>
                <draw:g>
                  <svg:desc>Hoja1.G6:Hoja1.G29</svg:desc>
                </draw:g>
              </table:table-cell>
              <table:table-cell office:value-type="float" office:value="0.0605934985064576">
                <text:p>0.0605934985064576</text:p>
                <draw:g>
                  <svg:desc>Hoja1.H6:Hoja1.H29</svg:desc>
                </draw:g>
              </table:table-cell>
              <table:table-cell office:value-type="float" office:value="0.0115723717030895">
                <text:p>0.0115723717030895</text:p>
                <draw:g>
                  <svg:desc>Hoja1.I6:Hoja1.I29</svg:desc>
                </draw:g>
              </table:table-cell>
              <table:table-cell office:value-type="float" office:value="0.0122653913032728">
                <text:p>0.0122653913032728</text:p>
                <draw:g>
                  <svg:desc>Hoja1.J6:Hoja1.J29</svg:desc>
                </draw:g>
              </table:table-cell>
              <table:table-cell office:value-type="float" office:value="0.00566671304458521">
                <text:p>0.00566671304458521</text:p>
                <draw:g>
                  <svg:desc>Hoja1.K6:Hoja1.K29</svg:desc>
                </draw:g>
              </table:table-cell>
              <table:table-cell office:value-type="float" office:value="0.00345979829393898">
                <text:p>0.00345979829393898</text:p>
                <draw:g>
                  <svg:desc>Hoja1.L6:Hoja1.L29</svg:desc>
                </draw:g>
              </table:table-cell>
              <table:table-cell office:value-type="float" office:value="0.00330217980409841">
                <text:p>0.00330217980409841</text:p>
                <draw:g>
                  <svg:desc>Hoja1.M6:Hoja1.M29</svg:desc>
                </draw:g>
              </table:table-cell>
              <table:table-cell office:value-type="float" office:value="0.00827609793618912">
                <text:p>0.00827609793618912</text:p>
                <draw:g>
                  <svg:desc>Hoja1.N6:Hoja1.N29</svg:desc>
                </draw:g>
              </table:table-cell>
              <table:table-cell office:value-type="float" office:value="0.0331583199189416">
                <text:p>0.0331583199189416</text:p>
                <draw:g>
                  <svg:desc>Hoja1.O6:Hoja1.O29</svg:desc>
                </draw:g>
              </table:table-cell>
              <table:table-cell office:value-type="float" office:value="0.0414154839512532">
                <text:p>0.0414154839512532</text:p>
                <draw:g>
                  <svg:desc>Hoja1.P6:Hoja1.P29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00932468147728456">
                <text:p>0.00932468147728456</text:p>
              </table:table-cell>
              <table:table-cell office:value-type="float" office:value="0.0180769592601026">
                <text:p>0.0180769592601026</text:p>
              </table:table-cell>
              <table:table-cell office:value-type="float" office:value="0.0105643749925163">
                <text:p>0.0105643749925163</text:p>
              </table:table-cell>
              <table:table-cell office:value-type="float" office:value="0.00848664665341734">
                <text:p>0.00848664665341734</text:p>
              </table:table-cell>
              <table:table-cell office:value-type="float" office:value="0.0299290918445039">
                <text:p>0.0299290918445039</text:p>
              </table:table-cell>
              <table:table-cell office:value-type="float" office:value="0.0169203797973732">
                <text:p>0.0169203797973732</text:p>
              </table:table-cell>
              <table:table-cell office:value-type="float" office:value="0.0422734695094195">
                <text:p>0.0422734695094195</text:p>
              </table:table-cell>
              <table:table-cell office:value-type="float" office:value="0.0200050937479663">
                <text:p>0.0200050937479663</text:p>
              </table:table-cell>
              <table:table-cell office:value-type="float" office:value="0.0062720378819313">
                <text:p>0.0062720378819313</text:p>
              </table:table-cell>
              <table:table-cell office:value-type="float" office:value="0.0123536678119194">
                <text:p>0.0123536678119194</text:p>
              </table:table-cell>
              <table:table-cell office:value-type="float" office:value="0.00750373219161507">
                <text:p>0.00750373219161507</text:p>
              </table:table-cell>
              <table:table-cell office:value-type="float" office:value="0.00558633626802568">
                <text:p>0.00558633626802568</text:p>
              </table:table-cell>
              <table:table-cell office:value-type="float" office:value="0.0630392658187326">
                <text:p>0.0630392658187326</text:p>
              </table:table-cell>
              <table:table-cell office:value-type="float" office:value="0.0166602023571168">
                <text:p>0.0166602023571168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016047236980531">
                <text:p>0.016047236980531</text:p>
              </table:table-cell>
              <table:table-cell office:value-type="float" office:value="0.016928365431878">
                <text:p>0.016928365431878</text:p>
              </table:table-cell>
              <table:table-cell office:value-type="float" office:value="0.027402061789672">
                <text:p>0.027402061789672</text:p>
              </table:table-cell>
              <table:table-cell office:value-type="float" office:value="0.0141205284970086">
                <text:p>0.0141205284970086</text:p>
              </table:table-cell>
              <table:table-cell office:value-type="float" office:value="0.0268476839507461">
                <text:p>0.0268476839507461</text:p>
              </table:table-cell>
              <table:table-cell office:value-type="float" office:value="0.0357400720388201">
                <text:p>0.0357400720388201</text:p>
              </table:table-cell>
              <table:table-cell office:value-type="float" office:value="4.99353847756277">
                <text:p>4.99353847756277</text:p>
              </table:table-cell>
              <table:table-cell office:value-type="float" office:value="0.0424789629392557">
                <text:p>0.0424789629392557</text:p>
              </table:table-cell>
              <table:table-cell office:value-type="float" office:value="0.0133700537029233">
                <text:p>0.0133700537029233</text:p>
              </table:table-cell>
              <table:table-cell office:value-type="float" office:value="0.0105752645276479">
                <text:p>0.0105752645276479</text:p>
              </table:table-cell>
              <table:table-cell office:value-type="float" office:value="0.0110063240752976">
                <text:p>0.0110063240752976</text:p>
              </table:table-cell>
              <table:table-cell office:value-type="float" office:value="0.0083617390940627">
                <text:p>0.0083617390940627</text:p>
              </table:table-cell>
              <table:table-cell office:value-type="float" office:value="0.0268365242551445">
                <text:p>0.0268365242551445</text:p>
              </table:table-cell>
              <table:table-cell office:value-type="float" office:value="0.0275746886149235">
                <text:p>0.0275746886149235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0133812385792456">
                <text:p>0.0133812385792456</text:p>
              </table:table-cell>
              <table:table-cell office:value-type="float" office:value="0.0151945924148987">
                <text:p>0.0151945924148987</text:p>
              </table:table-cell>
              <table:table-cell office:value-type="float" office:value="0.0141434630728973">
                <text:p>0.0141434630728973</text:p>
              </table:table-cell>
              <table:table-cell office:value-type="float" office:value="0.0139523360410789">
                <text:p>0.0139523360410789</text:p>
              </table:table-cell>
              <table:table-cell office:value-type="float" office:value="0.0594280357412033">
                <text:p>0.0594280357412033</text:p>
              </table:table-cell>
              <table:table-cell office:value-type="float" office:value="0.0626281332698303">
                <text:p>0.0626281332698303</text:p>
              </table:table-cell>
              <table:table-cell office:value-type="float" office:value="0.0775427615227786">
                <text:p>0.0775427615227786</text:p>
              </table:table-cell>
              <table:table-cell office:value-type="float" office:value="0.0796206760560228">
                <text:p>0.0796206760560228</text:p>
              </table:table-cell>
              <table:table-cell office:value-type="float" office:value="0.00892754878118403">
                <text:p>0.00892754878118403</text:p>
              </table:table-cell>
              <table:table-cell office:value-type="float" office:value="0.0095759926044429">
                <text:p>0.0095759926044429</text:p>
              </table:table-cell>
              <table:table-cell office:value-type="float" office:value="0.00954737605315209">
                <text:p>0.00954737605315209</text:p>
              </table:table-cell>
              <table:table-cell office:value-type="float" office:value="0.00921001714731255">
                <text:p>0.00921001714731255</text:p>
              </table:table-cell>
              <table:table-cell office:value-type="float" office:value="0.0643865703768771">
                <text:p>0.0643865703768771</text:p>
              </table:table-cell>
              <table:table-cell office:value-type="float" office:value="0.111835337093689">
                <text:p>0.111835337093689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0156369168069094">
                <text:p>0.0156369168069094</text:p>
              </table:table-cell>
              <table:table-cell office:value-type="float" office:value="0.0140162003526168">
                <text:p>0.0140162003526168</text:p>
              </table:table-cell>
              <table:table-cell office:value-type="float" office:value="0.0166365318010668">
                <text:p>0.0166365318010668</text:p>
              </table:table-cell>
              <table:table-cell office:value-type="float" office:value="0.0143963693276636">
                <text:p>0.0143963693276636</text:p>
              </table:table-cell>
              <table:table-cell office:value-type="float" office:value="0.0557896563877796">
                <text:p>0.0557896563877796</text:p>
              </table:table-cell>
              <table:table-cell office:value-type="float" office:value="0.0240567850802179">
                <text:p>0.0240567850802179</text:p>
              </table:table-cell>
              <table:table-cell office:value-type="float" office:value="0.0381923533336592">
                <text:p>0.0381923533336592</text:p>
              </table:table-cell>
              <table:table-cell office:value-type="float" office:value="0.0371314913540738">
                <text:p>0.0371314913540738</text:p>
              </table:table-cell>
              <table:table-cell office:value-type="float" office:value="0.0152631145525573">
                <text:p>0.0152631145525573</text:p>
              </table:table-cell>
              <table:table-cell office:value-type="float" office:value="0.0161084769227267">
                <text:p>0.0161084769227267</text:p>
              </table:table-cell>
              <table:table-cell office:value-type="float" office:value="0.0134203361289612">
                <text:p>0.0134203361289612</text:p>
              </table:table-cell>
              <table:table-cell office:value-type="float" office:value="0.0129477241877531">
                <text:p>0.0129477241877531</text:p>
              </table:table-cell>
              <table:table-cell office:value-type="float" office:value="0.0454061174494536">
                <text:p>0.0454061174494536</text:p>
              </table:table-cell>
              <table:table-cell office:value-type="float" office:value="0.0269460554175041">
                <text:p>0.0269460554175041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0240286962906052">
                <text:p>0.00240286962906052</text:p>
              </table:table-cell>
              <table:table-cell office:value-type="float" office:value="0.00241892585009605">
                <text:p>0.00241892585009605</text:p>
              </table:table-cell>
              <table:table-cell office:value-type="float" office:value="0.00188709845087589">
                <text:p>0.00188709845087589</text:p>
              </table:table-cell>
              <table:table-cell office:value-type="float" office:value="0.0018279276006813">
                <text:p>0.0018279276006813</text:p>
              </table:table-cell>
              <table:table-cell office:value-type="float" office:value="0.00292352119388802">
                <text:p>0.00292352119388802</text:p>
              </table:table-cell>
              <table:table-cell office:value-type="float" office:value="0.00377706709038909">
                <text:p>0.00377706709038909</text:p>
              </table:table-cell>
              <table:table-cell office:value-type="float" office:value="0.0159518742107706">
                <text:p>0.0159518742107706</text:p>
              </table:table-cell>
              <table:table-cell office:value-type="float" office:value="0.0212400437733216">
                <text:p>0.0212400437733216</text:p>
              </table:table-cell>
              <table:table-cell office:value-type="float" office:value="0.00241264916387216">
                <text:p>0.00241264916387216</text:p>
              </table:table-cell>
              <table:table-cell office:value-type="float" office:value="0.00178527558461431">
                <text:p>0.00178527558461431</text:p>
              </table:table-cell>
              <table:table-cell office:value-type="float" office:value="0.00225824957523272">
                <text:p>0.00225824957523272</text:p>
              </table:table-cell>
              <table:table-cell office:value-type="float" office:value="0.00203691643892878">
                <text:p>0.00203691643892878</text:p>
              </table:table-cell>
              <table:table-cell office:value-type="float" office:value="0.00969176509782865">
                <text:p>0.00969176509782865</text:p>
              </table:table-cell>
              <table:table-cell office:value-type="float" office:value="0.00507811688787882">
                <text:p>0.00507811688787882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0137379924938926">
                <text:p>0.0137379924938926</text:p>
              </table:table-cell>
              <table:table-cell office:value-type="float" office:value="0.0146800938773499">
                <text:p>0.0146800938773499</text:p>
              </table:table-cell>
              <table:table-cell office:value-type="float" office:value="0.013376127636536">
                <text:p>0.013376127636536</text:p>
              </table:table-cell>
              <table:table-cell office:value-type="float" office:value="0.0143297851256409">
                <text:p>0.0143297851256409</text:p>
              </table:table-cell>
              <table:table-cell office:value-type="float" office:value="0.0201154551547723">
                <text:p>0.0201154551547723</text:p>
              </table:table-cell>
              <table:table-cell office:value-type="float" office:value="0.0311881650050267">
                <text:p>0.0311881650050267</text:p>
              </table:table-cell>
              <table:table-cell office:value-type="float" office:value="0.0370808400979892">
                <text:p>0.0370808400979892</text:p>
              </table:table-cell>
              <table:table-cell office:value-type="float" office:value="0.0447154483803021">
                <text:p>0.0447154483803021</text:p>
              </table:table-cell>
              <table:table-cell office:value-type="float" office:value="0.0103694080604066">
                <text:p>0.0103694080604066</text:p>
              </table:table-cell>
              <table:table-cell office:value-type="float" office:value="0.0100384948584044">
                <text:p>0.0100384948584044</text:p>
              </table:table-cell>
              <table:table-cell office:value-type="float" office:value="0.0133062794254311">
                <text:p>0.0133062794254311</text:p>
              </table:table-cell>
              <table:table-cell office:value-type="float" office:value="0.00830784184245885">
                <text:p>0.00830784184245885</text:p>
              </table:table-cell>
              <table:table-cell office:value-type="float" office:value="0.0304984077395246">
                <text:p>0.0304984077395246</text:p>
              </table:table-cell>
              <table:table-cell office:value-type="float" office:value="0.0258971061296206">
                <text:p>0.0258971061296206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0165502603253538">
                <text:p>0.0165502603253538</text:p>
              </table:table-cell>
              <table:table-cell office:value-type="float" office:value="0.0163703230202515">
                <text:p>0.0163703230202515</text:p>
              </table:table-cell>
              <table:table-cell office:value-type="float" office:value="0.0205742118130644">
                <text:p>0.0205742118130644</text:p>
              </table:table-cell>
              <table:table-cell office:value-type="float" office:value="0.0165395267788441">
                <text:p>0.0165395267788441</text:p>
              </table:table-cell>
              <table:table-cell office:value-type="float" office:value="0.023207280232834">
                <text:p>0.023207280232834</text:p>
              </table:table-cell>
              <table:table-cell office:value-type="float" office:value="0.0302737659236682">
                <text:p>0.0302737659236682</text:p>
              </table:table-cell>
              <table:table-cell office:value-type="float" office:value="0.0312495075778573">
                <text:p>0.0312495075778573</text:p>
              </table:table-cell>
              <table:table-cell office:value-type="float" office:value="0.0236157780648953">
                <text:p>0.0236157780648953</text:p>
              </table:table-cell>
              <table:table-cell office:value-type="float" office:value="0.0126569260717146">
                <text:p>0.0126569260717146</text:p>
              </table:table-cell>
              <table:table-cell office:value-type="float" office:value="0.0122820435742534">
                <text:p>0.0122820435742534</text:p>
              </table:table-cell>
              <table:table-cell office:value-type="float" office:value="0.00912668658689595">
                <text:p>0.00912668658689595</text:p>
              </table:table-cell>
              <table:table-cell office:value-type="float" office:value="0.0125347905606772">
                <text:p>0.0125347905606772</text:p>
              </table:table-cell>
              <table:table-cell office:value-type="float" office:value="0.0418427090285998">
                <text:p>0.0418427090285998</text:p>
              </table:table-cell>
              <table:table-cell office:value-type="float" office:value="0.045534697886818">
                <text:p>0.045534697886818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00428809566172855">
                <text:p>0.00428809566172855</text:p>
              </table:table-cell>
              <table:table-cell office:value-type="float" office:value="0.00422724262755051">
                <text:p>0.00422724262755051</text:p>
              </table:table-cell>
              <table:table-cell office:value-type="float" office:value="0.00455919768220361">
                <text:p>0.00455919768220361</text:p>
              </table:table-cell>
              <table:table-cell office:value-type="float" office:value="0.00458071996628948">
                <text:p>0.00458071996628948</text:p>
              </table:table-cell>
              <table:table-cell office:value-type="float" office:value="0.0218369789957564">
                <text:p>0.0218369789957564</text:p>
              </table:table-cell>
              <table:table-cell office:value-type="float" office:value="0.051253671248752">
                <text:p>0.051253671248752</text:p>
              </table:table-cell>
              <table:table-cell office:value-type="float" office:value="0.101560931864492">
                <text:p>0.101560931864492</text:p>
              </table:table-cell>
              <table:table-cell office:value-type="float" office:value="0.0382409764985078">
                <text:p>0.0382409764985078</text:p>
              </table:table-cell>
              <table:table-cell office:value-type="float" office:value="0.00240810821384197">
                <text:p>0.00240810821384197</text:p>
              </table:table-cell>
              <table:table-cell office:value-type="float" office:value="0.00233525103870399">
                <text:p>0.00233525103870399</text:p>
              </table:table-cell>
              <table:table-cell office:value-type="float" office:value="0.00222158983035617">
                <text:p>0.00222158983035617</text:p>
              </table:table-cell>
              <table:table-cell office:value-type="float" office:value="0.00253461408042269">
                <text:p>0.00253461408042269</text:p>
              </table:table-cell>
              <table:table-cell office:value-type="float" office:value="0.0138794822742677">
                <text:p>0.0138794822742677</text:p>
              </table:table-cell>
              <table:table-cell office:value-type="float" office:value="0.0697225474669658">
                <text:p>0.0697225474669658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0246362390949395">
                <text:p>0.0246362390949395</text:p>
              </table:table-cell>
              <table:table-cell office:value-type="float" office:value="0.0227105794549742">
                <text:p>0.0227105794549742</text:p>
              </table:table-cell>
              <table:table-cell office:value-type="float" office:value="0.0234949109010813">
                <text:p>0.0234949109010813</text:p>
              </table:table-cell>
              <table:table-cell office:value-type="float" office:value="0.0244111945547475">
                <text:p>0.0244111945547475</text:p>
              </table:table-cell>
              <table:table-cell office:value-type="float" office:value="0.154074102725421">
                <text:p>0.154074102725421</text:p>
              </table:table-cell>
              <table:table-cell office:value-type="float" office:value="0.150739276863496">
                <text:p>0.150739276863496</text:p>
              </table:table-cell>
              <table:table-cell office:value-type="float" office:value="0.275298880521433">
                <text:p>0.275298880521433</text:p>
              </table:table-cell>
              <table:table-cell office:value-type="float" office:value="0.194212567474822">
                <text:p>0.194212567474822</text:p>
              </table:table-cell>
              <table:table-cell office:value-type="float" office:value="0.0146215779630374">
                <text:p>0.0146215779630374</text:p>
              </table:table-cell>
              <table:table-cell office:value-type="float" office:value="0.0161068919349108">
                <text:p>0.0161068919349108</text:p>
              </table:table-cell>
              <table:table-cell office:value-type="float" office:value="0.0139229479240475">
                <text:p>0.0139229479240475</text:p>
              </table:table-cell>
              <table:table-cell office:value-type="float" office:value="0.0137644215702338">
                <text:p>0.0137644215702338</text:p>
              </table:table-cell>
              <table:table-cell office:value-type="float" office:value="0.139646475809273">
                <text:p>0.139646475809273</text:p>
              </table:table-cell>
              <table:table-cell office:value-type="float" office:value="0.158384001047697">
                <text:p>0.158384001047697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0185383627870643">
                <text:p>0.0185383627870643</text:p>
              </table:table-cell>
              <table:table-cell office:value-type="float" office:value="0.0198251808979211">
                <text:p>0.0198251808979211</text:p>
              </table:table-cell>
              <table:table-cell office:value-type="float" office:value="0.0191213182990064">
                <text:p>0.0191213182990064</text:p>
              </table:table-cell>
              <table:table-cell office:value-type="float" office:value="0.0176797686153386">
                <text:p>0.0176797686153386</text:p>
              </table:table-cell>
              <table:table-cell office:value-type="float" office:value="0.29109467537438">
                <text:p>0.29109467537438</text:p>
              </table:table-cell>
              <table:table-cell office:value-type="float" office:value="0.0406576411852701">
                <text:p>0.0406576411852701</text:p>
              </table:table-cell>
              <table:table-cell office:value-type="float" office:value="0.0547464411690814">
                <text:p>0.0547464411690814</text:p>
              </table:table-cell>
              <table:table-cell office:value-type="float" office:value="0.0675219491913788">
                <text:p>0.0675219491913788</text:p>
              </table:table-cell>
              <table:table-cell office:value-type="float" office:value="0.012994693802937">
                <text:p>0.012994693802937</text:p>
              </table:table-cell>
              <table:table-cell office:value-type="float" office:value="0.013780571803972">
                <text:p>0.013780571803972</text:p>
              </table:table-cell>
              <table:table-cell office:value-type="float" office:value="0.0129761030507272">
                <text:p>0.0129761030507272</text:p>
              </table:table-cell>
              <table:table-cell office:value-type="float" office:value="0.0143915573452042">
                <text:p>0.0143915573452042</text:p>
              </table:table-cell>
              <table:table-cell office:value-type="float" office:value="0.124901127994943">
                <text:p>0.124901127994943</text:p>
              </table:table-cell>
              <table:table-cell office:value-type="float" office:value="0.186920630085911">
                <text:p>0.186920630085911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0112664015394004">
                <text:p>0.0112664015394004</text:p>
              </table:table-cell>
              <table:table-cell office:value-type="float" office:value="0.0121229328284674">
                <text:p>0.0121229328284674</text:p>
              </table:table-cell>
              <table:table-cell office:value-type="float" office:value="0.0111992237254036">
                <text:p>0.0111992237254036</text:p>
              </table:table-cell>
              <table:table-cell office:value-type="float" office:value="0.0105721804479471">
                <text:p>0.0105721804479471</text:p>
              </table:table-cell>
              <table:table-cell office:value-type="float" office:value="0.0237827240555034">
                <text:p>0.0237827240555034</text:p>
              </table:table-cell>
              <table:table-cell office:value-type="float" office:value="0.0259708771122882">
                <text:p>0.0259708771122882</text:p>
              </table:table-cell>
              <table:table-cell office:value-type="float" office:value="0.0256480475185524">
                <text:p>0.0256480475185524</text:p>
              </table:table-cell>
              <table:table-cell office:value-type="float" office:value="0.0232955417375341">
                <text:p>0.0232955417375341</text:p>
              </table:table-cell>
              <table:table-cell office:value-type="float" office:value="0.00684693999650359">
                <text:p>0.00684693999650359</text:p>
              </table:table-cell>
              <table:table-cell office:value-type="float" office:value="0.00656006811229764">
                <text:p>0.00656006811229764</text:p>
              </table:table-cell>
              <table:table-cell office:value-type="float" office:value="0.00601167091935129">
                <text:p>0.00601167091935129</text:p>
              </table:table-cell>
              <table:table-cell office:value-type="float" office:value="0.00607856278453926">
                <text:p>0.00607856278453926</text:p>
              </table:table-cell>
              <table:table-cell office:value-type="float" office:value="0.0251361797312365">
                <text:p>0.0251361797312365</text:p>
              </table:table-cell>
              <table:table-cell office:value-type="float" office:value="0.0246792488623307">
                <text:p>0.0246792488623307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0105543736363828">
                <text:p>0.0105543736363828</text:p>
              </table:table-cell>
              <table:table-cell office:value-type="float" office:value="0.0108026777691849">
                <text:p>0.0108026777691849</text:p>
              </table:table-cell>
              <table:table-cell office:value-type="float" office:value="0.0100607901987722">
                <text:p>0.0100607901987722</text:p>
              </table:table-cell>
              <table:table-cell office:value-type="float" office:value="0.0108650125385192">
                <text:p>0.0108650125385192</text:p>
              </table:table-cell>
              <table:table-cell office:value-type="float" office:value="0.0327991101722345">
                <text:p>0.0327991101722345</text:p>
              </table:table-cell>
              <table:table-cell office:value-type="float" office:value="0.0367465619815713">
                <text:p>0.0367465619815713</text:p>
              </table:table-cell>
              <table:table-cell office:value-type="float" office:value="0.0422240667690589">
                <text:p>0.0422240667690589</text:p>
              </table:table-cell>
              <table:table-cell office:value-type="float" office:value="0.0425421463338531">
                <text:p>0.0425421463338531</text:p>
              </table:table-cell>
              <table:table-cell office:value-type="float" office:value="0.00741456370342128">
                <text:p>0.00741456370342128</text:p>
              </table:table-cell>
              <table:table-cell office:value-type="float" office:value="0.00763254935311003">
                <text:p>0.00763254935311003</text:p>
              </table:table-cell>
              <table:table-cell office:value-type="float" office:value="0.00699980674786165">
                <text:p>0.00699980674786165</text:p>
              </table:table-cell>
              <table:table-cell office:value-type="float" office:value="0.00736839303246576">
                <text:p>0.00736839303246576</text:p>
              </table:table-cell>
              <table:table-cell office:value-type="float" office:value="0.0393107535276828">
                <text:p>0.0393107535276828</text:p>
              </table:table-cell>
              <table:table-cell office:value-type="float" office:value="0.0395686925565182">
                <text:p>0.0395686925565182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0373101829630653">
                <text:p>0.00373101829630653</text:p>
              </table:table-cell>
              <table:table-cell office:value-type="float" office:value="0.00369650727315311">
                <text:p>0.00369650727315311</text:p>
              </table:table-cell>
              <table:table-cell office:value-type="float" office:value="0.00372124395877872">
                <text:p>0.00372124395877872</text:p>
              </table:table-cell>
              <table:table-cell office:value-type="float" office:value="0.00384811104902516">
                <text:p>0.00384811104902516</text:p>
              </table:table-cell>
              <table:table-cell office:value-type="float" office:value="0.00926691969297753">
                <text:p>0.00926691969297753</text:p>
              </table:table-cell>
              <table:table-cell office:value-type="float" office:value="0.013605856333871">
                <text:p>0.013605856333871</text:p>
              </table:table-cell>
              <table:table-cell office:value-type="float" office:value="0.044740147520123">
                <text:p>0.044740147520123</text:p>
              </table:table-cell>
              <table:table-cell office:value-type="float" office:value="0.0457677109069006">
                <text:p>0.0457677109069006</text:p>
              </table:table-cell>
              <table:table-cell office:value-type="float" office:value="0.00431209799770219">
                <text:p>0.00431209799770219</text:p>
              </table:table-cell>
              <table:table-cell office:value-type="float" office:value="0.00349152137159708">
                <text:p>0.00349152137159708</text:p>
              </table:table-cell>
              <table:table-cell office:value-type="float" office:value="0.00418078753671835">
                <text:p>0.00418078753671835</text:p>
              </table:table-cell>
              <table:table-cell office:value-type="float" office:value="0.00400491312218438">
                <text:p>0.00400491312218438</text:p>
              </table:table-cell>
              <table:table-cell office:value-type="float" office:value="0.0101918336674151">
                <text:p>0.0101918336674151</text:p>
              </table:table-cell>
              <table:table-cell office:value-type="float" office:value="0.011052849368635">
                <text:p>0.01105284936863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0111491662414057">
                <text:p>0.0111491662414057</text:p>
              </table:table-cell>
              <table:table-cell office:value-type="float" office:value="0.00994154903514373">
                <text:p>0.00994154903514373</text:p>
              </table:table-cell>
              <table:table-cell office:value-type="float" office:value="0.0106688377332958">
                <text:p>0.0106688377332958</text:p>
              </table:table-cell>
              <table:table-cell office:value-type="float" office:value="0.00970141765342999">
                <text:p>0.00970141765342999</text:p>
              </table:table-cell>
              <table:table-cell office:value-type="float" office:value="0.023470299667186">
                <text:p>0.023470299667186</text:p>
              </table:table-cell>
              <table:table-cell office:value-type="float" office:value="0.0189624411787093">
                <text:p>0.0189624411787093</text:p>
              </table:table-cell>
              <table:table-cell office:value-type="float" office:value="0.0275151015965907">
                <text:p>0.0275151015965907</text:p>
              </table:table-cell>
              <table:table-cell office:value-type="float" office:value="0.0434106253430743">
                <text:p>0.0434106253430743</text:p>
              </table:table-cell>
              <table:table-cell office:value-type="float" office:value="0.00687974233999484">
                <text:p>0.00687974233999484</text:p>
              </table:table-cell>
              <table:table-cell office:value-type="float" office:value="0.00616760579159092">
                <text:p>0.00616760579159092</text:p>
              </table:table-cell>
              <table:table-cell office:value-type="float" office:value="0.00587383197632699">
                <text:p>0.00587383197632699</text:p>
              </table:table-cell>
              <table:table-cell office:value-type="float" office:value="0.00613509721863247">
                <text:p>0.00613509721863247</text:p>
              </table:table-cell>
              <table:table-cell office:value-type="float" office:value="0.0314437604456203">
                <text:p>0.0314437604456203</text:p>
              </table:table-cell>
              <table:table-cell office:value-type="float" office:value="0.0274480270363037">
                <text:p>0.0274480270363037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0382372773398443">
                <text:p>0.00382372773398443</text:p>
              </table:table-cell>
              <table:table-cell office:value-type="float" office:value="0.00371371852197158">
                <text:p>0.00371371852197158</text:p>
              </table:table-cell>
              <table:table-cell office:value-type="float" office:value="0.003348125159153">
                <text:p>0.003348125159153</text:p>
              </table:table-cell>
              <table:table-cell office:value-type="float" office:value="0.00320923134762519">
                <text:p>0.00320923134762519</text:p>
              </table:table-cell>
              <table:table-cell office:value-type="float" office:value="0.0142368856822824">
                <text:p>0.0142368856822824</text:p>
              </table:table-cell>
              <table:table-cell office:value-type="float" office:value="0.00731377718518827">
                <text:p>0.00731377718518827</text:p>
              </table:table-cell>
              <table:table-cell office:value-type="float" office:value="0.0265567598939374">
                <text:p>0.0265567598939374</text:p>
              </table:table-cell>
              <table:table-cell office:value-type="float" office:value="0.0290864028180072">
                <text:p>0.0290864028180072</text:p>
              </table:table-cell>
              <table:table-cell office:value-type="float" office:value="0.00364164998682913">
                <text:p>0.00364164998682913</text:p>
              </table:table-cell>
              <table:table-cell office:value-type="float" office:value="0.00369319999167399">
                <text:p>0.00369319999167399</text:p>
              </table:table-cell>
              <table:table-cell office:value-type="float" office:value="0.00286475221634616">
                <text:p>0.00286475221634616</text:p>
              </table:table-cell>
              <table:table-cell office:value-type="float" office:value="0.00388507917134548">
                <text:p>0.00388507917134548</text:p>
              </table:table-cell>
              <table:table-cell office:value-type="float" office:value="0.0151951707687568">
                <text:p>0.0151951707687568</text:p>
              </table:table-cell>
              <table:table-cell office:value-type="float" office:value="0.00673567041577191">
                <text:p>0.00673567041577191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046031210320153">
                <text:p>0.0046031210320153</text:p>
              </table:table-cell>
              <table:table-cell office:value-type="float" office:value="0.00625785962895692">
                <text:p>0.00625785962895692</text:p>
              </table:table-cell>
              <table:table-cell office:value-type="float" office:value="0.00464748262437279">
                <text:p>0.00464748262437279</text:p>
              </table:table-cell>
              <table:table-cell office:value-type="float" office:value="0.00446240161535025">
                <text:p>0.00446240161535025</text:p>
              </table:table-cell>
              <table:table-cell office:value-type="float" office:value="0.0351288205869387">
                <text:p>0.0351288205869387</text:p>
              </table:table-cell>
              <table:table-cell office:value-type="float" office:value="0.0100536814623343">
                <text:p>0.0100536814623343</text:p>
              </table:table-cell>
              <table:table-cell office:value-type="float" office:value="0.0335686143698428">
                <text:p>0.0335686143698428</text:p>
              </table:table-cell>
              <table:table-cell office:value-type="float" office:value="0.0353452336469605">
                <text:p>0.0353452336469605</text:p>
              </table:table-cell>
              <table:table-cell office:value-type="float" office:value="0.00451982708963182">
                <text:p>0.00451982708963182</text:p>
              </table:table-cell>
              <table:table-cell office:value-type="float" office:value="0.00541913885291705">
                <text:p>0.00541913885291705</text:p>
              </table:table-cell>
              <table:table-cell office:value-type="float" office:value="0.00487332783681903">
                <text:p>0.00487332783681903</text:p>
              </table:table-cell>
              <table:table-cell office:value-type="float" office:value="0.00444106911132293">
                <text:p>0.00444106911132293</text:p>
              </table:table-cell>
              <table:table-cell office:value-type="float" office:value="0.0134273307928765">
                <text:p>0.0134273307928765</text:p>
              </table:table-cell>
              <table:table-cell office:value-type="float" office:value="0.0143233855697029">
                <text:p>0.0143233855697029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0301802098794962">
                <text:p>0.00301802098794962</text:p>
              </table:table-cell>
              <table:table-cell office:value-type="float" office:value="0.00325424156855853">
                <text:p>0.00325424156855853</text:p>
              </table:table-cell>
              <table:table-cell office:value-type="float" office:value="0.00318585177696995">
                <text:p>0.00318585177696995</text:p>
              </table:table-cell>
              <table:table-cell office:value-type="float" office:value="0.00361603359180209">
                <text:p>0.00361603359180209</text:p>
              </table:table-cell>
              <table:table-cell office:value-type="float" office:value="0.0233950633428511">
                <text:p>0.0233950633428511</text:p>
              </table:table-cell>
              <table:table-cell office:value-type="float" office:value="0.0101349604169062">
                <text:p>0.0101349604169062</text:p>
              </table:table-cell>
              <table:table-cell office:value-type="float" office:value="0.0265370488490364">
                <text:p>0.0265370488490364</text:p>
              </table:table-cell>
              <table:table-cell office:value-type="float" office:value="0.0268953877236619">
                <text:p>0.0268953877236619</text:p>
              </table:table-cell>
              <table:table-cell office:value-type="float" office:value="0.00302423141031327">
                <text:p>0.00302423141031327</text:p>
              </table:table-cell>
              <table:table-cell office:value-type="float" office:value="0.00282398065742716">
                <text:p>0.00282398065742716</text:p>
              </table:table-cell>
              <table:table-cell office:value-type="float" office:value="0.00295152571751759">
                <text:p>0.00295152571751759</text:p>
              </table:table-cell>
              <table:table-cell office:value-type="float" office:value="0.00260571673562423">
                <text:p>0.00260571673562423</text:p>
              </table:table-cell>
              <table:table-cell office:value-type="float" office:value="0.0153151219073311">
                <text:p>0.0153151219073311</text:p>
              </table:table-cell>
              <table:table-cell office:value-type="float" office:value="0.0103925191601572">
                <text:p>0.0103925191601572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0347522719313708">
                <text:p>0.00347522719313708</text:p>
              </table:table-cell>
              <table:table-cell office:value-type="float" office:value="0.00397823639427084">
                <text:p>0.00397823639427084</text:p>
              </table:table-cell>
              <table:table-cell office:value-type="float" office:value="0.00328116430079043">
                <text:p>0.00328116430079043</text:p>
              </table:table-cell>
              <table:table-cell office:value-type="float" office:value="0.00404091261082889">
                <text:p>0.00404091261082889</text:p>
              </table:table-cell>
              <table:table-cell office:value-type="float" office:value="0.0111026300534507">
                <text:p>0.0111026300534507</text:p>
              </table:table-cell>
              <table:table-cell office:value-type="float" office:value="0.00780595239499919">
                <text:p>0.00780595239499919</text:p>
              </table:table-cell>
              <table:table-cell office:value-type="float" office:value="0.0355181053212022">
                <text:p>0.0355181053212022</text:p>
              </table:table-cell>
              <table:table-cell office:value-type="float" office:value="0.0250688137351047">
                <text:p>0.0250688137351047</text:p>
              </table:table-cell>
              <table:table-cell office:value-type="float" office:value="0.00395954451037314">
                <text:p>0.00395954451037314</text:p>
              </table:table-cell>
              <table:table-cell office:value-type="float" office:value="0.00410539117830554">
                <text:p>0.00410539117830554</text:p>
              </table:table-cell>
              <table:table-cell office:value-type="float" office:value="0.00465850416946797">
                <text:p>0.00465850416946797</text:p>
              </table:table-cell>
              <table:table-cell office:value-type="float" office:value="0.00391670651393406">
                <text:p>0.00391670651393406</text:p>
              </table:table-cell>
              <table:table-cell office:value-type="float" office:value="0.0129793855710762">
                <text:p>0.0129793855710762</text:p>
              </table:table-cell>
              <table:table-cell office:value-type="float" office:value="0.00664292730104777">
                <text:p>0.00664292730104777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0355981759667588">
                <text:p>0.00355981759667588</text:p>
              </table:table-cell>
              <table:table-cell office:value-type="float" office:value="0.00423166352714045">
                <text:p>0.00423166352714045</text:p>
              </table:table-cell>
              <table:table-cell office:value-type="float" office:value="0.00349522972568224">
                <text:p>0.00349522972568224</text:p>
              </table:table-cell>
              <table:table-cell office:value-type="float" office:value="0.00430572618882937">
                <text:p>0.00430572618882937</text:p>
              </table:table-cell>
              <table:table-cell office:value-type="float" office:value="0.0101798445876352">
                <text:p>0.0101798445876352</text:p>
              </table:table-cell>
              <table:table-cell office:value-type="float" office:value="0.0084655252627125">
                <text:p>0.0084655252627125</text:p>
              </table:table-cell>
              <table:table-cell office:value-type="float" office:value="0.0254922476106869">
                <text:p>0.0254922476106869</text:p>
              </table:table-cell>
              <table:table-cell office:value-type="float" office:value="0.0241734968100498">
                <text:p>0.0241734968100498</text:p>
              </table:table-cell>
              <table:table-cell office:value-type="float" office:value="0.00385385597077301">
                <text:p>0.00385385597077301</text:p>
              </table:table-cell>
              <table:table-cell office:value-type="float" office:value="0.00484548175139469">
                <text:p>0.00484548175139469</text:p>
              </table:table-cell>
              <table:table-cell office:value-type="float" office:value="0.00393714497956049">
                <text:p>0.00393714497956049</text:p>
              </table:table-cell>
              <table:table-cell office:value-type="float" office:value="0.00400163173681372">
                <text:p>0.00400163173681372</text:p>
              </table:table-cell>
              <table:table-cell office:value-type="float" office:value="0.0148288826377643">
                <text:p>0.0148288826377643</text:p>
              </table:table-cell>
              <table:table-cell office:value-type="float" office:value="0.007712986423145">
                <text:p>0.007712986423145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0152928909443315">
                <text:p>0.0152928909443315</text:p>
              </table:table-cell>
              <table:table-cell office:value-type="float" office:value="0.016808043726304">
                <text:p>0.016808043726304</text:p>
              </table:table-cell>
              <table:table-cell office:value-type="float" office:value="0.0148144663848412">
                <text:p>0.0148144663848412</text:p>
              </table:table-cell>
              <table:table-cell office:value-type="float" office:value="0.0118477914939475">
                <text:p>0.0118477914939475</text:p>
              </table:table-cell>
              <table:table-cell office:value-type="float" office:value="0.0455277260082772">
                <text:p>0.0455277260082772</text:p>
              </table:table-cell>
              <table:table-cell office:value-type="float" office:value="0.0261849961360641">
                <text:p>0.0261849961360641</text:p>
              </table:table-cell>
              <table:table-cell office:value-type="float" office:value="0.0266156781908893">
                <text:p>0.0266156781908893</text:p>
              </table:table-cell>
              <table:table-cell office:value-type="float" office:value="0.0267297630774033">
                <text:p>0.0267297630774033</text:p>
              </table:table-cell>
              <table:table-cell office:value-type="float" office:value="0.0111960720097097">
                <text:p>0.0111960720097097</text:p>
              </table:table-cell>
              <table:table-cell office:value-type="float" office:value="0.0122133790419049">
                <text:p>0.0122133790419049</text:p>
              </table:table-cell>
              <table:table-cell office:value-type="float" office:value="0.00782942000662773">
                <text:p>0.00782942000662773</text:p>
              </table:table-cell>
              <table:table-cell office:value-type="float" office:value="0.00924000236093167">
                <text:p>0.00924000236093167</text:p>
              </table:table-cell>
              <table:table-cell office:value-type="float" office:value="0.0285148577436781">
                <text:p>0.0285148577436781</text:p>
              </table:table-cell>
              <table:table-cell office:value-type="float" office:value="0.0218448440592418">
                <text:p>0.0218448440592418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0195778896725584">
                <text:p>0.0195778896725584</text:p>
              </table:table-cell>
              <table:table-cell office:value-type="float" office:value="0.00659835756984432">
                <text:p>0.00659835756984432</text:p>
              </table:table-cell>
              <table:table-cell office:value-type="float" office:value="0.00630850169132988">
                <text:p>0.00630850169132988</text:p>
              </table:table-cell>
              <table:table-cell office:value-type="float" office:value="0.00702830538429499">
                <text:p>0.00702830538429499</text:p>
              </table:table-cell>
              <table:table-cell office:value-type="float" office:value="0.00863698536232442">
                <text:p>0.00863698536232442</text:p>
              </table:table-cell>
              <table:table-cell office:value-type="float" office:value="0.00956983844072815">
                <text:p>0.00956983844072815</text:p>
              </table:table-cell>
              <table:table-cell office:value-type="float" office:value="0.129976940278957">
                <text:p>0.129976940278957</text:p>
              </table:table-cell>
              <table:table-cell office:value-type="float" office:value="0.0577977446915492">
                <text:p>0.0577977446915492</text:p>
              </table:table-cell>
              <table:table-cell office:value-type="float" office:value="0.0054134252625953">
                <text:p>0.0054134252625953</text:p>
              </table:table-cell>
              <table:table-cell office:value-type="float" office:value="0.00524527165633601">
                <text:p>0.00524527165633601</text:p>
              </table:table-cell>
              <table:table-cell office:value-type="float" office:value="0.00306815521214789">
                <text:p>0.00306815521214789</text:p>
              </table:table-cell>
              <table:table-cell office:value-type="float" office:value="0.00341921999457978">
                <text:p>0.00341921999457978</text:p>
              </table:table-cell>
              <table:table-cell office:value-type="float" office:value="0.00971442386545257">
                <text:p>0.00971442386545257</text:p>
              </table:table-cell>
              <table:table-cell office:value-type="float" office:value="0.017837932220448">
                <text:p>0.017837932220448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0105345549073102">
                <text:p>0.0105345549073102</text:p>
              </table:table-cell>
              <table:table-cell office:value-type="float" office:value="0.0108698325668867">
                <text:p>0.0108698325668867</text:p>
              </table:table-cell>
              <table:table-cell office:value-type="float" office:value="0.0117355445380563">
                <text:p>0.0117355445380563</text:p>
              </table:table-cell>
              <table:table-cell office:value-type="float" office:value="0.00954467099963296">
                <text:p>0.00954467099963296</text:p>
              </table:table-cell>
              <table:table-cell office:value-type="float" office:value="0.0424551701106787">
                <text:p>0.0424551701106787</text:p>
              </table:table-cell>
              <table:table-cell office:value-type="float" office:value="0.0310292238143034">
                <text:p>0.0310292238143034</text:p>
              </table:table-cell>
              <table:table-cell office:value-type="float" office:value="0.278336393954192">
                <text:p>0.278336393954192</text:p>
              </table:table-cell>
              <table:table-cell office:value-type="float" office:value="0.0436891475276326">
                <text:p>0.0436891475276326</text:p>
              </table:table-cell>
              <table:table-cell office:value-type="float" office:value="0.0075465809780381">
                <text:p>0.0075465809780381</text:p>
              </table:table-cell>
              <table:table-cell office:value-type="float" office:value="0.00775451439609499">
                <text:p>0.00775451439609499</text:p>
              </table:table-cell>
              <table:table-cell office:value-type="float" office:value="0.00690185145293455">
                <text:p>0.00690185145293455</text:p>
              </table:table-cell>
              <table:table-cell office:value-type="float" office:value="0.00695674764789284">
                <text:p>0.00695674764789284</text:p>
              </table:table-cell>
              <table:table-cell office:value-type="float" office:value="0.0367883848373853">
                <text:p>0.0367883848373853</text:p>
              </table:table-cell>
              <table:table-cell office:value-type="float" office:value="0.0411003613596673">
                <text:p>0.041100361359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27cm" svg:height="11.04cm" xlink:href=".." xlink:type="simple" chart:class="chart:line" chart:style-name="ch1">
        <chart:title svg:x="9.015cm" svg:y="0.356cm" chart:style-name="ch2">
          <text:p>uTheils</text:p>
        </chart:title>
        <chart:legend chart:legend-position="end" svg:x="17.33cm" svg:y="2.726cm" style:legend-expansion="high" chart:style-name="ch3"/>
        <chart:plot-area chart:style-name="ch4" table:cell-range-address="Hoja1.B32:Hoja1.P57" chart:data-source-has-labels="both" svg:x="0.392cm" svg:y="1.249cm" svg:width="16.546cm" svg:height="9.571cm">
          <chartooo:coordinate-region svg:x="1.119cm" svg:y="1.249cm" svg:width="15.716cm" svg:height="7.939cm"/>
          <chart:axis chart:dimension="x" chart:name="primary-x" chart:style-name="ch5" chartooo:axis-type="auto">
            <chartooo:date-scale/>
            <chart:categories table:cell-range-address="Hoja1.B34:Hoja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34:Hoja1.C57" chart:label-cell-address="Hoja1.C32:Hoja1.C33" chart:class="chart:line">
            <chart:data-point chart:repeated="24"/>
          </chart:series>
          <chart:series chart:style-name="ch8" chart:values-cell-range-address="Hoja1.D34:Hoja1.D57" chart:label-cell-address="Hoja1.D32:Hoja1.D33" chart:class="chart:line">
            <chart:data-point chart:repeated="24"/>
          </chart:series>
          <chart:series chart:style-name="ch9" chart:values-cell-range-address="Hoja1.E34:Hoja1.E57" chart:label-cell-address="Hoja1.E32:Hoja1.E33" chart:class="chart:line">
            <chart:data-point chart:repeated="24"/>
          </chart:series>
          <chart:series chart:style-name="ch10" chart:values-cell-range-address="Hoja1.F34:Hoja1.F57" chart:label-cell-address="Hoja1.F32:Hoja1.F33" chart:class="chart:line">
            <chart:data-point chart:repeated="24"/>
          </chart:series>
          <chart:series chart:style-name="ch11" chart:values-cell-range-address="Hoja1.G34:Hoja1.G57" chart:label-cell-address="Hoja1.G32:Hoja1.G33" chart:class="chart:line">
            <chart:data-point chart:repeated="24"/>
          </chart:series>
          <chart:series chart:style-name="ch12" chart:values-cell-range-address="Hoja1.H34:Hoja1.H57" chart:label-cell-address="Hoja1.H32:Hoja1.H33" chart:class="chart:line">
            <chart:data-point chart:repeated="24"/>
          </chart:series>
          <chart:series chart:style-name="ch13" chart:values-cell-range-address="Hoja1.I34:Hoja1.I57" chart:label-cell-address="Hoja1.I32:Hoja1.I33" chart:class="chart:line">
            <chart:data-point chart:repeated="24"/>
          </chart:series>
          <chart:series chart:style-name="ch14" chart:values-cell-range-address="Hoja1.J34:Hoja1.J57" chart:label-cell-address="Hoja1.J32:Hoja1.J33" chart:class="chart:line">
            <chart:data-point chart:repeated="24"/>
          </chart:series>
          <chart:series chart:style-name="ch15" chart:values-cell-range-address="Hoja1.K34:Hoja1.K57" chart:label-cell-address="Hoja1.K32:Hoja1.K33" chart:class="chart:line">
            <chart:data-point chart:repeated="24"/>
          </chart:series>
          <chart:series chart:style-name="ch16" chart:values-cell-range-address="Hoja1.L34:Hoja1.L57" chart:label-cell-address="Hoja1.L32:Hoja1.L33" chart:class="chart:line">
            <chart:data-point chart:repeated="24"/>
          </chart:series>
          <chart:series chart:style-name="ch17" chart:values-cell-range-address="Hoja1.M34:Hoja1.M57" chart:label-cell-address="Hoja1.M32:Hoja1.M33" chart:class="chart:line">
            <chart:data-point chart:repeated="24"/>
          </chart:series>
          <chart:series chart:style-name="ch18" chart:values-cell-range-address="Hoja1.N34:Hoja1.N57" chart:label-cell-address="Hoja1.N32:Hoja1.N33" chart:class="chart:line">
            <chart:data-point chart:repeated="24"/>
          </chart:series>
          <chart:series chart:style-name="ch19" chart:values-cell-range-address="Hoja1.O34:Hoja1.O57" chart:label-cell-address="Hoja1.O32:Hoja1.O33" chart:class="chart:line">
            <chart:data-point chart:repeated="24"/>
          </chart:series>
          <chart:series chart:style-name="ch20" chart:values-cell-range-address="Hoja1.P34:Hoja1.P57" chart:label-cell-address="Hoja1.P32:Hoja1.P33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32:Hoja1.C33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32:Hoja1.D33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32:Hoja1.E33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32:Hoja1.F33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32:Hoja1.G33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32:Hoja1.H33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32:Hoja1.I33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32:Hoja1.J33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32:Hoja1.K33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32:Hoja1.L33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32:Hoja1.M33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32:Hoja1.N33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32:Hoja1.O33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32:Hoja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34:Hoja1.B57</svg:desc>
                </draw:g>
              </table:table-cell>
              <table:table-cell office:value-type="float" office:value="0.246096407953972">
                <text:p>0.246096407953972</text:p>
                <draw:g>
                  <svg:desc>Hoja1.C34:Hoja1.C57</svg:desc>
                </draw:g>
              </table:table-cell>
              <table:table-cell office:value-type="float" office:value="0.280371329833551">
                <text:p>0.280371329833551</text:p>
                <draw:g>
                  <svg:desc>Hoja1.D34:Hoja1.D57</svg:desc>
                </draw:g>
              </table:table-cell>
              <table:table-cell office:value-type="float" office:value="0.456517447770991">
                <text:p>0.456517447770991</text:p>
                <draw:g>
                  <svg:desc>Hoja1.E34:Hoja1.E57</svg:desc>
                </draw:g>
              </table:table-cell>
              <table:table-cell office:value-type="float" office:value="0.27421680057259">
                <text:p>0.27421680057259</text:p>
                <draw:g>
                  <svg:desc>Hoja1.F34:Hoja1.F57</svg:desc>
                </draw:g>
              </table:table-cell>
              <table:table-cell office:value-type="float" office:value="0.243759900670147">
                <text:p>0.243759900670147</text:p>
                <draw:g>
                  <svg:desc>Hoja1.G34:Hoja1.G57</svg:desc>
                </draw:g>
              </table:table-cell>
              <table:table-cell office:value-type="float" office:value="0.540358697830526">
                <text:p>0.540358697830526</text:p>
                <draw:g>
                  <svg:desc>Hoja1.H34:Hoja1.H57</svg:desc>
                </draw:g>
              </table:table-cell>
              <table:table-cell office:value-type="float" office:value="0.25394663050102">
                <text:p>0.25394663050102</text:p>
                <draw:g>
                  <svg:desc>Hoja1.I34:Hoja1.I57</svg:desc>
                </draw:g>
              </table:table-cell>
              <table:table-cell office:value-type="float" office:value="0.282043830342602">
                <text:p>0.282043830342602</text:p>
                <draw:g>
                  <svg:desc>Hoja1.J34:Hoja1.J57</svg:desc>
                </draw:g>
              </table:table-cell>
              <table:table-cell office:value-type="float" office:value="0.2477473807724">
                <text:p>0.2477473807724</text:p>
                <draw:g>
                  <svg:desc>Hoja1.K34:Hoja1.K57</svg:desc>
                </draw:g>
              </table:table-cell>
              <table:table-cell office:value-type="float" office:value="0.256591026290168">
                <text:p>0.256591026290168</text:p>
                <draw:g>
                  <svg:desc>Hoja1.L34:Hoja1.L57</svg:desc>
                </draw:g>
              </table:table-cell>
              <table:table-cell office:value-type="float" office:value="0.200279788987693">
                <text:p>0.200279788987693</text:p>
                <draw:g>
                  <svg:desc>Hoja1.M34:Hoja1.M57</svg:desc>
                </draw:g>
              </table:table-cell>
              <table:table-cell office:value-type="float" office:value="0.34111044995525">
                <text:p>0.34111044995525</text:p>
                <draw:g>
                  <svg:desc>Hoja1.N34:Hoja1.N57</svg:desc>
                </draw:g>
              </table:table-cell>
              <table:table-cell office:value-type="float" office:value="0.390082184167725">
                <text:p>0.390082184167725</text:p>
                <draw:g>
                  <svg:desc>Hoja1.O34:Hoja1.O57</svg:desc>
                </draw:g>
              </table:table-cell>
              <table:table-cell office:value-type="float" office:value="0.445030253661827">
                <text:p>0.445030253661827</text:p>
                <draw:g>
                  <svg:desc>Hoja1.P34:Hoja1.P57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304490305843506">
                <text:p>0.304490305843506</text:p>
              </table:table-cell>
              <table:table-cell office:value-type="float" office:value="0.279064714725845">
                <text:p>0.279064714725845</text:p>
              </table:table-cell>
              <table:table-cell office:value-type="float" office:value="0.255903658435187">
                <text:p>0.255903658435187</text:p>
              </table:table-cell>
              <table:table-cell office:value-type="float" office:value="0.259928096216447">
                <text:p>0.259928096216447</text:p>
              </table:table-cell>
              <table:table-cell office:value-type="float" office:value="0.317013937294598">
                <text:p>0.317013937294598</text:p>
              </table:table-cell>
              <table:table-cell office:value-type="float" office:value="0.269697141764139">
                <text:p>0.269697141764139</text:p>
              </table:table-cell>
              <table:table-cell office:value-type="float" office:value="0.559158190251688">
                <text:p>0.559158190251688</text:p>
              </table:table-cell>
              <table:table-cell office:value-type="float" office:value="0.366881521957159">
                <text:p>0.366881521957159</text:p>
              </table:table-cell>
              <table:table-cell office:value-type="float" office:value="0.28075361820874">
                <text:p>0.28075361820874</text:p>
              </table:table-cell>
              <table:table-cell office:value-type="float" office:value="0.275050071455037">
                <text:p>0.275050071455037</text:p>
              </table:table-cell>
              <table:table-cell office:value-type="float" office:value="0.264495611784049">
                <text:p>0.264495611784049</text:p>
              </table:table-cell>
              <table:table-cell office:value-type="float" office:value="0.254588639962044">
                <text:p>0.254588639962044</text:p>
              </table:table-cell>
              <table:table-cell office:value-type="float" office:value="0.418328103028062">
                <text:p>0.418328103028062</text:p>
              </table:table-cell>
              <table:table-cell office:value-type="float" office:value="0.273170188914151">
                <text:p>0.273170188914151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249112712776266">
                <text:p>0.249112712776266</text:p>
              </table:table-cell>
              <table:table-cell office:value-type="float" office:value="0.259601059018055">
                <text:p>0.259601059018055</text:p>
              </table:table-cell>
              <table:table-cell office:value-type="float" office:value="0.266112246509412">
                <text:p>0.266112246509412</text:p>
              </table:table-cell>
              <table:table-cell office:value-type="float" office:value="0.250576868458089">
                <text:p>0.250576868458089</text:p>
              </table:table-cell>
              <table:table-cell office:value-type="float" office:value="0.330912352531239">
                <text:p>0.330912352531239</text:p>
              </table:table-cell>
              <table:table-cell office:value-type="float" office:value="0.333076989886562">
                <text:p>0.333076989886562</text:p>
              </table:table-cell>
              <table:table-cell office:value-type="float" office:value="0.990970565178098">
                <text:p>0.990970565178098</text:p>
              </table:table-cell>
              <table:table-cell office:value-type="float" office:value="0.552629381857415">
                <text:p>0.552629381857415</text:p>
              </table:table-cell>
              <table:table-cell office:value-type="float" office:value="0.244665034713249">
                <text:p>0.244665034713249</text:p>
              </table:table-cell>
              <table:table-cell office:value-type="float" office:value="0.244661956922253">
                <text:p>0.244661956922253</text:p>
              </table:table-cell>
              <table:table-cell office:value-type="float" office:value="0.233876975611409">
                <text:p>0.233876975611409</text:p>
              </table:table-cell>
              <table:table-cell office:value-type="float" office:value="0.242504131551711">
                <text:p>0.242504131551711</text:p>
              </table:table-cell>
              <table:table-cell office:value-type="float" office:value="0.328584997065426">
                <text:p>0.328584997065426</text:p>
              </table:table-cell>
              <table:table-cell office:value-type="float" office:value="0.338351585835906">
                <text:p>0.338351585835906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28183953667319">
                <text:p>0.28183953667319</text:p>
              </table:table-cell>
              <table:table-cell office:value-type="float" office:value="0.291544059088842">
                <text:p>0.291544059088842</text:p>
              </table:table-cell>
              <table:table-cell office:value-type="float" office:value="0.285473607897498">
                <text:p>0.285473607897498</text:p>
              </table:table-cell>
              <table:table-cell office:value-type="float" office:value="0.299401371810278">
                <text:p>0.299401371810278</text:p>
              </table:table-cell>
              <table:table-cell office:value-type="float" office:value="0.365751235523759">
                <text:p>0.365751235523759</text:p>
              </table:table-cell>
              <table:table-cell office:value-type="float" office:value="0.388288240200244">
                <text:p>0.388288240200244</text:p>
              </table:table-cell>
              <table:table-cell office:value-type="float" office:value="0.444836079320386">
                <text:p>0.444836079320386</text:p>
              </table:table-cell>
              <table:table-cell office:value-type="float" office:value="0.455406232318146">
                <text:p>0.455406232318146</text:p>
              </table:table-cell>
              <table:table-cell office:value-type="float" office:value="0.271110365954413">
                <text:p>0.271110365954413</text:p>
              </table:table-cell>
              <table:table-cell office:value-type="float" office:value="0.297139928004676">
                <text:p>0.297139928004676</text:p>
              </table:table-cell>
              <table:table-cell office:value-type="float" office:value="0.320376207228039">
                <text:p>0.320376207228039</text:p>
              </table:table-cell>
              <table:table-cell office:value-type="float" office:value="0.313350922929007">
                <text:p>0.313350922929007</text:p>
              </table:table-cell>
              <table:table-cell office:value-type="float" office:value="0.395947829202664">
                <text:p>0.395947829202664</text:p>
              </table:table-cell>
              <table:table-cell office:value-type="float" office:value="0.512419788953754">
                <text:p>0.512419788953754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25639957683328">
                <text:p>0.25639957683328</text:p>
              </table:table-cell>
              <table:table-cell office:value-type="float" office:value="0.240286861748959">
                <text:p>0.240286861748959</text:p>
              </table:table-cell>
              <table:table-cell office:value-type="float" office:value="0.252930359721745">
                <text:p>0.252930359721745</text:p>
              </table:table-cell>
              <table:table-cell office:value-type="float" office:value="0.278520194939446">
                <text:p>0.278520194939446</text:p>
              </table:table-cell>
              <table:table-cell office:value-type="float" office:value="0.386639631366972">
                <text:p>0.386639631366972</text:p>
              </table:table-cell>
              <table:table-cell office:value-type="float" office:value="0.408222527907985">
                <text:p>0.408222527907985</text:p>
              </table:table-cell>
              <table:table-cell office:value-type="float" office:value="0.525792849718783">
                <text:p>0.525792849718783</text:p>
              </table:table-cell>
              <table:table-cell office:value-type="float" office:value="0.512296072920083">
                <text:p>0.512296072920083</text:p>
              </table:table-cell>
              <table:table-cell office:value-type="float" office:value="0.242118690113675">
                <text:p>0.242118690113675</text:p>
              </table:table-cell>
              <table:table-cell office:value-type="float" office:value="0.243122033745233">
                <text:p>0.243122033745233</text:p>
              </table:table-cell>
              <table:table-cell office:value-type="float" office:value="0.251143399059398">
                <text:p>0.251143399059398</text:p>
              </table:table-cell>
              <table:table-cell office:value-type="float" office:value="0.271552417181588">
                <text:p>0.271552417181588</text:p>
              </table:table-cell>
              <table:table-cell office:value-type="float" office:value="0.363952463561749">
                <text:p>0.363952463561749</text:p>
              </table:table-cell>
              <table:table-cell office:value-type="float" office:value="0.434068150802658">
                <text:p>0.434068150802658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5459792667905">
                <text:p>0.05459792667905</text:p>
              </table:table-cell>
              <table:table-cell office:value-type="float" office:value="0.0547775882337421">
                <text:p>0.0547775882337421</text:p>
              </table:table-cell>
              <table:table-cell office:value-type="float" office:value="0.0398070477001856">
                <text:p>0.0398070477001856</text:p>
              </table:table-cell>
              <table:table-cell office:value-type="float" office:value="0.041129799545037">
                <text:p>0.041129799545037</text:p>
              </table:table-cell>
              <table:table-cell office:value-type="float" office:value="0.0373005070460583">
                <text:p>0.0373005070460583</text:p>
              </table:table-cell>
              <table:table-cell office:value-type="float" office:value="0.0558234991894584">
                <text:p>0.0558234991894584</text:p>
              </table:table-cell>
              <table:table-cell office:value-type="float" office:value="0.320414226400854">
                <text:p>0.320414226400854</text:p>
              </table:table-cell>
              <table:table-cell office:value-type="float" office:value="0.386143943349932">
                <text:p>0.386143943349932</text:p>
              </table:table-cell>
              <table:table-cell office:value-type="float" office:value="0.0561367704697484">
                <text:p>0.0561367704697484</text:p>
              </table:table-cell>
              <table:table-cell office:value-type="float" office:value="0.0395254826549545">
                <text:p>0.0395254826549545</text:p>
              </table:table-cell>
              <table:table-cell office:value-type="float" office:value="0.0510072962243972">
                <text:p>0.0510072962243972</text:p>
              </table:table-cell>
              <table:table-cell office:value-type="float" office:value="0.0421846225199291">
                <text:p>0.0421846225199291</text:p>
              </table:table-cell>
              <table:table-cell office:value-type="float" office:value="0.206924881943997">
                <text:p>0.206924881943997</text:p>
              </table:table-cell>
              <table:table-cell office:value-type="float" office:value="0.0887272494689194">
                <text:p>0.0887272494689194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216507673891571">
                <text:p>0.216507673891571</text:p>
              </table:table-cell>
              <table:table-cell office:value-type="float" office:value="0.226241792017039">
                <text:p>0.226241792017039</text:p>
              </table:table-cell>
              <table:table-cell office:value-type="float" office:value="0.227142406002805">
                <text:p>0.227142406002805</text:p>
              </table:table-cell>
              <table:table-cell office:value-type="float" office:value="0.248363473364752">
                <text:p>0.248363473364752</text:p>
              </table:table-cell>
              <table:table-cell office:value-type="float" office:value="0.334030750186387">
                <text:p>0.334030750186387</text:p>
              </table:table-cell>
              <table:table-cell office:value-type="float" office:value="0.335492814428828">
                <text:p>0.335492814428828</text:p>
              </table:table-cell>
              <table:table-cell office:value-type="float" office:value="0.506206168765629">
                <text:p>0.506206168765629</text:p>
              </table:table-cell>
              <table:table-cell office:value-type="float" office:value="0.536169891042616">
                <text:p>0.536169891042616</text:p>
              </table:table-cell>
              <table:table-cell office:value-type="float" office:value="0.242393935595028">
                <text:p>0.242393935595028</text:p>
              </table:table-cell>
              <table:table-cell office:value-type="float" office:value="0.234792128086713">
                <text:p>0.234792128086713</text:p>
              </table:table-cell>
              <table:table-cell office:value-type="float" office:value="0.286787666503479">
                <text:p>0.286787666503479</text:p>
              </table:table-cell>
              <table:table-cell office:value-type="float" office:value="0.247415990074293">
                <text:p>0.247415990074293</text:p>
              </table:table-cell>
              <table:table-cell office:value-type="float" office:value="0.37969860301048">
                <text:p>0.37969860301048</text:p>
              </table:table-cell>
              <table:table-cell office:value-type="float" office:value="0.416046698084385">
                <text:p>0.416046698084385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254161338638815">
                <text:p>0.254161338638815</text:p>
              </table:table-cell>
              <table:table-cell office:value-type="float" office:value="0.250760983910618">
                <text:p>0.250760983910618</text:p>
              </table:table-cell>
              <table:table-cell office:value-type="float" office:value="0.247208760406631">
                <text:p>0.247208760406631</text:p>
              </table:table-cell>
              <table:table-cell office:value-type="float" office:value="0.251502975056221">
                <text:p>0.251502975056221</text:p>
              </table:table-cell>
              <table:table-cell office:value-type="float" office:value="0.342394229863693">
                <text:p>0.342394229863693</text:p>
              </table:table-cell>
              <table:table-cell office:value-type="float" office:value="0.266715776741777">
                <text:p>0.266715776741777</text:p>
              </table:table-cell>
              <table:table-cell office:value-type="float" office:value="0.458303124882582">
                <text:p>0.458303124882582</text:p>
              </table:table-cell>
              <table:table-cell office:value-type="float" office:value="0.681991631141729">
                <text:p>0.681991631141729</text:p>
              </table:table-cell>
              <table:table-cell office:value-type="float" office:value="0.236529045649505">
                <text:p>0.236529045649505</text:p>
              </table:table-cell>
              <table:table-cell office:value-type="float" office:value="0.240702403850354">
                <text:p>0.240702403850354</text:p>
              </table:table-cell>
              <table:table-cell office:value-type="float" office:value="0.23630199879877">
                <text:p>0.23630199879877</text:p>
              </table:table-cell>
              <table:table-cell office:value-type="float" office:value="0.23609733278182">
                <text:p>0.23609733278182</text:p>
              </table:table-cell>
              <table:table-cell office:value-type="float" office:value="0.252810607247635">
                <text:p>0.252810607247635</text:p>
              </table:table-cell>
              <table:table-cell office:value-type="float" office:value="0.248252773261173">
                <text:p>0.248252773261173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0532643534118184">
                <text:p>0.0532643534118184</text:p>
              </table:table-cell>
              <table:table-cell office:value-type="float" office:value="0.0501131075318532">
                <text:p>0.0501131075318532</text:p>
              </table:table-cell>
              <table:table-cell office:value-type="float" office:value="0.0552110514511943">
                <text:p>0.0552110514511943</text:p>
              </table:table-cell>
              <table:table-cell office:value-type="float" office:value="0.0597537692198458">
                <text:p>0.0597537692198458</text:p>
              </table:table-cell>
              <table:table-cell office:value-type="float" office:value="0.0681604897868639">
                <text:p>0.0681604897868639</text:p>
              </table:table-cell>
              <table:table-cell office:value-type="float" office:value="0.229961015107915">
                <text:p>0.229961015107915</text:p>
              </table:table-cell>
              <table:table-cell office:value-type="float" office:value="0.475422621567644">
                <text:p>0.475422621567644</text:p>
              </table:table-cell>
              <table:table-cell office:value-type="float" office:value="0.214760371951782">
                <text:p>0.214760371951782</text:p>
              </table:table-cell>
              <table:table-cell office:value-type="float" office:value="0.0484127262021619">
                <text:p>0.0484127262021619</text:p>
              </table:table-cell>
              <table:table-cell office:value-type="float" office:value="0.0433633452053846">
                <text:p>0.0433633452053846</text:p>
              </table:table-cell>
              <table:table-cell office:value-type="float" office:value="0.0436696245261827">
                <text:p>0.0436696245261827</text:p>
              </table:table-cell>
              <table:table-cell office:value-type="float" office:value="0.0511703847213972">
                <text:p>0.0511703847213972</text:p>
              </table:table-cell>
              <table:table-cell office:value-type="float" office:value="0.0499132181507795">
                <text:p>0.0499132181507795</text:p>
              </table:table-cell>
              <table:table-cell office:value-type="float" office:value="0.287591234362401">
                <text:p>0.287591234362401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242661471367475">
                <text:p>0.242661471367475</text:p>
              </table:table-cell>
              <table:table-cell office:value-type="float" office:value="0.244743911770994">
                <text:p>0.244743911770994</text:p>
              </table:table-cell>
              <table:table-cell office:value-type="float" office:value="0.240665859916142">
                <text:p>0.240665859916142</text:p>
              </table:table-cell>
              <table:table-cell office:value-type="float" office:value="0.241289160680332">
                <text:p>0.241289160680332</text:p>
              </table:table-cell>
              <table:table-cell office:value-type="float" office:value="0.238547440207914">
                <text:p>0.238547440207914</text:p>
              </table:table-cell>
              <table:table-cell office:value-type="float" office:value="0.240888636285977">
                <text:p>0.240888636285977</text:p>
              </table:table-cell>
              <table:table-cell office:value-type="float" office:value="0.495618563748541">
                <text:p>0.495618563748541</text:p>
              </table:table-cell>
              <table:table-cell office:value-type="float" office:value="0.317240148088478">
                <text:p>0.317240148088478</text:p>
              </table:table-cell>
              <table:table-cell office:value-type="float" office:value="0.21557552919426">
                <text:p>0.21557552919426</text:p>
              </table:table-cell>
              <table:table-cell office:value-type="float" office:value="0.216516519205275">
                <text:p>0.216516519205275</text:p>
              </table:table-cell>
              <table:table-cell office:value-type="float" office:value="0.230448765709856">
                <text:p>0.230448765709856</text:p>
              </table:table-cell>
              <table:table-cell office:value-type="float" office:value="0.219498797580351">
                <text:p>0.219498797580351</text:p>
              </table:table-cell>
              <table:table-cell office:value-type="float" office:value="0.24011248635626">
                <text:p>0.24011248635626</text:p>
              </table:table-cell>
              <table:table-cell office:value-type="float" office:value="0.229244333136331">
                <text:p>0.22924433313633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24554231785603">
                <text:p>0.24554231785603</text:p>
              </table:table-cell>
              <table:table-cell office:value-type="float" office:value="0.25572163791528">
                <text:p>0.25572163791528</text:p>
              </table:table-cell>
              <table:table-cell office:value-type="float" office:value="0.249636324774765">
                <text:p>0.249636324774765</text:p>
              </table:table-cell>
              <table:table-cell office:value-type="float" office:value="0.267498814470932">
                <text:p>0.267498814470932</text:p>
              </table:table-cell>
              <table:table-cell office:value-type="float" office:value="0.406689486010847">
                <text:p>0.406689486010847</text:p>
              </table:table-cell>
              <table:table-cell office:value-type="float" office:value="0.521511996800465">
                <text:p>0.521511996800465</text:p>
              </table:table-cell>
              <table:table-cell office:value-type="float" office:value="0.598252012746064">
                <text:p>0.598252012746064</text:p>
              </table:table-cell>
              <table:table-cell office:value-type="float" office:value="0.650426712932367">
                <text:p>0.650426712932367</text:p>
              </table:table-cell>
              <table:table-cell office:value-type="float" office:value="0.261626931386371">
                <text:p>0.261626931386371</text:p>
              </table:table-cell>
              <table:table-cell office:value-type="float" office:value="0.251154781529342">
                <text:p>0.251154781529342</text:p>
              </table:table-cell>
              <table:table-cell office:value-type="float" office:value="0.280492827865105">
                <text:p>0.280492827865105</text:p>
              </table:table-cell>
              <table:table-cell office:value-type="float" office:value="0.265849884888803">
                <text:p>0.265849884888803</text:p>
              </table:table-cell>
              <table:table-cell office:value-type="float" office:value="0.430334668330688">
                <text:p>0.430334668330688</text:p>
              </table:table-cell>
              <table:table-cell office:value-type="float" office:value="0.388799718671498">
                <text:p>0.388799718671498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236759980608945">
                <text:p>0.236759980608945</text:p>
              </table:table-cell>
              <table:table-cell office:value-type="float" office:value="0.24019388672337">
                <text:p>0.24019388672337</text:p>
              </table:table-cell>
              <table:table-cell office:value-type="float" office:value="0.232580822644478">
                <text:p>0.232580822644478</text:p>
              </table:table-cell>
              <table:table-cell office:value-type="float" office:value="0.23718217485801">
                <text:p>0.23718217485801</text:p>
              </table:table-cell>
              <table:table-cell office:value-type="float" office:value="0.298983339536437">
                <text:p>0.298983339536437</text:p>
              </table:table-cell>
              <table:table-cell office:value-type="float" office:value="0.267632026570729">
                <text:p>0.267632026570729</text:p>
              </table:table-cell>
              <table:table-cell office:value-type="float" office:value="0.402765002843211">
                <text:p>0.402765002843211</text:p>
              </table:table-cell>
              <table:table-cell office:value-type="float" office:value="0.356486285028864">
                <text:p>0.356486285028864</text:p>
              </table:table-cell>
              <table:table-cell office:value-type="float" office:value="0.221170086745631">
                <text:p>0.221170086745631</text:p>
              </table:table-cell>
              <table:table-cell office:value-type="float" office:value="0.21606580138611">
                <text:p>0.21606580138611</text:p>
              </table:table-cell>
              <table:table-cell office:value-type="float" office:value="0.215328103841474">
                <text:p>0.215328103841474</text:p>
              </table:table-cell>
              <table:table-cell office:value-type="float" office:value="0.226092510010038">
                <text:p>0.226092510010038</text:p>
              </table:table-cell>
              <table:table-cell office:value-type="float" office:value="0.3902898492996">
                <text:p>0.3902898492996</text:p>
              </table:table-cell>
              <table:table-cell office:value-type="float" office:value="0.266160111599501">
                <text:p>0.266160111599501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21479717389549">
                <text:p>0.21479717389549</text:p>
              </table:table-cell>
              <table:table-cell office:value-type="float" office:value="0.224184413937587">
                <text:p>0.224184413937587</text:p>
              </table:table-cell>
              <table:table-cell office:value-type="float" office:value="0.221184108764612">
                <text:p>0.221184108764612</text:p>
              </table:table-cell>
              <table:table-cell office:value-type="float" office:value="0.242374437331591">
                <text:p>0.242374437331591</text:p>
              </table:table-cell>
              <table:table-cell office:value-type="float" office:value="0.305913222880075">
                <text:p>0.305913222880075</text:p>
              </table:table-cell>
              <table:table-cell office:value-type="float" office:value="0.335853236878266">
                <text:p>0.335853236878266</text:p>
              </table:table-cell>
              <table:table-cell office:value-type="float" office:value="0.363280974209175">
                <text:p>0.363280974209175</text:p>
              </table:table-cell>
              <table:table-cell office:value-type="float" office:value="0.366634843023762">
                <text:p>0.366634843023762</text:p>
              </table:table-cell>
              <table:table-cell office:value-type="float" office:value="0.225579655342454">
                <text:p>0.225579655342454</text:p>
              </table:table-cell>
              <table:table-cell office:value-type="float" office:value="0.221667050768591">
                <text:p>0.221667050768591</text:p>
              </table:table-cell>
              <table:table-cell office:value-type="float" office:value="0.221601448690525">
                <text:p>0.221601448690525</text:p>
              </table:table-cell>
              <table:table-cell office:value-type="float" office:value="0.238785817253346">
                <text:p>0.238785817253346</text:p>
              </table:table-cell>
              <table:table-cell office:value-type="float" office:value="0.35683185966142">
                <text:p>0.35683185966142</text:p>
              </table:table-cell>
              <table:table-cell office:value-type="float" office:value="0.325523965519883">
                <text:p>0.325523965519883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539874279160798">
                <text:p>0.0539874279160798</text:p>
              </table:table-cell>
              <table:table-cell office:value-type="float" office:value="0.0581293148980705">
                <text:p>0.0581293148980705</text:p>
              </table:table-cell>
              <table:table-cell office:value-type="float" office:value="0.0561778872285182">
                <text:p>0.0561778872285182</text:p>
              </table:table-cell>
              <table:table-cell office:value-type="float" office:value="0.054886957267592">
                <text:p>0.054886957267592</text:p>
              </table:table-cell>
              <table:table-cell office:value-type="float" office:value="0.0439624238518325">
                <text:p>0.0439624238518325</text:p>
              </table:table-cell>
              <table:table-cell office:value-type="float" office:value="0.0675741837927868">
                <text:p>0.0675741837927868</text:p>
              </table:table-cell>
              <table:table-cell office:value-type="float" office:value="0.665087374158406">
                <text:p>0.665087374158406</text:p>
              </table:table-cell>
              <table:table-cell office:value-type="float" office:value="0.419114082903853">
                <text:p>0.419114082903853</text:p>
              </table:table-cell>
              <table:table-cell office:value-type="float" office:value="0.0735092231563904">
                <text:p>0.0735092231563904</text:p>
              </table:table-cell>
              <table:table-cell office:value-type="float" office:value="0.0525998558490234">
                <text:p>0.0525998558490234</text:p>
              </table:table-cell>
              <table:table-cell office:value-type="float" office:value="0.0641310524629029">
                <text:p>0.0641310524629029</text:p>
              </table:table-cell>
              <table:table-cell office:value-type="float" office:value="0.0609361626014103">
                <text:p>0.0609361626014103</text:p>
              </table:table-cell>
              <table:table-cell office:value-type="float" office:value="0.0493334901529887">
                <text:p>0.0493334901529887</text:p>
              </table:table-cell>
              <table:table-cell office:value-type="float" office:value="0.0532717687858743">
                <text:p>0.0532717687858743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244918551389305">
                <text:p>0.244918551389305</text:p>
              </table:table-cell>
              <table:table-cell office:value-type="float" office:value="0.240864275024421">
                <text:p>0.240864275024421</text:p>
              </table:table-cell>
              <table:table-cell office:value-type="float" office:value="0.242472042438746">
                <text:p>0.242472042438746</text:p>
              </table:table-cell>
              <table:table-cell office:value-type="float" office:value="0.24968689702357">
                <text:p>0.24968689702357</text:p>
              </table:table-cell>
              <table:table-cell office:value-type="float" office:value="0.413599040283625">
                <text:p>0.413599040283625</text:p>
              </table:table-cell>
              <table:table-cell office:value-type="float" office:value="0.280136329450018">
                <text:p>0.280136329450018</text:p>
              </table:table-cell>
              <table:table-cell office:value-type="float" office:value="0.441771267882233">
                <text:p>0.441771267882233</text:p>
              </table:table-cell>
              <table:table-cell office:value-type="float" office:value="0.562733491752236">
                <text:p>0.562733491752236</text:p>
              </table:table-cell>
              <table:table-cell office:value-type="float" office:value="0.233069385521262">
                <text:p>0.233069385521262</text:p>
              </table:table-cell>
              <table:table-cell office:value-type="float" office:value="0.234443130634774">
                <text:p>0.234443130634774</text:p>
              </table:table-cell>
              <table:table-cell office:value-type="float" office:value="0.233260209551675">
                <text:p>0.233260209551675</text:p>
              </table:table-cell>
              <table:table-cell office:value-type="float" office:value="0.231969734258953">
                <text:p>0.231969734258953</text:p>
              </table:table-cell>
              <table:table-cell office:value-type="float" office:value="0.471196867477518">
                <text:p>0.471196867477518</text:p>
              </table:table-cell>
              <table:table-cell office:value-type="float" office:value="0.341381866592822">
                <text:p>0.341381866592822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496868432090437">
                <text:p>0.0496868432090437</text:p>
              </table:table-cell>
              <table:table-cell office:value-type="float" office:value="0.0543931027596744">
                <text:p>0.0543931027596744</text:p>
              </table:table-cell>
              <table:table-cell office:value-type="float" office:value="0.0485249083321501">
                <text:p>0.0485249083321501</text:p>
              </table:table-cell>
              <table:table-cell office:value-type="float" office:value="0.0424506340910293">
                <text:p>0.0424506340910293</text:p>
              </table:table-cell>
              <table:table-cell office:value-type="float" office:value="0.2267907295584">
                <text:p>0.2267907295584</text:p>
              </table:table-cell>
              <table:table-cell office:value-type="float" office:value="0.052282441871784">
                <text:p>0.052282441871784</text:p>
              </table:table-cell>
              <table:table-cell office:value-type="float" office:value="0.426329192096116">
                <text:p>0.426329192096116</text:p>
              </table:table-cell>
              <table:table-cell office:value-type="float" office:value="0.446161114214191">
                <text:p>0.446161114214191</text:p>
              </table:table-cell>
              <table:table-cell office:value-type="float" office:value="0.0490456881938466">
                <text:p>0.0490456881938466</text:p>
              </table:table-cell>
              <table:table-cell office:value-type="float" office:value="0.0574222766812326">
                <text:p>0.0574222766812326</text:p>
              </table:table-cell>
              <table:table-cell office:value-type="float" office:value="0.0389153528290892">
                <text:p>0.0389153528290892</text:p>
              </table:table-cell>
              <table:table-cell office:value-type="float" office:value="0.0681976951282822">
                <text:p>0.0681976951282822</text:p>
              </table:table-cell>
              <table:table-cell office:value-type="float" office:value="0.253674271271599">
                <text:p>0.253674271271599</text:p>
              </table:table-cell>
              <table:table-cell office:value-type="float" office:value="0.042676214214415">
                <text:p>0.042676214214415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579016048710225">
                <text:p>0.0579016048710225</text:p>
              </table:table-cell>
              <table:table-cell office:value-type="float" office:value="0.0710138312319624">
                <text:p>0.0710138312319624</text:p>
              </table:table-cell>
              <table:table-cell office:value-type="float" office:value="0.0457193432191759">
                <text:p>0.0457193432191759</text:p>
              </table:table-cell>
              <table:table-cell office:value-type="float" office:value="0.0477965375757356">
                <text:p>0.0477965375757356</text:p>
              </table:table-cell>
              <table:table-cell office:value-type="float" office:value="0.488628964073254">
                <text:p>0.488628964073254</text:p>
              </table:table-cell>
              <table:table-cell office:value-type="float" office:value="0.0544459393769987">
                <text:p>0.0544459393769987</text:p>
              </table:table-cell>
              <table:table-cell office:value-type="float" office:value="0.458780922757421">
                <text:p>0.458780922757421</text:p>
              </table:table-cell>
              <table:table-cell office:value-type="float" office:value="0.491857381242303">
                <text:p>0.491857381242303</text:p>
              </table:table-cell>
              <table:table-cell office:value-type="float" office:value="0.0607647931142065">
                <text:p>0.0607647931142065</text:p>
              </table:table-cell>
              <table:table-cell office:value-type="float" office:value="0.0511566029021401">
                <text:p>0.0511566029021401</text:p>
              </table:table-cell>
              <table:table-cell office:value-type="float" office:value="0.0556282125094951">
                <text:p>0.0556282125094951</text:p>
              </table:table-cell>
              <table:table-cell office:value-type="float" office:value="0.0466467653322875">
                <text:p>0.0466467653322875</text:p>
              </table:table-cell>
              <table:table-cell office:value-type="float" office:value="0.0997562893438773">
                <text:p>0.0997562893438773</text:p>
              </table:table-cell>
              <table:table-cell office:value-type="float" office:value="0.0914872896973602">
                <text:p>0.0914872896973602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495812045855822">
                <text:p>0.0495812045855822</text:p>
              </table:table-cell>
              <table:table-cell office:value-type="float" office:value="0.0508445538309986">
                <text:p>0.0508445538309986</text:p>
              </table:table-cell>
              <table:table-cell office:value-type="float" office:value="0.0521817770598092">
                <text:p>0.0521817770598092</text:p>
              </table:table-cell>
              <table:table-cell office:value-type="float" office:value="0.0629370537937821">
                <text:p>0.0629370537937821</text:p>
              </table:table-cell>
              <table:table-cell office:value-type="float" office:value="0.374413565196363">
                <text:p>0.374413565196363</text:p>
              </table:table-cell>
              <table:table-cell office:value-type="float" office:value="0.105742858507085">
                <text:p>0.105742858507085</text:p>
              </table:table-cell>
              <table:table-cell office:value-type="float" office:value="0.41217907901746">
                <text:p>0.41217907901746</text:p>
              </table:table-cell>
              <table:table-cell office:value-type="float" office:value="0.416127731488065">
                <text:p>0.416127731488065</text:p>
              </table:table-cell>
              <table:table-cell office:value-type="float" office:value="0.0526250664282639">
                <text:p>0.0526250664282639</text:p>
              </table:table-cell>
              <table:table-cell office:value-type="float" office:value="0.0481375587143853">
                <text:p>0.0481375587143853</text:p>
              </table:table-cell>
              <table:table-cell office:value-type="float" office:value="0.0466265991342627">
                <text:p>0.0466265991342627</text:p>
              </table:table-cell>
              <table:table-cell office:value-type="float" office:value="0.0425306508183869">
                <text:p>0.0425306508183869</text:p>
              </table:table-cell>
              <table:table-cell office:value-type="float" office:value="0.247581439451067">
                <text:p>0.247581439451067</text:p>
              </table:table-cell>
              <table:table-cell office:value-type="float" office:value="0.0996219631224279">
                <text:p>0.0996219631224279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510177394258679">
                <text:p>0.0510177394258679</text:p>
              </table:table-cell>
              <table:table-cell office:value-type="float" office:value="0.0553505400845456">
                <text:p>0.0553505400845456</text:p>
              </table:table-cell>
              <table:table-cell office:value-type="float" office:value="0.0493114941409807">
                <text:p>0.0493114941409807</text:p>
              </table:table-cell>
              <table:table-cell office:value-type="float" office:value="0.0619332940638191">
                <text:p>0.0619332940638191</text:p>
              </table:table-cell>
              <table:table-cell office:value-type="float" office:value="0.12183454139862">
                <text:p>0.12183454139862</text:p>
              </table:table-cell>
              <table:table-cell office:value-type="float" office:value="0.055884836593996">
                <text:p>0.055884836593996</text:p>
              </table:table-cell>
              <table:table-cell office:value-type="float" office:value="0.523073747595665">
                <text:p>0.523073747595665</text:p>
              </table:table-cell>
              <table:table-cell office:value-type="float" office:value="0.410439331689271">
                <text:p>0.410439331689271</text:p>
              </table:table-cell>
              <table:table-cell office:value-type="float" office:value="0.0624798833027243">
                <text:p>0.0624798833027243</text:p>
              </table:table-cell>
              <table:table-cell office:value-type="float" office:value="0.0573059007730609">
                <text:p>0.0573059007730609</text:p>
              </table:table-cell>
              <table:table-cell office:value-type="float" office:value="0.0805056311400014">
                <text:p>0.0805056311400014</text:p>
              </table:table-cell>
              <table:table-cell office:value-type="float" office:value="0.0584285460569564">
                <text:p>0.0584285460569564</text:p>
              </table:table-cell>
              <table:table-cell office:value-type="float" office:value="0.162233592807407">
                <text:p>0.162233592807407</text:p>
              </table:table-cell>
              <table:table-cell office:value-type="float" office:value="0.0521559234580217">
                <text:p>0.0521559234580217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452564585881238">
                <text:p>0.0452564585881238</text:p>
              </table:table-cell>
              <table:table-cell office:value-type="float" office:value="0.0516155420560717">
                <text:p>0.0516155420560717</text:p>
              </table:table-cell>
              <table:table-cell office:value-type="float" office:value="0.0510837511436285">
                <text:p>0.0510837511436285</text:p>
              </table:table-cell>
              <table:table-cell office:value-type="float" office:value="0.0713616838787947">
                <text:p>0.0713616838787947</text:p>
              </table:table-cell>
              <table:table-cell office:value-type="float" office:value="0.0973706667010786">
                <text:p>0.0973706667010786</text:p>
              </table:table-cell>
              <table:table-cell office:value-type="float" office:value="0.0592485645290407">
                <text:p>0.0592485645290407</text:p>
              </table:table-cell>
              <table:table-cell office:value-type="float" office:value="0.409277462833977">
                <text:p>0.409277462833977</text:p>
              </table:table-cell>
              <table:table-cell office:value-type="float" office:value="0.404410082328208">
                <text:p>0.404410082328208</text:p>
              </table:table-cell>
              <table:table-cell office:value-type="float" office:value="0.0614841589316831">
                <text:p>0.0614841589316831</text:p>
              </table:table-cell>
              <table:table-cell office:value-type="float" office:value="0.046551907749567">
                <text:p>0.046551907749567</text:p>
              </table:table-cell>
              <table:table-cell office:value-type="float" office:value="0.0442630259177415">
                <text:p>0.0442630259177415</text:p>
              </table:table-cell>
              <table:table-cell office:value-type="float" office:value="0.0454790862135699">
                <text:p>0.0454790862135699</text:p>
              </table:table-cell>
              <table:table-cell office:value-type="float" office:value="0.215659839330582">
                <text:p>0.215659839330582</text:p>
              </table:table-cell>
              <table:table-cell office:value-type="float" office:value="0.0544803940662612">
                <text:p>0.0544803940662612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244467827925312">
                <text:p>0.244467827925312</text:p>
              </table:table-cell>
              <table:table-cell office:value-type="float" office:value="0.245622004358659">
                <text:p>0.245622004358659</text:p>
              </table:table-cell>
              <table:table-cell office:value-type="float" office:value="0.232100748882917">
                <text:p>0.232100748882917</text:p>
              </table:table-cell>
              <table:table-cell office:value-type="float" office:value="0.277727658530285">
                <text:p>0.277727658530285</text:p>
              </table:table-cell>
              <table:table-cell office:value-type="float" office:value="0.444573002763008">
                <text:p>0.444573002763008</text:p>
              </table:table-cell>
              <table:table-cell office:value-type="float" office:value="0.390239229196229">
                <text:p>0.390239229196229</text:p>
              </table:table-cell>
              <table:table-cell office:value-type="float" office:value="0.41075155151715">
                <text:p>0.41075155151715</text:p>
              </table:table-cell>
              <table:table-cell office:value-type="float" office:value="0.415523701060388">
                <text:p>0.415523701060388</text:p>
              </table:table-cell>
              <table:table-cell office:value-type="float" office:value="0.251557766474783">
                <text:p>0.251557766474783</text:p>
              </table:table-cell>
              <table:table-cell office:value-type="float" office:value="0.252616056307016">
                <text:p>0.252616056307016</text:p>
              </table:table-cell>
              <table:table-cell office:value-type="float" office:value="0.262328649840052">
                <text:p>0.262328649840052</text:p>
              </table:table-cell>
              <table:table-cell office:value-type="float" office:value="0.284994881429229">
                <text:p>0.284994881429229</text:p>
              </table:table-cell>
              <table:table-cell office:value-type="float" office:value="0.417429125552035">
                <text:p>0.417429125552035</text:p>
              </table:table-cell>
              <table:table-cell office:value-type="float" office:value="0.35483126273823">
                <text:p>0.35483126273823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21914885582802">
                <text:p>0.21914885582802</text:p>
              </table:table-cell>
              <table:table-cell office:value-type="float" office:value="0.193681588797493">
                <text:p>0.193681588797493</text:p>
              </table:table-cell>
              <table:table-cell office:value-type="float" office:value="0.167659550965444">
                <text:p>0.167659550965444</text:p>
              </table:table-cell>
              <table:table-cell office:value-type="float" office:value="0.221153527671269">
                <text:p>0.221153527671269</text:p>
              </table:table-cell>
              <table:table-cell office:value-type="float" office:value="0.0693449986311113">
                <text:p>0.0693449986311113</text:p>
              </table:table-cell>
              <table:table-cell office:value-type="float" office:value="0.0827658115393074">
                <text:p>0.0827658115393074</text:p>
              </table:table-cell>
              <table:table-cell office:value-type="float" office:value="0.783642901910475">
                <text:p>0.783642901910475</text:p>
              </table:table-cell>
              <table:table-cell office:value-type="float" office:value="0.601085411428941">
                <text:p>0.601085411428941</text:p>
              </table:table-cell>
              <table:table-cell office:value-type="float" office:value="0.137501362922557">
                <text:p>0.137501362922557</text:p>
              </table:table-cell>
              <table:table-cell office:value-type="float" office:value="0.129161369512437">
                <text:p>0.129161369512437</text:p>
              </table:table-cell>
              <table:table-cell office:value-type="float" office:value="0.0992823603403855">
                <text:p>0.0992823603403855</text:p>
              </table:table-cell>
              <table:table-cell office:value-type="float" office:value="0.115612368661823">
                <text:p>0.115612368661823</text:p>
              </table:table-cell>
              <table:table-cell office:value-type="float" office:value="0.0977556325531441">
                <text:p>0.0977556325531441</text:p>
              </table:table-cell>
              <table:table-cell office:value-type="float" office:value="0.230960325958655">
                <text:p>0.230960325958655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176008967734898">
                <text:p>0.176008967734898</text:p>
              </table:table-cell>
              <table:table-cell office:value-type="float" office:value="0.178141822704438">
                <text:p>0.178141822704438</text:p>
              </table:table-cell>
              <table:table-cell office:value-type="float" office:value="0.180709327518501">
                <text:p>0.180709327518501</text:p>
              </table:table-cell>
              <table:table-cell office:value-type="float" office:value="0.183712371837248">
                <text:p>0.183712371837248</text:p>
              </table:table-cell>
              <table:table-cell office:value-type="float" office:value="0.270755202516467">
                <text:p>0.270755202516467</text:p>
              </table:table-cell>
              <table:table-cell office:value-type="float" office:value="0.242811036111369">
                <text:p>0.242811036111369</text:p>
              </table:table-cell>
              <table:table-cell office:value-type="float" office:value="0.49663002317739">
                <text:p>0.49663002317739</text:p>
              </table:table-cell>
              <table:table-cell office:value-type="float" office:value="0.447571054275563">
                <text:p>0.447571054275563</text:p>
              </table:table-cell>
              <table:table-cell office:value-type="float" office:value="0.171629868108789">
                <text:p>0.171629868108789</text:p>
              </table:table-cell>
              <table:table-cell office:value-type="float" office:value="0.168624872192169">
                <text:p>0.168624872192169</text:p>
              </table:table-cell>
              <table:table-cell office:value-type="float" office:value="0.170943218570726">
                <text:p>0.170943218570726</text:p>
              </table:table-cell>
              <table:table-cell office:value-type="float" office:value="0.177499899632294">
                <text:p>0.177499899632294</text:p>
              </table:table-cell>
              <table:table-cell office:value-type="float" office:value="0.282656013589396">
                <text:p>0.282656013589396</text:p>
              </table:table-cell>
              <table:table-cell office:value-type="float" office:value="0.253375139132112">
                <text:p>0.253375139132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7cm" svg:height="11.065cm" xlink:href=".." xlink:type="simple" chart:class="chart:line" chart:style-name="ch1">
        <chart:title svg:x="7.688cm" svg:y="0.357cm" chart:style-name="ch2">
          <text:p>Indice de correlacion</text:p>
        </chart:title>
        <chart:legend chart:legend-position="end" svg:x="17.373cm" svg:y="2.738cm" style:legend-expansion="high" chart:style-name="ch3"/>
        <chart:plot-area chart:style-name="ch4" table:cell-range-address="Hoja1.B60:Hoja1.P85" chart:data-source-has-labels="both" svg:x="0.393cm" svg:y="1.251cm" svg:width="16.587cm" svg:height="9.593cm">
          <chartooo:coordinate-region svg:x="1.226cm" svg:y="1.397cm" svg:width="15.652cm" svg:height="9.301cm"/>
          <chart:axis chart:dimension="x" chart:name="primary-x" chart:style-name="ch5" chartooo:axis-type="auto">
            <chartooo:date-scale/>
            <chart:categories table:cell-range-address="Hoja1.B62:Hoja1.B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62:Hoja1.C85" chart:label-cell-address="Hoja1.C60:Hoja1.C61" chart:class="chart:line">
            <chart:data-point chart:repeated="24"/>
          </chart:series>
          <chart:series chart:style-name="ch8" chart:values-cell-range-address="Hoja1.D62:Hoja1.D85" chart:label-cell-address="Hoja1.D60:Hoja1.D61" chart:class="chart:line">
            <chart:data-point chart:repeated="24"/>
          </chart:series>
          <chart:series chart:style-name="ch9" chart:values-cell-range-address="Hoja1.E62:Hoja1.E85" chart:label-cell-address="Hoja1.E60:Hoja1.E61" chart:class="chart:line">
            <chart:data-point chart:repeated="24"/>
          </chart:series>
          <chart:series chart:style-name="ch10" chart:values-cell-range-address="Hoja1.F62:Hoja1.F85" chart:label-cell-address="Hoja1.F60:Hoja1.F61" chart:class="chart:line">
            <chart:data-point chart:repeated="24"/>
          </chart:series>
          <chart:series chart:style-name="ch11" chart:values-cell-range-address="Hoja1.G62:Hoja1.G85" chart:label-cell-address="Hoja1.G60:Hoja1.G61" chart:class="chart:line">
            <chart:data-point chart:repeated="24"/>
          </chart:series>
          <chart:series chart:style-name="ch12" chart:values-cell-range-address="Hoja1.H62:Hoja1.H85" chart:label-cell-address="Hoja1.H60:Hoja1.H61" chart:class="chart:line">
            <chart:data-point chart:repeated="24"/>
          </chart:series>
          <chart:series chart:style-name="ch13" chart:values-cell-range-address="Hoja1.I62:Hoja1.I85" chart:label-cell-address="Hoja1.I60:Hoja1.I61" chart:class="chart:line">
            <chart:data-point chart:repeated="24"/>
          </chart:series>
          <chart:series chart:style-name="ch14" chart:values-cell-range-address="Hoja1.J62:Hoja1.J85" chart:label-cell-address="Hoja1.J60:Hoja1.J61" chart:class="chart:line">
            <chart:data-point chart:repeated="24"/>
          </chart:series>
          <chart:series chart:style-name="ch15" chart:values-cell-range-address="Hoja1.K62:Hoja1.K85" chart:label-cell-address="Hoja1.K60:Hoja1.K61" chart:class="chart:line">
            <chart:data-point chart:repeated="24"/>
          </chart:series>
          <chart:series chart:style-name="ch16" chart:values-cell-range-address="Hoja1.L62:Hoja1.L85" chart:label-cell-address="Hoja1.L60:Hoja1.L61" chart:class="chart:line">
            <chart:data-point chart:repeated="24"/>
          </chart:series>
          <chart:series chart:style-name="ch17" chart:values-cell-range-address="Hoja1.M62:Hoja1.M85" chart:label-cell-address="Hoja1.M60:Hoja1.M61" chart:class="chart:line">
            <chart:data-point chart:repeated="24"/>
          </chart:series>
          <chart:series chart:style-name="ch18" chart:values-cell-range-address="Hoja1.N62:Hoja1.N85" chart:label-cell-address="Hoja1.N60:Hoja1.N61" chart:class="chart:line">
            <chart:data-point chart:repeated="24"/>
          </chart:series>
          <chart:series chart:style-name="ch19" chart:values-cell-range-address="Hoja1.O62:Hoja1.O85" chart:label-cell-address="Hoja1.O60:Hoja1.O61" chart:class="chart:line">
            <chart:data-point chart:repeated="24"/>
          </chart:series>
          <chart:series chart:style-name="ch20" chart:values-cell-range-address="Hoja1.P62:Hoja1.P85" chart:label-cell-address="Hoja1.P60:Hoja1.P61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60:Hoja1.C61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60:Hoja1.D61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60:Hoja1.E61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60:Hoja1.F61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60:Hoja1.G61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60:Hoja1.H61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60:Hoja1.I61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60:Hoja1.J61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60:Hoja1.K61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60:Hoja1.L61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60:Hoja1.M61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60:Hoja1.N61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60:Hoja1.O61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60:Hoja1.P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2:Hoja1.B85</svg:desc>
                </draw:g>
              </table:table-cell>
              <table:table-cell office:value-type="float" office:value="0.622775493171704">
                <text:p>0.622775493171704</text:p>
                <draw:g>
                  <svg:desc>Hoja1.C62:Hoja1.C85</svg:desc>
                </draw:g>
              </table:table-cell>
              <table:table-cell office:value-type="float" office:value="0.583619933676942">
                <text:p>0.583619933676942</text:p>
                <draw:g>
                  <svg:desc>Hoja1.D62:Hoja1.D85</svg:desc>
                </draw:g>
              </table:table-cell>
              <table:table-cell office:value-type="float" office:value="0.615512700869337">
                <text:p>0.615512700869337</text:p>
                <draw:g>
                  <svg:desc>Hoja1.E62:Hoja1.E85</svg:desc>
                </draw:g>
              </table:table-cell>
              <table:table-cell office:value-type="float" office:value="0.673544812222438">
                <text:p>0.673544812222438</text:p>
                <draw:g>
                  <svg:desc>Hoja1.F62:Hoja1.F85</svg:desc>
                </draw:g>
              </table:table-cell>
              <table:table-cell office:value-type="float" office:value="0.633615551590012">
                <text:p>0.633615551590012</text:p>
                <draw:g>
                  <svg:desc>Hoja1.G62:Hoja1.G85</svg:desc>
                </draw:g>
              </table:table-cell>
              <table:table-cell office:value-type="float" office:value="0.652965620880398">
                <text:p>0.652965620880398</text:p>
                <draw:g>
                  <svg:desc>Hoja1.H62:Hoja1.H85</svg:desc>
                </draw:g>
              </table:table-cell>
              <table:table-cell office:value-type="float" office:value="0.462504558074311">
                <text:p>0.462504558074311</text:p>
                <draw:g>
                  <svg:desc>Hoja1.I62:Hoja1.I85</svg:desc>
                </draw:g>
              </table:table-cell>
              <table:table-cell office:value-type="float" office:value="0.29034259900167">
                <text:p>0.29034259900167</text:p>
                <draw:g>
                  <svg:desc>Hoja1.J62:Hoja1.J85</svg:desc>
                </draw:g>
              </table:table-cell>
              <table:table-cell office:value-type="float" office:value="0.586876640572229">
                <text:p>0.586876640572229</text:p>
                <draw:g>
                  <svg:desc>Hoja1.K62:Hoja1.K85</svg:desc>
                </draw:g>
              </table:table-cell>
              <table:table-cell office:value-type="float" office:value="0.564408406201601">
                <text:p>0.564408406201601</text:p>
                <draw:g>
                  <svg:desc>Hoja1.L62:Hoja1.L85</svg:desc>
                </draw:g>
              </table:table-cell>
              <table:table-cell office:value-type="float" office:value="0.682737469785823">
                <text:p>0.682737469785823</text:p>
                <draw:g>
                  <svg:desc>Hoja1.M62:Hoja1.M85</svg:desc>
                </draw:g>
              </table:table-cell>
              <table:table-cell office:value-type="float" office:value="0.633882704065694">
                <text:p>0.633882704065694</text:p>
                <draw:g>
                  <svg:desc>Hoja1.N62:Hoja1.N85</svg:desc>
                </draw:g>
              </table:table-cell>
              <table:table-cell office:value-type="float" office:value="0.587255826578032">
                <text:p>0.587255826578032</text:p>
                <draw:g>
                  <svg:desc>Hoja1.O62:Hoja1.O85</svg:desc>
                </draw:g>
              </table:table-cell>
              <table:table-cell office:value-type="float" office:value="0.601728821307221">
                <text:p>0.601728821307221</text:p>
                <draw:g>
                  <svg:desc>Hoja1.P62:Hoja1.P85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712897083640554">
                <text:p>0.712897083640554</text:p>
              </table:table-cell>
              <table:table-cell office:value-type="float" office:value="0.70324367590335">
                <text:p>0.70324367590335</text:p>
              </table:table-cell>
              <table:table-cell office:value-type="float" office:value="0.732414810770692">
                <text:p>0.732414810770692</text:p>
              </table:table-cell>
              <table:table-cell office:value-type="float" office:value="0.722746504982391">
                <text:p>0.722746504982391</text:p>
              </table:table-cell>
              <table:table-cell office:value-type="float" office:value="0.716541769709846">
                <text:p>0.716541769709846</text:p>
              </table:table-cell>
              <table:table-cell office:value-type="float" office:value="0.689386634613562">
                <text:p>0.689386634613562</text:p>
              </table:table-cell>
              <table:table-cell office:value-type="float" office:value="0.351054308900153">
                <text:p>0.351054308900153</text:p>
              </table:table-cell>
              <table:table-cell office:value-type="float" office:value="0.421631341785135">
                <text:p>0.421631341785135</text:p>
              </table:table-cell>
              <table:table-cell office:value-type="float" office:value="0.667338367373536">
                <text:p>0.667338367373536</text:p>
              </table:table-cell>
              <table:table-cell office:value-type="float" office:value="0.684544442634145">
                <text:p>0.684544442634145</text:p>
              </table:table-cell>
              <table:table-cell office:value-type="float" office:value="0.714745840391089">
                <text:p>0.714745840391089</text:p>
              </table:table-cell>
              <table:table-cell office:value-type="float" office:value="0.675443075037679">
                <text:p>0.675443075037679</text:p>
              </table:table-cell>
              <table:table-cell office:value-type="float" office:value="0.693100339311212">
                <text:p>0.693100339311212</text:p>
              </table:table-cell>
              <table:table-cell office:value-type="float" office:value="0.683219325760473">
                <text:p>0.683219325760473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761031070713396">
                <text:p>0.761031070713396</text:p>
              </table:table-cell>
              <table:table-cell office:value-type="float" office:value="0.740428097808132">
                <text:p>0.740428097808132</text:p>
              </table:table-cell>
              <table:table-cell office:value-type="float" office:value="0.739058275673454">
                <text:p>0.739058275673454</text:p>
              </table:table-cell>
              <table:table-cell office:value-type="float" office:value="0.761528184760152">
                <text:p>0.761528184760152</text:p>
              </table:table-cell>
              <table:table-cell office:value-type="float" office:value="0.581299519413026">
                <text:p>0.581299519413026</text:p>
              </table:table-cell>
              <table:table-cell office:value-type="float" office:value="0.601341467465126">
                <text:p>0.601341467465126</text:p>
              </table:table-cell>
              <table:table-cell office:value-type="float" office:value="-0.0922108011801459">
                <text:p>-0.0922108011801459</text:p>
              </table:table-cell>
              <table:table-cell office:value-type="float" office:value="-0.0919444396126098">
                <text:p>-0.0919444396126098</text:p>
              </table:table-cell>
              <table:table-cell office:value-type="float" office:value="0.739551496365052">
                <text:p>0.739551496365052</text:p>
              </table:table-cell>
              <table:table-cell office:value-type="float" office:value="0.739379979080509">
                <text:p>0.739379979080509</text:p>
              </table:table-cell>
              <table:table-cell office:value-type="float" office:value="0.751148378547502">
                <text:p>0.751148378547502</text:p>
              </table:table-cell>
              <table:table-cell office:value-type="float" office:value="0.748389316239826">
                <text:p>0.748389316239826</text:p>
              </table:table-cell>
              <table:table-cell office:value-type="float" office:value="0.577705130413381">
                <text:p>0.577705130413381</text:p>
              </table:table-cell>
              <table:table-cell office:value-type="float" office:value="0.556668734803828">
                <text:p>0.556668734803828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70752940206195">
                <text:p>0.70752940206195</text:p>
              </table:table-cell>
              <table:table-cell office:value-type="float" office:value="0.694655748377922">
                <text:p>0.694655748377922</text:p>
              </table:table-cell>
              <table:table-cell office:value-type="float" office:value="0.703838797110015">
                <text:p>0.703838797110015</text:p>
              </table:table-cell>
              <table:table-cell office:value-type="float" office:value="0.66588178598417">
                <text:p>0.66588178598417</text:p>
              </table:table-cell>
              <table:table-cell office:value-type="float" office:value="0.48206325393867">
                <text:p>0.48206325393867</text:p>
              </table:table-cell>
              <table:table-cell office:value-type="float" office:value="0.490086003741096">
                <text:p>0.490086003741096</text:p>
              </table:table-cell>
              <table:table-cell office:value-type="float" office:value="0.331323900041781">
                <text:p>0.331323900041781</text:p>
              </table:table-cell>
              <table:table-cell office:value-type="float" office:value="0.11290704264128">
                <text:p>0.11290704264128</text:p>
              </table:table-cell>
              <table:table-cell office:value-type="float" office:value="0.69313280223725">
                <text:p>0.69313280223725</text:p>
              </table:table-cell>
              <table:table-cell office:value-type="float" office:value="0.672571059810083">
                <text:p>0.672571059810083</text:p>
              </table:table-cell>
              <table:table-cell office:value-type="float" office:value="0.611021428603884">
                <text:p>0.611021428603884</text:p>
              </table:table-cell>
              <table:table-cell office:value-type="float" office:value="0.591835811434927">
                <text:p>0.591835811434927</text:p>
              </table:table-cell>
              <table:table-cell office:value-type="float" office:value="0.427008011151305">
                <text:p>0.427008011151305</text:p>
              </table:table-cell>
              <table:table-cell office:value-type="float" office:value="0.404772290818068">
                <text:p>0.404772290818068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759878133610878">
                <text:p>0.759878133610878</text:p>
              </table:table-cell>
              <table:table-cell office:value-type="float" office:value="0.77530896949608">
                <text:p>0.77530896949608</text:p>
              </table:table-cell>
              <table:table-cell office:value-type="float" office:value="0.76874257947383">
                <text:p>0.76874257947383</text:p>
              </table:table-cell>
              <table:table-cell office:value-type="float" office:value="0.736454653960456">
                <text:p>0.736454653960456</text:p>
              </table:table-cell>
              <table:table-cell office:value-type="float" office:value="0.451416737155286">
                <text:p>0.451416737155286</text:p>
              </table:table-cell>
              <table:table-cell office:value-type="float" office:value="0.345665908727769">
                <text:p>0.345665908727769</text:p>
              </table:table-cell>
              <table:table-cell office:value-type="float" office:value="0.0897046190889242">
                <text:p>0.0897046190889242</text:p>
              </table:table-cell>
              <table:table-cell office:value-type="float" office:value="0.066518209609927">
                <text:p>0.066518209609927</text:p>
              </table:table-cell>
              <table:table-cell office:value-type="float" office:value="0.77798732791154">
                <text:p>0.77798732791154</text:p>
              </table:table-cell>
              <table:table-cell office:value-type="float" office:value="0.78270303855848">
                <text:p>0.78270303855848</text:p>
              </table:table-cell>
              <table:table-cell office:value-type="float" office:value="0.763492880341613">
                <text:p>0.763492880341613</text:p>
              </table:table-cell>
              <table:table-cell office:value-type="float" office:value="0.73732101147505">
                <text:p>0.73732101147505</text:p>
              </table:table-cell>
              <table:table-cell office:value-type="float" office:value="0.474865140143796">
                <text:p>0.474865140143796</text:p>
              </table:table-cell>
              <table:table-cell office:value-type="float" office:value="0.356047330483637">
                <text:p>0.356047330483637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8319028751267">
                <text:p>0.98319028751267</text:p>
              </table:table-cell>
              <table:table-cell office:value-type="float" office:value="0.983081968199488">
                <text:p>0.983081968199488</text:p>
              </table:table-cell>
              <table:table-cell office:value-type="float" office:value="0.991205182359175">
                <text:p>0.991205182359175</text:p>
              </table:table-cell>
              <table:table-cell office:value-type="float" office:value="0.991461201612857">
                <text:p>0.991461201612857</text:p>
              </table:table-cell>
              <table:table-cell office:value-type="float" office:value="0.992314080307557">
                <text:p>0.992314080307557</text:p>
              </table:table-cell>
              <table:table-cell office:value-type="float" office:value="0.980764126634776">
                <text:p>0.980764126634776</text:p>
              </table:table-cell>
              <table:table-cell office:value-type="float" office:value="0.153433718177881">
                <text:p>0.153433718177881</text:p>
              </table:table-cell>
              <table:table-cell office:value-type="float" office:value="0.0845195462339886">
                <text:p>0.0845195462339886</text:p>
              </table:table-cell>
              <table:table-cell office:value-type="float" office:value="0.98269667833783">
                <text:p>0.98269667833783</text:p>
              </table:table-cell>
              <table:table-cell office:value-type="float" office:value="0.991523231133582">
                <text:p>0.991523231133582</text:p>
              </table:table-cell>
              <table:table-cell office:value-type="float" office:value="0.985552006237602">
                <text:p>0.985552006237602</text:p>
              </table:table-cell>
              <table:table-cell office:value-type="float" office:value="0.990638209356742">
                <text:p>0.990638209356742</text:p>
              </table:table-cell>
              <table:table-cell office:value-type="float" office:value="0.82215719560677">
                <text:p>0.82215719560677</text:p>
              </table:table-cell>
              <table:table-cell office:value-type="float" office:value="0.950130699360685">
                <text:p>0.950130699360685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791789990394087">
                <text:p>0.791789990394087</text:p>
              </table:table-cell>
              <table:table-cell office:value-type="float" office:value="0.776262348293745">
                <text:p>0.776262348293745</text:p>
              </table:table-cell>
              <table:table-cell office:value-type="float" office:value="0.787887635817843">
                <text:p>0.787887635817843</text:p>
              </table:table-cell>
              <table:table-cell office:value-type="float" office:value="0.735375281037415">
                <text:p>0.735375281037415</text:p>
              </table:table-cell>
              <table:table-cell office:value-type="float" office:value="0.408880469031294">
                <text:p>0.408880469031294</text:p>
              </table:table-cell>
              <table:table-cell office:value-type="float" office:value="0.475585476337541">
                <text:p>0.475585476337541</text:p>
              </table:table-cell>
              <table:table-cell office:value-type="float" office:value="0.179936000026246">
                <text:p>0.179936000026246</text:p>
              </table:table-cell>
              <table:table-cell office:value-type="float" office:value="-0.166839656986294">
                <text:p>-0.166839656986294</text:p>
              </table:table-cell>
              <table:table-cell office:value-type="float" office:value="0.76574776983359">
                <text:p>0.76574776983359</text:p>
              </table:table-cell>
              <table:table-cell office:value-type="float" office:value="0.780344836972475">
                <text:p>0.780344836972475</text:p>
              </table:table-cell>
              <table:table-cell office:value-type="float" office:value="0.69968178495357">
                <text:p>0.69968178495357</text:p>
              </table:table-cell>
              <table:table-cell office:value-type="float" office:value="0.739015921033209">
                <text:p>0.739015921033209</text:p>
              </table:table-cell>
              <table:table-cell office:value-type="float" office:value="0.361237371734571">
                <text:p>0.361237371734571</text:p>
              </table:table-cell>
              <table:table-cell office:value-type="float" office:value="0.281529991085999">
                <text:p>0.281529991085999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774430906385446">
                <text:p>0.774430906385446</text:p>
              </table:table-cell>
              <table:table-cell office:value-type="float" office:value="0.77496340625323">
                <text:p>0.77496340625323</text:p>
              </table:table-cell>
              <table:table-cell office:value-type="float" office:value="0.781773682361027">
                <text:p>0.781773682361027</text:p>
              </table:table-cell>
              <table:table-cell office:value-type="float" office:value="0.781224041000707">
                <text:p>0.781224041000707</text:p>
              </table:table-cell>
              <table:table-cell office:value-type="float" office:value="0.665607346612472">
                <text:p>0.665607346612472</text:p>
              </table:table-cell>
              <table:table-cell office:value-type="float" office:value="0.739379884420114">
                <text:p>0.739379884420114</text:p>
              </table:table-cell>
              <table:table-cell office:value-type="float" office:value="0.370262173323812">
                <text:p>0.370262173323812</text:p>
              </table:table-cell>
              <table:table-cell office:value-type="float" office:value="0.0582297922308568">
                <text:p>0.0582297922308568</text:p>
              </table:table-cell>
              <table:table-cell office:value-type="float" office:value="0.772767642764265">
                <text:p>0.772767642764265</text:p>
              </table:table-cell>
              <table:table-cell office:value-type="float" office:value="0.762485786030133">
                <text:p>0.762485786030133</text:p>
              </table:table-cell>
              <table:table-cell office:value-type="float" office:value="0.7673697133661">
                <text:p>0.7673697133661</text:p>
              </table:table-cell>
              <table:table-cell office:value-type="float" office:value="0.772639085475946">
                <text:p>0.772639085475946</text:p>
              </table:table-cell>
              <table:table-cell office:value-type="float" office:value="0.765900021692759">
                <text:p>0.765900021692759</text:p>
              </table:table-cell>
              <table:table-cell office:value-type="float" office:value="0.764397262145099">
                <text:p>0.764397262145099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87103877890598">
                <text:p>0.987103877890598</text:p>
              </table:table-cell>
              <table:table-cell office:value-type="float" office:value="0.989276722121303">
                <text:p>0.989276722121303</text:p>
              </table:table-cell>
              <table:table-cell office:value-type="float" office:value="0.987466022759387">
                <text:p>0.987466022759387</text:p>
              </table:table-cell>
              <table:table-cell office:value-type="float" office:value="0.986259498340483">
                <text:p>0.986259498340483</text:p>
              </table:table-cell>
              <table:table-cell office:value-type="float" office:value="0.98219557062309">
                <text:p>0.98219557062309</text:p>
              </table:table-cell>
              <table:table-cell office:value-type="float" office:value="0.976946058509072">
                <text:p>0.976946058509072</text:p>
              </table:table-cell>
              <table:table-cell office:value-type="float" office:value="0.42004557511246">
                <text:p>0.42004557511246</text:p>
              </table:table-cell>
              <table:table-cell office:value-type="float" office:value="0.792916579667601">
                <text:p>0.792916579667601</text:p>
              </table:table-cell>
              <table:table-cell office:value-type="float" office:value="0.98797657524476">
                <text:p>0.98797657524476</text:p>
              </table:table-cell>
              <table:table-cell office:value-type="float" office:value="0.990413449920182">
                <text:p>0.990413449920182</text:p>
              </table:table-cell>
              <table:table-cell office:value-type="float" office:value="0.990195456175383">
                <text:p>0.990195456175383</text:p>
              </table:table-cell>
              <table:table-cell office:value-type="float" office:value="0.987337491102315">
                <text:p>0.987337491102315</text:p>
              </table:table-cell>
              <table:table-cell office:value-type="float" office:value="0.992429931069407">
                <text:p>0.992429931069407</text:p>
              </table:table-cell>
              <table:table-cell office:value-type="float" office:value="0.931602946765051">
                <text:p>0.931602946765051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771207913788431">
                <text:p>0.771207913788431</text:p>
              </table:table-cell>
              <table:table-cell office:value-type="float" office:value="0.766010564847572">
                <text:p>0.766010564847572</text:p>
              </table:table-cell>
              <table:table-cell office:value-type="float" office:value="0.769591200826196">
                <text:p>0.769591200826196</text:p>
              </table:table-cell>
              <table:table-cell office:value-type="float" office:value="0.764403793425728">
                <text:p>0.764403793425728</text:p>
              </table:table-cell>
              <table:table-cell office:value-type="float" office:value="0.754006686529225">
                <text:p>0.754006686529225</text:p>
              </table:table-cell>
              <table:table-cell office:value-type="float" office:value="0.736870352805892">
                <text:p>0.736870352805892</text:p>
              </table:table-cell>
              <table:table-cell office:value-type="float" office:value="0.415222564067663">
                <text:p>0.415222564067663</text:p>
              </table:table-cell>
              <table:table-cell office:value-type="float" office:value="0.657179900040529">
                <text:p>0.657179900040529</text:p>
              </table:table-cell>
              <table:table-cell office:value-type="float" office:value="0.783221452819124">
                <text:p>0.783221452819124</text:p>
              </table:table-cell>
              <table:table-cell office:value-type="float" office:value="0.779335463789652">
                <text:p>0.779335463789652</text:p>
              </table:table-cell>
              <table:table-cell office:value-type="float" office:value="0.756986955450553">
                <text:p>0.756986955450553</text:p>
              </table:table-cell>
              <table:table-cell office:value-type="float" office:value="0.777058838211057">
                <text:p>0.777058838211057</text:p>
              </table:table-cell>
              <table:table-cell office:value-type="float" office:value="0.747487756194671">
                <text:p>0.747487756194671</text:p>
              </table:table-cell>
              <table:table-cell office:value-type="float" office:value="0.767308149641271">
                <text:p>0.76730814964127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784470814676102">
                <text:p>0.784470814676102</text:p>
              </table:table-cell>
              <table:table-cell office:value-type="float" office:value="0.771402957008094">
                <text:p>0.771402957008094</text:p>
              </table:table-cell>
              <table:table-cell office:value-type="float" office:value="0.781265152585541">
                <text:p>0.781265152585541</text:p>
              </table:table-cell>
              <table:table-cell office:value-type="float" office:value="0.766255019377522">
                <text:p>0.766255019377522</text:p>
              </table:table-cell>
              <table:table-cell office:value-type="float" office:value="0.47419378249354">
                <text:p>0.47419378249354</text:p>
              </table:table-cell>
              <table:table-cell office:value-type="float" office:value="0.141406074307394">
                <text:p>0.141406074307394</text:p>
              </table:table-cell>
              <table:table-cell office:value-type="float" office:value="0.148525111602211">
                <text:p>0.148525111602211</text:p>
              </table:table-cell>
              <table:table-cell office:value-type="float" office:value="0.02244868957443">
                <text:p>0.02244868957443</text:p>
              </table:table-cell>
              <table:table-cell office:value-type="float" office:value="0.77753270489211">
                <text:p>0.77753270489211</text:p>
              </table:table-cell>
              <table:table-cell office:value-type="float" office:value="0.790336685155996">
                <text:p>0.790336685155996</text:p>
              </table:table-cell>
              <table:table-cell office:value-type="float" office:value="0.765189080895489">
                <text:p>0.765189080895489</text:p>
              </table:table-cell>
              <table:table-cell office:value-type="float" office:value="0.782986491485446">
                <text:p>0.782986491485446</text:p>
              </table:table-cell>
              <table:table-cell office:value-type="float" office:value="0.462515233708069">
                <text:p>0.462515233708069</text:p>
              </table:table-cell>
              <table:table-cell office:value-type="float" office:value="0.462111823280264">
                <text:p>0.462111823280264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755859720713171">
                <text:p>0.755859720713171</text:p>
              </table:table-cell>
              <table:table-cell office:value-type="float" office:value="0.750577759994468">
                <text:p>0.750577759994468</text:p>
              </table:table-cell>
              <table:table-cell office:value-type="float" office:value="0.762546083960018">
                <text:p>0.762546083960018</text:p>
              </table:table-cell>
              <table:table-cell office:value-type="float" office:value="0.751650375595782">
                <text:p>0.751650375595782</text:p>
              </table:table-cell>
              <table:table-cell office:value-type="float" office:value="0.602115179551527">
                <text:p>0.602115179551527</text:p>
              </table:table-cell>
              <table:table-cell office:value-type="float" office:value="0.696323773709483">
                <text:p>0.696323773709483</text:p>
              </table:table-cell>
              <table:table-cell office:value-type="float" office:value="0.430021481318612">
                <text:p>0.430021481318612</text:p>
              </table:table-cell>
              <table:table-cell office:value-type="float" office:value="0.460647994073557">
                <text:p>0.460647994073557</text:p>
              </table:table-cell>
              <table:table-cell office:value-type="float" office:value="0.744937128572019">
                <text:p>0.744937128572019</text:p>
              </table:table-cell>
              <table:table-cell office:value-type="float" office:value="0.753306835546083">
                <text:p>0.753306835546083</text:p>
              </table:table-cell>
              <table:table-cell office:value-type="float" office:value="0.752925603084974">
                <text:p>0.752925603084974</text:p>
              </table:table-cell>
              <table:table-cell office:value-type="float" office:value="0.729701546400972">
                <text:p>0.729701546400972</text:p>
              </table:table-cell>
              <table:table-cell office:value-type="float" office:value="0.384743793223623">
                <text:p>0.384743793223623</text:p>
              </table:table-cell>
              <table:table-cell office:value-type="float" office:value="0.692314882149218">
                <text:p>0.692314882149218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765086671541561">
                <text:p>0.765086671541561</text:p>
              </table:table-cell>
              <table:table-cell office:value-type="float" office:value="0.749167583192309">
                <text:p>0.749167583192309</text:p>
              </table:table-cell>
              <table:table-cell office:value-type="float" office:value="0.751736452785146">
                <text:p>0.751736452785146</text:p>
              </table:table-cell>
              <table:table-cell office:value-type="float" office:value="0.719331217285277">
                <text:p>0.719331217285277</text:p>
              </table:table-cell>
              <table:table-cell office:value-type="float" office:value="0.316574596527136">
                <text:p>0.316574596527136</text:p>
              </table:table-cell>
              <table:table-cell office:value-type="float" office:value="0.388479014469342">
                <text:p>0.388479014469342</text:p>
              </table:table-cell>
              <table:table-cell office:value-type="float" office:value="0.149682279563881">
                <text:p>0.149682279563881</text:p>
              </table:table-cell>
              <table:table-cell office:value-type="float" office:value="0.210873498512357">
                <text:p>0.210873498512357</text:p>
              </table:table-cell>
              <table:table-cell office:value-type="float" office:value="0.757607612169897">
                <text:p>0.757607612169897</text:p>
              </table:table-cell>
              <table:table-cell office:value-type="float" office:value="0.768660159544067">
                <text:p>0.768660159544067</text:p>
              </table:table-cell>
              <table:table-cell office:value-type="float" office:value="0.764101368755279">
                <text:p>0.764101368755279</text:p>
              </table:table-cell>
              <table:table-cell office:value-type="float" office:value="0.739798455965548">
                <text:p>0.739798455965548</text:p>
              </table:table-cell>
              <table:table-cell office:value-type="float" office:value="0.0724380994513543">
                <text:p>0.0724380994513543</text:p>
              </table:table-cell>
              <table:table-cell office:value-type="float" office:value="0.375339019695379">
                <text:p>0.375339019695379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8659771337866">
                <text:p>0.98659771337866</text:p>
              </table:table-cell>
              <table:table-cell office:value-type="float" office:value="0.984954928978733">
                <text:p>0.984954928978733</text:p>
              </table:table-cell>
              <table:table-cell office:value-type="float" office:value="0.985728371560504">
                <text:p>0.985728371560504</text:p>
              </table:table-cell>
              <table:table-cell office:value-type="float" office:value="0.986667045575169">
                <text:p>0.986667045575169</text:p>
              </table:table-cell>
              <table:table-cell office:value-type="float" office:value="0.992778385947267">
                <text:p>0.992778385947267</text:p>
              </table:table-cell>
              <table:table-cell office:value-type="float" office:value="0.978390510158146">
                <text:p>0.978390510158146</text:p>
              </table:table-cell>
              <table:table-cell office:value-type="float" office:value="-0.266789028704899">
                <text:p>-0.266789028704899</text:p>
              </table:table-cell>
              <table:table-cell office:value-type="float" office:value="0.708368869613927">
                <text:p>0.708368869613927</text:p>
              </table:table-cell>
              <table:table-cell office:value-type="float" office:value="0.975527681323376">
                <text:p>0.975527681323376</text:p>
              </table:table-cell>
              <table:table-cell office:value-type="float" office:value="0.987676384652955">
                <text:p>0.987676384652955</text:p>
              </table:table-cell>
              <table:table-cell office:value-type="float" office:value="0.981785770918534">
                <text:p>0.981785770918534</text:p>
              </table:table-cell>
              <table:table-cell office:value-type="float" office:value="0.983792473827132">
                <text:p>0.983792473827132</text:p>
              </table:table-cell>
              <table:table-cell office:value-type="float" office:value="0.992556893497519">
                <text:p>0.992556893497519</text:p>
              </table:table-cell>
              <table:table-cell office:value-type="float" office:value="0.988429025947986">
                <text:p>0.988429025947986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736782139893449">
                <text:p>0.736782139893449</text:p>
              </table:table-cell>
              <table:table-cell office:value-type="float" office:value="0.740698230608552">
                <text:p>0.740698230608552</text:p>
              </table:table-cell>
              <table:table-cell office:value-type="float" office:value="0.741258476170273">
                <text:p>0.741258476170273</text:p>
              </table:table-cell>
              <table:table-cell office:value-type="float" office:value="0.714533701383231">
                <text:p>0.714533701383231</text:p>
              </table:table-cell>
              <table:table-cell office:value-type="float" office:value="0.383921924189724">
                <text:p>0.383921924189724</text:p>
              </table:table-cell>
              <table:table-cell office:value-type="float" office:value="0.672178943471304">
                <text:p>0.672178943471304</text:p>
              </table:table-cell>
              <table:table-cell office:value-type="float" office:value="0.00961784678317585">
                <text:p>0.00961784678317585</text:p>
              </table:table-cell>
              <table:table-cell office:value-type="float" office:value="0.155701677093878">
                <text:p>0.155701677093878</text:p>
              </table:table-cell>
              <table:table-cell office:value-type="float" office:value="0.726203877858771">
                <text:p>0.726203877858771</text:p>
              </table:table-cell>
              <table:table-cell office:value-type="float" office:value="0.726203408959275">
                <text:p>0.726203408959275</text:p>
              </table:table-cell>
              <table:table-cell office:value-type="float" office:value="0.723705601830209">
                <text:p>0.723705601830209</text:p>
              </table:table-cell>
              <table:table-cell office:value-type="float" office:value="0.726446993830584">
                <text:p>0.726446993830584</text:p>
              </table:table-cell>
              <table:table-cell office:value-type="float" office:value="0.197568202513324">
                <text:p>0.197568202513324</text:p>
              </table:table-cell>
              <table:table-cell office:value-type="float" office:value="0.620257760090326">
                <text:p>0.620257760090326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89618228901546">
                <text:p>0.989618228901546</text:p>
              </table:table-cell>
              <table:table-cell office:value-type="float" office:value="0.987529063099063">
                <text:p>0.987529063099063</text:p>
              </table:table-cell>
              <table:table-cell office:value-type="float" office:value="0.99030074567273">
                <text:p>0.99030074567273</text:p>
              </table:table-cell>
              <table:table-cell office:value-type="float" office:value="0.992479156718724">
                <text:p>0.992479156718724</text:p>
              </table:table-cell>
              <table:table-cell office:value-type="float" office:value="0.882533384643257">
                <text:p>0.882533384643257</text:p>
              </table:table-cell>
              <table:table-cell office:value-type="float" office:value="0.988918438502793">
                <text:p>0.988918438502793</text:p>
              </table:table-cell>
              <table:table-cell office:value-type="float" office:value="0.32613402914556">
                <text:p>0.32613402914556</text:p>
              </table:table-cell>
              <table:table-cell office:value-type="float" office:value="0.584645486991792">
                <text:p>0.584645486991792</text:p>
              </table:table-cell>
              <table:table-cell office:value-type="float" office:value="0.989924213185923">
                <text:p>0.989924213185923</text:p>
              </table:table-cell>
              <table:table-cell office:value-type="float" office:value="0.986371447609339">
                <text:p>0.986371447609339</text:p>
              </table:table-cell>
              <table:table-cell office:value-type="float" office:value="0.993790208800111">
                <text:p>0.993790208800111</text:p>
              </table:table-cell>
              <table:table-cell office:value-type="float" office:value="0.980362372767048">
                <text:p>0.980362372767048</text:p>
              </table:table-cell>
              <table:table-cell office:value-type="float" office:value="0.85406511042687">
                <text:p>0.85406511042687</text:p>
              </table:table-cell>
              <table:table-cell office:value-type="float" office:value="0.99347633340156">
                <text:p>0.99347633340156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87608534475705">
                <text:p>0.987608534475705</text:p>
              </table:table-cell>
              <table:table-cell office:value-type="float" office:value="0.983344619578842">
                <text:p>0.983344619578842</text:p>
              </table:table-cell>
              <table:table-cell office:value-type="float" office:value="0.992245404276302">
                <text:p>0.992245404276302</text:p>
              </table:table-cell>
              <table:table-cell office:value-type="float" office:value="0.991597408614618">
                <text:p>0.991597408614618</text:p>
              </table:table-cell>
              <table:table-cell office:value-type="float" office:value="0.208692073023739">
                <text:p>0.208692073023739</text:p>
              </table:table-cell>
              <table:table-cell office:value-type="float" office:value="0.988826534039194">
                <text:p>0.988826534039194</text:p>
              </table:table-cell>
              <table:table-cell office:value-type="float" office:value="0.0883280429749604">
                <text:p>0.0883280429749604</text:p>
              </table:table-cell>
              <table:table-cell office:value-type="float" office:value="0.221664657439098">
                <text:p>0.221664657439098</text:p>
              </table:table-cell>
              <table:table-cell office:value-type="float" office:value="0.986931990189264">
                <text:p>0.986931990189264</text:p>
              </table:table-cell>
              <table:table-cell office:value-type="float" office:value="0.990539398452898">
                <text:p>0.990539398452898</text:p>
              </table:table-cell>
              <table:table-cell office:value-type="float" office:value="0.988625756933477">
                <text:p>0.988625756933477</text:p>
              </table:table-cell>
              <table:table-cell office:value-type="float" office:value="0.992027216969946">
                <text:p>0.992027216969946</text:p>
              </table:table-cell>
              <table:table-cell office:value-type="float" office:value="0.964061839199939">
                <text:p>0.964061839199939</text:p>
              </table:table-cell>
              <table:table-cell office:value-type="float" office:value="0.970726671702018">
                <text:p>0.970726671702018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89756244995087">
                <text:p>0.989756244995087</text:p>
              </table:table-cell>
              <table:table-cell office:value-type="float" office:value="0.989076568269474">
                <text:p>0.989076568269474</text:p>
              </table:table-cell>
              <table:table-cell office:value-type="float" office:value="0.987847872655272">
                <text:p>0.987847872655272</text:p>
              </table:table-cell>
              <table:table-cell office:value-type="float" office:value="0.982913861396943">
                <text:p>0.982913861396943</text:p>
              </table:table-cell>
              <table:table-cell office:value-type="float" office:value="0.712807624862996">
                <text:p>0.712807624862996</text:p>
              </table:table-cell>
              <table:table-cell office:value-type="float" office:value="0.979638773101965">
                <text:p>0.979638773101965</text:p>
              </table:table-cell>
              <table:table-cell office:value-type="float" office:value="0.386276196761639">
                <text:p>0.386276196761639</text:p>
              </table:table-cell>
              <table:table-cell office:value-type="float" office:value="0.707727583347254">
                <text:p>0.707727583347254</text:p>
              </table:table-cell>
              <table:table-cell office:value-type="float" office:value="0.98848158219312">
                <text:p>0.98848158219312</text:p>
              </table:table-cell>
              <table:table-cell office:value-type="float" office:value="0.990540452805521">
                <text:p>0.990540452805521</text:p>
              </table:table-cell>
              <table:table-cell office:value-type="float" office:value="0.990233565656715">
                <text:p>0.990233565656715</text:p>
              </table:table-cell>
              <table:table-cell office:value-type="float" office:value="0.992286015507156">
                <text:p>0.992286015507156</text:p>
              </table:table-cell>
              <table:table-cell office:value-type="float" office:value="0.77492106675143">
                <text:p>0.77492106675143</text:p>
              </table:table-cell>
              <table:table-cell office:value-type="float" office:value="0.978319029257268">
                <text:p>0.978319029257268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89692031032616">
                <text:p>0.989692031032616</text:p>
              </table:table-cell>
              <table:table-cell office:value-type="float" office:value="0.987815197242035">
                <text:p>0.987815197242035</text:p>
              </table:table-cell>
              <table:table-cell office:value-type="float" office:value="0.990552259691231">
                <text:p>0.990552259691231</text:p>
              </table:table-cell>
              <table:table-cell office:value-type="float" office:value="0.98488638982039">
                <text:p>0.98488638982039</text:p>
              </table:table-cell>
              <table:table-cell office:value-type="float" office:value="0.951518626860202">
                <text:p>0.951518626860202</text:p>
              </table:table-cell>
              <table:table-cell office:value-type="float" office:value="0.990302489097111">
                <text:p>0.990302489097111</text:p>
              </table:table-cell>
              <table:table-cell office:value-type="float" office:value="0.144632547712109">
                <text:p>0.144632547712109</text:p>
              </table:table-cell>
              <table:table-cell office:value-type="float" office:value="0.549421757395343">
                <text:p>0.549421757395343</text:p>
              </table:table-cell>
              <table:table-cell office:value-type="float" office:value="0.985535038357011">
                <text:p>0.985535038357011</text:p>
              </table:table-cell>
              <table:table-cell office:value-type="float" office:value="0.987288734896353">
                <text:p>0.987288734896353</text:p>
              </table:table-cell>
              <table:table-cell office:value-type="float" office:value="0.974220430606857">
                <text:p>0.974220430606857</text:p>
              </table:table-cell>
              <table:table-cell office:value-type="float" office:value="0.986615888090711">
                <text:p>0.986615888090711</text:p>
              </table:table-cell>
              <table:table-cell office:value-type="float" office:value="0.935159114800956">
                <text:p>0.935159114800956</text:p>
              </table:table-cell>
              <table:table-cell office:value-type="float" office:value="0.991382443959374">
                <text:p>0.991382443959374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90983710562994">
                <text:p>0.990983710562994</text:p>
              </table:table-cell>
              <table:table-cell office:value-type="float" office:value="0.988270334228005">
                <text:p>0.988270334228005</text:p>
              </table:table-cell>
              <table:table-cell office:value-type="float" office:value="0.98839895101898">
                <text:p>0.98839895101898</text:p>
              </table:table-cell>
              <table:table-cell office:value-type="float" office:value="0.978168500111372">
                <text:p>0.978168500111372</text:p>
              </table:table-cell>
              <table:table-cell office:value-type="float" office:value="0.96913939083825">
                <text:p>0.96913939083825</text:p>
              </table:table-cell>
              <table:table-cell office:value-type="float" office:value="0.988206456450529">
                <text:p>0.988206456450529</text:p>
              </table:table-cell>
              <table:table-cell office:value-type="float" office:value="0.353426749102511">
                <text:p>0.353426749102511</text:p>
              </table:table-cell>
              <table:table-cell office:value-type="float" office:value="0.396792319962752">
                <text:p>0.396792319962752</text:p>
              </table:table-cell>
              <table:table-cell office:value-type="float" office:value="0.983504611019806">
                <text:p>0.983504611019806</text:p>
              </table:table-cell>
              <table:table-cell office:value-type="float" office:value="0.990453465630159">
                <text:p>0.990453465630159</text:p>
              </table:table-cell>
              <table:table-cell office:value-type="float" office:value="0.991845852435189">
                <text:p>0.991845852435189</text:p>
              </table:table-cell>
              <table:table-cell office:value-type="float" office:value="0.991072999067137">
                <text:p>0.991072999067137</text:p>
              </table:table-cell>
              <table:table-cell office:value-type="float" office:value="0.922732468337626">
                <text:p>0.922732468337626</text:p>
              </table:table-cell>
              <table:table-cell office:value-type="float" office:value="0.991942497960867">
                <text:p>0.991942497960867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745228895945171">
                <text:p>0.745228895945171</text:p>
              </table:table-cell>
              <table:table-cell office:value-type="float" office:value="0.745855498731809">
                <text:p>0.745855498731809</text:p>
              </table:table-cell>
              <table:table-cell office:value-type="float" office:value="0.753084993910531">
                <text:p>0.753084993910531</text:p>
              </table:table-cell>
              <table:table-cell office:value-type="float" office:value="0.686396180114333">
                <text:p>0.686396180114333</text:p>
              </table:table-cell>
              <table:table-cell office:value-type="float" office:value="0.361385537335609">
                <text:p>0.361385537335609</text:p>
              </table:table-cell>
              <table:table-cell office:value-type="float" office:value="0.362283925259024">
                <text:p>0.362283925259024</text:p>
              </table:table-cell>
              <table:table-cell office:value-type="float" office:value="0.135372053802715">
                <text:p>0.135372053802715</text:p>
              </table:table-cell>
              <table:table-cell office:value-type="float" office:value="0.0496700446637795">
                <text:p>0.0496700446637795</text:p>
              </table:table-cell>
              <table:table-cell office:value-type="float" office:value="0.755828566249734">
                <text:p>0.755828566249734</text:p>
              </table:table-cell>
              <table:table-cell office:value-type="float" office:value="0.74719388594324">
                <text:p>0.74719388594324</text:p>
              </table:table-cell>
              <table:table-cell office:value-type="float" office:value="0.724413863218665">
                <text:p>0.724413863218665</text:p>
              </table:table-cell>
              <table:table-cell office:value-type="float" office:value="0.702717286474817">
                <text:p>0.702717286474817</text:p>
              </table:table-cell>
              <table:table-cell office:value-type="float" office:value="0.361024662810707">
                <text:p>0.361024662810707</text:p>
              </table:table-cell>
              <table:table-cell office:value-type="float" office:value="0.364036693308362">
                <text:p>0.364036693308362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924176307235782">
                <text:p>0.924176307235782</text:p>
              </table:table-cell>
              <table:table-cell office:value-type="float" office:value="0.959918279453972">
                <text:p>0.959918279453972</text:p>
              </table:table-cell>
              <table:table-cell office:value-type="float" office:value="0.909819023078562">
                <text:p>0.909819023078562</text:p>
              </table:table-cell>
              <table:table-cell office:value-type="float" office:value="0.914949532496603">
                <text:p>0.914949532496603</text:p>
              </table:table-cell>
              <table:table-cell office:value-type="float" office:value="0.990813688338918">
                <text:p>0.990813688338918</text:p>
              </table:table-cell>
              <table:table-cell office:value-type="float" office:value="0.97164328857604">
                <text:p>0.97164328857604</text:p>
              </table:table-cell>
              <table:table-cell office:value-type="float" office:value="0.0716403188972544">
                <text:p>0.0716403188972544</text:p>
              </table:table-cell>
              <table:table-cell office:value-type="float" office:value="-0.179416428594291">
                <text:p>-0.179416428594291</text:p>
              </table:table-cell>
              <table:table-cell office:value-type="float" office:value="0.937675597836667">
                <text:p>0.937675597836667</text:p>
              </table:table-cell>
              <table:table-cell office:value-type="float" office:value="0.951248291454296">
                <text:p>0.951248291454296</text:p>
              </table:table-cell>
              <table:table-cell office:value-type="float" office:value="0.955822753340188">
                <text:p>0.955822753340188</text:p>
              </table:table-cell>
              <table:table-cell office:value-type="float" office:value="0.945925591775017">
                <text:p>0.945925591775017</text:p>
              </table:table-cell>
              <table:table-cell office:value-type="float" office:value="0.980351574447298">
                <text:p>0.980351574447298</text:p>
              </table:table-cell>
              <table:table-cell office:value-type="float" office:value="0.859528258328164">
                <text:p>0.859528258328164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841713416932798">
                <text:p>0.841713416932798</text:p>
              </table:table-cell>
              <table:table-cell office:value-type="float" office:value="0.837521020698324">
                <text:p>0.837521020698324</text:p>
              </table:table-cell>
              <table:table-cell office:value-type="float" office:value="0.841467030699366">
                <text:p>0.841467030699366</text:p>
              </table:table-cell>
              <table:table-cell office:value-type="float" office:value="0.831304915718944">
                <text:p>0.831304915718944</text:p>
              </table:table-cell>
              <table:table-cell office:value-type="float" office:value="0.659746144523757">
                <text:p>0.659746144523757</text:p>
              </table:table-cell>
              <table:table-cell office:value-type="float" office:value="0.719799534330803">
                <text:p>0.719799534330803</text:p>
              </table:table-cell>
              <table:table-cell office:value-type="float" office:value="0.211733829299673">
                <text:p>0.211733829299673</text:p>
              </table:table-cell>
              <table:table-cell office:value-type="float" office:value="0.27790941203118">
                <text:p>0.27790941203118</text:p>
              </table:table-cell>
              <table:table-cell office:value-type="float" office:value="0.834863061695767">
                <text:p>0.834863061695767</text:p>
              </table:table-cell>
              <table:table-cell office:value-type="float" office:value="0.837160402035501">
                <text:p>0.837160402035501</text:p>
              </table:table-cell>
              <table:table-cell office:value-type="float" office:value="0.833163262287673">
                <text:p>0.833163262287673</text:p>
              </table:table-cell>
              <table:table-cell office:value-type="float" office:value="0.827604308890635">
                <text:p>0.827604308890635</text:p>
              </table:table-cell>
              <table:table-cell office:value-type="float" office:value="0.652331126502937">
                <text:p>0.652331126502937</text:p>
              </table:table-cell>
              <table:table-cell office:value-type="float" office:value="0.708421363238733">
                <text:p>0.7084213632387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885cm" svg:height="11.185cm" xlink:href=".." xlink:type="simple" chart:class="chart:line" chart:style-name="ch1">
        <chart:title svg:x="7.954cm" svg:y="0.359cm" chart:style-name="ch2">
          <text:p>Index of agreement</text:p>
        </chart:title>
        <chart:legend chart:legend-position="end" svg:x="17.588cm" svg:y="2.798cm" style:legend-expansion="high" chart:style-name="ch3"/>
        <chart:plot-area chart:style-name="ch4" table:cell-range-address="Hoja1.B91:Hoja1.P116" chart:data-source-has-labels="both" svg:x="0.397cm" svg:y="1.255cm" svg:width="16.794cm" svg:height="9.707cm">
          <chartooo:coordinate-region svg:x="1.124cm" svg:y="1.401cm" svg:width="15.964cm" svg:height="9.415cm"/>
          <chart:axis chart:dimension="x" chart:name="primary-x" chart:style-name="ch5" chartooo:axis-type="auto">
            <chartooo:date-scale/>
            <chart:categories table:cell-range-address="Hoja1.B93:Hoja1.B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93:Hoja1.C116" chart:label-cell-address="Hoja1.C91:Hoja1.C92" chart:class="chart:line">
            <chart:data-point chart:repeated="24"/>
          </chart:series>
          <chart:series chart:style-name="ch8" chart:values-cell-range-address="Hoja1.D93:Hoja1.D116" chart:label-cell-address="Hoja1.D91:Hoja1.D92" chart:class="chart:line">
            <chart:data-point chart:repeated="24"/>
          </chart:series>
          <chart:series chart:style-name="ch9" chart:values-cell-range-address="Hoja1.E93:Hoja1.E116" chart:label-cell-address="Hoja1.E91:Hoja1.E92" chart:class="chart:line">
            <chart:data-point chart:repeated="24"/>
          </chart:series>
          <chart:series chart:style-name="ch10" chart:values-cell-range-address="Hoja1.F93:Hoja1.F116" chart:label-cell-address="Hoja1.F91:Hoja1.F92" chart:class="chart:line">
            <chart:data-point chart:repeated="24"/>
          </chart:series>
          <chart:series chart:style-name="ch11" chart:values-cell-range-address="Hoja1.G93:Hoja1.G116" chart:label-cell-address="Hoja1.G91:Hoja1.G92" chart:class="chart:line">
            <chart:data-point chart:repeated="24"/>
          </chart:series>
          <chart:series chart:style-name="ch12" chart:values-cell-range-address="Hoja1.H93:Hoja1.H116" chart:label-cell-address="Hoja1.H91:Hoja1.H92" chart:class="chart:line">
            <chart:data-point chart:repeated="24"/>
          </chart:series>
          <chart:series chart:style-name="ch13" chart:values-cell-range-address="Hoja1.I93:Hoja1.I116" chart:label-cell-address="Hoja1.I91:Hoja1.I92" chart:class="chart:line">
            <chart:data-point chart:repeated="24"/>
          </chart:series>
          <chart:series chart:style-name="ch14" chart:values-cell-range-address="Hoja1.J93:Hoja1.J116" chart:label-cell-address="Hoja1.J91:Hoja1.J92" chart:class="chart:line">
            <chart:data-point chart:repeated="24"/>
          </chart:series>
          <chart:series chart:style-name="ch15" chart:values-cell-range-address="Hoja1.K93:Hoja1.K116" chart:label-cell-address="Hoja1.K91:Hoja1.K92" chart:class="chart:line">
            <chart:data-point chart:repeated="24"/>
          </chart:series>
          <chart:series chart:style-name="ch16" chart:values-cell-range-address="Hoja1.L93:Hoja1.L116" chart:label-cell-address="Hoja1.L91:Hoja1.L92" chart:class="chart:line">
            <chart:data-point chart:repeated="24"/>
          </chart:series>
          <chart:series chart:style-name="ch17" chart:values-cell-range-address="Hoja1.M93:Hoja1.M116" chart:label-cell-address="Hoja1.M91:Hoja1.M92" chart:class="chart:line">
            <chart:data-point chart:repeated="24"/>
          </chart:series>
          <chart:series chart:style-name="ch18" chart:values-cell-range-address="Hoja1.N93:Hoja1.N116" chart:label-cell-address="Hoja1.N91:Hoja1.N92" chart:class="chart:line">
            <chart:data-point chart:repeated="24"/>
          </chart:series>
          <chart:series chart:style-name="ch19" chart:values-cell-range-address="Hoja1.O93:Hoja1.O116" chart:label-cell-address="Hoja1.O91:Hoja1.O92" chart:class="chart:line">
            <chart:data-point chart:repeated="24"/>
          </chart:series>
          <chart:series chart:style-name="ch20" chart:values-cell-range-address="Hoja1.P93:Hoja1.P116" chart:label-cell-address="Hoja1.P91:Hoja1.P92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91:Hoja1.C92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91:Hoja1.D92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91:Hoja1.E92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91:Hoja1.F92</svg:desc>
                </draw:g>
              </table:table-cell>
              <table:table-cell office:value-type="string">
                <text:p>CM</text:p>
                <text:list>
                  <text:list-item>
                    <text:p/>
                  </text:list-item>
                  <text:list-item>
                    <text:p>CM</text:p>
                  </text:list-item>
                </text:list>
                <draw:g>
                  <svg:desc>Hoja1.G91:Hoja1.G92</svg:desc>
                </draw:g>
              </table:table-cell>
              <table:table-cell office:value-type="string">
                <text:p>LM</text:p>
                <text:list>
                  <text:list-item>
                    <text:p/>
                  </text:list-item>
                  <text:list-item>
                    <text:p>LM</text:p>
                  </text:list-item>
                </text:list>
                <draw:g>
                  <svg:desc>Hoja1.H91:Hoja1.H92</svg:desc>
                </draw:g>
              </table:table-cell>
              <table:table-cell office:value-type="string">
                <text:p>GCC</text:p>
                <text:list>
                  <text:list-item>
                    <text:p/>
                  </text:list-item>
                  <text:list-item>
                    <text:p>GCC</text:p>
                  </text:list-item>
                </text:list>
                <draw:g>
                  <svg:desc>Hoja1.I91:Hoja1.I92</svg:desc>
                </draw:g>
              </table:table-cell>
              <table:table-cell office:value-type="string">
                <text:p>GLC</text:p>
                <text:list>
                  <text:list-item>
                    <text:p/>
                  </text:list-item>
                  <text:list-item>
                    <text:p>GLC</text:p>
                  </text:list-item>
                </text:list>
                <draw:g>
                  <svg:desc>Hoja1.J91:Hoja1.J92</svg:desc>
                </draw:g>
              </table:table-cell>
              <table:table-cell office:value-type="string">
                <text:p>CCB</text:p>
                <text:list>
                  <text:list-item>
                    <text:p/>
                  </text:list-item>
                  <text:list-item>
                    <text:p>CCB</text:p>
                  </text:list-item>
                </text:list>
                <draw:g>
                  <svg:desc>Hoja1.K91:Hoja1.K92</svg:desc>
                </draw:g>
              </table:table-cell>
              <table:table-cell office:value-type="string">
                <text:p>LCB</text:p>
                <text:list>
                  <text:list-item>
                    <text:p/>
                  </text:list-item>
                  <text:list-item>
                    <text:p>LCB</text:p>
                  </text:list-item>
                </text:list>
                <draw:g>
                  <svg:desc>Hoja1.L91:Hoja1.L92</svg:desc>
                </draw:g>
              </table:table-cell>
              <table:table-cell office:value-type="string">
                <text:p>CPB</text:p>
                <text:list>
                  <text:list-item>
                    <text:p/>
                  </text:list-item>
                  <text:list-item>
                    <text:p>CPB</text:p>
                  </text:list-item>
                </text:list>
                <draw:g>
                  <svg:desc>Hoja1.M91:Hoja1.M92</svg:desc>
                </draw:g>
              </table:table-cell>
              <table:table-cell office:value-type="string">
                <text:p>LPB</text:p>
                <text:list>
                  <text:list-item>
                    <text:p/>
                  </text:list-item>
                  <text:list-item>
                    <text:p>LPB</text:p>
                  </text:list-item>
                </text:list>
                <draw:g>
                  <svg:desc>Hoja1.N91:Hoja1.N92</svg:desc>
                </draw:g>
              </table:table-cell>
              <table:table-cell office:value-type="string">
                <text:p>CC16</text:p>
                <text:list>
                  <text:list-item>
                    <text:p/>
                  </text:list-item>
                  <text:list-item>
                    <text:p>CC16</text:p>
                  </text:list-item>
                </text:list>
                <draw:g>
                  <svg:desc>Hoja1.O91:Hoja1.O92</svg:desc>
                </draw:g>
              </table:table-cell>
              <table:table-cell office:value-type="string">
                <text:p>LC16</text:p>
                <text:list>
                  <text:list-item>
                    <text:p/>
                  </text:list-item>
                  <text:list-item>
                    <text:p>LC16</text:p>
                  </text:list-item>
                </text:list>
                <draw:g>
                  <svg:desc>Hoja1.P91:Hoja1.P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93:Hoja1.B116</svg:desc>
                </draw:g>
              </table:table-cell>
              <table:table-cell office:value-type="float" office:value="0.359099216999623">
                <text:p>0.359099216999623</text:p>
                <draw:g>
                  <svg:desc>Hoja1.C93:Hoja1.C116</svg:desc>
                </draw:g>
              </table:table-cell>
              <table:table-cell office:value-type="float" office:value="0.186608682515936">
                <text:p>0.186608682515936</text:p>
                <draw:g>
                  <svg:desc>Hoja1.D93:Hoja1.D116</svg:desc>
                </draw:g>
              </table:table-cell>
              <table:table-cell office:value-type="float" office:value="-0.400889627355267">
                <text:p>-0.400889627355267</text:p>
                <draw:g>
                  <svg:desc>Hoja1.E93:Hoja1.E116</svg:desc>
                </draw:g>
              </table:table-cell>
              <table:table-cell office:value-type="float" office:value="-0.414820525011102">
                <text:p>-0.414820525011102</text:p>
                <draw:g>
                  <svg:desc>Hoja1.F93:Hoja1.F116</svg:desc>
                </draw:g>
              </table:table-cell>
              <table:table-cell office:value-type="float" office:value="-0.222785386091456">
                <text:p>-0.222785386091456</text:p>
                <draw:g>
                  <svg:desc>Hoja1.G93:Hoja1.G116</svg:desc>
                </draw:g>
              </table:table-cell>
              <table:table-cell office:value-type="float" office:value="-1.00625826603233">
                <text:p>-1.00625826603233</text:p>
                <draw:g>
                  <svg:desc>Hoja1.H93:Hoja1.H116</svg:desc>
                </draw:g>
              </table:table-cell>
              <table:table-cell office:value-type="float" office:value="-0.265413171898295">
                <text:p>-0.265413171898295</text:p>
                <draw:g>
                  <svg:desc>Hoja1.I93:Hoja1.I116</svg:desc>
                </draw:g>
              </table:table-cell>
              <table:table-cell office:value-type="float" office:value="-0.657111266010674">
                <text:p>-0.657111266010674</text:p>
                <draw:g>
                  <svg:desc>Hoja1.J93:Hoja1.J116</svg:desc>
                </draw:g>
              </table:table-cell>
              <table:table-cell office:value-type="float" office:value="0.253594140990427">
                <text:p>0.253594140990427</text:p>
                <draw:g>
                  <svg:desc>Hoja1.K93:Hoja1.K116</svg:desc>
                </draw:g>
              </table:table-cell>
              <table:table-cell office:value-type="float" office:value="-0.185288693006401">
                <text:p>-0.185288693006401</text:p>
                <draw:g>
                  <svg:desc>Hoja1.L93:Hoja1.L116</svg:desc>
                </draw:g>
              </table:table-cell>
              <table:table-cell office:value-type="float" office:value="0.458623031198672">
                <text:p>0.458623031198672</text:p>
                <draw:g>
                  <svg:desc>Hoja1.M93:Hoja1.M116</svg:desc>
                </draw:g>
              </table:table-cell>
              <table:table-cell office:value-type="float" office:value="-0.0337392999349511">
                <text:p>-0.0337392999349511</text:p>
                <draw:g>
                  <svg:desc>Hoja1.N93:Hoja1.N116</svg:desc>
                </draw:g>
              </table:table-cell>
              <table:table-cell office:value-type="float" office:value="-0.344897988395546">
                <text:p>-0.344897988395546</text:p>
                <draw:g>
                  <svg:desc>Hoja1.O93:Hoja1.O116</svg:desc>
                </draw:g>
              </table:table-cell>
              <table:table-cell office:value-type="float" office:value="-0.587000972703188">
                <text:p>-0.587000972703188</text:p>
                <draw:g>
                  <svg:desc>Hoja1.P93:Hoja1.P116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-0.00132325411671586">
                <text:p>-0.00132325411671586</text:p>
              </table:table-cell>
              <table:table-cell office:value-type="float" office:value="0.427381221373553">
                <text:p>0.427381221373553</text:p>
              </table:table-cell>
              <table:table-cell office:value-type="float" office:value="0.480625277680481">
                <text:p>0.480625277680481</text:p>
              </table:table-cell>
              <table:table-cell office:value-type="float" office:value="0.427355433819036">
                <text:p>0.427355433819036</text:p>
              </table:table-cell>
              <table:table-cell office:value-type="float" office:value="0.440514785385925">
                <text:p>0.440514785385925</text:p>
              </table:table-cell>
              <table:table-cell office:value-type="float" office:value="0.379561370254794">
                <text:p>0.379561370254794</text:p>
              </table:table-cell>
              <table:table-cell office:value-type="float" office:value="-0.161698535934477">
                <text:p>-0.161698535934477</text:p>
              </table:table-cell>
              <table:table-cell office:value-type="float" office:value="0.170097033455079">
                <text:p>0.170097033455079</text:p>
              </table:table-cell>
              <table:table-cell office:value-type="float" office:value="0.127060887015606">
                <text:p>0.127060887015606</text:p>
              </table:table-cell>
              <table:table-cell office:value-type="float" office:value="0.416791052755914">
                <text:p>0.416791052755914</text:p>
              </table:table-cell>
              <table:table-cell office:value-type="float" office:value="0.49486717294367">
                <text:p>0.49486717294367</text:p>
              </table:table-cell>
              <table:table-cell office:value-type="float" office:value="0.434487803062288">
                <text:p>0.434487803062288</text:p>
              </table:table-cell>
              <table:table-cell office:value-type="float" office:value="0.193862244506258">
                <text:p>0.193862244506258</text:p>
              </table:table-cell>
              <table:table-cell office:value-type="float" office:value="0.356292157526352">
                <text:p>0.356292157526352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562064904469774">
                <text:p>0.562064904469774</text:p>
              </table:table-cell>
              <table:table-cell office:value-type="float" office:value="0.530093605748299">
                <text:p>0.530093605748299</text:p>
              </table:table-cell>
              <table:table-cell office:value-type="float" office:value="0.516123118588104">
                <text:p>0.516123118588104</text:p>
              </table:table-cell>
              <table:table-cell office:value-type="float" office:value="0.564731031893323">
                <text:p>0.564731031893323</text:p>
              </table:table-cell>
              <table:table-cell office:value-type="float" office:value="0.302579727572633">
                <text:p>0.302579727572633</text:p>
              </table:table-cell>
              <table:table-cell office:value-type="float" office:value="0.311689560819005">
                <text:p>0.311689560819005</text:p>
              </table:table-cell>
              <table:table-cell office:value-type="float" office:value="-1.1482875335894">
                <text:p>-1.1482875335894</text:p>
              </table:table-cell>
              <table:table-cell office:value-type="float" office:value="-0.284530575552445">
                <text:p>-0.284530575552445</text:p>
              </table:table-cell>
              <table:table-cell office:value-type="float" office:value="0.522357795986166">
                <text:p>0.522357795986166</text:p>
              </table:table-cell>
              <table:table-cell office:value-type="float" office:value="0.532571936364592">
                <text:p>0.532571936364592</text:p>
              </table:table-cell>
              <table:table-cell office:value-type="float" office:value="0.553975163759625">
                <text:p>0.553975163759625</text:p>
              </table:table-cell>
              <table:table-cell office:value-type="float" office:value="0.547087471783272">
                <text:p>0.547087471783272</text:p>
              </table:table-cell>
              <table:table-cell office:value-type="float" office:value="0.309307632479887">
                <text:p>0.309307632479887</text:p>
              </table:table-cell>
              <table:table-cell office:value-type="float" office:value="0.28625035718715">
                <text:p>0.28625035718715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439982457826014">
                <text:p>0.439982457826014</text:p>
              </table:table-cell>
              <table:table-cell office:value-type="float" office:value="0.411052659869052">
                <text:p>0.411052659869052</text:p>
              </table:table-cell>
              <table:table-cell office:value-type="float" office:value="0.430466839260047">
                <text:p>0.430466839260047</text:p>
              </table:table-cell>
              <table:table-cell office:value-type="float" office:value="0.379808535345097">
                <text:p>0.379808535345097</text:p>
              </table:table-cell>
              <table:table-cell office:value-type="float" office:value="0.00191602840599459">
                <text:p>0.00191602840599459</text:p>
              </table:table-cell>
              <table:table-cell office:value-type="float" office:value="-0.0676382079989353">
                <text:p>-0.0676382079989353</text:p>
              </table:table-cell>
              <table:table-cell office:value-type="float" office:value="-0.283631061800761">
                <text:p>-0.283631061800761</text:p>
              </table:table-cell>
              <table:table-cell office:value-type="float" office:value="-0.348811527055027">
                <text:p>-0.348811527055027</text:p>
              </table:table-cell>
              <table:table-cell office:value-type="float" office:value="0.444290918303605">
                <text:p>0.444290918303605</text:p>
              </table:table-cell>
              <table:table-cell office:value-type="float" office:value="0.374613639452117">
                <text:p>0.374613639452117</text:p>
              </table:table-cell>
              <table:table-cell office:value-type="float" office:value="0.292673970015153">
                <text:p>0.292673970015153</text:p>
              </table:table-cell>
              <table:table-cell office:value-type="float" office:value="0.299258064489431">
                <text:p>0.299258064489431</text:p>
              </table:table-cell>
              <table:table-cell office:value-type="float" office:value="-0.109285696180046">
                <text:p>-0.109285696180046</text:p>
              </table:table-cell>
              <table:table-cell office:value-type="float" office:value="-0.492227124533832">
                <text:p>-0.492227124533832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541747854803158">
                <text:p>0.541747854803158</text:p>
              </table:table-cell>
              <table:table-cell office:value-type="float" office:value="0.582837654963915">
                <text:p>0.582837654963915</text:p>
              </table:table-cell>
              <table:table-cell office:value-type="float" office:value="0.557031045749848">
                <text:p>0.557031045749848</text:p>
              </table:table-cell>
              <table:table-cell office:value-type="float" office:value="0.490177930850039">
                <text:p>0.490177930850039</text:p>
              </table:table-cell>
              <table:table-cell office:value-type="float" office:value="0.0853071304677263">
                <text:p>0.0853071304677263</text:p>
              </table:table-cell>
              <table:table-cell office:value-type="float" office:value="0.0344631892757237">
                <text:p>0.0344631892757237</text:p>
              </table:table-cell>
              <table:table-cell office:value-type="float" office:value="-0.261050077577577">
                <text:p>-0.261050077577577</text:p>
              </table:table-cell>
              <table:table-cell office:value-type="float" office:value="-0.240099129675483">
                <text:p>-0.240099129675483</text:p>
              </table:table-cell>
              <table:table-cell office:value-type="float" office:value="0.580929730975877">
                <text:p>0.580929730975877</text:p>
              </table:table-cell>
              <table:table-cell office:value-type="float" office:value="0.58501382534798">
                <text:p>0.58501382534798</text:p>
              </table:table-cell>
              <table:table-cell office:value-type="float" office:value="0.559554564263016">
                <text:p>0.559554564263016</text:p>
              </table:table-cell>
              <table:table-cell office:value-type="float" office:value="0.504564571502252">
                <text:p>0.504564571502252</text:p>
              </table:table-cell>
              <table:table-cell office:value-type="float" office:value="0.148557879343101">
                <text:p>0.148557879343101</text:p>
              </table:table-cell>
              <table:table-cell office:value-type="float" office:value="-0.0146090154471761">
                <text:p>-0.0146090154471761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67387102366407">
                <text:p>0.967387102366407</text:p>
              </table:table-cell>
              <table:table-cell office:value-type="float" office:value="0.967236296602322">
                <text:p>0.967236296602322</text:p>
              </table:table-cell>
              <table:table-cell office:value-type="float" office:value="0.982776651741467">
                <text:p>0.982776651741467</text:p>
              </table:table-cell>
              <table:table-cell office:value-type="float" office:value="0.981592963753863">
                <text:p>0.981592963753863</text:p>
              </table:table-cell>
              <table:table-cell office:value-type="float" office:value="0.982864356970565">
                <text:p>0.982864356970565</text:p>
              </table:table-cell>
              <table:table-cell office:value-type="float" office:value="0.961149519191269">
                <text:p>0.961149519191269</text:p>
              </table:table-cell>
              <table:table-cell office:value-type="float" office:value="-0.0051267629253482">
                <text:p>-0.0051267629253482</text:p>
              </table:table-cell>
              <table:table-cell office:value-type="float" office:value="-0.190794221429744">
                <text:p>-0.190794221429744</text:p>
              </table:table-cell>
              <table:table-cell office:value-type="float" office:value="0.966132103807342">
                <text:p>0.966132103807342</text:p>
              </table:table-cell>
              <table:table-cell office:value-type="float" office:value="0.98285573315955">
                <text:p>0.98285573315955</text:p>
              </table:table-cell>
              <table:table-cell office:value-type="float" office:value="0.971276071654049">
                <text:p>0.971276071654049</text:p>
              </table:table-cell>
              <table:table-cell office:value-type="float" office:value="0.980593345191832">
                <text:p>0.980593345191832</text:p>
              </table:table-cell>
              <table:table-cell office:value-type="float" office:value="0.52935960143294">
                <text:p>0.52935960143294</text:p>
              </table:table-cell>
              <table:table-cell office:value-type="float" office:value="0.89933821487076">
                <text:p>0.89933821487076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618451169901228">
                <text:p>0.618451169901228</text:p>
              </table:table-cell>
              <table:table-cell office:value-type="float" office:value="0.590211743837134">
                <text:p>0.590211743837134</text:p>
              </table:table-cell>
              <table:table-cell office:value-type="float" office:value="0.606554062071689">
                <text:p>0.606554062071689</text:p>
              </table:table-cell>
              <table:table-cell office:value-type="float" office:value="0.531190522082188">
                <text:p>0.531190522082188</text:p>
              </table:table-cell>
              <table:table-cell office:value-type="float" office:value="0.00757880342306949">
                <text:p>0.00757880342306949</text:p>
              </table:table-cell>
              <table:table-cell office:value-type="float" office:value="-0.109226541466129">
                <text:p>-0.109226541466129</text:p>
              </table:table-cell>
              <table:table-cell office:value-type="float" office:value="-0.174440636468033">
                <text:p>-0.174440636468033</text:p>
              </table:table-cell>
              <table:table-cell office:value-type="float" office:value="-0.322524920155533">
                <text:p>-0.322524920155533</text:p>
              </table:table-cell>
              <table:table-cell office:value-type="float" office:value="0.575809420392169">
                <text:p>0.575809420392169</text:p>
              </table:table-cell>
              <table:table-cell office:value-type="float" office:value="0.596966741046159">
                <text:p>0.596966741046159</text:p>
              </table:table-cell>
              <table:table-cell office:value-type="float" office:value="0.458712929650115">
                <text:p>0.458712929650115</text:p>
              </table:table-cell>
              <table:table-cell office:value-type="float" office:value="0.534921857192192">
                <text:p>0.534921857192192</text:p>
              </table:table-cell>
              <table:table-cell office:value-type="float" office:value="-0.556829720320477">
                <text:p>-0.556829720320477</text:p>
              </table:table-cell>
              <table:table-cell office:value-type="float" office:value="0.0275681370193259">
                <text:p>0.0275681370193259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5927961284152">
                <text:p>0.5927961284152</text:p>
              </table:table-cell>
              <table:table-cell office:value-type="float" office:value="0.595929990442376">
                <text:p>0.595929990442376</text:p>
              </table:table-cell>
              <table:table-cell office:value-type="float" office:value="0.606989123124338">
                <text:p>0.606989123124338</text:p>
              </table:table-cell>
              <table:table-cell office:value-type="float" office:value="0.608136059892194">
                <text:p>0.608136059892194</text:p>
              </table:table-cell>
              <table:table-cell office:value-type="float" office:value="0.39585244496827">
                <text:p>0.39585244496827</text:p>
              </table:table-cell>
              <table:table-cell office:value-type="float" office:value="0.536617590439043">
                <text:p>0.536617590439043</text:p>
              </table:table-cell>
              <table:table-cell office:value-type="float" office:value="0.0782817329260723">
                <text:p>0.0782817329260723</text:p>
              </table:table-cell>
              <table:table-cell office:value-type="float" office:value="-20.8314235942942">
                <text:p>-20.8314235942942</text:p>
              </table:table-cell>
              <table:table-cell office:value-type="float" office:value="0.592194361298229">
                <text:p>0.592194361298229</text:p>
              </table:table-cell>
              <table:table-cell office:value-type="float" office:value="0.577165479796345">
                <text:p>0.577165479796345</text:p>
              </table:table-cell>
              <table:table-cell office:value-type="float" office:value="0.587997741213827">
                <text:p>0.587997741213827</text:p>
              </table:table-cell>
              <table:table-cell office:value-type="float" office:value="0.595005190942271">
                <text:p>0.595005190942271</text:p>
              </table:table-cell>
              <table:table-cell office:value-type="float" office:value="0.587366116073647">
                <text:p>0.587366116073647</text:p>
              </table:table-cell>
              <table:table-cell office:value-type="float" office:value="0.578202554636195">
                <text:p>0.578202554636195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74130966575149">
                <text:p>0.974130966575149</text:p>
              </table:table-cell>
              <table:table-cell office:value-type="float" office:value="0.976874471109874">
                <text:p>0.976874471109874</text:p>
              </table:table-cell>
              <table:table-cell office:value-type="float" office:value="0.971747460479393">
                <text:p>0.971747460479393</text:p>
              </table:table-cell>
              <table:table-cell office:value-type="float" office:value="0.966276722009546">
                <text:p>0.966276722009546</text:p>
              </table:table-cell>
              <table:table-cell office:value-type="float" office:value="0.955643849338475">
                <text:p>0.955643849338475</text:p>
              </table:table-cell>
              <table:table-cell office:value-type="float" office:value="0.644542305581117">
                <text:p>0.644542305581117</text:p>
              </table:table-cell>
              <table:table-cell office:value-type="float" office:value="-0.194488117003204">
                <text:p>-0.194488117003204</text:p>
              </table:table-cell>
              <table:table-cell office:value-type="float" office:value="0.575774906398146">
                <text:p>0.575774906398146</text:p>
              </table:table-cell>
              <table:table-cell office:value-type="float" office:value="0.973811549357292">
                <text:p>0.973811549357292</text:p>
              </table:table-cell>
              <table:table-cell office:value-type="float" office:value="0.979329884485029">
                <text:p>0.979329884485029</text:p>
              </table:table-cell>
              <table:table-cell office:value-type="float" office:value="0.978477874019559">
                <text:p>0.978477874019559</text:p>
              </table:table-cell>
              <table:table-cell office:value-type="float" office:value="0.970562210873698">
                <text:p>0.970562210873698</text:p>
              </table:table-cell>
              <table:table-cell office:value-type="float" office:value="0.976271191699283">
                <text:p>0.976271191699283</text:p>
              </table:table-cell>
              <table:table-cell office:value-type="float" office:value="0.482146947777223">
                <text:p>0.482146947777223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587638976666328">
                <text:p>0.587638976666328</text:p>
              </table:table-cell>
              <table:table-cell office:value-type="float" office:value="0.572053179384099">
                <text:p>0.572053179384099</text:p>
              </table:table-cell>
              <table:table-cell office:value-type="float" office:value="0.582090348172638">
                <text:p>0.582090348172638</text:p>
              </table:table-cell>
              <table:table-cell office:value-type="float" office:value="0.573531342018395">
                <text:p>0.573531342018395</text:p>
              </table:table-cell>
              <table:table-cell office:value-type="float" office:value="0.56484070198674">
                <text:p>0.56484070198674</text:p>
              </table:table-cell>
              <table:table-cell office:value-type="float" office:value="0.531429241310389">
                <text:p>0.531429241310389</text:p>
              </table:table-cell>
              <table:table-cell office:value-type="float" office:value="-0.0992713871548903">
                <text:p>-0.0992713871548903</text:p>
              </table:table-cell>
              <table:table-cell office:value-type="float" office:value="0.379436139696156">
                <text:p>0.379436139696156</text:p>
              </table:table-cell>
              <table:table-cell office:value-type="float" office:value="0.611128721188564">
                <text:p>0.611128721188564</text:p>
              </table:table-cell>
              <table:table-cell office:value-type="float" office:value="0.598740128980175">
                <text:p>0.598740128980175</text:p>
              </table:table-cell>
              <table:table-cell office:value-type="float" office:value="0.568226720730964">
                <text:p>0.568226720730964</text:p>
              </table:table-cell>
              <table:table-cell office:value-type="float" office:value="0.601813632214808">
                <text:p>0.601813632214808</text:p>
              </table:table-cell>
              <table:table-cell office:value-type="float" office:value="0.563939184121724">
                <text:p>0.563939184121724</text:p>
              </table:table-cell>
              <table:table-cell office:value-type="float" office:value="0.588011585325241">
                <text:p>0.588011585325241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598989572225635">
                <text:p>0.598989572225635</text:p>
              </table:table-cell>
              <table:table-cell office:value-type="float" office:value="0.569674969148447">
                <text:p>0.569674969148447</text:p>
              </table:table-cell>
              <table:table-cell office:value-type="float" office:value="0.587348995391582">
                <text:p>0.587348995391582</text:p>
              </table:table-cell>
              <table:table-cell office:value-type="float" office:value="0.554102877105089">
                <text:p>0.554102877105089</text:p>
              </table:table-cell>
              <table:table-cell office:value-type="float" office:value="0.135393979547929">
                <text:p>0.135393979547929</text:p>
              </table:table-cell>
              <table:table-cell office:value-type="float" office:value="-0.146277149844933">
                <text:p>-0.146277149844933</text:p>
              </table:table-cell>
              <table:table-cell office:value-type="float" office:value="-0.286621359599755">
                <text:p>-0.286621359599755</text:p>
              </table:table-cell>
              <table:table-cell office:value-type="float" office:value="-0.39929451079211">
                <text:p>-0.39929451079211</text:p>
              </table:table-cell>
              <table:table-cell office:value-type="float" office:value="0.580537267891126">
                <text:p>0.580537267891126</text:p>
              </table:table-cell>
              <table:table-cell office:value-type="float" office:value="0.608018055414706">
                <text:p>0.608018055414706</text:p>
              </table:table-cell>
              <table:table-cell office:value-type="float" office:value="0.544942359373761">
                <text:p>0.544942359373761</text:p>
              </table:table-cell>
              <table:table-cell office:value-type="float" office:value="0.580517917656002">
                <text:p>0.580517917656002</text:p>
              </table:table-cell>
              <table:table-cell office:value-type="float" office:value="0.0851355613884433">
                <text:p>0.0851355613884433</text:p>
              </table:table-cell>
              <table:table-cell office:value-type="float" office:value="0.148090602837462">
                <text:p>0.148090602837462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566612466492648">
                <text:p>0.566612466492648</text:p>
              </table:table-cell>
              <table:table-cell office:value-type="float" office:value="0.553997420818074">
                <text:p>0.553997420818074</text:p>
              </table:table-cell>
              <table:table-cell office:value-type="float" office:value="0.580196009218229">
                <text:p>0.580196009218229</text:p>
              </table:table-cell>
              <table:table-cell office:value-type="float" office:value="0.567320045248455">
                <text:p>0.567320045248455</text:p>
              </table:table-cell>
              <table:table-cell office:value-type="float" office:value="0.372264915151701">
                <text:p>0.372264915151701</text:p>
              </table:table-cell>
              <table:table-cell office:value-type="float" office:value="0.479091823763806">
                <text:p>0.479091823763806</text:p>
              </table:table-cell>
              <table:table-cell office:value-type="float" office:value="0.0995961483311701">
                <text:p>0.0995961483311701</text:p>
              </table:table-cell>
              <table:table-cell office:value-type="float" office:value="0.205039909690527">
                <text:p>0.205039909690527</text:p>
              </table:table-cell>
              <table:table-cell office:value-type="float" office:value="0.552714193797215">
                <text:p>0.552714193797215</text:p>
              </table:table-cell>
              <table:table-cell office:value-type="float" office:value="0.553771253324328">
                <text:p>0.553771253324328</text:p>
              </table:table-cell>
              <table:table-cell office:value-type="float" office:value="0.563339566354524">
                <text:p>0.563339566354524</text:p>
              </table:table-cell>
              <table:table-cell office:value-type="float" office:value="0.526698169700651">
                <text:p>0.526698169700651</text:p>
              </table:table-cell>
              <table:table-cell office:value-type="float" office:value="0.123917016156893">
                <text:p>0.123917016156893</text:p>
              </table:table-cell>
              <table:table-cell office:value-type="float" office:value="0.477803514140442">
                <text:p>0.477803514140442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587102474392396">
                <text:p>0.587102474392396</text:p>
              </table:table-cell>
              <table:table-cell office:value-type="float" office:value="0.557441724827978">
                <text:p>0.557441724827978</text:p>
              </table:table-cell>
              <table:table-cell office:value-type="float" office:value="0.568090452646411">
                <text:p>0.568090452646411</text:p>
              </table:table-cell>
              <table:table-cell office:value-type="float" office:value="0.503561011111146">
                <text:p>0.503561011111146</text:p>
              </table:table-cell>
              <table:table-cell office:value-type="float" office:value="0.0890764949736084">
                <text:p>0.0890764949736084</text:p>
              </table:table-cell>
              <table:table-cell office:value-type="float" office:value="0.035660378930111">
                <text:p>0.035660378930111</text:p>
              </table:table-cell>
              <table:table-cell office:value-type="float" office:value="-0.0953411702268678">
                <text:p>-0.0953411702268678</text:p>
              </table:table-cell>
              <table:table-cell office:value-type="float" office:value="-0.0926664947657203">
                <text:p>-0.0926664947657203</text:p>
              </table:table-cell>
              <table:table-cell office:value-type="float" office:value="0.574461206948141">
                <text:p>0.574461206948141</text:p>
              </table:table-cell>
              <table:table-cell office:value-type="float" office:value="0.589199808387706">
                <text:p>0.589199808387706</text:p>
              </table:table-cell>
              <table:table-cell office:value-type="float" office:value="0.587463997508511">
                <text:p>0.587463997508511</text:p>
              </table:table-cell>
              <table:table-cell office:value-type="float" office:value="0.542941095224442">
                <text:p>0.542941095224442</text:p>
              </table:table-cell>
              <table:table-cell office:value-type="float" office:value="-0.0877682936722495">
                <text:p>-0.0877682936722495</text:p>
              </table:table-cell>
              <table:table-cell office:value-type="float" office:value="0.0571257261451778">
                <text:p>0.0571257261451778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73437483714875">
                <text:p>0.973437483714875</text:p>
              </table:table-cell>
              <table:table-cell office:value-type="float" office:value="0.969021446933356">
                <text:p>0.969021446933356</text:p>
              </table:table-cell>
              <table:table-cell office:value-type="float" office:value="0.971672022387793">
                <text:p>0.971672022387793</text:p>
              </table:table-cell>
              <table:table-cell office:value-type="float" office:value="0.972467039321957">
                <text:p>0.972467039321957</text:p>
              </table:table-cell>
              <table:table-cell office:value-type="float" office:value="0.982378938692374">
                <text:p>0.982378938692374</text:p>
              </table:table-cell>
              <table:table-cell office:value-type="float" office:value="0.957898505531322">
                <text:p>0.957898505531322</text:p>
              </table:table-cell>
              <table:table-cell office:value-type="float" office:value="-26.1024933204934">
                <text:p>-26.1024933204934</text:p>
              </table:table-cell>
              <table:table-cell office:value-type="float" office:value="0.0284887525698201">
                <text:p>0.0284887525698201</text:p>
              </table:table-cell>
              <table:table-cell office:value-type="float" office:value="0.950015559901473">
                <text:p>0.950015559901473</text:p>
              </table:table-cell>
              <table:table-cell office:value-type="float" office:value="0.974743394088756">
                <text:p>0.974743394088756</text:p>
              </table:table-cell>
              <table:table-cell office:value-type="float" office:value="0.962076474367133">
                <text:p>0.962076474367133</text:p>
              </table:table-cell>
              <table:table-cell office:value-type="float" office:value="0.966276245628385">
                <text:p>0.966276245628385</text:p>
              </table:table-cell>
              <table:table-cell office:value-type="float" office:value="0.978105529486835">
                <text:p>0.978105529486835</text:p>
              </table:table-cell>
              <table:table-cell office:value-type="float" office:value="0.97276978611804">
                <text:p>0.9727697861180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539914398561367">
                <text:p>0.539914398561367</text:p>
              </table:table-cell>
              <table:table-cell office:value-type="float" office:value="0.551793339990474">
                <text:p>0.551793339990474</text:p>
              </table:table-cell>
              <table:table-cell office:value-type="float" office:value="0.54656072180687">
                <text:p>0.54656072180687</text:p>
              </table:table-cell>
              <table:table-cell office:value-type="float" office:value="0.504516142241975">
                <text:p>0.504516142241975</text:p>
              </table:table-cell>
              <table:table-cell office:value-type="float" office:value="0.0409800614836464">
                <text:p>0.0409800614836464</text:p>
              </table:table-cell>
              <table:table-cell office:value-type="float" office:value="0.444914412107406">
                <text:p>0.444914412107406</text:p>
              </table:table-cell>
              <table:table-cell office:value-type="float" office:value="-0.127254687190146">
                <text:p>-0.127254687190146</text:p>
              </table:table-cell>
              <table:table-cell office:value-type="float" office:value="-0.308045041299927">
                <text:p>-0.308045041299927</text:p>
              </table:table-cell>
              <table:table-cell office:value-type="float" office:value="0.528568109653306">
                <text:p>0.528568109653306</text:p>
              </table:table-cell>
              <table:table-cell office:value-type="float" office:value="0.527612674709939">
                <text:p>0.527612674709939</text:p>
              </table:table-cell>
              <table:table-cell office:value-type="float" office:value="0.526670308615452">
                <text:p>0.526670308615452</text:p>
              </table:table-cell>
              <table:table-cell office:value-type="float" office:value="0.526192867617064">
                <text:p>0.526192867617064</text:p>
              </table:table-cell>
              <table:table-cell office:value-type="float" office:value="-0.109438133596716">
                <text:p>-0.109438133596716</text:p>
              </table:table-cell>
              <table:table-cell office:value-type="float" office:value="0.299847269831558">
                <text:p>0.299847269831558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79948546111647">
                <text:p>0.979948546111647</text:p>
              </table:table-cell>
              <table:table-cell office:value-type="float" office:value="0.975948014655547">
                <text:p>0.975948014655547</text:p>
              </table:table-cell>
              <table:table-cell office:value-type="float" office:value="0.981031398665816">
                <text:p>0.981031398665816</text:p>
              </table:table-cell>
              <table:table-cell office:value-type="float" office:value="0.985231154706659">
                <text:p>0.985231154706659</text:p>
              </table:table-cell>
              <table:table-cell office:value-type="float" office:value="0.594941330165643">
                <text:p>0.594941330165643</text:p>
              </table:table-cell>
              <table:table-cell office:value-type="float" office:value="0.977302881794057">
                <text:p>0.977302881794057</text:p>
              </table:table-cell>
              <table:table-cell office:value-type="float" office:value="0.0457015888049041">
                <text:p>0.0457015888049041</text:p>
              </table:table-cell>
              <table:table-cell office:value-type="float" office:value="0.0722179405236353">
                <text:p>0.0722179405236353</text:p>
              </table:table-cell>
              <table:table-cell office:value-type="float" office:value="0.980466787309655">
                <text:p>0.980466787309655</text:p>
              </table:table-cell>
              <table:table-cell office:value-type="float" office:value="0.973484914933341">
                <text:p>0.973484914933341</text:p>
              </table:table-cell>
              <table:table-cell office:value-type="float" office:value="0.98757444757052">
                <text:p>0.98757444757052</text:p>
              </table:table-cell>
              <table:table-cell office:value-type="float" office:value="0.961790787296056">
                <text:p>0.961790787296056</text:p>
              </table:table-cell>
              <table:table-cell office:value-type="float" office:value="0.556952063559273">
                <text:p>0.556952063559273</text:p>
              </table:table-cell>
              <table:table-cell office:value-type="float" office:value="0.985227053963681">
                <text:p>0.985227053963681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75922461167039">
                <text:p>0.975922461167039</text:p>
              </table:table-cell>
              <table:table-cell office:value-type="float" office:value="0.964881832360322">
                <text:p>0.964881832360322</text:p>
              </table:table-cell>
              <table:table-cell office:value-type="float" office:value="0.984986847886914">
                <text:p>0.984986847886914</text:p>
              </table:table-cell>
              <table:table-cell office:value-type="float" office:value="0.983634317514371">
                <text:p>0.983634317514371</text:p>
              </table:table-cell>
              <table:table-cell office:value-type="float" office:value="-0.0215593470311639">
                <text:p>-0.0215593470311639</text:p>
              </table:table-cell>
              <table:table-cell office:value-type="float" office:value="0.978356780896242">
                <text:p>0.978356780896242</text:p>
              </table:table-cell>
              <table:table-cell office:value-type="float" office:value="-0.0479896295001165">
                <text:p>-0.0479896295001165</text:p>
              </table:table-cell>
              <table:table-cell office:value-type="float" office:value="-0.0234471299197923">
                <text:p>-0.0234471299197923</text:p>
              </table:table-cell>
              <table:table-cell office:value-type="float" office:value="0.972607855038717">
                <text:p>0.972607855038717</text:p>
              </table:table-cell>
              <table:table-cell office:value-type="float" office:value="0.980809210098609">
                <text:p>0.980809210098609</text:p>
              </table:table-cell>
              <table:table-cell office:value-type="float" office:value="0.977837572766654">
                <text:p>0.977837572766654</text:p>
              </table:table-cell>
              <table:table-cell office:value-type="float" office:value="0.984367419700216">
                <text:p>0.984367419700216</text:p>
              </table:table-cell>
              <table:table-cell office:value-type="float" office:value="0.928450843713886">
                <text:p>0.928450843713886</text:p>
              </table:table-cell>
              <table:table-cell office:value-type="float" office:value="0.941064013758225">
                <text:p>0.941064013758225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78947279409372">
                <text:p>0.978947279409372</text:p>
              </table:table-cell>
              <table:table-cell office:value-type="float" office:value="0.977690310790198">
                <text:p>0.977690310790198</text:p>
              </table:table-cell>
              <table:table-cell office:value-type="float" office:value="0.97622919119089">
                <text:p>0.97622919119089</text:p>
              </table:table-cell>
              <table:table-cell office:value-type="float" office:value="0.966051190969011">
                <text:p>0.966051190969011</text:p>
              </table:table-cell>
              <table:table-cell office:value-type="float" office:value="0.174050053264902">
                <text:p>0.174050053264902</text:p>
              </table:table-cell>
              <table:table-cell office:value-type="float" office:value="0.909030041380582">
                <text:p>0.909030041380582</text:p>
              </table:table-cell>
              <table:table-cell office:value-type="float" office:value="-0.00697923565946979">
                <text:p>-0.00697923565946979</text:p>
              </table:table-cell>
              <table:table-cell office:value-type="float" office:value="0.0498485295684821">
                <text:p>0.0498485295684821</text:p>
              </table:table-cell>
              <table:table-cell office:value-type="float" office:value="0.976334719447468">
                <text:p>0.976334719447468</text:p>
              </table:table-cell>
              <table:table-cell office:value-type="float" office:value="0.980194114322557">
                <text:p>0.980194114322557</text:p>
              </table:table-cell>
              <table:table-cell office:value-type="float" office:value="0.981019024730444">
                <text:p>0.981019024730444</text:p>
              </table:table-cell>
              <table:table-cell office:value-type="float" office:value="0.984382588602327">
                <text:p>0.984382588602327</text:p>
              </table:table-cell>
              <table:table-cell office:value-type="float" office:value="0.460738324907845">
                <text:p>0.460738324907845</text:p>
              </table:table-cell>
              <table:table-cell office:value-type="float" office:value="0.91778081137791">
                <text:p>0.91778081137791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79817754728281">
                <text:p>0.979817754728281</text:p>
              </table:table-cell>
              <table:table-cell office:value-type="float" office:value="0.976345682064156">
                <text:p>0.976345682064156</text:p>
              </table:table-cell>
              <table:table-cell office:value-type="float" office:value="0.981186062617799">
                <text:p>0.981186062617799</text:p>
              </table:table-cell>
              <table:table-cell office:value-type="float" office:value="0.97052263268869">
                <text:p>0.97052263268869</text:p>
              </table:table-cell>
              <table:table-cell office:value-type="float" office:value="0.882203202298901">
                <text:p>0.882203202298901</text:p>
              </table:table-cell>
              <table:table-cell office:value-type="float" office:value="0.977125528024835">
                <text:p>0.977125528024835</text:p>
              </table:table-cell>
              <table:table-cell office:value-type="float" office:value="-0.114733082737721">
                <text:p>-0.114733082737721</text:p>
              </table:table-cell>
              <table:table-cell office:value-type="float" office:value="0.180193585325308">
                <text:p>0.180193585325308</text:p>
              </table:table-cell>
              <table:table-cell office:value-type="float" office:value="0.970800631640523">
                <text:p>0.970800631640523</text:p>
              </table:table-cell>
              <table:table-cell office:value-type="float" office:value="0.974567925117793">
                <text:p>0.974567925117793</text:p>
              </table:table-cell>
              <table:table-cell office:value-type="float" office:value="0.949267825187706">
                <text:p>0.949267825187706</text:p>
              </table:table-cell>
              <table:table-cell office:value-type="float" office:value="0.973541227603183">
                <text:p>0.973541227603183</text:p>
              </table:table-cell>
              <table:table-cell office:value-type="float" office:value="0.819997379938097">
                <text:p>0.819997379938097</text:p>
              </table:table-cell>
              <table:table-cell office:value-type="float" office:value="0.979946032972139">
                <text:p>0.979946032972139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82183241761011">
                <text:p>0.982183241761011</text:p>
              </table:table-cell>
              <table:table-cell office:value-type="float" office:value="0.976482780928205">
                <text:p>0.976482780928205</text:p>
              </table:table-cell>
              <table:table-cell office:value-type="float" office:value="0.977053481423663">
                <text:p>0.977053481423663</text:p>
              </table:table-cell>
              <table:table-cell office:value-type="float" office:value="0.954193791921515">
                <text:p>0.954193791921515</text:p>
              </table:table-cell>
              <table:table-cell office:value-type="float" office:value="0.922486115769293">
                <text:p>0.922486115769293</text:p>
              </table:table-cell>
              <table:table-cell office:value-type="float" office:value="0.972525568570334">
                <text:p>0.972525568570334</text:p>
              </table:table-cell>
              <table:table-cell office:value-type="float" office:value="0.101222298595545">
                <text:p>0.101222298595545</text:p>
              </table:table-cell>
              <table:table-cell office:value-type="float" office:value="0.104157687694873">
                <text:p>0.104157687694873</text:p>
              </table:table-cell>
              <table:table-cell office:value-type="float" office:value="0.966147760140827">
                <text:p>0.966147760140827</text:p>
              </table:table-cell>
              <table:table-cell office:value-type="float" office:value="0.981058608868698">
                <text:p>0.981058608868698</text:p>
              </table:table-cell>
              <table:table-cell office:value-type="float" office:value="0.982715701565724">
                <text:p>0.982715701565724</text:p>
              </table:table-cell>
              <table:table-cell office:value-type="float" office:value="0.981605465659647">
                <text:p>0.981605465659647</text:p>
              </table:table-cell>
              <table:table-cell office:value-type="float" office:value="0.488550739044854">
                <text:p>0.488550739044854</text:p>
              </table:table-cell>
              <table:table-cell office:value-type="float" office:value="0.976149599381203">
                <text:p>0.976149599381203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519145065950942">
                <text:p>0.519145065950942</text:p>
              </table:table-cell>
              <table:table-cell office:value-type="float" office:value="0.513322431052912">
                <text:p>0.513322431052912</text:p>
              </table:table-cell>
              <table:table-cell office:value-type="float" office:value="0.546924017216221">
                <text:p>0.546924017216221</text:p>
              </table:table-cell>
              <table:table-cell office:value-type="float" office:value="0.41414975978363">
                <text:p>0.41414975978363</text:p>
              </table:table-cell>
              <table:table-cell office:value-type="float" office:value="-0.139714086368774">
                <text:p>-0.139714086368774</text:p>
              </table:table-cell>
              <table:table-cell office:value-type="float" office:value="0.0192684599515673">
                <text:p>0.0192684599515673</text:p>
              </table:table-cell>
              <table:table-cell office:value-type="float" office:value="-0.0804415136512337">
                <text:p>-0.0804415136512337</text:p>
              </table:table-cell>
              <table:table-cell office:value-type="float" office:value="-0.102464705864968">
                <text:p>-0.102464705864968</text:p>
              </table:table-cell>
              <table:table-cell office:value-type="float" office:value="0.530900870950401">
                <text:p>0.530900870950401</text:p>
              </table:table-cell>
              <table:table-cell office:value-type="float" office:value="0.517437079190336">
                <text:p>0.517437079190336</text:p>
              </table:table-cell>
              <table:table-cell office:value-type="float" office:value="0.49105234685113">
                <text:p>0.49105234685113</text:p>
              </table:table-cell>
              <table:table-cell office:value-type="float" office:value="0.427670515768861">
                <text:p>0.427670515768861</text:p>
              </table:table-cell>
              <table:table-cell office:value-type="float" office:value="-0.0477744966796463">
                <text:p>-0.0477744966796463</text:p>
              </table:table-cell>
              <table:table-cell office:value-type="float" office:value="0.0982593049454503">
                <text:p>0.0982593049454503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709525770357708">
                <text:p>0.709525770357708</text:p>
              </table:table-cell>
              <table:table-cell office:value-type="float" office:value="0.587605723752433">
                <text:p>0.587605723752433</text:p>
              </table:table-cell>
              <table:table-cell office:value-type="float" office:value="0.742982175945624">
                <text:p>0.742982175945624</text:p>
              </table:table-cell>
              <table:table-cell office:value-type="float" office:value="0.473550088119069">
                <text:p>0.473550088119069</text:p>
              </table:table-cell>
              <table:table-cell office:value-type="float" office:value="0.958016056947329">
                <text:p>0.958016056947329</text:p>
              </table:table-cell>
              <table:table-cell office:value-type="float" office:value="0.944079597520839">
                <text:p>0.944079597520839</text:p>
              </table:table-cell>
              <table:table-cell office:value-type="float" office:value="-0.680966741046628">
                <text:p>-0.680966741046628</text:p>
              </table:table-cell>
              <table:table-cell office:value-type="float" office:value="-0.364714382398201">
                <text:p>-0.364714382398201</text:p>
              </table:table-cell>
              <table:table-cell office:value-type="float" office:value="0.840136966837618">
                <text:p>0.840136966837618</text:p>
              </table:table-cell>
              <table:table-cell office:value-type="float" office:value="0.861182638134094">
                <text:p>0.861182638134094</text:p>
              </table:table-cell>
              <table:table-cell office:value-type="float" office:value="0.899890596998747">
                <text:p>0.899890596998747</text:p>
              </table:table-cell>
              <table:table-cell office:value-type="float" office:value="0.861810051936178">
                <text:p>0.861810051936178</text:p>
              </table:table-cell>
              <table:table-cell office:value-type="float" office:value="0.910993296097116">
                <text:p>0.910993296097116</text:p>
              </table:table-cell>
              <table:table-cell office:value-type="float" office:value="0.660086626606683">
                <text:p>0.660086626606683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683341910853595">
                <text:p>0.683341910853595</text:p>
              </table:table-cell>
              <table:table-cell office:value-type="float" office:value="0.682476599234939">
                <text:p>0.682476599234939</text:p>
              </table:table-cell>
              <table:table-cell office:value-type="float" office:value="0.671717076177752">
                <text:p>0.671717076177752</text:p>
              </table:table-cell>
              <table:table-cell office:value-type="float" office:value="0.634421821244734">
                <text:p>0.634421821244734</text:p>
              </table:table-cell>
              <table:table-cell office:value-type="float" office:value="0.386583188969242">
                <text:p>0.386583188969242</text:p>
              </table:table-cell>
              <table:table-cell office:value-type="float" office:value="0.443877572272732">
                <text:p>0.443877572272732</text:p>
              </table:table-cell>
              <table:table-cell office:value-type="float" office:value="-1.35506482980908">
                <text:p>-1.35506482980908</text:p>
              </table:table-cell>
              <table:table-cell office:value-type="float" office:value="-1.01821240974054">
                <text:p>-1.01821240974054</text:p>
              </table:table-cell>
              <table:table-cell office:value-type="float" office:value="0.685045525403261">
                <text:p>0.685045525403261</text:p>
              </table:table-cell>
              <table:table-cell office:value-type="float" office:value="0.68094724568056">
                <text:p>0.68094724568056</text:p>
              </table:table-cell>
              <table:table-cell office:value-type="float" office:value="0.699010702788135">
                <text:p>0.699010702788135</text:p>
              </table:table-cell>
              <table:table-cell office:value-type="float" office:value="0.67056132725955">
                <text:p>0.67056132725955</text:p>
              </table:table-cell>
              <table:table-cell office:value-type="float" office:value="0.336614103413882">
                <text:p>0.336614103413882</text:p>
              </table:table-cell>
              <table:table-cell office:value-type="float" office:value="0.438096508351637">
                <text:p>0.4380965083516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fill-gradient-name="Sunburst" draw:gradient-step-count="0"/>
      <style:text-properties fo:font-size="10pt" style:font-size-asian="10pt" style:font-size-complex="10pt"/>
    </style:style>
    <style:style style:name="ch5" style:family="chart">
      <style:chart-properties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72cm" svg:height="12.098cm" xlink:href=".." xlink:type="simple" chart:class="chart:bar" chart:style-name="ch1">
        <chart:title svg:x="9.047cm" svg:y="0.131cm" chart:style-name="ch2">
          <text:p>MAPE</text:p>
        </chart:title>
        <chart:subtitle svg:x="8.235cm" svg:y="0.685cm" chart:style-name="ch3">
          <text:p>Predicciones 2016</text:p>
        </chart:subtitle>
        <chart:legend svg:x="16.328cm" svg:y="2.331cm" style:legend-expansion="custom" chartooo:width="2.407cm" chartooo:height="0.521cm" style:legend-expansion-aspect-ratio="4.61996161228407" chart:style-name="ch4"/>
        <chart:plot-area chart:style-name="ch5" table:cell-range-address="Hoja1.B28:Hoja1.P29" chart:data-source-has-labels="both" svg:x="0.589cm" svg:y="1.218cm" svg:width="18.261cm" svg:height="10.295cm">
          <chartooo:coordinate-region svg:x="1.501cm" svg:y="1.365cm" svg:width="17.349cm" svg:height="9.607cm"/>
          <chart:axis chart:dimension="x" chart:name="primary-x" chart:style-name="ch6" chartooo:axis-type="auto">
            <chartooo:date-scale/>
            <chart:title svg:x="8.896cm" svg:y="11.464cm" chart:style-name="ch7">
              <text:p>Estaciones</text:p>
            </chart:title>
            <chart:categories table:cell-range-address="Hoja1.C28:Hoja1.P28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secondary-y" chart:style-name="ch12" chart:values-cell-range-address="Hoja1.C29:Hoja1.P29" chart:label-cell-address="Hoja1.B29:Hoja1.B29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28:Hoja1.P28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M</text:p>
              </table:table-cell>
              <table:table-cell office:value-type="string">
                <text:p>LM</text:p>
              </table:table-cell>
              <table:table-cell office:value-type="string">
                <text:p>GCC</text:p>
              </table:table-cell>
              <table:table-cell office:value-type="string">
                <text:p>GLC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>CC16</text:p>
              </table:table-cell>
              <table:table-cell office:value-type="string">
                <text:p>LC16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9:Hoja1.B29</svg:desc>
                </draw:g>
              </table:table-cell>
              <table:table-cell office:value-type="float" office:value="0.0105345549073102">
                <text:p>0.0105345549073102</text:p>
                <draw:g>
                  <svg:desc>Hoja1.C29:Hoja1.P29</svg:desc>
                </draw:g>
              </table:table-cell>
              <table:table-cell office:value-type="float" office:value="0.0108698325668867">
                <text:p>0.0108698325668867</text:p>
              </table:table-cell>
              <table:table-cell office:value-type="float" office:value="0.0117355445380563">
                <text:p>0.0117355445380563</text:p>
              </table:table-cell>
              <table:table-cell office:value-type="float" office:value="0.00954467099963296">
                <text:p>0.00954467099963296</text:p>
              </table:table-cell>
              <table:table-cell office:value-type="float" office:value="0.0424551701106787">
                <text:p>0.0424551701106787</text:p>
              </table:table-cell>
              <table:table-cell office:value-type="float" office:value="0.0310292238143034">
                <text:p>0.0310292238143034</text:p>
              </table:table-cell>
              <table:table-cell office:value-type="float" office:value="0.278336393954192">
                <text:p>0.278336393954192</text:p>
              </table:table-cell>
              <table:table-cell office:value-type="float" office:value="0.0436891475276326">
                <text:p>0.0436891475276326</text:p>
              </table:table-cell>
              <table:table-cell office:value-type="float" office:value="0.0075465809780381">
                <text:p>0.0075465809780381</text:p>
              </table:table-cell>
              <table:table-cell office:value-type="float" office:value="0.00775451439609499">
                <text:p>0.00775451439609499</text:p>
              </table:table-cell>
              <table:table-cell office:value-type="float" office:value="0.00690185145293455">
                <text:p>0.00690185145293455</text:p>
              </table:table-cell>
              <table:table-cell office:value-type="float" office:value="0.00695674764789284">
                <text:p>0.00695674764789284</text:p>
              </table:table-cell>
              <table:table-cell office:value-type="float" office:value="0.0367883848373853">
                <text:p>0.0367883848373853</text:p>
              </table:table-cell>
              <table:table-cell office:value-type="float" office:value="0.0411003613596673">
                <text:p>0.04110036135966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8cm" svg:height="11.527cm" xlink:href=".." xlink:type="simple" chart:class="chart:bar" chart:style-name="ch1">
        <chart:title svg:x="8.978cm" svg:y="0.366cm" chart:style-name="ch2">
          <text:p>Utheils</text:p>
        </chart:title>
        <chart:subtitle svg:x="8.043cm" svg:y="1.082cm" chart:style-name="ch3">
          <text:p>predicciones 2016</text:p>
        </chart:subtitle>
        <chart:legend svg:x="16.53cm" svg:y="2.338cm" style:legend-expansion="custom" chartooo:width="2.437cm" chartooo:height="0.629cm" style:legend-expansion-aspect-ratio="3.87440381558029" chart:style-name="ch4"/>
        <chart:plot-area chart:style-name="ch5" table:cell-range-address="Hoja1.B56:Hoja1.P57" chart:data-source-has-labels="both" svg:x="0.468cm" svg:y="1.518cm" svg:width="18.64cm" svg:height="8.865cm">
          <chartooo:coordinate-region svg:x="1.195cm" svg:y="1.665cm" svg:width="17.913cm" svg:height="8.177cm"/>
          <chart:axis chart:dimension="x" chart:name="primary-x" chart:style-name="ch6" chartooo:axis-type="auto">
            <chartooo:date-scale/>
            <chart:title svg:x="8.937cm" svg:y="10.614cm" chart:style-name="ch7">
              <text:p>Estaciones</text:p>
            </chart:title>
            <chart:categories table:cell-range-address="Hoja1.C56:Hoja1.P56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57:Hoja1.P57" chart:label-cell-address="Hoja1.B57:Hoja1.B57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56:Hoja1.P56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M</text:p>
              </table:table-cell>
              <table:table-cell office:value-type="string">
                <text:p>LM</text:p>
              </table:table-cell>
              <table:table-cell office:value-type="string">
                <text:p>GCC</text:p>
              </table:table-cell>
              <table:table-cell office:value-type="string">
                <text:p>GLC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>CC16</text:p>
              </table:table-cell>
              <table:table-cell office:value-type="string">
                <text:p>LC16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7:Hoja1.B57</svg:desc>
                </draw:g>
              </table:table-cell>
              <table:table-cell office:value-type="float" office:value="0.176008967734898">
                <text:p>0.176008967734898</text:p>
                <draw:g>
                  <svg:desc>Hoja1.C57:Hoja1.P57</svg:desc>
                </draw:g>
              </table:table-cell>
              <table:table-cell office:value-type="float" office:value="0.178141822704438">
                <text:p>0.178141822704438</text:p>
              </table:table-cell>
              <table:table-cell office:value-type="float" office:value="0.180709327518501">
                <text:p>0.180709327518501</text:p>
              </table:table-cell>
              <table:table-cell office:value-type="float" office:value="0.183712371837248">
                <text:p>0.183712371837248</text:p>
              </table:table-cell>
              <table:table-cell office:value-type="float" office:value="0.270755202516467">
                <text:p>0.270755202516467</text:p>
              </table:table-cell>
              <table:table-cell office:value-type="float" office:value="0.242811036111369">
                <text:p>0.242811036111369</text:p>
              </table:table-cell>
              <table:table-cell office:value-type="float" office:value="0.49663002317739">
                <text:p>0.49663002317739</text:p>
              </table:table-cell>
              <table:table-cell office:value-type="float" office:value="0.447571054275563">
                <text:p>0.447571054275563</text:p>
              </table:table-cell>
              <table:table-cell office:value-type="float" office:value="0.171629868108789">
                <text:p>0.171629868108789</text:p>
              </table:table-cell>
              <table:table-cell office:value-type="float" office:value="0.168624872192169">
                <text:p>0.168624872192169</text:p>
              </table:table-cell>
              <table:table-cell office:value-type="float" office:value="0.170943218570726">
                <text:p>0.170943218570726</text:p>
              </table:table-cell>
              <table:table-cell office:value-type="float" office:value="0.177499899632294">
                <text:p>0.177499899632294</text:p>
              </table:table-cell>
              <table:table-cell office:value-type="float" office:value="0.282656013589396">
                <text:p>0.282656013589396</text:p>
              </table:table-cell>
              <table:table-cell office:value-type="float" office:value="0.253375139132112">
                <text:p>0.253375139132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84cm" svg:height="11.466cm" xlink:href=".." xlink:type="simple" chart:class="chart:bar" chart:style-name="ch1">
        <chart:title svg:x="8.069cm" svg:y="0.208cm" chart:style-name="ch2">
          <text:p>Indice de Correlación</text:p>
        </chart:title>
        <chart:subtitle svg:x="8.585cm" svg:y="0.995cm" chart:style-name="ch3">
          <text:p>Predicciones 2016</text:p>
        </chart:subtitle>
        <chart:legend svg:x="17.658cm" svg:y="2.542cm" style:legend-expansion="custom" chartooo:width="2.203cm" chartooo:height="0.542cm" style:legend-expansion-aspect-ratio="4.06457564575646" chart:style-name="ch4"/>
        <chart:plot-area chart:style-name="ch5" table:cell-range-address="Hoja1.B84:Hoja1.P85" chart:data-source-has-labels="both" svg:x="0.407cm" svg:y="2.073cm" svg:width="19.57cm" svg:height="8.288cm">
          <chartooo:coordinate-region svg:x="1.134cm" svg:y="2.22cm" svg:width="18.843cm" svg:height="7.6cm"/>
          <chart:axis chart:dimension="x" chart:name="primary-x" chart:style-name="ch6" chartooo:axis-type="auto">
            <chartooo:date-scale/>
            <chart:title svg:x="9.341cm" svg:y="10.591cm" chart:style-name="ch7">
              <text:p>Estaciones</text:p>
            </chart:title>
            <chart:categories table:cell-range-address="Hoja1.C84:Hoja1.P84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85:Hoja1.P85" chart:label-cell-address="Hoja1.B85:Hoja1.B8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84:Hoja1.P84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M</text:p>
              </table:table-cell>
              <table:table-cell office:value-type="string">
                <text:p>LM</text:p>
              </table:table-cell>
              <table:table-cell office:value-type="string">
                <text:p>GCC</text:p>
              </table:table-cell>
              <table:table-cell office:value-type="string">
                <text:p>GLC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>CC16</text:p>
              </table:table-cell>
              <table:table-cell office:value-type="string">
                <text:p>LC16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85:Hoja1.B85</svg:desc>
                </draw:g>
              </table:table-cell>
              <table:table-cell office:value-type="float" office:value="0.841713416932798">
                <text:p>0.841713416932798</text:p>
                <draw:g>
                  <svg:desc>Hoja1.C85:Hoja1.P85</svg:desc>
                </draw:g>
              </table:table-cell>
              <table:table-cell office:value-type="float" office:value="0.837521020698324">
                <text:p>0.837521020698324</text:p>
              </table:table-cell>
              <table:table-cell office:value-type="float" office:value="0.841467030699366">
                <text:p>0.841467030699366</text:p>
              </table:table-cell>
              <table:table-cell office:value-type="float" office:value="0.831304915718944">
                <text:p>0.831304915718944</text:p>
              </table:table-cell>
              <table:table-cell office:value-type="float" office:value="0.659746144523757">
                <text:p>0.659746144523757</text:p>
              </table:table-cell>
              <table:table-cell office:value-type="float" office:value="0.719799534330803">
                <text:p>0.719799534330803</text:p>
              </table:table-cell>
              <table:table-cell office:value-type="float" office:value="0.211733829299673">
                <text:p>0.211733829299673</text:p>
              </table:table-cell>
              <table:table-cell office:value-type="float" office:value="0.27790941203118">
                <text:p>0.27790941203118</text:p>
              </table:table-cell>
              <table:table-cell office:value-type="float" office:value="0.834863061695767">
                <text:p>0.834863061695767</text:p>
              </table:table-cell>
              <table:table-cell office:value-type="float" office:value="0.837160402035501">
                <text:p>0.837160402035501</text:p>
              </table:table-cell>
              <table:table-cell office:value-type="float" office:value="0.833163262287673">
                <text:p>0.833163262287673</text:p>
              </table:table-cell>
              <table:table-cell office:value-type="float" office:value="0.827604308890635">
                <text:p>0.827604308890635</text:p>
              </table:table-cell>
              <table:table-cell office:value-type="float" office:value="0.652331126502937">
                <text:p>0.652331126502937</text:p>
              </table:table-cell>
              <table:table-cell office:value-type="float" office:value="0.708421363238733">
                <text:p>0.708421363238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83cm" svg:height="11.522cm" xlink:href=".." xlink:type="simple" chart:class="chart:bar" chart:style-name="ch1">
        <chart:title svg:x="8.079cm" svg:y="0.191cm" chart:style-name="ch2">
          <text:p>Indice de Correlación</text:p>
        </chart:title>
        <chart:subtitle svg:x="8.62cm" svg:y="0.869cm" chart:style-name="ch3">
          <text:p>Predicciones 2016</text:p>
        </chart:subtitle>
        <chart:legend svg:x="18.026cm" svg:y="1.964cm" style:legend-expansion="custom" chartooo:width="2cm" chartooo:height="0.492cm" style:legend-expansion-aspect-ratio="4.0650406504065" chart:style-name="ch4"/>
        <chart:plot-area chart:style-name="ch5" table:cell-range-address="Hoja1.B115:Hoja1.P116" chart:data-source-has-labels="both" svg:x="0.408cm" svg:y="1.478cm" svg:width="19.663cm" svg:height="9.081cm">
          <chartooo:coordinate-region svg:x="1.241cm" svg:y="1.624cm" svg:width="18.83cm" svg:height="8.789cm"/>
          <chart:axis chart:dimension="x" chart:name="primary-x" chart:style-name="ch6" chartooo:axis-type="auto">
            <chartooo:date-scale/>
            <chart:title svg:x="9.388cm" svg:y="10.79cm" chart:style-name="ch7">
              <text:p>Estaciones</text:p>
            </chart:title>
            <chart:categories table:cell-range-address="Hoja1.C115:Hoja1.P115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116:Hoja1.P116" chart:label-cell-address="Hoja1.B116:Hoja1.B116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115:Hoja1.P115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M</text:p>
              </table:table-cell>
              <table:table-cell office:value-type="string">
                <text:p>LM</text:p>
              </table:table-cell>
              <table:table-cell office:value-type="string">
                <text:p>GCC</text:p>
              </table:table-cell>
              <table:table-cell office:value-type="string">
                <text:p>GLC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>CC16</text:p>
              </table:table-cell>
              <table:table-cell office:value-type="string">
                <text:p>LC16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116:Hoja1.B116</svg:desc>
                </draw:g>
              </table:table-cell>
              <table:table-cell office:value-type="float" office:value="0.683341910853595">
                <text:p>0.683341910853595</text:p>
                <draw:g>
                  <svg:desc>Hoja1.C116:Hoja1.P116</svg:desc>
                </draw:g>
              </table:table-cell>
              <table:table-cell office:value-type="float" office:value="0.682476599234939">
                <text:p>0.682476599234939</text:p>
              </table:table-cell>
              <table:table-cell office:value-type="float" office:value="0.671717076177752">
                <text:p>0.671717076177752</text:p>
              </table:table-cell>
              <table:table-cell office:value-type="float" office:value="0.634421821244734">
                <text:p>0.634421821244734</text:p>
              </table:table-cell>
              <table:table-cell office:value-type="float" office:value="0.386583188969242">
                <text:p>0.386583188969242</text:p>
              </table:table-cell>
              <table:table-cell office:value-type="float" office:value="0.443877572272732">
                <text:p>0.443877572272732</text:p>
              </table:table-cell>
              <table:table-cell office:value-type="float" office:value="-1.35506482980908">
                <text:p>-1.35506482980908</text:p>
              </table:table-cell>
              <table:table-cell office:value-type="float" office:value="-1.01821240974054">
                <text:p>-1.01821240974054</text:p>
              </table:table-cell>
              <table:table-cell office:value-type="float" office:value="0.685045525403261">
                <text:p>0.685045525403261</text:p>
              </table:table-cell>
              <table:table-cell office:value-type="float" office:value="0.68094724568056">
                <text:p>0.68094724568056</text:p>
              </table:table-cell>
              <table:table-cell office:value-type="float" office:value="0.699010702788135">
                <text:p>0.699010702788135</text:p>
              </table:table-cell>
              <table:table-cell office:value-type="float" office:value="0.67056132725955">
                <text:p>0.67056132725955</text:p>
              </table:table-cell>
              <table:table-cell office:value-type="float" office:value="0.336614103413882">
                <text:p>0.336614103413882</text:p>
              </table:table-cell>
              <table:table-cell office:value-type="float" office:value="0.438096508351637">
                <text:p>0.4380965083516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